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b66c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([.$A2]+1)*[.B$1]*[.$A$1])" office:value-type="float" office:value="1000000" calcext:value-type="float">
            <text:p>1000000</text:p>
          </table:table-cell>
          <table:table-cell table:formula="of:=1/(([.$A2]+1)*[.C$1]*[.$A$1])" office:value-type="float" office:value="125000" calcext:value-type="float">
            <text:p>125000</text:p>
          </table:table-cell>
          <table:table-cell table:formula="of:=1/(([.$A2]+1)*[.D$1]*[.$A$1])" office:value-type="float" office:value="15625" calcext:value-type="float">
            <text:p>15625</text:p>
          </table:table-cell>
          <table:table-cell table:formula="of:=1/(([.$A2]+1)*[.E$1]*[.$A$1])" office:value-type="float" office:value="3906.25" calcext:value-type="float">
            <text:p>3906.25</text:p>
          </table:table-cell>
          <table:table-cell table:formula="of:=1/(([.$A2]+1)*[.F$1]*[.$A$1])" office:value-type="float" office:value="976.5625" calcext:value-type="float">
            <text:p>976.5625</text:p>
          </table:table-cell>
          <table:table-cell/>
          <table:table-cell table:formula="of:=1/[.B2]" office:value-type="float" office:value="0.000001" calcext:value-type="float">
            <text:p>0.000001</text:p>
          </table:table-cell>
          <table:table-cell table:formula="of:=1/[.C2]" office:value-type="float" office:value="0.000008" calcext:value-type="float">
            <text:p>0.000008</text:p>
          </table:table-cell>
          <table:table-cell table:formula="of:=1/[.D2]" office:value-type="float" office:value="0.000064" calcext:value-type="float">
            <text:p>0.000064</text:p>
          </table:table-cell>
          <table:table-cell table:formula="of:=1/[.E2]" office:value-type="float" office:value="0.000256" calcext:value-type="float">
            <text:p>0.000256</text:p>
          </table:table-cell>
          <table:table-cell table:formula="of:=1/[.F2]" office:value-type="float" office:value="0.001024" calcext:value-type="float">
            <text:p>0.00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([.$A3]+1)*[.B$1]*[.$A$1])" office:value-type="float" office:value="500000" calcext:value-type="float">
            <text:p>500000</text:p>
          </table:table-cell>
          <table:table-cell table:formula="of:=1/(([.$A3]+1)*[.C$1]*[.$A$1])" office:value-type="float" office:value="62500" calcext:value-type="float">
            <text:p>62500</text:p>
          </table:table-cell>
          <table:table-cell table:formula="of:=1/(([.$A3]+1)*[.D$1]*[.$A$1])" office:value-type="float" office:value="7812.5" calcext:value-type="float">
            <text:p>7812.5</text:p>
          </table:table-cell>
          <table:table-cell table:formula="of:=1/(([.$A3]+1)*[.E$1]*[.$A$1])" office:value-type="float" office:value="1953.125" calcext:value-type="float">
            <text:p>1953.125</text:p>
          </table:table-cell>
          <table:table-cell table:formula="of:=1/(([.$A3]+1)*[.F$1]*[.$A$1])" office:value-type="float" office:value="488.28125" calcext:value-type="float">
            <text:p>488.28125</text:p>
          </table:table-cell>
          <table:table-cell/>
          <table:table-cell table:formula="of:=1/[.B3]" office:value-type="float" office:value="0.000002" calcext:value-type="float">
            <text:p>0.000002</text:p>
          </table:table-cell>
          <table:table-cell table:formula="of:=1/[.C3]" office:value-type="float" office:value="0.000016" calcext:value-type="float">
            <text:p>0.000016</text:p>
          </table:table-cell>
          <table:table-cell table:formula="of:=1/[.D3]" office:value-type="float" office:value="0.000128" calcext:value-type="float">
            <text:p>0.000128</text:p>
          </table:table-cell>
          <table:table-cell table:formula="of:=1/[.E3]" office:value-type="float" office:value="0.000512" calcext:value-type="float">
            <text:p>0.000512</text:p>
          </table:table-cell>
          <table:table-cell table:formula="of:=1/[.F3]" office:value-type="float" office:value="0.002048" calcext:value-type="float">
            <text:p>0.002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([.$A4]+1)*[.B$1]*[.$A$1])" office:value-type="float" office:value="333333.333333333" calcext:value-type="float">
            <text:p>333333.333333333</text:p>
          </table:table-cell>
          <table:table-cell table:formula="of:=1/(([.$A4]+1)*[.C$1]*[.$A$1])" office:value-type="float" office:value="41666.6666666667" calcext:value-type="float">
            <text:p>41666.6666666667</text:p>
          </table:table-cell>
          <table:table-cell table:formula="of:=1/(([.$A4]+1)*[.D$1]*[.$A$1])" office:value-type="float" office:value="5208.33333333333" calcext:value-type="float">
            <text:p>5208.33333333333</text:p>
          </table:table-cell>
          <table:table-cell table:formula="of:=1/(([.$A4]+1)*[.E$1]*[.$A$1])" office:value-type="float" office:value="1302.08333333333" calcext:value-type="float">
            <text:p>1302.08333333333</text:p>
          </table:table-cell>
          <table:table-cell table:formula="of:=1/(([.$A4]+1)*[.F$1]*[.$A$1])" office:value-type="float" office:value="325.520833333333" calcext:value-type="float">
            <text:p>325.520833333333</text:p>
          </table:table-cell>
          <table:table-cell/>
          <table:table-cell table:formula="of:=1/[.B4]" office:value-type="float" office:value="0.000003" calcext:value-type="float">
            <text:p>0.000003</text:p>
          </table:table-cell>
          <table:table-cell table:formula="of:=1/[.C4]" office:value-type="float" office:value="0.000024" calcext:value-type="float">
            <text:p>0.000024</text:p>
          </table:table-cell>
          <table:table-cell table:formula="of:=1/[.D4]" office:value-type="float" office:value="0.000192" calcext:value-type="float">
            <text:p>0.000192</text:p>
          </table:table-cell>
          <table:table-cell table:formula="of:=1/[.E4]" office:value-type="float" office:value="0.000768" calcext:value-type="float">
            <text:p>0.000768</text:p>
          </table:table-cell>
          <table:table-cell table:formula="of:=1/[.F4]" office:value-type="float" office:value="0.003072" calcext:value-type="float">
            <text:p>0.003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([.$A5]+1)*[.B$1]*[.$A$1])" office:value-type="float" office:value="250000" calcext:value-type="float">
            <text:p>250000</text:p>
          </table:table-cell>
          <table:table-cell table:formula="of:=1/(([.$A5]+1)*[.C$1]*[.$A$1])" office:value-type="float" office:value="31250" calcext:value-type="float">
            <text:p>31250</text:p>
          </table:table-cell>
          <table:table-cell table:formula="of:=1/(([.$A5]+1)*[.D$1]*[.$A$1])" office:value-type="float" office:value="3906.25" calcext:value-type="float">
            <text:p>3906.25</text:p>
          </table:table-cell>
          <table:table-cell table:formula="of:=1/(([.$A5]+1)*[.E$1]*[.$A$1])" office:value-type="float" office:value="976.5625" calcext:value-type="float">
            <text:p>976.5625</text:p>
          </table:table-cell>
          <table:table-cell table:formula="of:=1/(([.$A5]+1)*[.F$1]*[.$A$1])" office:value-type="float" office:value="244.140625" calcext:value-type="float">
            <text:p>244.140625</text:p>
          </table:table-cell>
          <table:table-cell/>
          <table:table-cell table:formula="of:=1/[.B5]" office:value-type="float" office:value="0.000004" calcext:value-type="float">
            <text:p>0.000004</text:p>
          </table:table-cell>
          <table:table-cell table:formula="of:=1/[.C5]" office:value-type="float" office:value="0.000032" calcext:value-type="float">
            <text:p>0.000032</text:p>
          </table:table-cell>
          <table:table-cell table:formula="of:=1/[.D5]" office:value-type="float" office:value="0.000256" calcext:value-type="float">
            <text:p>0.000256</text:p>
          </table:table-cell>
          <table:table-cell table:formula="of:=1/[.E5]" office:value-type="float" office:value="0.001024" calcext:value-type="float">
            <text:p>0.001024</text:p>
          </table:table-cell>
          <table:table-cell table:formula="of:=1/[.F5]" office:value-type="float" office:value="0.004096" calcext:value-type="float">
            <text:p>0.004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([.$A6]+1)*[.B$1]*[.$A$1])" office:value-type="float" office:value="200000" calcext:value-type="float">
            <text:p>200000</text:p>
          </table:table-cell>
          <table:table-cell table:formula="of:=1/(([.$A6]+1)*[.C$1]*[.$A$1])" office:value-type="float" office:value="25000" calcext:value-type="float">
            <text:p>25000</text:p>
          </table:table-cell>
          <table:table-cell table:formula="of:=1/(([.$A6]+1)*[.D$1]*[.$A$1])" office:value-type="float" office:value="3125" calcext:value-type="float">
            <text:p>3125</text:p>
          </table:table-cell>
          <table:table-cell table:formula="of:=1/(([.$A6]+1)*[.E$1]*[.$A$1])" office:value-type="float" office:value="781.25" calcext:value-type="float">
            <text:p>781.25</text:p>
          </table:table-cell>
          <table:table-cell table:formula="of:=1/(([.$A6]+1)*[.F$1]*[.$A$1])" office:value-type="float" office:value="195.3125" calcext:value-type="float">
            <text:p>195.3125</text:p>
          </table:table-cell>
          <table:table-cell/>
          <table:table-cell table:formula="of:=1/[.B6]" office:value-type="float" office:value="0.000005" calcext:value-type="float">
            <text:p>0.000005</text:p>
          </table:table-cell>
          <table:table-cell table:formula="of:=1/[.C6]" office:value-type="float" office:value="0.00004" calcext:value-type="float">
            <text:p>0.00004</text:p>
          </table:table-cell>
          <table:table-cell table:formula="of:=1/[.D6]" office:value-type="float" office:value="0.00032" calcext:value-type="float">
            <text:p>0.00032</text:p>
          </table:table-cell>
          <table:table-cell table:formula="of:=1/[.E6]" office:value-type="float" office:value="0.00128" calcext:value-type="float">
            <text:p>0.00128</text:p>
          </table:table-cell>
          <table:table-cell table:formula="of:=1/[.F6]"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([.$A7]+1)*[.B$1]*[.$A$1])" office:value-type="float" office:value="166666.666666667" calcext:value-type="float">
            <text:p>166666.666666667</text:p>
          </table:table-cell>
          <table:table-cell table:formula="of:=1/(([.$A7]+1)*[.C$1]*[.$A$1])" office:value-type="float" office:value="20833.3333333333" calcext:value-type="float">
            <text:p>20833.3333333333</text:p>
          </table:table-cell>
          <table:table-cell table:formula="of:=1/(([.$A7]+1)*[.D$1]*[.$A$1])" office:value-type="float" office:value="2604.16666666667" calcext:value-type="float">
            <text:p>2604.16666666667</text:p>
          </table:table-cell>
          <table:table-cell table:formula="of:=1/(([.$A7]+1)*[.E$1]*[.$A$1])" office:value-type="float" office:value="651.041666666667" calcext:value-type="float">
            <text:p>651.041666666667</text:p>
          </table:table-cell>
          <table:table-cell table:formula="of:=1/(([.$A7]+1)*[.F$1]*[.$A$1])" office:value-type="float" office:value="162.760416666667" calcext:value-type="float">
            <text:p>162.760416666667</text:p>
          </table:table-cell>
          <table:table-cell/>
          <table:table-cell table:formula="of:=1/[.B7]" office:value-type="float" office:value="0.000006" calcext:value-type="float">
            <text:p>0.000006</text:p>
          </table:table-cell>
          <table:table-cell table:formula="of:=1/[.C7]" office:value-type="float" office:value="0.000048" calcext:value-type="float">
            <text:p>0.000048</text:p>
          </table:table-cell>
          <table:table-cell table:formula="of:=1/[.D7]" office:value-type="float" office:value="0.000384" calcext:value-type="float">
            <text:p>0.000384</text:p>
          </table:table-cell>
          <table:table-cell table:formula="of:=1/[.E7]" office:value-type="float" office:value="0.001536" calcext:value-type="float">
            <text:p>0.001536</text:p>
          </table:table-cell>
          <table:table-cell table:formula="of:=1/[.F7]" office:value-type="float" office:value="0.006144" calcext:value-type="float">
            <text:p>0.006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(([.$A8]+1)*[.B$1]*[.$A$1])" office:value-type="float" office:value="142857.142857143" calcext:value-type="float">
            <text:p>142857.142857143</text:p>
          </table:table-cell>
          <table:table-cell table:formula="of:=1/(([.$A8]+1)*[.C$1]*[.$A$1])" office:value-type="float" office:value="17857.1428571429" calcext:value-type="float">
            <text:p>17857.1428571429</text:p>
          </table:table-cell>
          <table:table-cell table:formula="of:=1/(([.$A8]+1)*[.D$1]*[.$A$1])" office:value-type="float" office:value="2232.14285714286" calcext:value-type="float">
            <text:p>2232.14285714286</text:p>
          </table:table-cell>
          <table:table-cell table:formula="of:=1/(([.$A8]+1)*[.E$1]*[.$A$1])" office:value-type="float" office:value="558.035714285714" calcext:value-type="float">
            <text:p>558.035714285714</text:p>
          </table:table-cell>
          <table:table-cell table:formula="of:=1/(([.$A8]+1)*[.F$1]*[.$A$1])" office:value-type="float" office:value="139.508928571429" calcext:value-type="float">
            <text:p>139.508928571429</text:p>
          </table:table-cell>
          <table:table-cell/>
          <table:table-cell table:formula="of:=1/[.B8]" office:value-type="float" office:value="0.000007" calcext:value-type="float">
            <text:p>0.000007</text:p>
          </table:table-cell>
          <table:table-cell table:formula="of:=1/[.C8]" office:value-type="float" office:value="0.000056" calcext:value-type="float">
            <text:p>0.000056</text:p>
          </table:table-cell>
          <table:table-cell table:formula="of:=1/[.D8]" office:value-type="float" office:value="0.000448" calcext:value-type="float">
            <text:p>0.000448</text:p>
          </table:table-cell>
          <table:table-cell table:formula="of:=1/[.E8]" office:value-type="float" office:value="0.001792" calcext:value-type="float">
            <text:p>0.001792</text:p>
          </table:table-cell>
          <table:table-cell table:formula="of:=1/[.F8]" office:value-type="float" office:value="0.007168" calcext:value-type="float">
            <text:p>0.007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(([.$A9]+1)*[.B$1]*[.$A$1])" office:value-type="float" office:value="125000" calcext:value-type="float">
            <text:p>125000</text:p>
          </table:table-cell>
          <table:table-cell table:formula="of:=1/(([.$A9]+1)*[.C$1]*[.$A$1])" office:value-type="float" office:value="15625" calcext:value-type="float">
            <text:p>15625</text:p>
          </table:table-cell>
          <table:table-cell table:formula="of:=1/(([.$A9]+1)*[.D$1]*[.$A$1])" office:value-type="float" office:value="1953.125" calcext:value-type="float">
            <text:p>1953.125</text:p>
          </table:table-cell>
          <table:table-cell table:formula="of:=1/(([.$A9]+1)*[.E$1]*[.$A$1])" office:value-type="float" office:value="488.28125" calcext:value-type="float">
            <text:p>488.28125</text:p>
          </table:table-cell>
          <table:table-cell table:formula="of:=1/(([.$A9]+1)*[.F$1]*[.$A$1])" office:value-type="float" office:value="122.0703125" calcext:value-type="float">
            <text:p>122.0703125</text:p>
          </table:table-cell>
          <table:table-cell/>
          <table:table-cell table:formula="of:=1/[.B9]" office:value-type="float" office:value="0.000008" calcext:value-type="float">
            <text:p>0.000008</text:p>
          </table:table-cell>
          <table:table-cell table:formula="of:=1/[.C9]" office:value-type="float" office:value="0.000064" calcext:value-type="float">
            <text:p>0.000064</text:p>
          </table:table-cell>
          <table:table-cell table:formula="of:=1/[.D9]" office:value-type="float" office:value="0.000512" calcext:value-type="float">
            <text:p>0.000512</text:p>
          </table:table-cell>
          <table:table-cell table:formula="of:=1/[.E9]" office:value-type="float" office:value="0.002048" calcext:value-type="float">
            <text:p>0.002048</text:p>
          </table:table-cell>
          <table:table-cell table:formula="of:=1/[.F9]" office:value-type="float" office:value="0.008192" calcext:value-type="float">
            <text:p>0.008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(([.$A10]+1)*[.B$1]*[.$A$1])" office:value-type="float" office:value="111111.111111111" calcext:value-type="float">
            <text:p>111111.111111111</text:p>
          </table:table-cell>
          <table:table-cell table:formula="of:=1/(([.$A10]+1)*[.C$1]*[.$A$1])" office:value-type="float" office:value="13888.8888888889" calcext:value-type="float">
            <text:p>13888.8888888889</text:p>
          </table:table-cell>
          <table:table-cell table:formula="of:=1/(([.$A10]+1)*[.D$1]*[.$A$1])" office:value-type="float" office:value="1736.11111111111" calcext:value-type="float">
            <text:p>1736.11111111111</text:p>
          </table:table-cell>
          <table:table-cell table:formula="of:=1/(([.$A10]+1)*[.E$1]*[.$A$1])" office:value-type="float" office:value="434.027777777778" calcext:value-type="float">
            <text:p>434.027777777778</text:p>
          </table:table-cell>
          <table:table-cell table:formula="of:=1/(([.$A10]+1)*[.F$1]*[.$A$1])" office:value-type="float" office:value="108.506944444444" calcext:value-type="float">
            <text:p>108.506944444444</text:p>
          </table:table-cell>
          <table:table-cell/>
          <table:table-cell table:formula="of:=1/[.B10]" office:value-type="float" office:value="0.000009" calcext:value-type="float">
            <text:p>0.000009</text:p>
          </table:table-cell>
          <table:table-cell table:formula="of:=1/[.C10]" office:value-type="float" office:value="0.000072" calcext:value-type="float">
            <text:p>0.000072</text:p>
          </table:table-cell>
          <table:table-cell table:formula="of:=1/[.D10]" office:value-type="float" office:value="0.000576" calcext:value-type="float">
            <text:p>0.000576</text:p>
          </table:table-cell>
          <table:table-cell table:formula="of:=1/[.E10]" office:value-type="float" office:value="0.002304" calcext:value-type="float">
            <text:p>0.002304</text:p>
          </table:table-cell>
          <table:table-cell table:formula="of:=1/[.F10]" office:value-type="float" office:value="0.009216" calcext:value-type="float">
            <text:p>0.009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(([.$A11]+1)*[.B$1]*[.$A$1])" office:value-type="float" office:value="100000" calcext:value-type="float">
            <text:p>100000</text:p>
          </table:table-cell>
          <table:table-cell table:formula="of:=1/(([.$A11]+1)*[.C$1]*[.$A$1])" office:value-type="float" office:value="12500" calcext:value-type="float">
            <text:p>12500</text:p>
          </table:table-cell>
          <table:table-cell table:formula="of:=1/(([.$A11]+1)*[.D$1]*[.$A$1])" office:value-type="float" office:value="1562.5" calcext:value-type="float">
            <text:p>1562.5</text:p>
          </table:table-cell>
          <table:table-cell table:formula="of:=1/(([.$A11]+1)*[.E$1]*[.$A$1])" office:value-type="float" office:value="390.625" calcext:value-type="float">
            <text:p>390.625</text:p>
          </table:table-cell>
          <table:table-cell table:formula="of:=1/(([.$A11]+1)*[.F$1]*[.$A$1])" office:value-type="float" office:value="97.65625" calcext:value-type="float">
            <text:p>97.65625</text:p>
          </table:table-cell>
          <table:table-cell/>
          <table:table-cell table:formula="of:=1/[.B11]" office:value-type="float" office:value="0.00001" calcext:value-type="float">
            <text:p>0.00001</text:p>
          </table:table-cell>
          <table:table-cell table:formula="of:=1/[.C11]" office:value-type="float" office:value="0.00008" calcext:value-type="float">
            <text:p>0.00008</text:p>
          </table:table-cell>
          <table:table-cell table:formula="of:=1/[.D11]" office:value-type="float" office:value="0.00064" calcext:value-type="float">
            <text:p>0.00064</text:p>
          </table:table-cell>
          <table:table-cell table:formula="of:=1/[.E11]" office:value-type="float" office:value="0.00256" calcext:value-type="float">
            <text:p>0.00256</text:p>
          </table:table-cell>
          <table:table-cell table:formula="of:=1/[.F11]"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([.$A12]+1)*[.B$1]*[.$A$1])" office:value-type="float" office:value="90909.0909090909" calcext:value-type="float">
            <text:p>90909.0909090909</text:p>
          </table:table-cell>
          <table:table-cell table:formula="of:=1/(([.$A12]+1)*[.C$1]*[.$A$1])" office:value-type="float" office:value="11363.6363636364" calcext:value-type="float">
            <text:p>11363.6363636364</text:p>
          </table:table-cell>
          <table:table-cell table:formula="of:=1/(([.$A12]+1)*[.D$1]*[.$A$1])" office:value-type="float" office:value="1420.45454545455" calcext:value-type="float">
            <text:p>1420.45454545455</text:p>
          </table:table-cell>
          <table:table-cell table:formula="of:=1/(([.$A12]+1)*[.E$1]*[.$A$1])" office:value-type="float" office:value="355.113636363636" calcext:value-type="float">
            <text:p>355.113636363636</text:p>
          </table:table-cell>
          <table:table-cell table:formula="of:=1/(([.$A12]+1)*[.F$1]*[.$A$1])" office:value-type="float" office:value="88.7784090909091" calcext:value-type="float">
            <text:p>88.7784090909091</text:p>
          </table:table-cell>
          <table:table-cell/>
          <table:table-cell table:formula="of:=1/[.B12]" office:value-type="float" office:value="0.000011" calcext:value-type="float">
            <text:p>0.000011</text:p>
          </table:table-cell>
          <table:table-cell table:formula="of:=1/[.C12]" office:value-type="float" office:value="0.000088" calcext:value-type="float">
            <text:p>0.000088</text:p>
          </table:table-cell>
          <table:table-cell table:formula="of:=1/[.D12]" office:value-type="float" office:value="0.000704" calcext:value-type="float">
            <text:p>0.000704</text:p>
          </table:table-cell>
          <table:table-cell table:formula="of:=1/[.E12]" office:value-type="float" office:value="0.002816" calcext:value-type="float">
            <text:p>0.002816</text:p>
          </table:table-cell>
          <table:table-cell table:formula="of:=1/[.F12]"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(([.$A13]+1)*[.B$1]*[.$A$1])" office:value-type="float" office:value="83333.3333333333" calcext:value-type="float">
            <text:p>83333.3333333333</text:p>
          </table:table-cell>
          <table:table-cell table:formula="of:=1/(([.$A13]+1)*[.C$1]*[.$A$1])" office:value-type="float" office:value="10416.6666666667" calcext:value-type="float">
            <text:p>10416.6666666667</text:p>
          </table:table-cell>
          <table:table-cell table:formula="of:=1/(([.$A13]+1)*[.D$1]*[.$A$1])" office:value-type="float" office:value="1302.08333333333" calcext:value-type="float">
            <text:p>1302.08333333333</text:p>
          </table:table-cell>
          <table:table-cell table:formula="of:=1/(([.$A13]+1)*[.E$1]*[.$A$1])" office:value-type="float" office:value="325.520833333333" calcext:value-type="float">
            <text:p>325.520833333333</text:p>
          </table:table-cell>
          <table:table-cell table:formula="of:=1/(([.$A13]+1)*[.F$1]*[.$A$1])" office:value-type="float" office:value="81.3802083333333" calcext:value-type="float">
            <text:p>81.3802083333333</text:p>
          </table:table-cell>
          <table:table-cell/>
          <table:table-cell table:formula="of:=1/[.B13]" office:value-type="float" office:value="0.000012" calcext:value-type="float">
            <text:p>0.000012</text:p>
          </table:table-cell>
          <table:table-cell table:formula="of:=1/[.C13]" office:value-type="float" office:value="0.000096" calcext:value-type="float">
            <text:p>0.000096</text:p>
          </table:table-cell>
          <table:table-cell table:formula="of:=1/[.D13]" office:value-type="float" office:value="0.000768" calcext:value-type="float">
            <text:p>0.000768</text:p>
          </table:table-cell>
          <table:table-cell table:formula="of:=1/[.E13]" office:value-type="float" office:value="0.003072" calcext:value-type="float">
            <text:p>0.003072</text:p>
          </table:table-cell>
          <table:table-cell table:formula="of:=1/[.F13]"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(([.$A14]+1)*[.B$1]*[.$A$1])" office:value-type="float" office:value="76923.0769230769" calcext:value-type="float">
            <text:p>76923.0769230769</text:p>
          </table:table-cell>
          <table:table-cell table:formula="of:=1/(([.$A14]+1)*[.C$1]*[.$A$1])" office:value-type="float" office:value="9615.38461538462" calcext:value-type="float">
            <text:p>9615.38461538462</text:p>
          </table:table-cell>
          <table:table-cell table:formula="of:=1/(([.$A14]+1)*[.D$1]*[.$A$1])" office:value-type="float" office:value="1201.92307692308" calcext:value-type="float">
            <text:p>1201.92307692308</text:p>
          </table:table-cell>
          <table:table-cell table:formula="of:=1/(([.$A14]+1)*[.E$1]*[.$A$1])" office:value-type="float" office:value="300.480769230769" calcext:value-type="float">
            <text:p>300.480769230769</text:p>
          </table:table-cell>
          <table:table-cell table:formula="of:=1/(([.$A14]+1)*[.F$1]*[.$A$1])" office:value-type="float" office:value="75.1201923076923" calcext:value-type="float">
            <text:p>75.1201923076923</text:p>
          </table:table-cell>
          <table:table-cell/>
          <table:table-cell table:formula="of:=1/[.B14]" office:value-type="float" office:value="0.000013" calcext:value-type="float">
            <text:p>0.000013</text:p>
          </table:table-cell>
          <table:table-cell table:formula="of:=1/[.C14]" office:value-type="float" office:value="0.000104" calcext:value-type="float">
            <text:p>0.000104</text:p>
          </table:table-cell>
          <table:table-cell table:formula="of:=1/[.D14]" office:value-type="float" office:value="0.000832" calcext:value-type="float">
            <text:p>0.000832</text:p>
          </table:table-cell>
          <table:table-cell table:formula="of:=1/[.E14]" office:value-type="float" office:value="0.003328" calcext:value-type="float">
            <text:p>0.003328</text:p>
          </table:table-cell>
          <table:table-cell table:formula="of:=1/[.F14]"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(([.$A15]+1)*[.B$1]*[.$A$1])" office:value-type="float" office:value="71428.5714285714" calcext:value-type="float">
            <text:p>71428.5714285714</text:p>
          </table:table-cell>
          <table:table-cell table:formula="of:=1/(([.$A15]+1)*[.C$1]*[.$A$1])" office:value-type="float" office:value="8928.57142857143" calcext:value-type="float">
            <text:p>8928.57142857143</text:p>
          </table:table-cell>
          <table:table-cell table:formula="of:=1/(([.$A15]+1)*[.D$1]*[.$A$1])" office:value-type="float" office:value="1116.07142857143" calcext:value-type="float">
            <text:p>1116.07142857143</text:p>
          </table:table-cell>
          <table:table-cell table:formula="of:=1/(([.$A15]+1)*[.E$1]*[.$A$1])" office:value-type="float" office:value="279.017857142857" calcext:value-type="float">
            <text:p>279.017857142857</text:p>
          </table:table-cell>
          <table:table-cell table:formula="of:=1/(([.$A15]+1)*[.F$1]*[.$A$1])" office:value-type="float" office:value="69.7544642857143" calcext:value-type="float">
            <text:p>69.7544642857143</text:p>
          </table:table-cell>
          <table:table-cell/>
          <table:table-cell table:formula="of:=1/[.B15]" office:value-type="float" office:value="0.000014" calcext:value-type="float">
            <text:p>0.000014</text:p>
          </table:table-cell>
          <table:table-cell table:formula="of:=1/[.C15]" office:value-type="float" office:value="0.000112" calcext:value-type="float">
            <text:p>0.000112</text:p>
          </table:table-cell>
          <table:table-cell table:formula="of:=1/[.D15]" office:value-type="float" office:value="0.000896" calcext:value-type="float">
            <text:p>0.000896</text:p>
          </table:table-cell>
          <table:table-cell table:formula="of:=1/[.E15]" office:value-type="float" office:value="0.003584" calcext:value-type="float">
            <text:p>0.003584</text:p>
          </table:table-cell>
          <table:table-cell table:formula="of:=1/[.F15]"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(([.$A16]+1)*[.B$1]*[.$A$1])" office:value-type="float" office:value="66666.6666666667" calcext:value-type="float">
            <text:p>66666.6666666667</text:p>
          </table:table-cell>
          <table:table-cell table:formula="of:=1/(([.$A16]+1)*[.C$1]*[.$A$1])" office:value-type="float" office:value="8333.33333333333" calcext:value-type="float">
            <text:p>8333.33333333333</text:p>
          </table:table-cell>
          <table:table-cell table:formula="of:=1/(([.$A16]+1)*[.D$1]*[.$A$1])" office:value-type="float" office:value="1041.66666666667" calcext:value-type="float">
            <text:p>1041.66666666667</text:p>
          </table:table-cell>
          <table:table-cell table:formula="of:=1/(([.$A16]+1)*[.E$1]*[.$A$1])" office:value-type="float" office:value="260.416666666667" calcext:value-type="float">
            <text:p>260.416666666667</text:p>
          </table:table-cell>
          <table:table-cell table:formula="of:=1/(([.$A16]+1)*[.F$1]*[.$A$1])" office:value-type="float" office:value="65.1041666666667" calcext:value-type="float">
            <text:p>65.1041666666667</text:p>
          </table:table-cell>
          <table:table-cell/>
          <table:table-cell table:formula="of:=1/[.B16]" office:value-type="float" office:value="0.000015" calcext:value-type="float">
            <text:p>0.000015</text:p>
          </table:table-cell>
          <table:table-cell table:formula="of:=1/[.C16]" office:value-type="float" office:value="0.00012" calcext:value-type="float">
            <text:p>0.00012</text:p>
          </table:table-cell>
          <table:table-cell table:formula="of:=1/[.D16]" office:value-type="float" office:value="0.00096" calcext:value-type="float">
            <text:p>0.00096</text:p>
          </table:table-cell>
          <table:table-cell table:formula="of:=1/[.E16]" office:value-type="float" office:value="0.00384" calcext:value-type="float">
            <text:p>0.00384</text:p>
          </table:table-cell>
          <table:table-cell table:formula="of:=1/[.F16]"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(([.$A17]+1)*[.B$1]*[.$A$1])" office:value-type="float" office:value="62500" calcext:value-type="float">
            <text:p>62500</text:p>
          </table:table-cell>
          <table:table-cell table:formula="of:=1/(([.$A17]+1)*[.C$1]*[.$A$1])" office:value-type="float" office:value="7812.5" calcext:value-type="float">
            <text:p>7812.5</text:p>
          </table:table-cell>
          <table:table-cell table:formula="of:=1/(([.$A17]+1)*[.D$1]*[.$A$1])" office:value-type="float" office:value="976.5625" calcext:value-type="float">
            <text:p>976.5625</text:p>
          </table:table-cell>
          <table:table-cell table:formula="of:=1/(([.$A17]+1)*[.E$1]*[.$A$1])" office:value-type="float" office:value="244.140625" calcext:value-type="float">
            <text:p>244.140625</text:p>
          </table:table-cell>
          <table:table-cell table:formula="of:=1/(([.$A17]+1)*[.F$1]*[.$A$1])" office:value-type="float" office:value="61.03515625" calcext:value-type="float">
            <text:p>61.03515625</text:p>
          </table:table-cell>
          <table:table-cell/>
          <table:table-cell table:formula="of:=1/[.B17]" office:value-type="float" office:value="0.000016" calcext:value-type="float">
            <text:p>0.000016</text:p>
          </table:table-cell>
          <table:table-cell table:formula="of:=1/[.C17]" office:value-type="float" office:value="0.000128" calcext:value-type="float">
            <text:p>0.000128</text:p>
          </table:table-cell>
          <table:table-cell table:formula="of:=1/[.D17]" office:value-type="float" office:value="0.001024" calcext:value-type="float">
            <text:p>0.001024</text:p>
          </table:table-cell>
          <table:table-cell table:formula="of:=1/[.E17]" office:value-type="float" office:value="0.004096" calcext:value-type="float">
            <text:p>0.004096</text:p>
          </table:table-cell>
          <table:table-cell table:formula="of:=1/[.F17]"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(([.$A18]+1)*[.B$1]*[.$A$1])" office:value-type="float" office:value="58823.5294117647" calcext:value-type="float">
            <text:p>58823.5294117647</text:p>
          </table:table-cell>
          <table:table-cell table:formula="of:=1/(([.$A18]+1)*[.C$1]*[.$A$1])" office:value-type="float" office:value="7352.94117647059" calcext:value-type="float">
            <text:p>7352.94117647059</text:p>
          </table:table-cell>
          <table:table-cell table:formula="of:=1/(([.$A18]+1)*[.D$1]*[.$A$1])" office:value-type="float" office:value="919.117647058824" calcext:value-type="float">
            <text:p>919.117647058824</text:p>
          </table:table-cell>
          <table:table-cell table:formula="of:=1/(([.$A18]+1)*[.E$1]*[.$A$1])" office:value-type="float" office:value="229.779411764706" calcext:value-type="float">
            <text:p>229.779411764706</text:p>
          </table:table-cell>
          <table:table-cell table:formula="of:=1/(([.$A18]+1)*[.F$1]*[.$A$1])" office:value-type="float" office:value="57.4448529411765" calcext:value-type="float">
            <text:p>57.4448529411765</text:p>
          </table:table-cell>
          <table:table-cell/>
          <table:table-cell table:formula="of:=1/[.B18]" office:value-type="float" office:value="0.000017" calcext:value-type="float">
            <text:p>0.000017</text:p>
          </table:table-cell>
          <table:table-cell table:formula="of:=1/[.C18]" office:value-type="float" office:value="0.000136" calcext:value-type="float">
            <text:p>0.000136</text:p>
          </table:table-cell>
          <table:table-cell table:formula="of:=1/[.D18]" office:value-type="float" office:value="0.001088" calcext:value-type="float">
            <text:p>0.001088</text:p>
          </table:table-cell>
          <table:table-cell table:formula="of:=1/[.E18]" office:value-type="float" office:value="0.004352" calcext:value-type="float">
            <text:p>0.004352</text:p>
          </table:table-cell>
          <table:table-cell table:formula="of:=1/[.F18]"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(([.$A19]+1)*[.B$1]*[.$A$1])" office:value-type="float" office:value="55555.5555555556" calcext:value-type="float">
            <text:p>55555.5555555556</text:p>
          </table:table-cell>
          <table:table-cell table:formula="of:=1/(([.$A19]+1)*[.C$1]*[.$A$1])" office:value-type="float" office:value="6944.44444444444" calcext:value-type="float">
            <text:p>6944.44444444444</text:p>
          </table:table-cell>
          <table:table-cell table:formula="of:=1/(([.$A19]+1)*[.D$1]*[.$A$1])" office:value-type="float" office:value="868.055555555556" calcext:value-type="float">
            <text:p>868.055555555556</text:p>
          </table:table-cell>
          <table:table-cell table:formula="of:=1/(([.$A19]+1)*[.E$1]*[.$A$1])" office:value-type="float" office:value="217.013888888889" calcext:value-type="float">
            <text:p>217.013888888889</text:p>
          </table:table-cell>
          <table:table-cell table:formula="of:=1/(([.$A19]+1)*[.F$1]*[.$A$1])" office:value-type="float" office:value="54.2534722222222" calcext:value-type="float">
            <text:p>54.2534722222222</text:p>
          </table:table-cell>
          <table:table-cell/>
          <table:table-cell table:formula="of:=1/[.B19]" office:value-type="float" office:value="0.000018" calcext:value-type="float">
            <text:p>0.000018</text:p>
          </table:table-cell>
          <table:table-cell table:formula="of:=1/[.C19]" office:value-type="float" office:value="0.000144" calcext:value-type="float">
            <text:p>0.000144</text:p>
          </table:table-cell>
          <table:table-cell table:formula="of:=1/[.D19]" office:value-type="float" office:value="0.001152" calcext:value-type="float">
            <text:p>0.001152</text:p>
          </table:table-cell>
          <table:table-cell table:formula="of:=1/[.E19]" office:value-type="float" office:value="0.004608" calcext:value-type="float">
            <text:p>0.004608</text:p>
          </table:table-cell>
          <table:table-cell table:formula="of:=1/[.F19]"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(([.$A20]+1)*[.B$1]*[.$A$1])" office:value-type="float" office:value="52631.5789473684" calcext:value-type="float">
            <text:p>52631.5789473684</text:p>
          </table:table-cell>
          <table:table-cell table:formula="of:=1/(([.$A20]+1)*[.C$1]*[.$A$1])" office:value-type="float" office:value="6578.94736842105" calcext:value-type="float">
            <text:p>6578.94736842105</text:p>
          </table:table-cell>
          <table:table-cell table:formula="of:=1/(([.$A20]+1)*[.D$1]*[.$A$1])" office:value-type="float" office:value="822.368421052632" calcext:value-type="float">
            <text:p>822.368421052632</text:p>
          </table:table-cell>
          <table:table-cell table:formula="of:=1/(([.$A20]+1)*[.E$1]*[.$A$1])" office:value-type="float" office:value="205.592105263158" calcext:value-type="float">
            <text:p>205.592105263158</text:p>
          </table:table-cell>
          <table:table-cell table:formula="of:=1/(([.$A20]+1)*[.F$1]*[.$A$1])" office:value-type="float" office:value="51.3980263157895" calcext:value-type="float">
            <text:p>51.3980263157895</text:p>
          </table:table-cell>
          <table:table-cell/>
          <table:table-cell table:formula="of:=1/[.B20]" office:value-type="float" office:value="0.000019" calcext:value-type="float">
            <text:p>0.000019</text:p>
          </table:table-cell>
          <table:table-cell table:formula="of:=1/[.C20]" office:value-type="float" office:value="0.000152" calcext:value-type="float">
            <text:p>0.000152</text:p>
          </table:table-cell>
          <table:table-cell table:formula="of:=1/[.D20]" office:value-type="float" office:value="0.001216" calcext:value-type="float">
            <text:p>0.001216</text:p>
          </table:table-cell>
          <table:table-cell table:formula="of:=1/[.E20]" office:value-type="float" office:value="0.004864" calcext:value-type="float">
            <text:p>0.004864</text:p>
          </table:table-cell>
          <table:table-cell table:formula="of:=1/[.F20]"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(([.$A21]+1)*[.B$1]*[.$A$1])" office:value-type="float" office:value="50000" calcext:value-type="float">
            <text:p>50000</text:p>
          </table:table-cell>
          <table:table-cell table:formula="of:=1/(([.$A21]+1)*[.C$1]*[.$A$1])" office:value-type="float" office:value="6250" calcext:value-type="float">
            <text:p>6250</text:p>
          </table:table-cell>
          <table:table-cell table:formula="of:=1/(([.$A21]+1)*[.D$1]*[.$A$1])" office:value-type="float" office:value="781.25" calcext:value-type="float">
            <text:p>781.25</text:p>
          </table:table-cell>
          <table:table-cell table:formula="of:=1/(([.$A21]+1)*[.E$1]*[.$A$1])" office:value-type="float" office:value="195.3125" calcext:value-type="float">
            <text:p>195.3125</text:p>
          </table:table-cell>
          <table:table-cell table:formula="of:=1/(([.$A21]+1)*[.F$1]*[.$A$1])" office:value-type="float" office:value="48.828125" calcext:value-type="float">
            <text:p>48.828125</text:p>
          </table:table-cell>
          <table:table-cell/>
          <table:table-cell table:formula="of:=1/[.B21]" office:value-type="float" office:value="0.00002" calcext:value-type="float">
            <text:p>0.00002</text:p>
          </table:table-cell>
          <table:table-cell table:formula="of:=1/[.C21]" office:value-type="float" office:value="0.00016" calcext:value-type="float">
            <text:p>0.00016</text:p>
          </table:table-cell>
          <table:table-cell table:formula="of:=1/[.D21]" office:value-type="float" office:value="0.00128" calcext:value-type="float">
            <text:p>0.00128</text:p>
          </table:table-cell>
          <table:table-cell table:formula="of:=1/[.E21]" office:value-type="float" office:value="0.00512" calcext:value-type="float">
            <text:p>0.00512</text:p>
          </table:table-cell>
          <table:table-cell table:formula="of:=1/[.F21]"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(([.$A22]+1)*[.B$1]*[.$A$1])" office:value-type="float" office:value="47619.0476190476" calcext:value-type="float">
            <text:p>47619.0476190476</text:p>
          </table:table-cell>
          <table:table-cell table:formula="of:=1/(([.$A22]+1)*[.C$1]*[.$A$1])" office:value-type="float" office:value="5952.38095238095" calcext:value-type="float">
            <text:p>5952.38095238095</text:p>
          </table:table-cell>
          <table:table-cell table:formula="of:=1/(([.$A22]+1)*[.D$1]*[.$A$1])" office:value-type="float" office:value="744.047619047619" calcext:value-type="float">
            <text:p>744.047619047619</text:p>
          </table:table-cell>
          <table:table-cell table:formula="of:=1/(([.$A22]+1)*[.E$1]*[.$A$1])" office:value-type="float" office:value="186.011904761905" calcext:value-type="float">
            <text:p>186.011904761905</text:p>
          </table:table-cell>
          <table:table-cell table:formula="of:=1/(([.$A22]+1)*[.F$1]*[.$A$1])" office:value-type="float" office:value="46.5029761904762" calcext:value-type="float">
            <text:p>46.5029761904762</text:p>
          </table:table-cell>
          <table:table-cell/>
          <table:table-cell table:formula="of:=1/[.B22]" office:value-type="float" office:value="0.000021" calcext:value-type="float">
            <text:p>0.000021</text:p>
          </table:table-cell>
          <table:table-cell table:formula="of:=1/[.C22]" office:value-type="float" office:value="0.000168" calcext:value-type="float">
            <text:p>0.000168</text:p>
          </table:table-cell>
          <table:table-cell table:formula="of:=1/[.D22]" office:value-type="float" office:value="0.001344" calcext:value-type="float">
            <text:p>0.001344</text:p>
          </table:table-cell>
          <table:table-cell table:formula="of:=1/[.E22]" office:value-type="float" office:value="0.005376" calcext:value-type="float">
            <text:p>0.005376</text:p>
          </table:table-cell>
          <table:table-cell table:formula="of:=1/[.F22]" office:value-type="float" office:value="0.021504" calcext:value-type="float">
            <text:p>0.021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(([.$A23]+1)*[.B$1]*[.$A$1])" office:value-type="float" office:value="45454.5454545455" calcext:value-type="float">
            <text:p>45454.5454545455</text:p>
          </table:table-cell>
          <table:table-cell table:formula="of:=1/(([.$A23]+1)*[.C$1]*[.$A$1])" office:value-type="float" office:value="5681.81818181818" calcext:value-type="float">
            <text:p>5681.81818181818</text:p>
          </table:table-cell>
          <table:table-cell table:formula="of:=1/(([.$A23]+1)*[.D$1]*[.$A$1])" office:value-type="float" office:value="710.227272727273" calcext:value-type="float">
            <text:p>710.227272727273</text:p>
          </table:table-cell>
          <table:table-cell table:formula="of:=1/(([.$A23]+1)*[.E$1]*[.$A$1])" office:value-type="float" office:value="177.556818181818" calcext:value-type="float">
            <text:p>177.556818181818</text:p>
          </table:table-cell>
          <table:table-cell table:formula="of:=1/(([.$A23]+1)*[.F$1]*[.$A$1])" office:value-type="float" office:value="44.3892045454546" calcext:value-type="float">
            <text:p>44.3892045454546</text:p>
          </table:table-cell>
          <table:table-cell/>
          <table:table-cell table:formula="of:=1/[.B23]" office:value-type="float" office:value="0.000022" calcext:value-type="float">
            <text:p>0.000022</text:p>
          </table:table-cell>
          <table:table-cell table:formula="of:=1/[.C23]" office:value-type="float" office:value="0.000176" calcext:value-type="float">
            <text:p>0.000176</text:p>
          </table:table-cell>
          <table:table-cell table:formula="of:=1/[.D23]" office:value-type="float" office:value="0.001408" calcext:value-type="float">
            <text:p>0.001408</text:p>
          </table:table-cell>
          <table:table-cell table:formula="of:=1/[.E23]" office:value-type="float" office:value="0.005632" calcext:value-type="float">
            <text:p>0.005632</text:p>
          </table:table-cell>
          <table:table-cell table:formula="of:=1/[.F23]" office:value-type="float" office:value="0.022528" calcext:value-type="float">
            <text:p>0.022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(([.$A24]+1)*[.B$1]*[.$A$1])" office:value-type="float" office:value="43478.2608695652" calcext:value-type="float">
            <text:p>43478.2608695652</text:p>
          </table:table-cell>
          <table:table-cell table:formula="of:=1/(([.$A24]+1)*[.C$1]*[.$A$1])" office:value-type="float" office:value="5434.78260869565" calcext:value-type="float">
            <text:p>5434.78260869565</text:p>
          </table:table-cell>
          <table:table-cell table:formula="of:=1/(([.$A24]+1)*[.D$1]*[.$A$1])" office:value-type="float" office:value="679.347826086957" calcext:value-type="float">
            <text:p>679.347826086957</text:p>
          </table:table-cell>
          <table:table-cell table:formula="of:=1/(([.$A24]+1)*[.E$1]*[.$A$1])" office:value-type="float" office:value="169.836956521739" calcext:value-type="float">
            <text:p>169.836956521739</text:p>
          </table:table-cell>
          <table:table-cell table:formula="of:=1/(([.$A24]+1)*[.F$1]*[.$A$1])" office:value-type="float" office:value="42.4592391304348" calcext:value-type="float">
            <text:p>42.4592391304348</text:p>
          </table:table-cell>
          <table:table-cell/>
          <table:table-cell table:formula="of:=1/[.B24]" office:value-type="float" office:value="0.000023" calcext:value-type="float">
            <text:p>0.000023</text:p>
          </table:table-cell>
          <table:table-cell table:formula="of:=1/[.C24]" office:value-type="float" office:value="0.000184" calcext:value-type="float">
            <text:p>0.000184</text:p>
          </table:table-cell>
          <table:table-cell table:formula="of:=1/[.D24]" office:value-type="float" office:value="0.001472" calcext:value-type="float">
            <text:p>0.001472</text:p>
          </table:table-cell>
          <table:table-cell table:formula="of:=1/[.E24]" office:value-type="float" office:value="0.005888" calcext:value-type="float">
            <text:p>0.005888</text:p>
          </table:table-cell>
          <table:table-cell table:formula="of:=1/[.F24]" office:value-type="float" office:value="0.023552" calcext:value-type="float">
            <text:p>0.0235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(([.$A25]+1)*[.B$1]*[.$A$1])" office:value-type="float" office:value="41666.6666666667" calcext:value-type="float">
            <text:p>41666.6666666667</text:p>
          </table:table-cell>
          <table:table-cell table:formula="of:=1/(([.$A25]+1)*[.C$1]*[.$A$1])" office:value-type="float" office:value="5208.33333333333" calcext:value-type="float">
            <text:p>5208.33333333333</text:p>
          </table:table-cell>
          <table:table-cell table:formula="of:=1/(([.$A25]+1)*[.D$1]*[.$A$1])" office:value-type="float" office:value="651.041666666667" calcext:value-type="float">
            <text:p>651.041666666667</text:p>
          </table:table-cell>
          <table:table-cell table:formula="of:=1/(([.$A25]+1)*[.E$1]*[.$A$1])" office:value-type="float" office:value="162.760416666667" calcext:value-type="float">
            <text:p>162.760416666667</text:p>
          </table:table-cell>
          <table:table-cell table:formula="of:=1/(([.$A25]+1)*[.F$1]*[.$A$1])" office:value-type="float" office:value="40.6901041666667" calcext:value-type="float">
            <text:p>40.6901041666667</text:p>
          </table:table-cell>
          <table:table-cell/>
          <table:table-cell table:formula="of:=1/[.B25]" office:value-type="float" office:value="0.000024" calcext:value-type="float">
            <text:p>0.000024</text:p>
          </table:table-cell>
          <table:table-cell table:formula="of:=1/[.C25]" office:value-type="float" office:value="0.000192" calcext:value-type="float">
            <text:p>0.000192</text:p>
          </table:table-cell>
          <table:table-cell table:formula="of:=1/[.D25]" office:value-type="float" office:value="0.001536" calcext:value-type="float">
            <text:p>0.001536</text:p>
          </table:table-cell>
          <table:table-cell table:formula="of:=1/[.E25]" office:value-type="float" office:value="0.006144" calcext:value-type="float">
            <text:p>0.006144</text:p>
          </table:table-cell>
          <table:table-cell table:formula="of:=1/[.F25]"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(([.$A26]+1)*[.B$1]*[.$A$1])" office:value-type="float" office:value="40000" calcext:value-type="float">
            <text:p>40000</text:p>
          </table:table-cell>
          <table:table-cell table:formula="of:=1/(([.$A26]+1)*[.C$1]*[.$A$1])" office:value-type="float" office:value="5000" calcext:value-type="float">
            <text:p>5000</text:p>
          </table:table-cell>
          <table:table-cell table:formula="of:=1/(([.$A26]+1)*[.D$1]*[.$A$1])" office:value-type="float" office:value="625" calcext:value-type="float">
            <text:p>625</text:p>
          </table:table-cell>
          <table:table-cell table:formula="of:=1/(([.$A26]+1)*[.E$1]*[.$A$1])" office:value-type="float" office:value="156.25" calcext:value-type="float">
            <text:p>156.25</text:p>
          </table:table-cell>
          <table:table-cell table:formula="of:=1/(([.$A26]+1)*[.F$1]*[.$A$1])" office:value-type="float" office:value="39.0625" calcext:value-type="float">
            <text:p>39.0625</text:p>
          </table:table-cell>
          <table:table-cell/>
          <table:table-cell table:formula="of:=1/[.B26]" office:value-type="float" office:value="0.000025" calcext:value-type="float">
            <text:p>0.000025</text:p>
          </table:table-cell>
          <table:table-cell table:formula="of:=1/[.C26]" office:value-type="float" office:value="0.0002" calcext:value-type="float">
            <text:p>0.0002</text:p>
          </table:table-cell>
          <table:table-cell table:formula="of:=1/[.D26]" office:value-type="float" office:value="0.0016" calcext:value-type="float">
            <text:p>0.0016</text:p>
          </table:table-cell>
          <table:table-cell table:formula="of:=1/[.E26]" office:value-type="float" office:value="0.0064" calcext:value-type="float">
            <text:p>0.0064</text:p>
          </table:table-cell>
          <table:table-cell table:formula="of:=1/[.F26]"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(([.$A27]+1)*[.B$1]*[.$A$1])" office:value-type="float" office:value="38461.5384615385" calcext:value-type="float">
            <text:p>38461.5384615385</text:p>
          </table:table-cell>
          <table:table-cell table:formula="of:=1/(([.$A27]+1)*[.C$1]*[.$A$1])" office:value-type="float" office:value="4807.69230769231" calcext:value-type="float">
            <text:p>4807.69230769231</text:p>
          </table:table-cell>
          <table:table-cell table:formula="of:=1/(([.$A27]+1)*[.D$1]*[.$A$1])" office:value-type="float" office:value="600.961538461538" calcext:value-type="float">
            <text:p>600.961538461538</text:p>
          </table:table-cell>
          <table:table-cell table:formula="of:=1/(([.$A27]+1)*[.E$1]*[.$A$1])" office:value-type="float" office:value="150.240384615385" calcext:value-type="float">
            <text:p>150.240384615385</text:p>
          </table:table-cell>
          <table:table-cell table:formula="of:=1/(([.$A27]+1)*[.F$1]*[.$A$1])" office:value-type="float" office:value="37.5600961538462" calcext:value-type="float">
            <text:p>37.5600961538462</text:p>
          </table:table-cell>
          <table:table-cell/>
          <table:table-cell table:formula="of:=1/[.B27]" office:value-type="float" office:value="0.000026" calcext:value-type="float">
            <text:p>0.000026</text:p>
          </table:table-cell>
          <table:table-cell table:formula="of:=1/[.C27]" office:value-type="float" office:value="0.000208" calcext:value-type="float">
            <text:p>0.000208</text:p>
          </table:table-cell>
          <table:table-cell table:formula="of:=1/[.D27]" office:value-type="float" office:value="0.001664" calcext:value-type="float">
            <text:p>0.001664</text:p>
          </table:table-cell>
          <table:table-cell table:formula="of:=1/[.E27]" office:value-type="float" office:value="0.006656" calcext:value-type="float">
            <text:p>0.006656</text:p>
          </table:table-cell>
          <table:table-cell table:formula="of:=1/[.F27]"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(([.$A28]+1)*[.B$1]*[.$A$1])" office:value-type="float" office:value="37037.037037037" calcext:value-type="float">
            <text:p>37037.037037037</text:p>
          </table:table-cell>
          <table:table-cell table:formula="of:=1/(([.$A28]+1)*[.C$1]*[.$A$1])" office:value-type="float" office:value="4629.62962962963" calcext:value-type="float">
            <text:p>4629.62962962963</text:p>
          </table:table-cell>
          <table:table-cell table:formula="of:=1/(([.$A28]+1)*[.D$1]*[.$A$1])" office:value-type="float" office:value="578.703703703704" calcext:value-type="float">
            <text:p>578.703703703704</text:p>
          </table:table-cell>
          <table:table-cell table:formula="of:=1/(([.$A28]+1)*[.E$1]*[.$A$1])" office:value-type="float" office:value="144.675925925926" calcext:value-type="float">
            <text:p>144.675925925926</text:p>
          </table:table-cell>
          <table:table-cell table:formula="of:=1/(([.$A28]+1)*[.F$1]*[.$A$1])" office:value-type="float" office:value="36.1689814814815" calcext:value-type="float">
            <text:p>36.1689814814815</text:p>
          </table:table-cell>
          <table:table-cell/>
          <table:table-cell table:formula="of:=1/[.B28]" office:value-type="float" office:value="0.000027" calcext:value-type="float">
            <text:p>0.000027</text:p>
          </table:table-cell>
          <table:table-cell table:formula="of:=1/[.C28]" office:value-type="float" office:value="0.000216" calcext:value-type="float">
            <text:p>0.000216</text:p>
          </table:table-cell>
          <table:table-cell table:formula="of:=1/[.D28]" office:value-type="float" office:value="0.001728" calcext:value-type="float">
            <text:p>0.001728</text:p>
          </table:table-cell>
          <table:table-cell table:formula="of:=1/[.E28]" office:value-type="float" office:value="0.006912" calcext:value-type="float">
            <text:p>0.006912</text:p>
          </table:table-cell>
          <table:table-cell table:formula="of:=1/[.F28]"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(([.$A29]+1)*[.B$1]*[.$A$1])" office:value-type="float" office:value="35714.2857142857" calcext:value-type="float">
            <text:p>35714.2857142857</text:p>
          </table:table-cell>
          <table:table-cell table:formula="of:=1/(([.$A29]+1)*[.C$1]*[.$A$1])" office:value-type="float" office:value="4464.28571428571" calcext:value-type="float">
            <text:p>4464.28571428571</text:p>
          </table:table-cell>
          <table:table-cell table:formula="of:=1/(([.$A29]+1)*[.D$1]*[.$A$1])" office:value-type="float" office:value="558.035714285714" calcext:value-type="float">
            <text:p>558.035714285714</text:p>
          </table:table-cell>
          <table:table-cell table:formula="of:=1/(([.$A29]+1)*[.E$1]*[.$A$1])" office:value-type="float" office:value="139.508928571429" calcext:value-type="float">
            <text:p>139.508928571429</text:p>
          </table:table-cell>
          <table:table-cell table:formula="of:=1/(([.$A29]+1)*[.F$1]*[.$A$1])" office:value-type="float" office:value="34.8772321428571" calcext:value-type="float">
            <text:p>34.8772321428571</text:p>
          </table:table-cell>
          <table:table-cell/>
          <table:table-cell table:formula="of:=1/[.B29]" office:value-type="float" office:value="0.000028" calcext:value-type="float">
            <text:p>0.000028</text:p>
          </table:table-cell>
          <table:table-cell table:formula="of:=1/[.C29]" office:value-type="float" office:value="0.000224" calcext:value-type="float">
            <text:p>0.000224</text:p>
          </table:table-cell>
          <table:table-cell table:formula="of:=1/[.D29]" office:value-type="float" office:value="0.001792" calcext:value-type="float">
            <text:p>0.001792</text:p>
          </table:table-cell>
          <table:table-cell table:formula="of:=1/[.E29]" office:value-type="float" office:value="0.007168" calcext:value-type="float">
            <text:p>0.007168</text:p>
          </table:table-cell>
          <table:table-cell table:formula="of:=1/[.F29]"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(([.$A30]+1)*[.B$1]*[.$A$1])" office:value-type="float" office:value="34482.7586206897" calcext:value-type="float">
            <text:p>34482.7586206897</text:p>
          </table:table-cell>
          <table:table-cell table:formula="of:=1/(([.$A30]+1)*[.C$1]*[.$A$1])" office:value-type="float" office:value="4310.34482758621" calcext:value-type="float">
            <text:p>4310.34482758621</text:p>
          </table:table-cell>
          <table:table-cell table:formula="of:=1/(([.$A30]+1)*[.D$1]*[.$A$1])" office:value-type="float" office:value="538.793103448276" calcext:value-type="float">
            <text:p>538.793103448276</text:p>
          </table:table-cell>
          <table:table-cell table:formula="of:=1/(([.$A30]+1)*[.E$1]*[.$A$1])" office:value-type="float" office:value="134.698275862069" calcext:value-type="float">
            <text:p>134.698275862069</text:p>
          </table:table-cell>
          <table:table-cell table:formula="of:=1/(([.$A30]+1)*[.F$1]*[.$A$1])" office:value-type="float" office:value="33.6745689655172" calcext:value-type="float">
            <text:p>33.6745689655172</text:p>
          </table:table-cell>
          <table:table-cell/>
          <table:table-cell table:formula="of:=1/[.B30]" office:value-type="float" office:value="0.000029" calcext:value-type="float">
            <text:p>0.000029</text:p>
          </table:table-cell>
          <table:table-cell table:formula="of:=1/[.C30]" office:value-type="float" office:value="0.000232" calcext:value-type="float">
            <text:p>0.000232</text:p>
          </table:table-cell>
          <table:table-cell table:formula="of:=1/[.D30]" office:value-type="float" office:value="0.001856" calcext:value-type="float">
            <text:p>0.001856</text:p>
          </table:table-cell>
          <table:table-cell table:formula="of:=1/[.E30]" office:value-type="float" office:value="0.007424" calcext:value-type="float">
            <text:p>0.007424</text:p>
          </table:table-cell>
          <table:table-cell table:formula="of:=1/[.F30]"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(([.$A31]+1)*[.B$1]*[.$A$1])" office:value-type="float" office:value="33333.3333333333" calcext:value-type="float">
            <text:p>33333.3333333333</text:p>
          </table:table-cell>
          <table:table-cell table:formula="of:=1/(([.$A31]+1)*[.C$1]*[.$A$1])" office:value-type="float" office:value="4166.66666666667" calcext:value-type="float">
            <text:p>4166.66666666667</text:p>
          </table:table-cell>
          <table:table-cell table:formula="of:=1/(([.$A31]+1)*[.D$1]*[.$A$1])" office:value-type="float" office:value="520.833333333333" calcext:value-type="float">
            <text:p>520.833333333333</text:p>
          </table:table-cell>
          <table:table-cell table:formula="of:=1/(([.$A31]+1)*[.E$1]*[.$A$1])" office:value-type="float" office:value="130.208333333333" calcext:value-type="float">
            <text:p>130.208333333333</text:p>
          </table:table-cell>
          <table:table-cell table:formula="of:=1/(([.$A31]+1)*[.F$1]*[.$A$1])" office:value-type="float" office:value="32.5520833333333" calcext:value-type="float">
            <text:p>32.5520833333333</text:p>
          </table:table-cell>
          <table:table-cell/>
          <table:table-cell table:formula="of:=1/[.B31]" office:value-type="float" office:value="0.00003" calcext:value-type="float">
            <text:p>0.00003</text:p>
          </table:table-cell>
          <table:table-cell table:formula="of:=1/[.C31]" office:value-type="float" office:value="0.00024" calcext:value-type="float">
            <text:p>0.00024</text:p>
          </table:table-cell>
          <table:table-cell table:formula="of:=1/[.D31]" office:value-type="float" office:value="0.00192" calcext:value-type="float">
            <text:p>0.00192</text:p>
          </table:table-cell>
          <table:table-cell table:formula="of:=1/[.E31]" office:value-type="float" office:value="0.00768" calcext:value-type="float">
            <text:p>0.00768</text:p>
          </table:table-cell>
          <table:table-cell table:formula="of:=1/[.F31]"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(([.$A32]+1)*[.B$1]*[.$A$1])" office:value-type="float" office:value="32258.064516129" calcext:value-type="float">
            <text:p>32258.064516129</text:p>
          </table:table-cell>
          <table:table-cell table:formula="of:=1/(([.$A32]+1)*[.C$1]*[.$A$1])" office:value-type="float" office:value="4032.25806451613" calcext:value-type="float">
            <text:p>4032.25806451613</text:p>
          </table:table-cell>
          <table:table-cell table:formula="of:=1/(([.$A32]+1)*[.D$1]*[.$A$1])" office:value-type="float" office:value="504.032258064516" calcext:value-type="float">
            <text:p>504.032258064516</text:p>
          </table:table-cell>
          <table:table-cell table:formula="of:=1/(([.$A32]+1)*[.E$1]*[.$A$1])" office:value-type="float" office:value="126.008064516129" calcext:value-type="float">
            <text:p>126.008064516129</text:p>
          </table:table-cell>
          <table:table-cell table:formula="of:=1/(([.$A32]+1)*[.F$1]*[.$A$1])" office:value-type="float" office:value="31.5020161290323" calcext:value-type="float">
            <text:p>31.5020161290323</text:p>
          </table:table-cell>
          <table:table-cell/>
          <table:table-cell table:formula="of:=1/[.B32]" office:value-type="float" office:value="0.000031" calcext:value-type="float">
            <text:p>0.000031</text:p>
          </table:table-cell>
          <table:table-cell table:formula="of:=1/[.C32]" office:value-type="float" office:value="0.000248" calcext:value-type="float">
            <text:p>0.000248</text:p>
          </table:table-cell>
          <table:table-cell table:formula="of:=1/[.D32]" office:value-type="float" office:value="0.001984" calcext:value-type="float">
            <text:p>0.001984</text:p>
          </table:table-cell>
          <table:table-cell table:formula="of:=1/[.E32]" office:value-type="float" office:value="0.007936" calcext:value-type="float">
            <text:p>0.007936</text:p>
          </table:table-cell>
          <table:table-cell table:formula="of:=1/[.F32]" office:value-type="float" office:value="0.031744" calcext:value-type="float">
            <text:p>0.0317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(([.$A33]+1)*[.B$1]*[.$A$1])" office:value-type="float" office:value="31250" calcext:value-type="float">
            <text:p>31250</text:p>
          </table:table-cell>
          <table:table-cell table:formula="of:=1/(([.$A33]+1)*[.C$1]*[.$A$1])" office:value-type="float" office:value="3906.25" calcext:value-type="float">
            <text:p>3906.25</text:p>
          </table:table-cell>
          <table:table-cell table:formula="of:=1/(([.$A33]+1)*[.D$1]*[.$A$1])" office:value-type="float" office:value="488.28125" calcext:value-type="float">
            <text:p>488.28125</text:p>
          </table:table-cell>
          <table:table-cell table:formula="of:=1/(([.$A33]+1)*[.E$1]*[.$A$1])" office:value-type="float" office:value="122.0703125" calcext:value-type="float">
            <text:p>122.0703125</text:p>
          </table:table-cell>
          <table:table-cell table:formula="of:=1/(([.$A33]+1)*[.F$1]*[.$A$1])" office:value-type="float" office:value="30.517578125" calcext:value-type="float">
            <text:p>30.517578125</text:p>
          </table:table-cell>
          <table:table-cell/>
          <table:table-cell table:formula="of:=1/[.B33]" office:value-type="float" office:value="0.000032" calcext:value-type="float">
            <text:p>0.000032</text:p>
          </table:table-cell>
          <table:table-cell table:formula="of:=1/[.C33]" office:value-type="float" office:value="0.000256" calcext:value-type="float">
            <text:p>0.000256</text:p>
          </table:table-cell>
          <table:table-cell table:formula="of:=1/[.D33]" office:value-type="float" office:value="0.002048" calcext:value-type="float">
            <text:p>0.002048</text:p>
          </table:table-cell>
          <table:table-cell table:formula="of:=1/[.E33]" office:value-type="float" office:value="0.008192" calcext:value-type="float">
            <text:p>0.008192</text:p>
          </table:table-cell>
          <table:table-cell table:formula="of:=1/[.F33]" office:value-type="float" office:value="0.032768" calcext:value-type="float">
            <text:p>0.032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(([.$A34]+1)*[.B$1]*[.$A$1])" office:value-type="float" office:value="30303.0303030303" calcext:value-type="float">
            <text:p>30303.0303030303</text:p>
          </table:table-cell>
          <table:table-cell table:formula="of:=1/(([.$A34]+1)*[.C$1]*[.$A$1])" office:value-type="float" office:value="3787.87878787879" calcext:value-type="float">
            <text:p>3787.87878787879</text:p>
          </table:table-cell>
          <table:table-cell table:formula="of:=1/(([.$A34]+1)*[.D$1]*[.$A$1])" office:value-type="float" office:value="473.484848484849" calcext:value-type="float">
            <text:p>473.484848484849</text:p>
          </table:table-cell>
          <table:table-cell table:formula="of:=1/(([.$A34]+1)*[.E$1]*[.$A$1])" office:value-type="float" office:value="118.371212121212" calcext:value-type="float">
            <text:p>118.371212121212</text:p>
          </table:table-cell>
          <table:table-cell table:formula="of:=1/(([.$A34]+1)*[.F$1]*[.$A$1])" office:value-type="float" office:value="29.592803030303" calcext:value-type="float">
            <text:p>29.592803030303</text:p>
          </table:table-cell>
          <table:table-cell/>
          <table:table-cell table:formula="of:=1/[.B34]" office:value-type="float" office:value="0.000033" calcext:value-type="float">
            <text:p>0.000033</text:p>
          </table:table-cell>
          <table:table-cell table:formula="of:=1/[.C34]" office:value-type="float" office:value="0.000264" calcext:value-type="float">
            <text:p>0.000264</text:p>
          </table:table-cell>
          <table:table-cell table:formula="of:=1/[.D34]" office:value-type="float" office:value="0.002112" calcext:value-type="float">
            <text:p>0.002112</text:p>
          </table:table-cell>
          <table:table-cell table:formula="of:=1/[.E34]" office:value-type="float" office:value="0.008448" calcext:value-type="float">
            <text:p>0.008448</text:p>
          </table:table-cell>
          <table:table-cell table:formula="of:=1/[.F34]" office:value-type="float" office:value="0.033792" calcext:value-type="float">
            <text:p>0.0337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(([.$A35]+1)*[.B$1]*[.$A$1])" office:value-type="float" office:value="29411.7647058824" calcext:value-type="float">
            <text:p>29411.7647058824</text:p>
          </table:table-cell>
          <table:table-cell table:formula="of:=1/(([.$A35]+1)*[.C$1]*[.$A$1])" office:value-type="float" office:value="3676.47058823529" calcext:value-type="float">
            <text:p>3676.47058823529</text:p>
          </table:table-cell>
          <table:table-cell table:formula="of:=1/(([.$A35]+1)*[.D$1]*[.$A$1])" office:value-type="float" office:value="459.558823529412" calcext:value-type="float">
            <text:p>459.558823529412</text:p>
          </table:table-cell>
          <table:table-cell table:formula="of:=1/(([.$A35]+1)*[.E$1]*[.$A$1])" office:value-type="float" office:value="114.889705882353" calcext:value-type="float">
            <text:p>114.889705882353</text:p>
          </table:table-cell>
          <table:table-cell table:formula="of:=1/(([.$A35]+1)*[.F$1]*[.$A$1])" office:value-type="float" office:value="28.7224264705882" calcext:value-type="float">
            <text:p>28.7224264705882</text:p>
          </table:table-cell>
          <table:table-cell/>
          <table:table-cell table:formula="of:=1/[.B35]" office:value-type="float" office:value="0.000034" calcext:value-type="float">
            <text:p>0.000034</text:p>
          </table:table-cell>
          <table:table-cell table:formula="of:=1/[.C35]" office:value-type="float" office:value="0.000272" calcext:value-type="float">
            <text:p>0.000272</text:p>
          </table:table-cell>
          <table:table-cell table:formula="of:=1/[.D35]" office:value-type="float" office:value="0.002176" calcext:value-type="float">
            <text:p>0.002176</text:p>
          </table:table-cell>
          <table:table-cell table:formula="of:=1/[.E35]" office:value-type="float" office:value="0.008704" calcext:value-type="float">
            <text:p>0.008704</text:p>
          </table:table-cell>
          <table:table-cell table:formula="of:=1/[.F35]" office:value-type="float" office:value="0.034816" calcext:value-type="float">
            <text:p>0.0348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(([.$A36]+1)*[.B$1]*[.$A$1])" office:value-type="float" office:value="28571.4285714286" calcext:value-type="float">
            <text:p>28571.4285714286</text:p>
          </table:table-cell>
          <table:table-cell table:formula="of:=1/(([.$A36]+1)*[.C$1]*[.$A$1])" office:value-type="float" office:value="3571.42857142857" calcext:value-type="float">
            <text:p>3571.42857142857</text:p>
          </table:table-cell>
          <table:table-cell table:formula="of:=1/(([.$A36]+1)*[.D$1]*[.$A$1])" office:value-type="float" office:value="446.428571428571" calcext:value-type="float">
            <text:p>446.428571428571</text:p>
          </table:table-cell>
          <table:table-cell table:formula="of:=1/(([.$A36]+1)*[.E$1]*[.$A$1])" office:value-type="float" office:value="111.607142857143" calcext:value-type="float">
            <text:p>111.607142857143</text:p>
          </table:table-cell>
          <table:table-cell table:formula="of:=1/(([.$A36]+1)*[.F$1]*[.$A$1])" office:value-type="float" office:value="27.9017857142857" calcext:value-type="float">
            <text:p>27.9017857142857</text:p>
          </table:table-cell>
          <table:table-cell/>
          <table:table-cell table:formula="of:=1/[.B36]" office:value-type="float" office:value="0.000035" calcext:value-type="float">
            <text:p>0.000035</text:p>
          </table:table-cell>
          <table:table-cell table:formula="of:=1/[.C36]" office:value-type="float" office:value="0.00028" calcext:value-type="float">
            <text:p>0.00028</text:p>
          </table:table-cell>
          <table:table-cell table:formula="of:=1/[.D36]" office:value-type="float" office:value="0.00224" calcext:value-type="float">
            <text:p>0.00224</text:p>
          </table:table-cell>
          <table:table-cell table:formula="of:=1/[.E36]" office:value-type="float" office:value="0.00896" calcext:value-type="float">
            <text:p>0.00896</text:p>
          </table:table-cell>
          <table:table-cell table:formula="of:=1/[.F36]" office:value-type="float" office:value="0.03584" calcext:value-type="float">
            <text:p>0.035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(([.$A37]+1)*[.B$1]*[.$A$1])" office:value-type="float" office:value="27777.7777777778" calcext:value-type="float">
            <text:p>27777.7777777778</text:p>
          </table:table-cell>
          <table:table-cell table:formula="of:=1/(([.$A37]+1)*[.C$1]*[.$A$1])" office:value-type="float" office:value="3472.22222222222" calcext:value-type="float">
            <text:p>3472.22222222222</text:p>
          </table:table-cell>
          <table:table-cell table:formula="of:=1/(([.$A37]+1)*[.D$1]*[.$A$1])" office:value-type="float" office:value="434.027777777778" calcext:value-type="float">
            <text:p>434.027777777778</text:p>
          </table:table-cell>
          <table:table-cell table:formula="of:=1/(([.$A37]+1)*[.E$1]*[.$A$1])" office:value-type="float" office:value="108.506944444444" calcext:value-type="float">
            <text:p>108.506944444444</text:p>
          </table:table-cell>
          <table:table-cell table:formula="of:=1/(([.$A37]+1)*[.F$1]*[.$A$1])" office:value-type="float" office:value="27.1267361111111" calcext:value-type="float">
            <text:p>27.1267361111111</text:p>
          </table:table-cell>
          <table:table-cell/>
          <table:table-cell table:formula="of:=1/[.B37]" office:value-type="float" office:value="0.000036" calcext:value-type="float">
            <text:p>0.000036</text:p>
          </table:table-cell>
          <table:table-cell table:formula="of:=1/[.C37]" office:value-type="float" office:value="0.000288" calcext:value-type="float">
            <text:p>0.000288</text:p>
          </table:table-cell>
          <table:table-cell table:formula="of:=1/[.D37]" office:value-type="float" office:value="0.002304" calcext:value-type="float">
            <text:p>0.002304</text:p>
          </table:table-cell>
          <table:table-cell table:formula="of:=1/[.E37]" office:value-type="float" office:value="0.009216" calcext:value-type="float">
            <text:p>0.009216</text:p>
          </table:table-cell>
          <table:table-cell table:formula="of:=1/[.F37]" office:value-type="float" office:value="0.036864" calcext:value-type="float">
            <text:p>0.0368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(([.$A38]+1)*[.B$1]*[.$A$1])" office:value-type="float" office:value="27027.027027027" calcext:value-type="float">
            <text:p>27027.027027027</text:p>
          </table:table-cell>
          <table:table-cell table:formula="of:=1/(([.$A38]+1)*[.C$1]*[.$A$1])" office:value-type="float" office:value="3378.37837837838" calcext:value-type="float">
            <text:p>3378.37837837838</text:p>
          </table:table-cell>
          <table:table-cell table:formula="of:=1/(([.$A38]+1)*[.D$1]*[.$A$1])" office:value-type="float" office:value="422.297297297297" calcext:value-type="float">
            <text:p>422.297297297297</text:p>
          </table:table-cell>
          <table:table-cell table:formula="of:=1/(([.$A38]+1)*[.E$1]*[.$A$1])" office:value-type="float" office:value="105.574324324324" calcext:value-type="float">
            <text:p>105.574324324324</text:p>
          </table:table-cell>
          <table:table-cell table:formula="of:=1/(([.$A38]+1)*[.F$1]*[.$A$1])" office:value-type="float" office:value="26.3935810810811" calcext:value-type="float">
            <text:p>26.3935810810811</text:p>
          </table:table-cell>
          <table:table-cell/>
          <table:table-cell table:formula="of:=1/[.B38]" office:value-type="float" office:value="0.000037" calcext:value-type="float">
            <text:p>0.000037</text:p>
          </table:table-cell>
          <table:table-cell table:formula="of:=1/[.C38]" office:value-type="float" office:value="0.000296" calcext:value-type="float">
            <text:p>0.000296</text:p>
          </table:table-cell>
          <table:table-cell table:formula="of:=1/[.D38]" office:value-type="float" office:value="0.002368" calcext:value-type="float">
            <text:p>0.002368</text:p>
          </table:table-cell>
          <table:table-cell table:formula="of:=1/[.E38]" office:value-type="float" office:value="0.009472" calcext:value-type="float">
            <text:p>0.009472</text:p>
          </table:table-cell>
          <table:table-cell table:formula="of:=1/[.F38]" office:value-type="float" office:value="0.037888" calcext:value-type="float">
            <text:p>0.037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(([.$A39]+1)*[.B$1]*[.$A$1])" office:value-type="float" office:value="26315.7894736842" calcext:value-type="float">
            <text:p>26315.7894736842</text:p>
          </table:table-cell>
          <table:table-cell table:formula="of:=1/(([.$A39]+1)*[.C$1]*[.$A$1])" office:value-type="float" office:value="3289.47368421053" calcext:value-type="float">
            <text:p>3289.47368421053</text:p>
          </table:table-cell>
          <table:table-cell table:formula="of:=1/(([.$A39]+1)*[.D$1]*[.$A$1])" office:value-type="float" office:value="411.184210526316" calcext:value-type="float">
            <text:p>411.184210526316</text:p>
          </table:table-cell>
          <table:table-cell table:formula="of:=1/(([.$A39]+1)*[.E$1]*[.$A$1])" office:value-type="float" office:value="102.796052631579" calcext:value-type="float">
            <text:p>102.796052631579</text:p>
          </table:table-cell>
          <table:table-cell table:formula="of:=1/(([.$A39]+1)*[.F$1]*[.$A$1])" office:value-type="float" office:value="25.6990131578947" calcext:value-type="float">
            <text:p>25.6990131578947</text:p>
          </table:table-cell>
          <table:table-cell/>
          <table:table-cell table:formula="of:=1/[.B39]" office:value-type="float" office:value="0.000038" calcext:value-type="float">
            <text:p>0.000038</text:p>
          </table:table-cell>
          <table:table-cell table:formula="of:=1/[.C39]" office:value-type="float" office:value="0.000304" calcext:value-type="float">
            <text:p>0.000304</text:p>
          </table:table-cell>
          <table:table-cell table:formula="of:=1/[.D39]" office:value-type="float" office:value="0.002432" calcext:value-type="float">
            <text:p>0.002432</text:p>
          </table:table-cell>
          <table:table-cell table:formula="of:=1/[.E39]" office:value-type="float" office:value="0.009728" calcext:value-type="float">
            <text:p>0.009728</text:p>
          </table:table-cell>
          <table:table-cell table:formula="of:=1/[.F39]" office:value-type="float" office:value="0.038912" calcext:value-type="float">
            <text:p>0.0389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(([.$A40]+1)*[.B$1]*[.$A$1])" office:value-type="float" office:value="25641.0256410256" calcext:value-type="float">
            <text:p>25641.0256410256</text:p>
          </table:table-cell>
          <table:table-cell table:formula="of:=1/(([.$A40]+1)*[.C$1]*[.$A$1])" office:value-type="float" office:value="3205.12820512821" calcext:value-type="float">
            <text:p>3205.12820512821</text:p>
          </table:table-cell>
          <table:table-cell table:formula="of:=1/(([.$A40]+1)*[.D$1]*[.$A$1])" office:value-type="float" office:value="400.641025641026" calcext:value-type="float">
            <text:p>400.641025641026</text:p>
          </table:table-cell>
          <table:table-cell table:formula="of:=1/(([.$A40]+1)*[.E$1]*[.$A$1])" office:value-type="float" office:value="100.160256410256" calcext:value-type="float">
            <text:p>100.160256410256</text:p>
          </table:table-cell>
          <table:table-cell table:formula="of:=1/(([.$A40]+1)*[.F$1]*[.$A$1])" office:value-type="float" office:value="25.0400641025641" calcext:value-type="float">
            <text:p>25.0400641025641</text:p>
          </table:table-cell>
          <table:table-cell/>
          <table:table-cell table:formula="of:=1/[.B40]" office:value-type="float" office:value="0.000039" calcext:value-type="float">
            <text:p>0.000039</text:p>
          </table:table-cell>
          <table:table-cell table:formula="of:=1/[.C40]" office:value-type="float" office:value="0.000312" calcext:value-type="float">
            <text:p>0.000312</text:p>
          </table:table-cell>
          <table:table-cell table:formula="of:=1/[.D40]" office:value-type="float" office:value="0.002496" calcext:value-type="float">
            <text:p>0.002496</text:p>
          </table:table-cell>
          <table:table-cell table:formula="of:=1/[.E40]" office:value-type="float" office:value="0.009984" calcext:value-type="float">
            <text:p>0.009984</text:p>
          </table:table-cell>
          <table:table-cell table:formula="of:=1/[.F40]" office:value-type="float" office:value="0.039936" calcext:value-type="float">
            <text:p>0.0399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(([.$A41]+1)*[.B$1]*[.$A$1])" office:value-type="float" office:value="25000" calcext:value-type="float">
            <text:p>25000</text:p>
          </table:table-cell>
          <table:table-cell table:formula="of:=1/(([.$A41]+1)*[.C$1]*[.$A$1])" office:value-type="float" office:value="3125" calcext:value-type="float">
            <text:p>3125</text:p>
          </table:table-cell>
          <table:table-cell table:formula="of:=1/(([.$A41]+1)*[.D$1]*[.$A$1])" office:value-type="float" office:value="390.625" calcext:value-type="float">
            <text:p>390.625</text:p>
          </table:table-cell>
          <table:table-cell table:formula="of:=1/(([.$A41]+1)*[.E$1]*[.$A$1])" office:value-type="float" office:value="97.65625" calcext:value-type="float">
            <text:p>97.65625</text:p>
          </table:table-cell>
          <table:table-cell table:formula="of:=1/(([.$A41]+1)*[.F$1]*[.$A$1])" office:value-type="float" office:value="24.4140625" calcext:value-type="float">
            <text:p>24.4140625</text:p>
          </table:table-cell>
          <table:table-cell/>
          <table:table-cell table:formula="of:=1/[.B41]" office:value-type="float" office:value="0.00004" calcext:value-type="float">
            <text:p>0.00004</text:p>
          </table:table-cell>
          <table:table-cell table:formula="of:=1/[.C41]" office:value-type="float" office:value="0.00032" calcext:value-type="float">
            <text:p>0.00032</text:p>
          </table:table-cell>
          <table:table-cell table:formula="of:=1/[.D41]" office:value-type="float" office:value="0.00256" calcext:value-type="float">
            <text:p>0.00256</text:p>
          </table:table-cell>
          <table:table-cell table:formula="of:=1/[.E41]" office:value-type="float" office:value="0.01024" calcext:value-type="float">
            <text:p>0.01024</text:p>
          </table:table-cell>
          <table:table-cell table:formula="of:=1/[.F41]" office:value-type="float" office:value="0.04096" calcext:value-type="float">
            <text:p>0.040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(([.$A42]+1)*[.B$1]*[.$A$1])" office:value-type="float" office:value="24390.243902439" calcext:value-type="float">
            <text:p>24390.243902439</text:p>
          </table:table-cell>
          <table:table-cell table:formula="of:=1/(([.$A42]+1)*[.C$1]*[.$A$1])" office:value-type="float" office:value="3048.78048780488" calcext:value-type="float">
            <text:p>3048.78048780488</text:p>
          </table:table-cell>
          <table:table-cell table:formula="of:=1/(([.$A42]+1)*[.D$1]*[.$A$1])" office:value-type="float" office:value="381.09756097561" calcext:value-type="float">
            <text:p>381.09756097561</text:p>
          </table:table-cell>
          <table:table-cell table:formula="of:=1/(([.$A42]+1)*[.E$1]*[.$A$1])" office:value-type="float" office:value="95.2743902439024" calcext:value-type="float">
            <text:p>95.2743902439024</text:p>
          </table:table-cell>
          <table:table-cell table:formula="of:=1/(([.$A42]+1)*[.F$1]*[.$A$1])" office:value-type="float" office:value="23.8185975609756" calcext:value-type="float">
            <text:p>23.8185975609756</text:p>
          </table:table-cell>
          <table:table-cell/>
          <table:table-cell table:formula="of:=1/[.B42]" office:value-type="float" office:value="0.000041" calcext:value-type="float">
            <text:p>0.000041</text:p>
          </table:table-cell>
          <table:table-cell table:formula="of:=1/[.C42]" office:value-type="float" office:value="0.000328" calcext:value-type="float">
            <text:p>0.000328</text:p>
          </table:table-cell>
          <table:table-cell table:formula="of:=1/[.D42]" office:value-type="float" office:value="0.002624" calcext:value-type="float">
            <text:p>0.002624</text:p>
          </table:table-cell>
          <table:table-cell table:formula="of:=1/[.E42]" office:value-type="float" office:value="0.010496" calcext:value-type="float">
            <text:p>0.010496</text:p>
          </table:table-cell>
          <table:table-cell table:formula="of:=1/[.F42]" office:value-type="float" office:value="0.041984" calcext:value-type="float">
            <text:p>0.0419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(([.$A43]+1)*[.B$1]*[.$A$1])" office:value-type="float" office:value="23809.5238095238" calcext:value-type="float">
            <text:p>23809.5238095238</text:p>
          </table:table-cell>
          <table:table-cell table:formula="of:=1/(([.$A43]+1)*[.C$1]*[.$A$1])" office:value-type="float" office:value="2976.19047619048" calcext:value-type="float">
            <text:p>2976.19047619048</text:p>
          </table:table-cell>
          <table:table-cell table:formula="of:=1/(([.$A43]+1)*[.D$1]*[.$A$1])" office:value-type="float" office:value="372.02380952381" calcext:value-type="float">
            <text:p>372.02380952381</text:p>
          </table:table-cell>
          <table:table-cell table:formula="of:=1/(([.$A43]+1)*[.E$1]*[.$A$1])" office:value-type="float" office:value="93.0059523809524" calcext:value-type="float">
            <text:p>93.0059523809524</text:p>
          </table:table-cell>
          <table:table-cell table:formula="of:=1/(([.$A43]+1)*[.F$1]*[.$A$1])" office:value-type="float" office:value="23.2514880952381" calcext:value-type="float">
            <text:p>23.2514880952381</text:p>
          </table:table-cell>
          <table:table-cell/>
          <table:table-cell table:formula="of:=1/[.B43]" office:value-type="float" office:value="0.000042" calcext:value-type="float">
            <text:p>0.000042</text:p>
          </table:table-cell>
          <table:table-cell table:formula="of:=1/[.C43]" office:value-type="float" office:value="0.000336" calcext:value-type="float">
            <text:p>0.000336</text:p>
          </table:table-cell>
          <table:table-cell table:formula="of:=1/[.D43]" office:value-type="float" office:value="0.002688" calcext:value-type="float">
            <text:p>0.002688</text:p>
          </table:table-cell>
          <table:table-cell table:formula="of:=1/[.E43]" office:value-type="float" office:value="0.010752" calcext:value-type="float">
            <text:p>0.010752</text:p>
          </table:table-cell>
          <table:table-cell table:formula="of:=1/[.F43]" office:value-type="float" office:value="0.043008" calcext:value-type="float">
            <text:p>0.0430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(([.$A44]+1)*[.B$1]*[.$A$1])" office:value-type="float" office:value="23255.8139534884" calcext:value-type="float">
            <text:p>23255.8139534884</text:p>
          </table:table-cell>
          <table:table-cell table:formula="of:=1/(([.$A44]+1)*[.C$1]*[.$A$1])" office:value-type="float" office:value="2906.97674418605" calcext:value-type="float">
            <text:p>2906.97674418605</text:p>
          </table:table-cell>
          <table:table-cell table:formula="of:=1/(([.$A44]+1)*[.D$1]*[.$A$1])" office:value-type="float" office:value="363.372093023256" calcext:value-type="float">
            <text:p>363.372093023256</text:p>
          </table:table-cell>
          <table:table-cell table:formula="of:=1/(([.$A44]+1)*[.E$1]*[.$A$1])" office:value-type="float" office:value="90.843023255814" calcext:value-type="float">
            <text:p>90.843023255814</text:p>
          </table:table-cell>
          <table:table-cell table:formula="of:=1/(([.$A44]+1)*[.F$1]*[.$A$1])" office:value-type="float" office:value="22.7107558139535" calcext:value-type="float">
            <text:p>22.7107558139535</text:p>
          </table:table-cell>
          <table:table-cell/>
          <table:table-cell table:formula="of:=1/[.B44]" office:value-type="float" office:value="0.000043" calcext:value-type="float">
            <text:p>0.000043</text:p>
          </table:table-cell>
          <table:table-cell table:formula="of:=1/[.C44]" office:value-type="float" office:value="0.000344" calcext:value-type="float">
            <text:p>0.000344</text:p>
          </table:table-cell>
          <table:table-cell table:formula="of:=1/[.D44]" office:value-type="float" office:value="0.002752" calcext:value-type="float">
            <text:p>0.002752</text:p>
          </table:table-cell>
          <table:table-cell table:formula="of:=1/[.E44]" office:value-type="float" office:value="0.011008" calcext:value-type="float">
            <text:p>0.011008</text:p>
          </table:table-cell>
          <table:table-cell table:formula="of:=1/[.F44]"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(([.$A45]+1)*[.B$1]*[.$A$1])" office:value-type="float" office:value="22727.2727272727" calcext:value-type="float">
            <text:p>22727.2727272727</text:p>
          </table:table-cell>
          <table:table-cell table:formula="of:=1/(([.$A45]+1)*[.C$1]*[.$A$1])" office:value-type="float" office:value="2840.90909090909" calcext:value-type="float">
            <text:p>2840.90909090909</text:p>
          </table:table-cell>
          <table:table-cell table:formula="of:=1/(([.$A45]+1)*[.D$1]*[.$A$1])" office:value-type="float" office:value="355.113636363636" calcext:value-type="float">
            <text:p>355.113636363636</text:p>
          </table:table-cell>
          <table:table-cell table:formula="of:=1/(([.$A45]+1)*[.E$1]*[.$A$1])" office:value-type="float" office:value="88.7784090909091" calcext:value-type="float">
            <text:p>88.7784090909091</text:p>
          </table:table-cell>
          <table:table-cell table:formula="of:=1/(([.$A45]+1)*[.F$1]*[.$A$1])" office:value-type="float" office:value="22.1946022727273" calcext:value-type="float">
            <text:p>22.1946022727273</text:p>
          </table:table-cell>
          <table:table-cell/>
          <table:table-cell table:formula="of:=1/[.B45]" office:value-type="float" office:value="0.000044" calcext:value-type="float">
            <text:p>0.000044</text:p>
          </table:table-cell>
          <table:table-cell table:formula="of:=1/[.C45]" office:value-type="float" office:value="0.000352" calcext:value-type="float">
            <text:p>0.000352</text:p>
          </table:table-cell>
          <table:table-cell table:formula="of:=1/[.D45]" office:value-type="float" office:value="0.002816" calcext:value-type="float">
            <text:p>0.002816</text:p>
          </table:table-cell>
          <table:table-cell table:formula="of:=1/[.E45]" office:value-type="float" office:value="0.011264" calcext:value-type="float">
            <text:p>0.011264</text:p>
          </table:table-cell>
          <table:table-cell table:formula="of:=1/[.F45]"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(([.$A46]+1)*[.B$1]*[.$A$1])" office:value-type="float" office:value="22222.2222222222" calcext:value-type="float">
            <text:p>22222.2222222222</text:p>
          </table:table-cell>
          <table:table-cell table:formula="of:=1/(([.$A46]+1)*[.C$1]*[.$A$1])" office:value-type="float" office:value="2777.77777777778" calcext:value-type="float">
            <text:p>2777.77777777778</text:p>
          </table:table-cell>
          <table:table-cell table:formula="of:=1/(([.$A46]+1)*[.D$1]*[.$A$1])" office:value-type="float" office:value="347.222222222222" calcext:value-type="float">
            <text:p>347.222222222222</text:p>
          </table:table-cell>
          <table:table-cell table:formula="of:=1/(([.$A46]+1)*[.E$1]*[.$A$1])" office:value-type="float" office:value="86.8055555555556" calcext:value-type="float">
            <text:p>86.8055555555556</text:p>
          </table:table-cell>
          <table:table-cell table:formula="of:=1/(([.$A46]+1)*[.F$1]*[.$A$1])" office:value-type="float" office:value="21.7013888888889" calcext:value-type="float">
            <text:p>21.7013888888889</text:p>
          </table:table-cell>
          <table:table-cell/>
          <table:table-cell table:formula="of:=1/[.B46]" office:value-type="float" office:value="0.000045" calcext:value-type="float">
            <text:p>0.000045</text:p>
          </table:table-cell>
          <table:table-cell table:formula="of:=1/[.C46]" office:value-type="float" office:value="0.00036" calcext:value-type="float">
            <text:p>0.00036</text:p>
          </table:table-cell>
          <table:table-cell table:formula="of:=1/[.D46]" office:value-type="float" office:value="0.00288" calcext:value-type="float">
            <text:p>0.00288</text:p>
          </table:table-cell>
          <table:table-cell table:formula="of:=1/[.E46]" office:value-type="float" office:value="0.01152" calcext:value-type="float">
            <text:p>0.01152</text:p>
          </table:table-cell>
          <table:table-cell table:formula="of:=1/[.F46]"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(([.$A47]+1)*[.B$1]*[.$A$1])" office:value-type="float" office:value="21739.1304347826" calcext:value-type="float">
            <text:p>21739.1304347826</text:p>
          </table:table-cell>
          <table:table-cell table:formula="of:=1/(([.$A47]+1)*[.C$1]*[.$A$1])" office:value-type="float" office:value="2717.39130434783" calcext:value-type="float">
            <text:p>2717.39130434783</text:p>
          </table:table-cell>
          <table:table-cell table:formula="of:=1/(([.$A47]+1)*[.D$1]*[.$A$1])" office:value-type="float" office:value="339.673913043478" calcext:value-type="float">
            <text:p>339.673913043478</text:p>
          </table:table-cell>
          <table:table-cell table:formula="of:=1/(([.$A47]+1)*[.E$1]*[.$A$1])" office:value-type="float" office:value="84.9184782608696" calcext:value-type="float">
            <text:p>84.9184782608696</text:p>
          </table:table-cell>
          <table:table-cell table:formula="of:=1/(([.$A47]+1)*[.F$1]*[.$A$1])" office:value-type="float" office:value="21.2296195652174" calcext:value-type="float">
            <text:p>21.2296195652174</text:p>
          </table:table-cell>
          <table:table-cell/>
          <table:table-cell table:formula="of:=1/[.B47]" office:value-type="float" office:value="0.000046" calcext:value-type="float">
            <text:p>0.000046</text:p>
          </table:table-cell>
          <table:table-cell table:formula="of:=1/[.C47]" office:value-type="float" office:value="0.000368" calcext:value-type="float">
            <text:p>0.000368</text:p>
          </table:table-cell>
          <table:table-cell table:formula="of:=1/[.D47]" office:value-type="float" office:value="0.002944" calcext:value-type="float">
            <text:p>0.002944</text:p>
          </table:table-cell>
          <table:table-cell table:formula="of:=1/[.E47]" office:value-type="float" office:value="0.011776" calcext:value-type="float">
            <text:p>0.011776</text:p>
          </table:table-cell>
          <table:table-cell table:formula="of:=1/[.F47]" office:value-type="float" office:value="0.047104" calcext:value-type="float">
            <text:p>0.047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(([.$A48]+1)*[.B$1]*[.$A$1])" office:value-type="float" office:value="21276.5957446809" calcext:value-type="float">
            <text:p>21276.5957446809</text:p>
          </table:table-cell>
          <table:table-cell table:formula="of:=1/(([.$A48]+1)*[.C$1]*[.$A$1])" office:value-type="float" office:value="2659.57446808511" calcext:value-type="float">
            <text:p>2659.57446808511</text:p>
          </table:table-cell>
          <table:table-cell table:formula="of:=1/(([.$A48]+1)*[.D$1]*[.$A$1])" office:value-type="float" office:value="332.446808510638" calcext:value-type="float">
            <text:p>332.446808510638</text:p>
          </table:table-cell>
          <table:table-cell table:formula="of:=1/(([.$A48]+1)*[.E$1]*[.$A$1])" office:value-type="float" office:value="83.1117021276596" calcext:value-type="float">
            <text:p>83.1117021276596</text:p>
          </table:table-cell>
          <table:table-cell table:formula="of:=1/(([.$A48]+1)*[.F$1]*[.$A$1])" office:value-type="float" office:value="20.7779255319149" calcext:value-type="float">
            <text:p>20.7779255319149</text:p>
          </table:table-cell>
          <table:table-cell/>
          <table:table-cell table:formula="of:=1/[.B48]" office:value-type="float" office:value="0.000047" calcext:value-type="float">
            <text:p>0.000047</text:p>
          </table:table-cell>
          <table:table-cell table:formula="of:=1/[.C48]" office:value-type="float" office:value="0.000376" calcext:value-type="float">
            <text:p>0.000376</text:p>
          </table:table-cell>
          <table:table-cell table:formula="of:=1/[.D48]" office:value-type="float" office:value="0.003008" calcext:value-type="float">
            <text:p>0.003008</text:p>
          </table:table-cell>
          <table:table-cell table:formula="of:=1/[.E48]" office:value-type="float" office:value="0.012032" calcext:value-type="float">
            <text:p>0.012032</text:p>
          </table:table-cell>
          <table:table-cell table:formula="of:=1/[.F48]"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(([.$A49]+1)*[.B$1]*[.$A$1])" office:value-type="float" office:value="20833.3333333333" calcext:value-type="float">
            <text:p>20833.3333333333</text:p>
          </table:table-cell>
          <table:table-cell table:formula="of:=1/(([.$A49]+1)*[.C$1]*[.$A$1])" office:value-type="float" office:value="2604.16666666667" calcext:value-type="float">
            <text:p>2604.16666666667</text:p>
          </table:table-cell>
          <table:table-cell table:formula="of:=1/(([.$A49]+1)*[.D$1]*[.$A$1])" office:value-type="float" office:value="325.520833333333" calcext:value-type="float">
            <text:p>325.520833333333</text:p>
          </table:table-cell>
          <table:table-cell table:formula="of:=1/(([.$A49]+1)*[.E$1]*[.$A$1])" office:value-type="float" office:value="81.3802083333333" calcext:value-type="float">
            <text:p>81.3802083333333</text:p>
          </table:table-cell>
          <table:table-cell table:formula="of:=1/(([.$A49]+1)*[.F$1]*[.$A$1])" office:value-type="float" office:value="20.3450520833333" calcext:value-type="float">
            <text:p>20.3450520833333</text:p>
          </table:table-cell>
          <table:table-cell/>
          <table:table-cell table:formula="of:=1/[.B49]" office:value-type="float" office:value="0.000048" calcext:value-type="float">
            <text:p>0.000048</text:p>
          </table:table-cell>
          <table:table-cell table:formula="of:=1/[.C49]" office:value-type="float" office:value="0.000384" calcext:value-type="float">
            <text:p>0.000384</text:p>
          </table:table-cell>
          <table:table-cell table:formula="of:=1/[.D49]" office:value-type="float" office:value="0.003072" calcext:value-type="float">
            <text:p>0.003072</text:p>
          </table:table-cell>
          <table:table-cell table:formula="of:=1/[.E49]" office:value-type="float" office:value="0.012288" calcext:value-type="float">
            <text:p>0.012288</text:p>
          </table:table-cell>
          <table:table-cell table:formula="of:=1/[.F49]"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(([.$A50]+1)*[.B$1]*[.$A$1])" office:value-type="float" office:value="20408.1632653061" calcext:value-type="float">
            <text:p>20408.1632653061</text:p>
          </table:table-cell>
          <table:table-cell table:formula="of:=1/(([.$A50]+1)*[.C$1]*[.$A$1])" office:value-type="float" office:value="2551.02040816327" calcext:value-type="float">
            <text:p>2551.02040816327</text:p>
          </table:table-cell>
          <table:table-cell table:formula="of:=1/(([.$A50]+1)*[.D$1]*[.$A$1])" office:value-type="float" office:value="318.877551020408" calcext:value-type="float">
            <text:p>318.877551020408</text:p>
          </table:table-cell>
          <table:table-cell table:formula="of:=1/(([.$A50]+1)*[.E$1]*[.$A$1])" office:value-type="float" office:value="79.7193877551021" calcext:value-type="float">
            <text:p>79.7193877551021</text:p>
          </table:table-cell>
          <table:table-cell table:formula="of:=1/(([.$A50]+1)*[.F$1]*[.$A$1])" office:value-type="float" office:value="19.9298469387755" calcext:value-type="float">
            <text:p>19.9298469387755</text:p>
          </table:table-cell>
          <table:table-cell/>
          <table:table-cell table:formula="of:=1/[.B50]" office:value-type="float" office:value="0.000049" calcext:value-type="float">
            <text:p>0.000049</text:p>
          </table:table-cell>
          <table:table-cell table:formula="of:=1/[.C50]" office:value-type="float" office:value="0.000392" calcext:value-type="float">
            <text:p>0.000392</text:p>
          </table:table-cell>
          <table:table-cell table:formula="of:=1/[.D50]" office:value-type="float" office:value="0.003136" calcext:value-type="float">
            <text:p>0.003136</text:p>
          </table:table-cell>
          <table:table-cell table:formula="of:=1/[.E50]" office:value-type="float" office:value="0.012544" calcext:value-type="float">
            <text:p>0.012544</text:p>
          </table:table-cell>
          <table:table-cell table:formula="of:=1/[.F50]" office:value-type="float" office:value="0.050176" calcext:value-type="float">
            <text:p>0.0501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(([.$A51]+1)*[.B$1]*[.$A$1])" office:value-type="float" office:value="20000" calcext:value-type="float">
            <text:p>20000</text:p>
          </table:table-cell>
          <table:table-cell table:formula="of:=1/(([.$A51]+1)*[.C$1]*[.$A$1])" office:value-type="float" office:value="2500" calcext:value-type="float">
            <text:p>2500</text:p>
          </table:table-cell>
          <table:table-cell table:formula="of:=1/(([.$A51]+1)*[.D$1]*[.$A$1])" office:value-type="float" office:value="312.5" calcext:value-type="float">
            <text:p>312.5</text:p>
          </table:table-cell>
          <table:table-cell table:formula="of:=1/(([.$A51]+1)*[.E$1]*[.$A$1])" office:value-type="float" office:value="78.125" calcext:value-type="float">
            <text:p>78.125</text:p>
          </table:table-cell>
          <table:table-cell table:formula="of:=1/(([.$A51]+1)*[.F$1]*[.$A$1])" office:value-type="float" office:value="19.53125" calcext:value-type="float">
            <text:p>19.53125</text:p>
          </table:table-cell>
          <table:table-cell/>
          <table:table-cell table:formula="of:=1/[.B51]" office:value-type="float" office:value="0.00005" calcext:value-type="float">
            <text:p>0.00005</text:p>
          </table:table-cell>
          <table:table-cell table:formula="of:=1/[.C51]" office:value-type="float" office:value="0.0004" calcext:value-type="float">
            <text:p>0.0004</text:p>
          </table:table-cell>
          <table:table-cell table:formula="of:=1/[.D51]" office:value-type="float" office:value="0.0032" calcext:value-type="float">
            <text:p>0.0032</text:p>
          </table:table-cell>
          <table:table-cell table:formula="of:=1/[.E51]" office:value-type="float" office:value="0.0128" calcext:value-type="float">
            <text:p>0.0128</text:p>
          </table:table-cell>
          <table:table-cell table:formula="of:=1/[.F51]"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([.$A52]+1)*[.B$1]*[.$A$1])" office:value-type="float" office:value="19607.8431372549" calcext:value-type="float">
            <text:p>19607.8431372549</text:p>
          </table:table-cell>
          <table:table-cell table:formula="of:=1/(([.$A52]+1)*[.C$1]*[.$A$1])" office:value-type="float" office:value="2450.98039215686" calcext:value-type="float">
            <text:p>2450.98039215686</text:p>
          </table:table-cell>
          <table:table-cell table:formula="of:=1/(([.$A52]+1)*[.D$1]*[.$A$1])" office:value-type="float" office:value="306.372549019608" calcext:value-type="float">
            <text:p>306.372549019608</text:p>
          </table:table-cell>
          <table:table-cell table:formula="of:=1/(([.$A52]+1)*[.E$1]*[.$A$1])" office:value-type="float" office:value="76.593137254902" calcext:value-type="float">
            <text:p>76.593137254902</text:p>
          </table:table-cell>
          <table:table-cell table:formula="of:=1/(([.$A52]+1)*[.F$1]*[.$A$1])" office:value-type="float" office:value="19.1482843137255" calcext:value-type="float">
            <text:p>19.1482843137255</text:p>
          </table:table-cell>
          <table:table-cell/>
          <table:table-cell table:formula="of:=1/[.B52]" office:value-type="float" office:value="0.000051" calcext:value-type="float">
            <text:p>0.000051</text:p>
          </table:table-cell>
          <table:table-cell table:formula="of:=1/[.C52]" office:value-type="float" office:value="0.000408" calcext:value-type="float">
            <text:p>0.000408</text:p>
          </table:table-cell>
          <table:table-cell table:formula="of:=1/[.D52]" office:value-type="float" office:value="0.003264" calcext:value-type="float">
            <text:p>0.003264</text:p>
          </table:table-cell>
          <table:table-cell table:formula="of:=1/[.E52]" office:value-type="float" office:value="0.013056" calcext:value-type="float">
            <text:p>0.013056</text:p>
          </table:table-cell>
          <table:table-cell table:formula="of:=1/[.F52]" office:value-type="float" office:value="0.052224" calcext:value-type="float">
            <text:p>0.052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(([.$A53]+1)*[.B$1]*[.$A$1])" office:value-type="float" office:value="19230.7692307692" calcext:value-type="float">
            <text:p>19230.7692307692</text:p>
          </table:table-cell>
          <table:table-cell table:formula="of:=1/(([.$A53]+1)*[.C$1]*[.$A$1])" office:value-type="float" office:value="2403.84615384615" calcext:value-type="float">
            <text:p>2403.84615384615</text:p>
          </table:table-cell>
          <table:table-cell table:formula="of:=1/(([.$A53]+1)*[.D$1]*[.$A$1])" office:value-type="float" office:value="300.480769230769" calcext:value-type="float">
            <text:p>300.480769230769</text:p>
          </table:table-cell>
          <table:table-cell table:formula="of:=1/(([.$A53]+1)*[.E$1]*[.$A$1])" office:value-type="float" office:value="75.1201923076923" calcext:value-type="float">
            <text:p>75.1201923076923</text:p>
          </table:table-cell>
          <table:table-cell table:formula="of:=1/(([.$A53]+1)*[.F$1]*[.$A$1])" office:value-type="float" office:value="18.7800480769231" calcext:value-type="float">
            <text:p>18.7800480769231</text:p>
          </table:table-cell>
          <table:table-cell/>
          <table:table-cell table:formula="of:=1/[.B53]" office:value-type="float" office:value="0.000052" calcext:value-type="float">
            <text:p>0.000052</text:p>
          </table:table-cell>
          <table:table-cell table:formula="of:=1/[.C53]" office:value-type="float" office:value="0.000416" calcext:value-type="float">
            <text:p>0.000416</text:p>
          </table:table-cell>
          <table:table-cell table:formula="of:=1/[.D53]" office:value-type="float" office:value="0.003328" calcext:value-type="float">
            <text:p>0.003328</text:p>
          </table:table-cell>
          <table:table-cell table:formula="of:=1/[.E53]" office:value-type="float" office:value="0.013312" calcext:value-type="float">
            <text:p>0.013312</text:p>
          </table:table-cell>
          <table:table-cell table:formula="of:=1/[.F53]" office:value-type="float" office:value="0.053248" calcext:value-type="float">
            <text:p>0.0532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(([.$A54]+1)*[.B$1]*[.$A$1])" office:value-type="float" office:value="18867.9245283019" calcext:value-type="float">
            <text:p>18867.9245283019</text:p>
          </table:table-cell>
          <table:table-cell table:formula="of:=1/(([.$A54]+1)*[.C$1]*[.$A$1])" office:value-type="float" office:value="2358.49056603774" calcext:value-type="float">
            <text:p>2358.49056603774</text:p>
          </table:table-cell>
          <table:table-cell table:formula="of:=1/(([.$A54]+1)*[.D$1]*[.$A$1])" office:value-type="float" office:value="294.811320754717" calcext:value-type="float">
            <text:p>294.811320754717</text:p>
          </table:table-cell>
          <table:table-cell table:formula="of:=1/(([.$A54]+1)*[.E$1]*[.$A$1])" office:value-type="float" office:value="73.7028301886793" calcext:value-type="float">
            <text:p>73.7028301886793</text:p>
          </table:table-cell>
          <table:table-cell table:formula="of:=1/(([.$A54]+1)*[.F$1]*[.$A$1])" office:value-type="float" office:value="18.4257075471698" calcext:value-type="float">
            <text:p>18.4257075471698</text:p>
          </table:table-cell>
          <table:table-cell/>
          <table:table-cell table:formula="of:=1/[.B54]" office:value-type="float" office:value="0.000053" calcext:value-type="float">
            <text:p>0.000053</text:p>
          </table:table-cell>
          <table:table-cell table:formula="of:=1/[.C54]" office:value-type="float" office:value="0.000424" calcext:value-type="float">
            <text:p>0.000424</text:p>
          </table:table-cell>
          <table:table-cell table:formula="of:=1/[.D54]" office:value-type="float" office:value="0.003392" calcext:value-type="float">
            <text:p>0.003392</text:p>
          </table:table-cell>
          <table:table-cell table:formula="of:=1/[.E54]" office:value-type="float" office:value="0.013568" calcext:value-type="float">
            <text:p>0.013568</text:p>
          </table:table-cell>
          <table:table-cell table:formula="of:=1/[.F54]" office:value-type="float" office:value="0.054272" calcext:value-type="float">
            <text:p>0.0542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(([.$A55]+1)*[.B$1]*[.$A$1])" office:value-type="float" office:value="18518.5185185185" calcext:value-type="float">
            <text:p>18518.5185185185</text:p>
          </table:table-cell>
          <table:table-cell table:formula="of:=1/(([.$A55]+1)*[.C$1]*[.$A$1])" office:value-type="float" office:value="2314.81481481481" calcext:value-type="float">
            <text:p>2314.81481481481</text:p>
          </table:table-cell>
          <table:table-cell table:formula="of:=1/(([.$A55]+1)*[.D$1]*[.$A$1])" office:value-type="float" office:value="289.351851851852" calcext:value-type="float">
            <text:p>289.351851851852</text:p>
          </table:table-cell>
          <table:table-cell table:formula="of:=1/(([.$A55]+1)*[.E$1]*[.$A$1])" office:value-type="float" office:value="72.337962962963" calcext:value-type="float">
            <text:p>72.337962962963</text:p>
          </table:table-cell>
          <table:table-cell table:formula="of:=1/(([.$A55]+1)*[.F$1]*[.$A$1])" office:value-type="float" office:value="18.0844907407407" calcext:value-type="float">
            <text:p>18.0844907407407</text:p>
          </table:table-cell>
          <table:table-cell/>
          <table:table-cell table:formula="of:=1/[.B55]" office:value-type="float" office:value="0.000054" calcext:value-type="float">
            <text:p>0.000054</text:p>
          </table:table-cell>
          <table:table-cell table:formula="of:=1/[.C55]" office:value-type="float" office:value="0.000432" calcext:value-type="float">
            <text:p>0.000432</text:p>
          </table:table-cell>
          <table:table-cell table:formula="of:=1/[.D55]" office:value-type="float" office:value="0.003456" calcext:value-type="float">
            <text:p>0.003456</text:p>
          </table:table-cell>
          <table:table-cell table:formula="of:=1/[.E55]" office:value-type="float" office:value="0.013824" calcext:value-type="float">
            <text:p>0.013824</text:p>
          </table:table-cell>
          <table:table-cell table:formula="of:=1/[.F55]" office:value-type="float" office:value="0.055296" calcext:value-type="float">
            <text:p>0.055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(([.$A56]+1)*[.B$1]*[.$A$1])" office:value-type="float" office:value="18181.8181818182" calcext:value-type="float">
            <text:p>18181.8181818182</text:p>
          </table:table-cell>
          <table:table-cell table:formula="of:=1/(([.$A56]+1)*[.C$1]*[.$A$1])" office:value-type="float" office:value="2272.72727272727" calcext:value-type="float">
            <text:p>2272.72727272727</text:p>
          </table:table-cell>
          <table:table-cell table:formula="of:=1/(([.$A56]+1)*[.D$1]*[.$A$1])" office:value-type="float" office:value="284.090909090909" calcext:value-type="float">
            <text:p>284.090909090909</text:p>
          </table:table-cell>
          <table:table-cell table:formula="of:=1/(([.$A56]+1)*[.E$1]*[.$A$1])" office:value-type="float" office:value="71.0227272727273" calcext:value-type="float">
            <text:p>71.0227272727273</text:p>
          </table:table-cell>
          <table:table-cell table:formula="of:=1/(([.$A56]+1)*[.F$1]*[.$A$1])" office:value-type="float" office:value="17.7556818181818" calcext:value-type="float">
            <text:p>17.7556818181818</text:p>
          </table:table-cell>
          <table:table-cell/>
          <table:table-cell table:formula="of:=1/[.B56]" office:value-type="float" office:value="0.000055" calcext:value-type="float">
            <text:p>0.000055</text:p>
          </table:table-cell>
          <table:table-cell table:formula="of:=1/[.C56]" office:value-type="float" office:value="0.00044" calcext:value-type="float">
            <text:p>0.00044</text:p>
          </table:table-cell>
          <table:table-cell table:formula="of:=1/[.D56]" office:value-type="float" office:value="0.00352" calcext:value-type="float">
            <text:p>0.00352</text:p>
          </table:table-cell>
          <table:table-cell table:formula="of:=1/[.E56]" office:value-type="float" office:value="0.01408" calcext:value-type="float">
            <text:p>0.01408</text:p>
          </table:table-cell>
          <table:table-cell table:formula="of:=1/[.F56]" office:value-type="float" office:value="0.05632" calcext:value-type="float">
            <text:p>0.056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(([.$A57]+1)*[.B$1]*[.$A$1])" office:value-type="float" office:value="17857.1428571429" calcext:value-type="float">
            <text:p>17857.1428571429</text:p>
          </table:table-cell>
          <table:table-cell table:formula="of:=1/(([.$A57]+1)*[.C$1]*[.$A$1])" office:value-type="float" office:value="2232.14285714286" calcext:value-type="float">
            <text:p>2232.14285714286</text:p>
          </table:table-cell>
          <table:table-cell table:formula="of:=1/(([.$A57]+1)*[.D$1]*[.$A$1])" office:value-type="float" office:value="279.017857142857" calcext:value-type="float">
            <text:p>279.017857142857</text:p>
          </table:table-cell>
          <table:table-cell table:formula="of:=1/(([.$A57]+1)*[.E$1]*[.$A$1])" office:value-type="float" office:value="69.7544642857143" calcext:value-type="float">
            <text:p>69.7544642857143</text:p>
          </table:table-cell>
          <table:table-cell table:formula="of:=1/(([.$A57]+1)*[.F$1]*[.$A$1])" office:value-type="float" office:value="17.4386160714286" calcext:value-type="float">
            <text:p>17.4386160714286</text:p>
          </table:table-cell>
          <table:table-cell/>
          <table:table-cell table:formula="of:=1/[.B57]" office:value-type="float" office:value="0.000056" calcext:value-type="float">
            <text:p>0.000056</text:p>
          </table:table-cell>
          <table:table-cell table:formula="of:=1/[.C57]" office:value-type="float" office:value="0.000448" calcext:value-type="float">
            <text:p>0.000448</text:p>
          </table:table-cell>
          <table:table-cell table:formula="of:=1/[.D57]" office:value-type="float" office:value="0.003584" calcext:value-type="float">
            <text:p>0.003584</text:p>
          </table:table-cell>
          <table:table-cell table:formula="of:=1/[.E57]" office:value-type="float" office:value="0.014336" calcext:value-type="float">
            <text:p>0.014336</text:p>
          </table:table-cell>
          <table:table-cell table:formula="of:=1/[.F57]" office:value-type="float" office:value="0.057344" calcext:value-type="float">
            <text:p>0.0573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(([.$A58]+1)*[.B$1]*[.$A$1])" office:value-type="float" office:value="17543.8596491228" calcext:value-type="float">
            <text:p>17543.8596491228</text:p>
          </table:table-cell>
          <table:table-cell table:formula="of:=1/(([.$A58]+1)*[.C$1]*[.$A$1])" office:value-type="float" office:value="2192.98245614035" calcext:value-type="float">
            <text:p>2192.98245614035</text:p>
          </table:table-cell>
          <table:table-cell table:formula="of:=1/(([.$A58]+1)*[.D$1]*[.$A$1])" office:value-type="float" office:value="274.122807017544" calcext:value-type="float">
            <text:p>274.122807017544</text:p>
          </table:table-cell>
          <table:table-cell table:formula="of:=1/(([.$A58]+1)*[.E$1]*[.$A$1])" office:value-type="float" office:value="68.530701754386" calcext:value-type="float">
            <text:p>68.530701754386</text:p>
          </table:table-cell>
          <table:table-cell table:formula="of:=1/(([.$A58]+1)*[.F$1]*[.$A$1])" office:value-type="float" office:value="17.1326754385965" calcext:value-type="float">
            <text:p>17.1326754385965</text:p>
          </table:table-cell>
          <table:table-cell/>
          <table:table-cell table:formula="of:=1/[.B58]" office:value-type="float" office:value="0.000057" calcext:value-type="float">
            <text:p>0.000057</text:p>
          </table:table-cell>
          <table:table-cell table:formula="of:=1/[.C58]" office:value-type="float" office:value="0.000456" calcext:value-type="float">
            <text:p>0.000456</text:p>
          </table:table-cell>
          <table:table-cell table:formula="of:=1/[.D58]" office:value-type="float" office:value="0.003648" calcext:value-type="float">
            <text:p>0.003648</text:p>
          </table:table-cell>
          <table:table-cell table:formula="of:=1/[.E58]" office:value-type="float" office:value="0.014592" calcext:value-type="float">
            <text:p>0.014592</text:p>
          </table:table-cell>
          <table:table-cell table:formula="of:=1/[.F58]" office:value-type="float" office:value="0.058368" calcext:value-type="float">
            <text:p>0.0583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(([.$A59]+1)*[.B$1]*[.$A$1])" office:value-type="float" office:value="17241.3793103448" calcext:value-type="float">
            <text:p>17241.3793103448</text:p>
          </table:table-cell>
          <table:table-cell table:formula="of:=1/(([.$A59]+1)*[.C$1]*[.$A$1])" office:value-type="float" office:value="2155.1724137931" calcext:value-type="float">
            <text:p>2155.1724137931</text:p>
          </table:table-cell>
          <table:table-cell table:formula="of:=1/(([.$A59]+1)*[.D$1]*[.$A$1])" office:value-type="float" office:value="269.396551724138" calcext:value-type="float">
            <text:p>269.396551724138</text:p>
          </table:table-cell>
          <table:table-cell table:formula="of:=1/(([.$A59]+1)*[.E$1]*[.$A$1])" office:value-type="float" office:value="67.3491379310345" calcext:value-type="float">
            <text:p>67.3491379310345</text:p>
          </table:table-cell>
          <table:table-cell table:formula="of:=1/(([.$A59]+1)*[.F$1]*[.$A$1])" office:value-type="float" office:value="16.8372844827586" calcext:value-type="float">
            <text:p>16.8372844827586</text:p>
          </table:table-cell>
          <table:table-cell/>
          <table:table-cell table:formula="of:=1/[.B59]" office:value-type="float" office:value="0.000058" calcext:value-type="float">
            <text:p>0.000058</text:p>
          </table:table-cell>
          <table:table-cell table:formula="of:=1/[.C59]" office:value-type="float" office:value="0.000464" calcext:value-type="float">
            <text:p>0.000464</text:p>
          </table:table-cell>
          <table:table-cell table:formula="of:=1/[.D59]" office:value-type="float" office:value="0.003712" calcext:value-type="float">
            <text:p>0.003712</text:p>
          </table:table-cell>
          <table:table-cell table:formula="of:=1/[.E59]" office:value-type="float" office:value="0.014848" calcext:value-type="float">
            <text:p>0.014848</text:p>
          </table:table-cell>
          <table:table-cell table:formula="of:=1/[.F59]" office:value-type="float" office:value="0.059392" calcext:value-type="float">
            <text:p>0.0593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(([.$A60]+1)*[.B$1]*[.$A$1])" office:value-type="float" office:value="16949.1525423729" calcext:value-type="float">
            <text:p>16949.1525423729</text:p>
          </table:table-cell>
          <table:table-cell table:formula="of:=1/(([.$A60]+1)*[.C$1]*[.$A$1])" office:value-type="float" office:value="2118.64406779661" calcext:value-type="float">
            <text:p>2118.64406779661</text:p>
          </table:table-cell>
          <table:table-cell table:formula="of:=1/(([.$A60]+1)*[.D$1]*[.$A$1])" office:value-type="float" office:value="264.830508474576" calcext:value-type="float">
            <text:p>264.830508474576</text:p>
          </table:table-cell>
          <table:table-cell table:formula="of:=1/(([.$A60]+1)*[.E$1]*[.$A$1])" office:value-type="float" office:value="66.2076271186441" calcext:value-type="float">
            <text:p>66.2076271186441</text:p>
          </table:table-cell>
          <table:table-cell table:formula="of:=1/(([.$A60]+1)*[.F$1]*[.$A$1])" office:value-type="float" office:value="16.551906779661" calcext:value-type="float">
            <text:p>16.551906779661</text:p>
          </table:table-cell>
          <table:table-cell/>
          <table:table-cell table:formula="of:=1/[.B60]" office:value-type="float" office:value="0.000059" calcext:value-type="float">
            <text:p>0.000059</text:p>
          </table:table-cell>
          <table:table-cell table:formula="of:=1/[.C60]" office:value-type="float" office:value="0.000472" calcext:value-type="float">
            <text:p>0.000472</text:p>
          </table:table-cell>
          <table:table-cell table:formula="of:=1/[.D60]" office:value-type="float" office:value="0.003776" calcext:value-type="float">
            <text:p>0.003776</text:p>
          </table:table-cell>
          <table:table-cell table:formula="of:=1/[.E60]" office:value-type="float" office:value="0.015104" calcext:value-type="float">
            <text:p>0.015104</text:p>
          </table:table-cell>
          <table:table-cell table:formula="of:=1/[.F60]" office:value-type="float" office:value="0.060416" calcext:value-type="float">
            <text:p>0.0604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(([.$A61]+1)*[.B$1]*[.$A$1])" office:value-type="float" office:value="16666.6666666667" calcext:value-type="float">
            <text:p>16666.6666666667</text:p>
          </table:table-cell>
          <table:table-cell table:formula="of:=1/(([.$A61]+1)*[.C$1]*[.$A$1])" office:value-type="float" office:value="2083.33333333333" calcext:value-type="float">
            <text:p>2083.33333333333</text:p>
          </table:table-cell>
          <table:table-cell table:formula="of:=1/(([.$A61]+1)*[.D$1]*[.$A$1])" office:value-type="float" office:value="260.416666666667" calcext:value-type="float">
            <text:p>260.416666666667</text:p>
          </table:table-cell>
          <table:table-cell table:formula="of:=1/(([.$A61]+1)*[.E$1]*[.$A$1])" office:value-type="float" office:value="65.1041666666667" calcext:value-type="float">
            <text:p>65.1041666666667</text:p>
          </table:table-cell>
          <table:table-cell table:formula="of:=1/(([.$A61]+1)*[.F$1]*[.$A$1])" office:value-type="float" office:value="16.2760416666667" calcext:value-type="float">
            <text:p>16.2760416666667</text:p>
          </table:table-cell>
          <table:table-cell/>
          <table:table-cell table:formula="of:=1/[.B61]" office:value-type="float" office:value="0.00006" calcext:value-type="float">
            <text:p>0.00006</text:p>
          </table:table-cell>
          <table:table-cell table:formula="of:=1/[.C61]" office:value-type="float" office:value="0.00048" calcext:value-type="float">
            <text:p>0.00048</text:p>
          </table:table-cell>
          <table:table-cell table:formula="of:=1/[.D61]" office:value-type="float" office:value="0.00384" calcext:value-type="float">
            <text:p>0.00384</text:p>
          </table:table-cell>
          <table:table-cell table:formula="of:=1/[.E61]" office:value-type="float" office:value="0.01536" calcext:value-type="float">
            <text:p>0.01536</text:p>
          </table:table-cell>
          <table:table-cell table:formula="of:=1/[.F61]" office:value-type="float" office:value="0.06144" calcext:value-type="float">
            <text:p>0.061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(([.$A62]+1)*[.B$1]*[.$A$1])" office:value-type="float" office:value="16393.4426229508" calcext:value-type="float">
            <text:p>16393.4426229508</text:p>
          </table:table-cell>
          <table:table-cell table:formula="of:=1/(([.$A62]+1)*[.C$1]*[.$A$1])" office:value-type="float" office:value="2049.18032786885" calcext:value-type="float">
            <text:p>2049.18032786885</text:p>
          </table:table-cell>
          <table:table-cell table:formula="of:=1/(([.$A62]+1)*[.D$1]*[.$A$1])" office:value-type="float" office:value="256.147540983607" calcext:value-type="float">
            <text:p>256.147540983607</text:p>
          </table:table-cell>
          <table:table-cell table:formula="of:=1/(([.$A62]+1)*[.E$1]*[.$A$1])" office:value-type="float" office:value="64.0368852459016" calcext:value-type="float">
            <text:p>64.0368852459016</text:p>
          </table:table-cell>
          <table:table-cell table:formula="of:=1/(([.$A62]+1)*[.F$1]*[.$A$1])" office:value-type="float" office:value="16.0092213114754" calcext:value-type="float">
            <text:p>16.0092213114754</text:p>
          </table:table-cell>
          <table:table-cell/>
          <table:table-cell table:formula="of:=1/[.B62]" office:value-type="float" office:value="0.000061" calcext:value-type="float">
            <text:p>0.000061</text:p>
          </table:table-cell>
          <table:table-cell table:formula="of:=1/[.C62]" office:value-type="float" office:value="0.000488" calcext:value-type="float">
            <text:p>0.000488</text:p>
          </table:table-cell>
          <table:table-cell table:formula="of:=1/[.D62]" office:value-type="float" office:value="0.003904" calcext:value-type="float">
            <text:p>0.003904</text:p>
          </table:table-cell>
          <table:table-cell table:formula="of:=1/[.E62]" office:value-type="float" office:value="0.015616" calcext:value-type="float">
            <text:p>0.015616</text:p>
          </table:table-cell>
          <table:table-cell table:formula="of:=1/[.F62]" office:value-type="float" office:value="0.062464" calcext:value-type="float">
            <text:p>0.0624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(([.$A63]+1)*[.B$1]*[.$A$1])" office:value-type="float" office:value="16129.0322580645" calcext:value-type="float">
            <text:p>16129.0322580645</text:p>
          </table:table-cell>
          <table:table-cell table:formula="of:=1/(([.$A63]+1)*[.C$1]*[.$A$1])" office:value-type="float" office:value="2016.12903225806" calcext:value-type="float">
            <text:p>2016.12903225806</text:p>
          </table:table-cell>
          <table:table-cell table:formula="of:=1/(([.$A63]+1)*[.D$1]*[.$A$1])" office:value-type="float" office:value="252.016129032258" calcext:value-type="float">
            <text:p>252.016129032258</text:p>
          </table:table-cell>
          <table:table-cell table:formula="of:=1/(([.$A63]+1)*[.E$1]*[.$A$1])" office:value-type="float" office:value="63.0040322580645" calcext:value-type="float">
            <text:p>63.0040322580645</text:p>
          </table:table-cell>
          <table:table-cell table:formula="of:=1/(([.$A63]+1)*[.F$1]*[.$A$1])" office:value-type="float" office:value="15.7510080645161" calcext:value-type="float">
            <text:p>15.7510080645161</text:p>
          </table:table-cell>
          <table:table-cell/>
          <table:table-cell table:formula="of:=1/[.B63]" office:value-type="float" office:value="0.000062" calcext:value-type="float">
            <text:p>0.000062</text:p>
          </table:table-cell>
          <table:table-cell table:formula="of:=1/[.C63]" office:value-type="float" office:value="0.000496" calcext:value-type="float">
            <text:p>0.000496</text:p>
          </table:table-cell>
          <table:table-cell table:formula="of:=1/[.D63]" office:value-type="float" office:value="0.003968" calcext:value-type="float">
            <text:p>0.003968</text:p>
          </table:table-cell>
          <table:table-cell table:formula="of:=1/[.E63]" office:value-type="float" office:value="0.015872" calcext:value-type="float">
            <text:p>0.015872</text:p>
          </table:table-cell>
          <table:table-cell table:formula="of:=1/[.F63]" office:value-type="float" office:value="0.063488" calcext:value-type="float">
            <text:p>0.0634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(([.$A64]+1)*[.B$1]*[.$A$1])" office:value-type="float" office:value="15873.0158730159" calcext:value-type="float">
            <text:p>15873.0158730159</text:p>
          </table:table-cell>
          <table:table-cell table:formula="of:=1/(([.$A64]+1)*[.C$1]*[.$A$1])" office:value-type="float" office:value="1984.12698412698" calcext:value-type="float">
            <text:p>1984.12698412698</text:p>
          </table:table-cell>
          <table:table-cell table:formula="of:=1/(([.$A64]+1)*[.D$1]*[.$A$1])" office:value-type="float" office:value="248.015873015873" calcext:value-type="float">
            <text:p>248.015873015873</text:p>
          </table:table-cell>
          <table:table-cell table:formula="of:=1/(([.$A64]+1)*[.E$1]*[.$A$1])" office:value-type="float" office:value="62.0039682539683" calcext:value-type="float">
            <text:p>62.0039682539683</text:p>
          </table:table-cell>
          <table:table-cell table:formula="of:=1/(([.$A64]+1)*[.F$1]*[.$A$1])" office:value-type="float" office:value="15.5009920634921" calcext:value-type="float">
            <text:p>15.5009920634921</text:p>
          </table:table-cell>
          <table:table-cell/>
          <table:table-cell table:formula="of:=1/[.B64]" office:value-type="float" office:value="0.000063" calcext:value-type="float">
            <text:p>0.000063</text:p>
          </table:table-cell>
          <table:table-cell table:formula="of:=1/[.C64]" office:value-type="float" office:value="0.000504" calcext:value-type="float">
            <text:p>0.000504</text:p>
          </table:table-cell>
          <table:table-cell table:formula="of:=1/[.D64]" office:value-type="float" office:value="0.004032" calcext:value-type="float">
            <text:p>0.004032</text:p>
          </table:table-cell>
          <table:table-cell table:formula="of:=1/[.E64]" office:value-type="float" office:value="0.016128" calcext:value-type="float">
            <text:p>0.016128</text:p>
          </table:table-cell>
          <table:table-cell table:formula="of:=1/[.F64]" office:value-type="float" office:value="0.064512" calcext:value-type="float">
            <text:p>0.0645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(([.$A65]+1)*[.B$1]*[.$A$1])" office:value-type="float" office:value="15625" calcext:value-type="float">
            <text:p>15625</text:p>
          </table:table-cell>
          <table:table-cell table:formula="of:=1/(([.$A65]+1)*[.C$1]*[.$A$1])" office:value-type="float" office:value="1953.125" calcext:value-type="float">
            <text:p>1953.125</text:p>
          </table:table-cell>
          <table:table-cell table:formula="of:=1/(([.$A65]+1)*[.D$1]*[.$A$1])" office:value-type="float" office:value="244.140625" calcext:value-type="float">
            <text:p>244.140625</text:p>
          </table:table-cell>
          <table:table-cell table:formula="of:=1/(([.$A65]+1)*[.E$1]*[.$A$1])" office:value-type="float" office:value="61.03515625" calcext:value-type="float">
            <text:p>61.03515625</text:p>
          </table:table-cell>
          <table:table-cell table:formula="of:=1/(([.$A65]+1)*[.F$1]*[.$A$1])" office:value-type="float" office:value="15.2587890625" calcext:value-type="float">
            <text:p>15.2587890625</text:p>
          </table:table-cell>
          <table:table-cell/>
          <table:table-cell table:formula="of:=1/[.B65]" office:value-type="float" office:value="0.000064" calcext:value-type="float">
            <text:p>0.000064</text:p>
          </table:table-cell>
          <table:table-cell table:formula="of:=1/[.C65]" office:value-type="float" office:value="0.000512" calcext:value-type="float">
            <text:p>0.000512</text:p>
          </table:table-cell>
          <table:table-cell table:formula="of:=1/[.D65]" office:value-type="float" office:value="0.004096" calcext:value-type="float">
            <text:p>0.004096</text:p>
          </table:table-cell>
          <table:table-cell table:formula="of:=1/[.E65]" office:value-type="float" office:value="0.016384" calcext:value-type="float">
            <text:p>0.016384</text:p>
          </table:table-cell>
          <table:table-cell table:formula="of:=1/[.F65]"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(([.$A66]+1)*[.B$1]*[.$A$1])" office:value-type="float" office:value="15384.6153846154" calcext:value-type="float">
            <text:p>15384.6153846154</text:p>
          </table:table-cell>
          <table:table-cell table:formula="of:=1/(([.$A66]+1)*[.C$1]*[.$A$1])" office:value-type="float" office:value="1923.07692307692" calcext:value-type="float">
            <text:p>1923.07692307692</text:p>
          </table:table-cell>
          <table:table-cell table:formula="of:=1/(([.$A66]+1)*[.D$1]*[.$A$1])" office:value-type="float" office:value="240.384615384615" calcext:value-type="float">
            <text:p>240.384615384615</text:p>
          </table:table-cell>
          <table:table-cell table:formula="of:=1/(([.$A66]+1)*[.E$1]*[.$A$1])" office:value-type="float" office:value="60.0961538461539" calcext:value-type="float">
            <text:p>60.0961538461539</text:p>
          </table:table-cell>
          <table:table-cell table:formula="of:=1/(([.$A66]+1)*[.F$1]*[.$A$1])" office:value-type="float" office:value="15.0240384615385" calcext:value-type="float">
            <text:p>15.0240384615385</text:p>
          </table:table-cell>
          <table:table-cell/>
          <table:table-cell table:formula="of:=1/[.B66]" office:value-type="float" office:value="0.000065" calcext:value-type="float">
            <text:p>0.000065</text:p>
          </table:table-cell>
          <table:table-cell table:formula="of:=1/[.C66]" office:value-type="float" office:value="0.00052" calcext:value-type="float">
            <text:p>0.00052</text:p>
          </table:table-cell>
          <table:table-cell table:formula="of:=1/[.D66]" office:value-type="float" office:value="0.00416" calcext:value-type="float">
            <text:p>0.00416</text:p>
          </table:table-cell>
          <table:table-cell table:formula="of:=1/[.E66]" office:value-type="float" office:value="0.01664" calcext:value-type="float">
            <text:p>0.01664</text:p>
          </table:table-cell>
          <table:table-cell table:formula="of:=1/[.F66]" office:value-type="float" office:value="0.06656" calcext:value-type="float">
            <text:p>0.066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(([.$A67]+1)*[.B$1]*[.$A$1])" office:value-type="float" office:value="15151.5151515152" calcext:value-type="float">
            <text:p>15151.5151515152</text:p>
          </table:table-cell>
          <table:table-cell table:formula="of:=1/(([.$A67]+1)*[.C$1]*[.$A$1])" office:value-type="float" office:value="1893.93939393939" calcext:value-type="float">
            <text:p>1893.93939393939</text:p>
          </table:table-cell>
          <table:table-cell table:formula="of:=1/(([.$A67]+1)*[.D$1]*[.$A$1])" office:value-type="float" office:value="236.742424242424" calcext:value-type="float">
            <text:p>236.742424242424</text:p>
          </table:table-cell>
          <table:table-cell table:formula="of:=1/(([.$A67]+1)*[.E$1]*[.$A$1])" office:value-type="float" office:value="59.1856060606061" calcext:value-type="float">
            <text:p>59.1856060606061</text:p>
          </table:table-cell>
          <table:table-cell table:formula="of:=1/(([.$A67]+1)*[.F$1]*[.$A$1])" office:value-type="float" office:value="14.7964015151515" calcext:value-type="float">
            <text:p>14.7964015151515</text:p>
          </table:table-cell>
          <table:table-cell/>
          <table:table-cell table:formula="of:=1/[.B67]" office:value-type="float" office:value="0.000066" calcext:value-type="float">
            <text:p>0.000066</text:p>
          </table:table-cell>
          <table:table-cell table:formula="of:=1/[.C67]" office:value-type="float" office:value="0.000528" calcext:value-type="float">
            <text:p>0.000528</text:p>
          </table:table-cell>
          <table:table-cell table:formula="of:=1/[.D67]" office:value-type="float" office:value="0.004224" calcext:value-type="float">
            <text:p>0.004224</text:p>
          </table:table-cell>
          <table:table-cell table:formula="of:=1/[.E67]" office:value-type="float" office:value="0.016896" calcext:value-type="float">
            <text:p>0.016896</text:p>
          </table:table-cell>
          <table:table-cell table:formula="of:=1/[.F67]" office:value-type="float" office:value="0.067584" calcext:value-type="float">
            <text:p>0.0675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(([.$A68]+1)*[.B$1]*[.$A$1])" office:value-type="float" office:value="14925.3731343284" calcext:value-type="float">
            <text:p>14925.3731343284</text:p>
          </table:table-cell>
          <table:table-cell table:formula="of:=1/(([.$A68]+1)*[.C$1]*[.$A$1])" office:value-type="float" office:value="1865.67164179104" calcext:value-type="float">
            <text:p>1865.67164179104</text:p>
          </table:table-cell>
          <table:table-cell table:formula="of:=1/(([.$A68]+1)*[.D$1]*[.$A$1])" office:value-type="float" office:value="233.208955223881" calcext:value-type="float">
            <text:p>233.208955223881</text:p>
          </table:table-cell>
          <table:table-cell table:formula="of:=1/(([.$A68]+1)*[.E$1]*[.$A$1])" office:value-type="float" office:value="58.3022388059702" calcext:value-type="float">
            <text:p>58.3022388059702</text:p>
          </table:table-cell>
          <table:table-cell table:formula="of:=1/(([.$A68]+1)*[.F$1]*[.$A$1])" office:value-type="float" office:value="14.5755597014925" calcext:value-type="float">
            <text:p>14.5755597014925</text:p>
          </table:table-cell>
          <table:table-cell/>
          <table:table-cell table:formula="of:=1/[.B68]" office:value-type="float" office:value="0.000067" calcext:value-type="float">
            <text:p>0.000067</text:p>
          </table:table-cell>
          <table:table-cell table:formula="of:=1/[.C68]" office:value-type="float" office:value="0.000536" calcext:value-type="float">
            <text:p>0.000536</text:p>
          </table:table-cell>
          <table:table-cell table:formula="of:=1/[.D68]" office:value-type="float" office:value="0.004288" calcext:value-type="float">
            <text:p>0.004288</text:p>
          </table:table-cell>
          <table:table-cell table:formula="of:=1/[.E68]" office:value-type="float" office:value="0.017152" calcext:value-type="float">
            <text:p>0.017152</text:p>
          </table:table-cell>
          <table:table-cell table:formula="of:=1/[.F68]" office:value-type="float" office:value="0.068608" calcext:value-type="float">
            <text:p>0.0686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(([.$A69]+1)*[.B$1]*[.$A$1])" office:value-type="float" office:value="14705.8823529412" calcext:value-type="float">
            <text:p>14705.8823529412</text:p>
          </table:table-cell>
          <table:table-cell table:formula="of:=1/(([.$A69]+1)*[.C$1]*[.$A$1])" office:value-type="float" office:value="1838.23529411765" calcext:value-type="float">
            <text:p>1838.23529411765</text:p>
          </table:table-cell>
          <table:table-cell table:formula="of:=1/(([.$A69]+1)*[.D$1]*[.$A$1])" office:value-type="float" office:value="229.779411764706" calcext:value-type="float">
            <text:p>229.779411764706</text:p>
          </table:table-cell>
          <table:table-cell table:formula="of:=1/(([.$A69]+1)*[.E$1]*[.$A$1])" office:value-type="float" office:value="57.4448529411765" calcext:value-type="float">
            <text:p>57.4448529411765</text:p>
          </table:table-cell>
          <table:table-cell table:formula="of:=1/(([.$A69]+1)*[.F$1]*[.$A$1])" office:value-type="float" office:value="14.3612132352941" calcext:value-type="float">
            <text:p>14.3612132352941</text:p>
          </table:table-cell>
          <table:table-cell/>
          <table:table-cell table:formula="of:=1/[.B69]" office:value-type="float" office:value="0.000068" calcext:value-type="float">
            <text:p>0.000068</text:p>
          </table:table-cell>
          <table:table-cell table:formula="of:=1/[.C69]" office:value-type="float" office:value="0.000544" calcext:value-type="float">
            <text:p>0.000544</text:p>
          </table:table-cell>
          <table:table-cell table:formula="of:=1/[.D69]" office:value-type="float" office:value="0.004352" calcext:value-type="float">
            <text:p>0.004352</text:p>
          </table:table-cell>
          <table:table-cell table:formula="of:=1/[.E69]" office:value-type="float" office:value="0.017408" calcext:value-type="float">
            <text:p>0.017408</text:p>
          </table:table-cell>
          <table:table-cell table:formula="of:=1/[.F69]" office:value-type="float" office:value="0.069632" calcext:value-type="float">
            <text:p>0.0696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(([.$A70]+1)*[.B$1]*[.$A$1])" office:value-type="float" office:value="14492.7536231884" calcext:value-type="float">
            <text:p>14492.7536231884</text:p>
          </table:table-cell>
          <table:table-cell table:formula="of:=1/(([.$A70]+1)*[.C$1]*[.$A$1])" office:value-type="float" office:value="1811.59420289855" calcext:value-type="float">
            <text:p>1811.59420289855</text:p>
          </table:table-cell>
          <table:table-cell table:formula="of:=1/(([.$A70]+1)*[.D$1]*[.$A$1])" office:value-type="float" office:value="226.449275362319" calcext:value-type="float">
            <text:p>226.449275362319</text:p>
          </table:table-cell>
          <table:table-cell table:formula="of:=1/(([.$A70]+1)*[.E$1]*[.$A$1])" office:value-type="float" office:value="56.6123188405797" calcext:value-type="float">
            <text:p>56.6123188405797</text:p>
          </table:table-cell>
          <table:table-cell table:formula="of:=1/(([.$A70]+1)*[.F$1]*[.$A$1])" office:value-type="float" office:value="14.1530797101449" calcext:value-type="float">
            <text:p>14.1530797101449</text:p>
          </table:table-cell>
          <table:table-cell/>
          <table:table-cell table:formula="of:=1/[.B70]" office:value-type="float" office:value="0.000069" calcext:value-type="float">
            <text:p>0.000069</text:p>
          </table:table-cell>
          <table:table-cell table:formula="of:=1/[.C70]" office:value-type="float" office:value="0.000552" calcext:value-type="float">
            <text:p>0.000552</text:p>
          </table:table-cell>
          <table:table-cell table:formula="of:=1/[.D70]" office:value-type="float" office:value="0.004416" calcext:value-type="float">
            <text:p>0.004416</text:p>
          </table:table-cell>
          <table:table-cell table:formula="of:=1/[.E70]" office:value-type="float" office:value="0.017664" calcext:value-type="float">
            <text:p>0.017664</text:p>
          </table:table-cell>
          <table:table-cell table:formula="of:=1/[.F70]" office:value-type="float" office:value="0.070656" calcext:value-type="float">
            <text:p>0.0706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(([.$A71]+1)*[.B$1]*[.$A$1])" office:value-type="float" office:value="14285.7142857143" calcext:value-type="float">
            <text:p>14285.7142857143</text:p>
          </table:table-cell>
          <table:table-cell table:formula="of:=1/(([.$A71]+1)*[.C$1]*[.$A$1])" office:value-type="float" office:value="1785.71428571429" calcext:value-type="float">
            <text:p>1785.71428571429</text:p>
          </table:table-cell>
          <table:table-cell table:formula="of:=1/(([.$A71]+1)*[.D$1]*[.$A$1])" office:value-type="float" office:value="223.214285714286" calcext:value-type="float">
            <text:p>223.214285714286</text:p>
          </table:table-cell>
          <table:table-cell table:formula="of:=1/(([.$A71]+1)*[.E$1]*[.$A$1])" office:value-type="float" office:value="55.8035714285714" calcext:value-type="float">
            <text:p>55.8035714285714</text:p>
          </table:table-cell>
          <table:table-cell table:formula="of:=1/(([.$A71]+1)*[.F$1]*[.$A$1])" office:value-type="float" office:value="13.9508928571429" calcext:value-type="float">
            <text:p>13.9508928571429</text:p>
          </table:table-cell>
          <table:table-cell/>
          <table:table-cell table:formula="of:=1/[.B71]" office:value-type="float" office:value="0.00007" calcext:value-type="float">
            <text:p>0.00007</text:p>
          </table:table-cell>
          <table:table-cell table:formula="of:=1/[.C71]" office:value-type="float" office:value="0.00056" calcext:value-type="float">
            <text:p>0.00056</text:p>
          </table:table-cell>
          <table:table-cell table:formula="of:=1/[.D71]" office:value-type="float" office:value="0.00448" calcext:value-type="float">
            <text:p>0.00448</text:p>
          </table:table-cell>
          <table:table-cell table:formula="of:=1/[.E71]" office:value-type="float" office:value="0.01792" calcext:value-type="float">
            <text:p>0.01792</text:p>
          </table:table-cell>
          <table:table-cell table:formula="of:=1/[.F71]" office:value-type="float" office:value="0.07168" calcext:value-type="float">
            <text:p>0.071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(([.$A72]+1)*[.B$1]*[.$A$1])" office:value-type="float" office:value="14084.5070422535" calcext:value-type="float">
            <text:p>14084.5070422535</text:p>
          </table:table-cell>
          <table:table-cell table:formula="of:=1/(([.$A72]+1)*[.C$1]*[.$A$1])" office:value-type="float" office:value="1760.56338028169" calcext:value-type="float">
            <text:p>1760.56338028169</text:p>
          </table:table-cell>
          <table:table-cell table:formula="of:=1/(([.$A72]+1)*[.D$1]*[.$A$1])" office:value-type="float" office:value="220.070422535211" calcext:value-type="float">
            <text:p>220.070422535211</text:p>
          </table:table-cell>
          <table:table-cell table:formula="of:=1/(([.$A72]+1)*[.E$1]*[.$A$1])" office:value-type="float" office:value="55.0176056338028" calcext:value-type="float">
            <text:p>55.0176056338028</text:p>
          </table:table-cell>
          <table:table-cell table:formula="of:=1/(([.$A72]+1)*[.F$1]*[.$A$1])" office:value-type="float" office:value="13.7544014084507" calcext:value-type="float">
            <text:p>13.7544014084507</text:p>
          </table:table-cell>
          <table:table-cell/>
          <table:table-cell table:formula="of:=1/[.B72]" office:value-type="float" office:value="0.000071" calcext:value-type="float">
            <text:p>0.000071</text:p>
          </table:table-cell>
          <table:table-cell table:formula="of:=1/[.C72]" office:value-type="float" office:value="0.000568" calcext:value-type="float">
            <text:p>0.000568</text:p>
          </table:table-cell>
          <table:table-cell table:formula="of:=1/[.D72]" office:value-type="float" office:value="0.004544" calcext:value-type="float">
            <text:p>0.004544</text:p>
          </table:table-cell>
          <table:table-cell table:formula="of:=1/[.E72]" office:value-type="float" office:value="0.018176" calcext:value-type="float">
            <text:p>0.018176</text:p>
          </table:table-cell>
          <table:table-cell table:formula="of:=1/[.F72]" office:value-type="float" office:value="0.072704" calcext:value-type="float">
            <text:p>0.0727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(([.$A73]+1)*[.B$1]*[.$A$1])" office:value-type="float" office:value="13888.8888888889" calcext:value-type="float">
            <text:p>13888.8888888889</text:p>
          </table:table-cell>
          <table:table-cell table:formula="of:=1/(([.$A73]+1)*[.C$1]*[.$A$1])" office:value-type="float" office:value="1736.11111111111" calcext:value-type="float">
            <text:p>1736.11111111111</text:p>
          </table:table-cell>
          <table:table-cell table:formula="of:=1/(([.$A73]+1)*[.D$1]*[.$A$1])" office:value-type="float" office:value="217.013888888889" calcext:value-type="float">
            <text:p>217.013888888889</text:p>
          </table:table-cell>
          <table:table-cell table:formula="of:=1/(([.$A73]+1)*[.E$1]*[.$A$1])" office:value-type="float" office:value="54.2534722222222" calcext:value-type="float">
            <text:p>54.2534722222222</text:p>
          </table:table-cell>
          <table:table-cell table:formula="of:=1/(([.$A73]+1)*[.F$1]*[.$A$1])" office:value-type="float" office:value="13.5633680555556" calcext:value-type="float">
            <text:p>13.5633680555556</text:p>
          </table:table-cell>
          <table:table-cell/>
          <table:table-cell table:formula="of:=1/[.B73]" office:value-type="float" office:value="0.000072" calcext:value-type="float">
            <text:p>0.000072</text:p>
          </table:table-cell>
          <table:table-cell table:formula="of:=1/[.C73]" office:value-type="float" office:value="0.000576" calcext:value-type="float">
            <text:p>0.000576</text:p>
          </table:table-cell>
          <table:table-cell table:formula="of:=1/[.D73]" office:value-type="float" office:value="0.004608" calcext:value-type="float">
            <text:p>0.004608</text:p>
          </table:table-cell>
          <table:table-cell table:formula="of:=1/[.E73]" office:value-type="float" office:value="0.018432" calcext:value-type="float">
            <text:p>0.018432</text:p>
          </table:table-cell>
          <table:table-cell table:formula="of:=1/[.F73]" office:value-type="float" office:value="0.073728" calcext:value-type="float">
            <text:p>0.073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(([.$A74]+1)*[.B$1]*[.$A$1])" office:value-type="float" office:value="13698.6301369863" calcext:value-type="float">
            <text:p>13698.6301369863</text:p>
          </table:table-cell>
          <table:table-cell table:formula="of:=1/(([.$A74]+1)*[.C$1]*[.$A$1])" office:value-type="float" office:value="1712.32876712329" calcext:value-type="float">
            <text:p>1712.32876712329</text:p>
          </table:table-cell>
          <table:table-cell table:formula="of:=1/(([.$A74]+1)*[.D$1]*[.$A$1])" office:value-type="float" office:value="214.041095890411" calcext:value-type="float">
            <text:p>214.041095890411</text:p>
          </table:table-cell>
          <table:table-cell table:formula="of:=1/(([.$A74]+1)*[.E$1]*[.$A$1])" office:value-type="float" office:value="53.5102739726027" calcext:value-type="float">
            <text:p>53.5102739726027</text:p>
          </table:table-cell>
          <table:table-cell table:formula="of:=1/(([.$A74]+1)*[.F$1]*[.$A$1])" office:value-type="float" office:value="13.3775684931507" calcext:value-type="float">
            <text:p>13.3775684931507</text:p>
          </table:table-cell>
          <table:table-cell/>
          <table:table-cell table:formula="of:=1/[.B74]" office:value-type="float" office:value="0.000073" calcext:value-type="float">
            <text:p>0.000073</text:p>
          </table:table-cell>
          <table:table-cell table:formula="of:=1/[.C74]" office:value-type="float" office:value="0.000584" calcext:value-type="float">
            <text:p>0.000584</text:p>
          </table:table-cell>
          <table:table-cell table:formula="of:=1/[.D74]" office:value-type="float" office:value="0.004672" calcext:value-type="float">
            <text:p>0.004672</text:p>
          </table:table-cell>
          <table:table-cell table:formula="of:=1/[.E74]" office:value-type="float" office:value="0.018688" calcext:value-type="float">
            <text:p>0.018688</text:p>
          </table:table-cell>
          <table:table-cell table:formula="of:=1/[.F74]" office:value-type="float" office:value="0.074752" calcext:value-type="float">
            <text:p>0.0747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(([.$A75]+1)*[.B$1]*[.$A$1])" office:value-type="float" office:value="13513.5135135135" calcext:value-type="float">
            <text:p>13513.5135135135</text:p>
          </table:table-cell>
          <table:table-cell table:formula="of:=1/(([.$A75]+1)*[.C$1]*[.$A$1])" office:value-type="float" office:value="1689.18918918919" calcext:value-type="float">
            <text:p>1689.18918918919</text:p>
          </table:table-cell>
          <table:table-cell table:formula="of:=1/(([.$A75]+1)*[.D$1]*[.$A$1])" office:value-type="float" office:value="211.148648648649" calcext:value-type="float">
            <text:p>211.148648648649</text:p>
          </table:table-cell>
          <table:table-cell table:formula="of:=1/(([.$A75]+1)*[.E$1]*[.$A$1])" office:value-type="float" office:value="52.7871621621622" calcext:value-type="float">
            <text:p>52.7871621621622</text:p>
          </table:table-cell>
          <table:table-cell table:formula="of:=1/(([.$A75]+1)*[.F$1]*[.$A$1])" office:value-type="float" office:value="13.1967905405405" calcext:value-type="float">
            <text:p>13.1967905405405</text:p>
          </table:table-cell>
          <table:table-cell/>
          <table:table-cell table:formula="of:=1/[.B75]" office:value-type="float" office:value="0.000074" calcext:value-type="float">
            <text:p>0.000074</text:p>
          </table:table-cell>
          <table:table-cell table:formula="of:=1/[.C75]" office:value-type="float" office:value="0.000592" calcext:value-type="float">
            <text:p>0.000592</text:p>
          </table:table-cell>
          <table:table-cell table:formula="of:=1/[.D75]" office:value-type="float" office:value="0.004736" calcext:value-type="float">
            <text:p>0.004736</text:p>
          </table:table-cell>
          <table:table-cell table:formula="of:=1/[.E75]" office:value-type="float" office:value="0.018944" calcext:value-type="float">
            <text:p>0.018944</text:p>
          </table:table-cell>
          <table:table-cell table:formula="of:=1/[.F75]" office:value-type="float" office:value="0.075776" calcext:value-type="float">
            <text:p>0.0757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(([.$A76]+1)*[.B$1]*[.$A$1])" office:value-type="float" office:value="13333.3333333333" calcext:value-type="float">
            <text:p>13333.3333333333</text:p>
          </table:table-cell>
          <table:table-cell table:formula="of:=1/(([.$A76]+1)*[.C$1]*[.$A$1])" office:value-type="float" office:value="1666.66666666667" calcext:value-type="float">
            <text:p>1666.66666666667</text:p>
          </table:table-cell>
          <table:table-cell table:formula="of:=1/(([.$A76]+1)*[.D$1]*[.$A$1])" office:value-type="float" office:value="208.333333333333" calcext:value-type="float">
            <text:p>208.333333333333</text:p>
          </table:table-cell>
          <table:table-cell table:formula="of:=1/(([.$A76]+1)*[.E$1]*[.$A$1])" office:value-type="float" office:value="52.0833333333333" calcext:value-type="float">
            <text:p>52.0833333333333</text:p>
          </table:table-cell>
          <table:table-cell table:formula="of:=1/(([.$A76]+1)*[.F$1]*[.$A$1])" office:value-type="float" office:value="13.0208333333333" calcext:value-type="float">
            <text:p>13.0208333333333</text:p>
          </table:table-cell>
          <table:table-cell/>
          <table:table-cell table:formula="of:=1/[.B76]" office:value-type="float" office:value="0.000075" calcext:value-type="float">
            <text:p>0.000075</text:p>
          </table:table-cell>
          <table:table-cell table:formula="of:=1/[.C76]" office:value-type="float" office:value="0.0006" calcext:value-type="float">
            <text:p>0.0006</text:p>
          </table:table-cell>
          <table:table-cell table:formula="of:=1/[.D76]" office:value-type="float" office:value="0.0048" calcext:value-type="float">
            <text:p>0.0048</text:p>
          </table:table-cell>
          <table:table-cell table:formula="of:=1/[.E76]" office:value-type="float" office:value="0.0192" calcext:value-type="float">
            <text:p>0.0192</text:p>
          </table:table-cell>
          <table:table-cell table:formula="of:=1/[.F76]" office:value-type="float" office:value="0.0768" calcext:value-type="float">
            <text:p>0.07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(([.$A77]+1)*[.B$1]*[.$A$1])" office:value-type="float" office:value="13157.8947368421" calcext:value-type="float">
            <text:p>13157.8947368421</text:p>
          </table:table-cell>
          <table:table-cell table:formula="of:=1/(([.$A77]+1)*[.C$1]*[.$A$1])" office:value-type="float" office:value="1644.73684210526" calcext:value-type="float">
            <text:p>1644.73684210526</text:p>
          </table:table-cell>
          <table:table-cell table:formula="of:=1/(([.$A77]+1)*[.D$1]*[.$A$1])" office:value-type="float" office:value="205.592105263158" calcext:value-type="float">
            <text:p>205.592105263158</text:p>
          </table:table-cell>
          <table:table-cell table:formula="of:=1/(([.$A77]+1)*[.E$1]*[.$A$1])" office:value-type="float" office:value="51.3980263157895" calcext:value-type="float">
            <text:p>51.3980263157895</text:p>
          </table:table-cell>
          <table:table-cell table:formula="of:=1/(([.$A77]+1)*[.F$1]*[.$A$1])" office:value-type="float" office:value="12.8495065789474" calcext:value-type="float">
            <text:p>12.8495065789474</text:p>
          </table:table-cell>
          <table:table-cell/>
          <table:table-cell table:formula="of:=1/[.B77]" office:value-type="float" office:value="0.000076" calcext:value-type="float">
            <text:p>0.000076</text:p>
          </table:table-cell>
          <table:table-cell table:formula="of:=1/[.C77]" office:value-type="float" office:value="0.000608" calcext:value-type="float">
            <text:p>0.000608</text:p>
          </table:table-cell>
          <table:table-cell table:formula="of:=1/[.D77]" office:value-type="float" office:value="0.004864" calcext:value-type="float">
            <text:p>0.004864</text:p>
          </table:table-cell>
          <table:table-cell table:formula="of:=1/[.E77]" office:value-type="float" office:value="0.019456" calcext:value-type="float">
            <text:p>0.019456</text:p>
          </table:table-cell>
          <table:table-cell table:formula="of:=1/[.F77]" office:value-type="float" office:value="0.077824" calcext:value-type="float">
            <text:p>0.0778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(([.$A78]+1)*[.B$1]*[.$A$1])" office:value-type="float" office:value="12987.012987013" calcext:value-type="float">
            <text:p>12987.012987013</text:p>
          </table:table-cell>
          <table:table-cell table:formula="of:=1/(([.$A78]+1)*[.C$1]*[.$A$1])" office:value-type="float" office:value="1623.37662337662" calcext:value-type="float">
            <text:p>1623.37662337662</text:p>
          </table:table-cell>
          <table:table-cell table:formula="of:=1/(([.$A78]+1)*[.D$1]*[.$A$1])" office:value-type="float" office:value="202.922077922078" calcext:value-type="float">
            <text:p>202.922077922078</text:p>
          </table:table-cell>
          <table:table-cell table:formula="of:=1/(([.$A78]+1)*[.E$1]*[.$A$1])" office:value-type="float" office:value="50.7305194805195" calcext:value-type="float">
            <text:p>50.7305194805195</text:p>
          </table:table-cell>
          <table:table-cell table:formula="of:=1/(([.$A78]+1)*[.F$1]*[.$A$1])" office:value-type="float" office:value="12.6826298701299" calcext:value-type="float">
            <text:p>12.6826298701299</text:p>
          </table:table-cell>
          <table:table-cell/>
          <table:table-cell table:formula="of:=1/[.B78]" office:value-type="float" office:value="0.000077" calcext:value-type="float">
            <text:p>0.000077</text:p>
          </table:table-cell>
          <table:table-cell table:formula="of:=1/[.C78]" office:value-type="float" office:value="0.000616" calcext:value-type="float">
            <text:p>0.000616</text:p>
          </table:table-cell>
          <table:table-cell table:formula="of:=1/[.D78]" office:value-type="float" office:value="0.004928" calcext:value-type="float">
            <text:p>0.004928</text:p>
          </table:table-cell>
          <table:table-cell table:formula="of:=1/[.E78]" office:value-type="float" office:value="0.019712" calcext:value-type="float">
            <text:p>0.019712</text:p>
          </table:table-cell>
          <table:table-cell table:formula="of:=1/[.F78]" office:value-type="float" office:value="0.078848" calcext:value-type="float">
            <text:p>0.0788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(([.$A79]+1)*[.B$1]*[.$A$1])" office:value-type="float" office:value="12820.5128205128" calcext:value-type="float">
            <text:p>12820.5128205128</text:p>
          </table:table-cell>
          <table:table-cell table:formula="of:=1/(([.$A79]+1)*[.C$1]*[.$A$1])" office:value-type="float" office:value="1602.5641025641" calcext:value-type="float">
            <text:p>1602.5641025641</text:p>
          </table:table-cell>
          <table:table-cell table:formula="of:=1/(([.$A79]+1)*[.D$1]*[.$A$1])" office:value-type="float" office:value="200.320512820513" calcext:value-type="float">
            <text:p>200.320512820513</text:p>
          </table:table-cell>
          <table:table-cell table:formula="of:=1/(([.$A79]+1)*[.E$1]*[.$A$1])" office:value-type="float" office:value="50.0801282051282" calcext:value-type="float">
            <text:p>50.0801282051282</text:p>
          </table:table-cell>
          <table:table-cell table:formula="of:=1/(([.$A79]+1)*[.F$1]*[.$A$1])" office:value-type="float" office:value="12.5200320512821" calcext:value-type="float">
            <text:p>12.5200320512821</text:p>
          </table:table-cell>
          <table:table-cell/>
          <table:table-cell table:formula="of:=1/[.B79]" office:value-type="float" office:value="0.000078" calcext:value-type="float">
            <text:p>0.000078</text:p>
          </table:table-cell>
          <table:table-cell table:formula="of:=1/[.C79]" office:value-type="float" office:value="0.000624" calcext:value-type="float">
            <text:p>0.000624</text:p>
          </table:table-cell>
          <table:table-cell table:formula="of:=1/[.D79]" office:value-type="float" office:value="0.004992" calcext:value-type="float">
            <text:p>0.004992</text:p>
          </table:table-cell>
          <table:table-cell table:formula="of:=1/[.E79]" office:value-type="float" office:value="0.019968" calcext:value-type="float">
            <text:p>0.019968</text:p>
          </table:table-cell>
          <table:table-cell table:formula="of:=1/[.F79]" office:value-type="float" office:value="0.079872" calcext:value-type="float">
            <text:p>0.0798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(([.$A80]+1)*[.B$1]*[.$A$1])" office:value-type="float" office:value="12658.2278481013" calcext:value-type="float">
            <text:p>12658.2278481013</text:p>
          </table:table-cell>
          <table:table-cell table:formula="of:=1/(([.$A80]+1)*[.C$1]*[.$A$1])" office:value-type="float" office:value="1582.27848101266" calcext:value-type="float">
            <text:p>1582.27848101266</text:p>
          </table:table-cell>
          <table:table-cell table:formula="of:=1/(([.$A80]+1)*[.D$1]*[.$A$1])" office:value-type="float" office:value="197.784810126582" calcext:value-type="float">
            <text:p>197.784810126582</text:p>
          </table:table-cell>
          <table:table-cell table:formula="of:=1/(([.$A80]+1)*[.E$1]*[.$A$1])" office:value-type="float" office:value="49.4462025316456" calcext:value-type="float">
            <text:p>49.4462025316456</text:p>
          </table:table-cell>
          <table:table-cell table:formula="of:=1/(([.$A80]+1)*[.F$1]*[.$A$1])" office:value-type="float" office:value="12.3615506329114" calcext:value-type="float">
            <text:p>12.3615506329114</text:p>
          </table:table-cell>
          <table:table-cell/>
          <table:table-cell table:formula="of:=1/[.B80]" office:value-type="float" office:value="0.000079" calcext:value-type="float">
            <text:p>0.000079</text:p>
          </table:table-cell>
          <table:table-cell table:formula="of:=1/[.C80]" office:value-type="float" office:value="0.000632" calcext:value-type="float">
            <text:p>0.000632</text:p>
          </table:table-cell>
          <table:table-cell table:formula="of:=1/[.D80]" office:value-type="float" office:value="0.005056" calcext:value-type="float">
            <text:p>0.005056</text:p>
          </table:table-cell>
          <table:table-cell table:formula="of:=1/[.E80]" office:value-type="float" office:value="0.020224" calcext:value-type="float">
            <text:p>0.020224</text:p>
          </table:table-cell>
          <table:table-cell table:formula="of:=1/[.F80]" office:value-type="float" office:value="0.080896" calcext:value-type="float">
            <text:p>0.0808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(([.$A81]+1)*[.B$1]*[.$A$1])" office:value-type="float" office:value="12500" calcext:value-type="float">
            <text:p>12500</text:p>
          </table:table-cell>
          <table:table-cell table:formula="of:=1/(([.$A81]+1)*[.C$1]*[.$A$1])" office:value-type="float" office:value="1562.5" calcext:value-type="float">
            <text:p>1562.5</text:p>
          </table:table-cell>
          <table:table-cell table:formula="of:=1/(([.$A81]+1)*[.D$1]*[.$A$1])" office:value-type="float" office:value="195.3125" calcext:value-type="float">
            <text:p>195.3125</text:p>
          </table:table-cell>
          <table:table-cell table:formula="of:=1/(([.$A81]+1)*[.E$1]*[.$A$1])" office:value-type="float" office:value="48.828125" calcext:value-type="float">
            <text:p>48.828125</text:p>
          </table:table-cell>
          <table:table-cell table:formula="of:=1/(([.$A81]+1)*[.F$1]*[.$A$1])" office:value-type="float" office:value="12.20703125" calcext:value-type="float">
            <text:p>12.20703125</text:p>
          </table:table-cell>
          <table:table-cell/>
          <table:table-cell table:formula="of:=1/[.B81]" office:value-type="float" office:value="0.00008" calcext:value-type="float">
            <text:p>0.00008</text:p>
          </table:table-cell>
          <table:table-cell table:formula="of:=1/[.C81]" office:value-type="float" office:value="0.00064" calcext:value-type="float">
            <text:p>0.00064</text:p>
          </table:table-cell>
          <table:table-cell table:formula="of:=1/[.D81]" office:value-type="float" office:value="0.00512" calcext:value-type="float">
            <text:p>0.00512</text:p>
          </table:table-cell>
          <table:table-cell table:formula="of:=1/[.E81]" office:value-type="float" office:value="0.02048" calcext:value-type="float">
            <text:p>0.02048</text:p>
          </table:table-cell>
          <table:table-cell table:formula="of:=1/[.F81]" office:value-type="float" office:value="0.08192" calcext:value-type="float">
            <text:p>0.081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(([.$A82]+1)*[.B$1]*[.$A$1])" office:value-type="float" office:value="12345.6790123457" calcext:value-type="float">
            <text:p>12345.6790123457</text:p>
          </table:table-cell>
          <table:table-cell table:formula="of:=1/(([.$A82]+1)*[.C$1]*[.$A$1])" office:value-type="float" office:value="1543.20987654321" calcext:value-type="float">
            <text:p>1543.20987654321</text:p>
          </table:table-cell>
          <table:table-cell table:formula="of:=1/(([.$A82]+1)*[.D$1]*[.$A$1])" office:value-type="float" office:value="192.901234567901" calcext:value-type="float">
            <text:p>192.901234567901</text:p>
          </table:table-cell>
          <table:table-cell table:formula="of:=1/(([.$A82]+1)*[.E$1]*[.$A$1])" office:value-type="float" office:value="48.2253086419753" calcext:value-type="float">
            <text:p>48.2253086419753</text:p>
          </table:table-cell>
          <table:table-cell table:formula="of:=1/(([.$A82]+1)*[.F$1]*[.$A$1])" office:value-type="float" office:value="12.0563271604938" calcext:value-type="float">
            <text:p>12.0563271604938</text:p>
          </table:table-cell>
          <table:table-cell/>
          <table:table-cell table:formula="of:=1/[.B82]" office:value-type="float" office:value="0.000081" calcext:value-type="float">
            <text:p>0.000081</text:p>
          </table:table-cell>
          <table:table-cell table:formula="of:=1/[.C82]" office:value-type="float" office:value="0.000648" calcext:value-type="float">
            <text:p>0.000648</text:p>
          </table:table-cell>
          <table:table-cell table:formula="of:=1/[.D82]" office:value-type="float" office:value="0.005184" calcext:value-type="float">
            <text:p>0.005184</text:p>
          </table:table-cell>
          <table:table-cell table:formula="of:=1/[.E82]" office:value-type="float" office:value="0.020736" calcext:value-type="float">
            <text:p>0.020736</text:p>
          </table:table-cell>
          <table:table-cell table:formula="of:=1/[.F82]" office:value-type="float" office:value="0.082944" calcext:value-type="float">
            <text:p>0.0829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(([.$A83]+1)*[.B$1]*[.$A$1])" office:value-type="float" office:value="12195.1219512195" calcext:value-type="float">
            <text:p>12195.1219512195</text:p>
          </table:table-cell>
          <table:table-cell table:formula="of:=1/(([.$A83]+1)*[.C$1]*[.$A$1])" office:value-type="float" office:value="1524.39024390244" calcext:value-type="float">
            <text:p>1524.39024390244</text:p>
          </table:table-cell>
          <table:table-cell table:formula="of:=1/(([.$A83]+1)*[.D$1]*[.$A$1])" office:value-type="float" office:value="190.548780487805" calcext:value-type="float">
            <text:p>190.548780487805</text:p>
          </table:table-cell>
          <table:table-cell table:formula="of:=1/(([.$A83]+1)*[.E$1]*[.$A$1])" office:value-type="float" office:value="47.6371951219512" calcext:value-type="float">
            <text:p>47.6371951219512</text:p>
          </table:table-cell>
          <table:table-cell table:formula="of:=1/(([.$A83]+1)*[.F$1]*[.$A$1])" office:value-type="float" office:value="11.9092987804878" calcext:value-type="float">
            <text:p>11.9092987804878</text:p>
          </table:table-cell>
          <table:table-cell/>
          <table:table-cell table:formula="of:=1/[.B83]" office:value-type="float" office:value="0.000082" calcext:value-type="float">
            <text:p>0.000082</text:p>
          </table:table-cell>
          <table:table-cell table:formula="of:=1/[.C83]" office:value-type="float" office:value="0.000656" calcext:value-type="float">
            <text:p>0.000656</text:p>
          </table:table-cell>
          <table:table-cell table:formula="of:=1/[.D83]" office:value-type="float" office:value="0.005248" calcext:value-type="float">
            <text:p>0.005248</text:p>
          </table:table-cell>
          <table:table-cell table:formula="of:=1/[.E83]" office:value-type="float" office:value="0.020992" calcext:value-type="float">
            <text:p>0.020992</text:p>
          </table:table-cell>
          <table:table-cell table:formula="of:=1/[.F83]" office:value-type="float" office:value="0.083968" calcext:value-type="float">
            <text:p>0.0839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(([.$A84]+1)*[.B$1]*[.$A$1])" office:value-type="float" office:value="12048.1927710843" calcext:value-type="float">
            <text:p>12048.1927710843</text:p>
          </table:table-cell>
          <table:table-cell table:formula="of:=1/(([.$A84]+1)*[.C$1]*[.$A$1])" office:value-type="float" office:value="1506.02409638554" calcext:value-type="float">
            <text:p>1506.02409638554</text:p>
          </table:table-cell>
          <table:table-cell table:formula="of:=1/(([.$A84]+1)*[.D$1]*[.$A$1])" office:value-type="float" office:value="188.253012048193" calcext:value-type="float">
            <text:p>188.253012048193</text:p>
          </table:table-cell>
          <table:table-cell table:formula="of:=1/(([.$A84]+1)*[.E$1]*[.$A$1])" office:value-type="float" office:value="47.0632530120482" calcext:value-type="float">
            <text:p>47.0632530120482</text:p>
          </table:table-cell>
          <table:table-cell table:formula="of:=1/(([.$A84]+1)*[.F$1]*[.$A$1])" office:value-type="float" office:value="11.765813253012" calcext:value-type="float">
            <text:p>11.765813253012</text:p>
          </table:table-cell>
          <table:table-cell/>
          <table:table-cell table:formula="of:=1/[.B84]" office:value-type="float" office:value="0.000083" calcext:value-type="float">
            <text:p>0.000083</text:p>
          </table:table-cell>
          <table:table-cell table:formula="of:=1/[.C84]" office:value-type="float" office:value="0.000664" calcext:value-type="float">
            <text:p>0.000664</text:p>
          </table:table-cell>
          <table:table-cell table:formula="of:=1/[.D84]" office:value-type="float" office:value="0.005312" calcext:value-type="float">
            <text:p>0.005312</text:p>
          </table:table-cell>
          <table:table-cell table:formula="of:=1/[.E84]" office:value-type="float" office:value="0.021248" calcext:value-type="float">
            <text:p>0.021248</text:p>
          </table:table-cell>
          <table:table-cell table:formula="of:=1/[.F84]" office:value-type="float" office:value="0.084992" calcext:value-type="float">
            <text:p>0.0849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/(([.$A85]+1)*[.B$1]*[.$A$1])" office:value-type="float" office:value="11904.7619047619" calcext:value-type="float">
            <text:p>11904.7619047619</text:p>
          </table:table-cell>
          <table:table-cell table:formula="of:=1/(([.$A85]+1)*[.C$1]*[.$A$1])" office:value-type="float" office:value="1488.09523809524" calcext:value-type="float">
            <text:p>1488.09523809524</text:p>
          </table:table-cell>
          <table:table-cell table:formula="of:=1/(([.$A85]+1)*[.D$1]*[.$A$1])" office:value-type="float" office:value="186.011904761905" calcext:value-type="float">
            <text:p>186.011904761905</text:p>
          </table:table-cell>
          <table:table-cell table:formula="of:=1/(([.$A85]+1)*[.E$1]*[.$A$1])" office:value-type="float" office:value="46.5029761904762" calcext:value-type="float">
            <text:p>46.5029761904762</text:p>
          </table:table-cell>
          <table:table-cell table:formula="of:=1/(([.$A85]+1)*[.F$1]*[.$A$1])" office:value-type="float" office:value="11.625744047619" calcext:value-type="float">
            <text:p>11.625744047619</text:p>
          </table:table-cell>
          <table:table-cell/>
          <table:table-cell table:formula="of:=1/[.B85]" office:value-type="float" office:value="0.000084" calcext:value-type="float">
            <text:p>0.000084</text:p>
          </table:table-cell>
          <table:table-cell table:formula="of:=1/[.C85]" office:value-type="float" office:value="0.000672" calcext:value-type="float">
            <text:p>0.000672</text:p>
          </table:table-cell>
          <table:table-cell table:formula="of:=1/[.D85]" office:value-type="float" office:value="0.005376" calcext:value-type="float">
            <text:p>0.005376</text:p>
          </table:table-cell>
          <table:table-cell table:formula="of:=1/[.E85]" office:value-type="float" office:value="0.021504" calcext:value-type="float">
            <text:p>0.021504</text:p>
          </table:table-cell>
          <table:table-cell table:formula="of:=1/[.F85]" office:value-type="float" office:value="0.086016" calcext:value-type="float">
            <text:p>0.0860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(([.$A86]+1)*[.B$1]*[.$A$1])" office:value-type="float" office:value="11764.7058823529" calcext:value-type="float">
            <text:p>11764.7058823529</text:p>
          </table:table-cell>
          <table:table-cell table:formula="of:=1/(([.$A86]+1)*[.C$1]*[.$A$1])" office:value-type="float" office:value="1470.58823529412" calcext:value-type="float">
            <text:p>1470.58823529412</text:p>
          </table:table-cell>
          <table:table-cell table:formula="of:=1/(([.$A86]+1)*[.D$1]*[.$A$1])" office:value-type="float" office:value="183.823529411765" calcext:value-type="float">
            <text:p>183.823529411765</text:p>
          </table:table-cell>
          <table:table-cell table:formula="of:=1/(([.$A86]+1)*[.E$1]*[.$A$1])" office:value-type="float" office:value="45.9558823529412" calcext:value-type="float">
            <text:p>45.9558823529412</text:p>
          </table:table-cell>
          <table:table-cell table:formula="of:=1/(([.$A86]+1)*[.F$1]*[.$A$1])" office:value-type="float" office:value="11.4889705882353" calcext:value-type="float">
            <text:p>11.4889705882353</text:p>
          </table:table-cell>
          <table:table-cell/>
          <table:table-cell table:formula="of:=1/[.B86]" office:value-type="float" office:value="0.000085" calcext:value-type="float">
            <text:p>0.000085</text:p>
          </table:table-cell>
          <table:table-cell table:formula="of:=1/[.C86]" office:value-type="float" office:value="0.00068" calcext:value-type="float">
            <text:p>0.00068</text:p>
          </table:table-cell>
          <table:table-cell table:formula="of:=1/[.D86]" office:value-type="float" office:value="0.00544" calcext:value-type="float">
            <text:p>0.00544</text:p>
          </table:table-cell>
          <table:table-cell table:formula="of:=1/[.E86]" office:value-type="float" office:value="0.02176" calcext:value-type="float">
            <text:p>0.02176</text:p>
          </table:table-cell>
          <table:table-cell table:formula="of:=1/[.F86]" office:value-type="float" office:value="0.08704" calcext:value-type="float">
            <text:p>0.08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(([.$A87]+1)*[.B$1]*[.$A$1])" office:value-type="float" office:value="11627.9069767442" calcext:value-type="float">
            <text:p>11627.9069767442</text:p>
          </table:table-cell>
          <table:table-cell table:formula="of:=1/(([.$A87]+1)*[.C$1]*[.$A$1])" office:value-type="float" office:value="1453.48837209302" calcext:value-type="float">
            <text:p>1453.48837209302</text:p>
          </table:table-cell>
          <table:table-cell table:formula="of:=1/(([.$A87]+1)*[.D$1]*[.$A$1])" office:value-type="float" office:value="181.686046511628" calcext:value-type="float">
            <text:p>181.686046511628</text:p>
          </table:table-cell>
          <table:table-cell table:formula="of:=1/(([.$A87]+1)*[.E$1]*[.$A$1])" office:value-type="float" office:value="45.421511627907" calcext:value-type="float">
            <text:p>45.421511627907</text:p>
          </table:table-cell>
          <table:table-cell table:formula="of:=1/(([.$A87]+1)*[.F$1]*[.$A$1])" office:value-type="float" office:value="11.3553779069767" calcext:value-type="float">
            <text:p>11.3553779069767</text:p>
          </table:table-cell>
          <table:table-cell/>
          <table:table-cell table:formula="of:=1/[.B87]" office:value-type="float" office:value="0.000086" calcext:value-type="float">
            <text:p>0.000086</text:p>
          </table:table-cell>
          <table:table-cell table:formula="of:=1/[.C87]" office:value-type="float" office:value="0.000688" calcext:value-type="float">
            <text:p>0.000688</text:p>
          </table:table-cell>
          <table:table-cell table:formula="of:=1/[.D87]" office:value-type="float" office:value="0.005504" calcext:value-type="float">
            <text:p>0.005504</text:p>
          </table:table-cell>
          <table:table-cell table:formula="of:=1/[.E87]" office:value-type="float" office:value="0.022016" calcext:value-type="float">
            <text:p>0.022016</text:p>
          </table:table-cell>
          <table:table-cell table:formula="of:=1/[.F87]" office:value-type="float" office:value="0.088064" calcext:value-type="float">
            <text:p>0.088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(([.$A88]+1)*[.B$1]*[.$A$1])" office:value-type="float" office:value="11494.2528735632" calcext:value-type="float">
            <text:p>11494.2528735632</text:p>
          </table:table-cell>
          <table:table-cell table:formula="of:=1/(([.$A88]+1)*[.C$1]*[.$A$1])" office:value-type="float" office:value="1436.7816091954" calcext:value-type="float">
            <text:p>1436.7816091954</text:p>
          </table:table-cell>
          <table:table-cell table:formula="of:=1/(([.$A88]+1)*[.D$1]*[.$A$1])" office:value-type="float" office:value="179.597701149425" calcext:value-type="float">
            <text:p>179.597701149425</text:p>
          </table:table-cell>
          <table:table-cell table:formula="of:=1/(([.$A88]+1)*[.E$1]*[.$A$1])" office:value-type="float" office:value="44.8994252873563" calcext:value-type="float">
            <text:p>44.8994252873563</text:p>
          </table:table-cell>
          <table:table-cell table:formula="of:=1/(([.$A88]+1)*[.F$1]*[.$A$1])" office:value-type="float" office:value="11.2248563218391" calcext:value-type="float">
            <text:p>11.2248563218391</text:p>
          </table:table-cell>
          <table:table-cell/>
          <table:table-cell table:formula="of:=1/[.B88]" office:value-type="float" office:value="0.000087" calcext:value-type="float">
            <text:p>0.000087</text:p>
          </table:table-cell>
          <table:table-cell table:formula="of:=1/[.C88]" office:value-type="float" office:value="0.000696" calcext:value-type="float">
            <text:p>0.000696</text:p>
          </table:table-cell>
          <table:table-cell table:formula="of:=1/[.D88]" office:value-type="float" office:value="0.005568" calcext:value-type="float">
            <text:p>0.005568</text:p>
          </table:table-cell>
          <table:table-cell table:formula="of:=1/[.E88]" office:value-type="float" office:value="0.022272" calcext:value-type="float">
            <text:p>0.022272</text:p>
          </table:table-cell>
          <table:table-cell table:formula="of:=1/[.F88]" office:value-type="float" office:value="0.089088" calcext:value-type="float">
            <text:p>0.0890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/(([.$A89]+1)*[.B$1]*[.$A$1])" office:value-type="float" office:value="11363.6363636364" calcext:value-type="float">
            <text:p>11363.6363636364</text:p>
          </table:table-cell>
          <table:table-cell table:formula="of:=1/(([.$A89]+1)*[.C$1]*[.$A$1])" office:value-type="float" office:value="1420.45454545455" calcext:value-type="float">
            <text:p>1420.45454545455</text:p>
          </table:table-cell>
          <table:table-cell table:formula="of:=1/(([.$A89]+1)*[.D$1]*[.$A$1])" office:value-type="float" office:value="177.556818181818" calcext:value-type="float">
            <text:p>177.556818181818</text:p>
          </table:table-cell>
          <table:table-cell table:formula="of:=1/(([.$A89]+1)*[.E$1]*[.$A$1])" office:value-type="float" office:value="44.3892045454546" calcext:value-type="float">
            <text:p>44.3892045454546</text:p>
          </table:table-cell>
          <table:table-cell table:formula="of:=1/(([.$A89]+1)*[.F$1]*[.$A$1])" office:value-type="float" office:value="11.0973011363636" calcext:value-type="float">
            <text:p>11.0973011363636</text:p>
          </table:table-cell>
          <table:table-cell/>
          <table:table-cell table:formula="of:=1/[.B89]" office:value-type="float" office:value="0.000088" calcext:value-type="float">
            <text:p>0.000088</text:p>
          </table:table-cell>
          <table:table-cell table:formula="of:=1/[.C89]" office:value-type="float" office:value="0.000704" calcext:value-type="float">
            <text:p>0.000704</text:p>
          </table:table-cell>
          <table:table-cell table:formula="of:=1/[.D89]" office:value-type="float" office:value="0.005632" calcext:value-type="float">
            <text:p>0.005632</text:p>
          </table:table-cell>
          <table:table-cell table:formula="of:=1/[.E89]" office:value-type="float" office:value="0.022528" calcext:value-type="float">
            <text:p>0.022528</text:p>
          </table:table-cell>
          <table:table-cell table:formula="of:=1/[.F89]" office:value-type="float" office:value="0.090112" calcext:value-type="float">
            <text:p>0.0901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(([.$A90]+1)*[.B$1]*[.$A$1])" office:value-type="float" office:value="11235.9550561798" calcext:value-type="float">
            <text:p>11235.9550561798</text:p>
          </table:table-cell>
          <table:table-cell table:formula="of:=1/(([.$A90]+1)*[.C$1]*[.$A$1])" office:value-type="float" office:value="1404.49438202247" calcext:value-type="float">
            <text:p>1404.49438202247</text:p>
          </table:table-cell>
          <table:table-cell table:formula="of:=1/(([.$A90]+1)*[.D$1]*[.$A$1])" office:value-type="float" office:value="175.561797752809" calcext:value-type="float">
            <text:p>175.561797752809</text:p>
          </table:table-cell>
          <table:table-cell table:formula="of:=1/(([.$A90]+1)*[.E$1]*[.$A$1])" office:value-type="float" office:value="43.8904494382023" calcext:value-type="float">
            <text:p>43.8904494382023</text:p>
          </table:table-cell>
          <table:table-cell table:formula="of:=1/(([.$A90]+1)*[.F$1]*[.$A$1])" office:value-type="float" office:value="10.9726123595506" calcext:value-type="float">
            <text:p>10.9726123595506</text:p>
          </table:table-cell>
          <table:table-cell/>
          <table:table-cell table:formula="of:=1/[.B90]" office:value-type="float" office:value="0.000089" calcext:value-type="float">
            <text:p>0.000089</text:p>
          </table:table-cell>
          <table:table-cell table:formula="of:=1/[.C90]" office:value-type="float" office:value="0.000712" calcext:value-type="float">
            <text:p>0.000712</text:p>
          </table:table-cell>
          <table:table-cell table:formula="of:=1/[.D90]" office:value-type="float" office:value="0.005696" calcext:value-type="float">
            <text:p>0.005696</text:p>
          </table:table-cell>
          <table:table-cell table:formula="of:=1/[.E90]" office:value-type="float" office:value="0.022784" calcext:value-type="float">
            <text:p>0.022784</text:p>
          </table:table-cell>
          <table:table-cell table:formula="of:=1/[.F90]" office:value-type="float" office:value="0.091136" calcext:value-type="float">
            <text:p>0.0911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/(([.$A91]+1)*[.B$1]*[.$A$1])" office:value-type="float" office:value="11111.1111111111" calcext:value-type="float">
            <text:p>11111.1111111111</text:p>
          </table:table-cell>
          <table:table-cell table:formula="of:=1/(([.$A91]+1)*[.C$1]*[.$A$1])" office:value-type="float" office:value="1388.88888888889" calcext:value-type="float">
            <text:p>1388.88888888889</text:p>
          </table:table-cell>
          <table:table-cell table:formula="of:=1/(([.$A91]+1)*[.D$1]*[.$A$1])" office:value-type="float" office:value="173.611111111111" calcext:value-type="float">
            <text:p>173.611111111111</text:p>
          </table:table-cell>
          <table:table-cell table:formula="of:=1/(([.$A91]+1)*[.E$1]*[.$A$1])" office:value-type="float" office:value="43.4027777777778" calcext:value-type="float">
            <text:p>43.4027777777778</text:p>
          </table:table-cell>
          <table:table-cell table:formula="of:=1/(([.$A91]+1)*[.F$1]*[.$A$1])" office:value-type="float" office:value="10.8506944444444" calcext:value-type="float">
            <text:p>10.8506944444444</text:p>
          </table:table-cell>
          <table:table-cell/>
          <table:table-cell table:formula="of:=1/[.B91]" office:value-type="float" office:value="0.00009" calcext:value-type="float">
            <text:p>0.00009</text:p>
          </table:table-cell>
          <table:table-cell table:formula="of:=1/[.C91]" office:value-type="float" office:value="0.00072" calcext:value-type="float">
            <text:p>0.00072</text:p>
          </table:table-cell>
          <table:table-cell table:formula="of:=1/[.D91]" office:value-type="float" office:value="0.00576" calcext:value-type="float">
            <text:p>0.00576</text:p>
          </table:table-cell>
          <table:table-cell table:formula="of:=1/[.E91]" office:value-type="float" office:value="0.02304" calcext:value-type="float">
            <text:p>0.02304</text:p>
          </table:table-cell>
          <table:table-cell table:formula="of:=1/[.F91]" office:value-type="float" office:value="0.09216" calcext:value-type="float">
            <text:p>0.092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(([.$A92]+1)*[.B$1]*[.$A$1])" office:value-type="float" office:value="10989.010989011" calcext:value-type="float">
            <text:p>10989.010989011</text:p>
          </table:table-cell>
          <table:table-cell table:formula="of:=1/(([.$A92]+1)*[.C$1]*[.$A$1])" office:value-type="float" office:value="1373.62637362637" calcext:value-type="float">
            <text:p>1373.62637362637</text:p>
          </table:table-cell>
          <table:table-cell table:formula="of:=1/(([.$A92]+1)*[.D$1]*[.$A$1])" office:value-type="float" office:value="171.703296703297" calcext:value-type="float">
            <text:p>171.703296703297</text:p>
          </table:table-cell>
          <table:table-cell table:formula="of:=1/(([.$A92]+1)*[.E$1]*[.$A$1])" office:value-type="float" office:value="42.9258241758242" calcext:value-type="float">
            <text:p>42.9258241758242</text:p>
          </table:table-cell>
          <table:table-cell table:formula="of:=1/(([.$A92]+1)*[.F$1]*[.$A$1])" office:value-type="float" office:value="10.731456043956" calcext:value-type="float">
            <text:p>10.731456043956</text:p>
          </table:table-cell>
          <table:table-cell/>
          <table:table-cell table:formula="of:=1/[.B92]" office:value-type="float" office:value="0.000091" calcext:value-type="float">
            <text:p>0.000091</text:p>
          </table:table-cell>
          <table:table-cell table:formula="of:=1/[.C92]" office:value-type="float" office:value="0.000728" calcext:value-type="float">
            <text:p>0.000728</text:p>
          </table:table-cell>
          <table:table-cell table:formula="of:=1/[.D92]" office:value-type="float" office:value="0.005824" calcext:value-type="float">
            <text:p>0.005824</text:p>
          </table:table-cell>
          <table:table-cell table:formula="of:=1/[.E92]" office:value-type="float" office:value="0.023296" calcext:value-type="float">
            <text:p>0.023296</text:p>
          </table:table-cell>
          <table:table-cell table:formula="of:=1/[.F92]" office:value-type="float" office:value="0.093184" calcext:value-type="float">
            <text:p>0.0931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/(([.$A93]+1)*[.B$1]*[.$A$1])" office:value-type="float" office:value="10869.5652173913" calcext:value-type="float">
            <text:p>10869.5652173913</text:p>
          </table:table-cell>
          <table:table-cell table:formula="of:=1/(([.$A93]+1)*[.C$1]*[.$A$1])" office:value-type="float" office:value="1358.69565217391" calcext:value-type="float">
            <text:p>1358.69565217391</text:p>
          </table:table-cell>
          <table:table-cell table:formula="of:=1/(([.$A93]+1)*[.D$1]*[.$A$1])" office:value-type="float" office:value="169.836956521739" calcext:value-type="float">
            <text:p>169.836956521739</text:p>
          </table:table-cell>
          <table:table-cell table:formula="of:=1/(([.$A93]+1)*[.E$1]*[.$A$1])" office:value-type="float" office:value="42.4592391304348" calcext:value-type="float">
            <text:p>42.4592391304348</text:p>
          </table:table-cell>
          <table:table-cell table:formula="of:=1/(([.$A93]+1)*[.F$1]*[.$A$1])" office:value-type="float" office:value="10.6148097826087" calcext:value-type="float">
            <text:p>10.6148097826087</text:p>
          </table:table-cell>
          <table:table-cell/>
          <table:table-cell table:formula="of:=1/[.B93]" office:value-type="float" office:value="0.000092" calcext:value-type="float">
            <text:p>0.000092</text:p>
          </table:table-cell>
          <table:table-cell table:formula="of:=1/[.C93]" office:value-type="float" office:value="0.000736" calcext:value-type="float">
            <text:p>0.000736</text:p>
          </table:table-cell>
          <table:table-cell table:formula="of:=1/[.D93]" office:value-type="float" office:value="0.005888" calcext:value-type="float">
            <text:p>0.005888</text:p>
          </table:table-cell>
          <table:table-cell table:formula="of:=1/[.E93]" office:value-type="float" office:value="0.023552" calcext:value-type="float">
            <text:p>0.023552</text:p>
          </table:table-cell>
          <table:table-cell table:formula="of:=1/[.F93]" office:value-type="float" office:value="0.094208" calcext:value-type="float">
            <text:p>0.0942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(([.$A94]+1)*[.B$1]*[.$A$1])" office:value-type="float" office:value="10752.688172043" calcext:value-type="float">
            <text:p>10752.688172043</text:p>
          </table:table-cell>
          <table:table-cell table:formula="of:=1/(([.$A94]+1)*[.C$1]*[.$A$1])" office:value-type="float" office:value="1344.08602150538" calcext:value-type="float">
            <text:p>1344.08602150538</text:p>
          </table:table-cell>
          <table:table-cell table:formula="of:=1/(([.$A94]+1)*[.D$1]*[.$A$1])" office:value-type="float" office:value="168.010752688172" calcext:value-type="float">
            <text:p>168.010752688172</text:p>
          </table:table-cell>
          <table:table-cell table:formula="of:=1/(([.$A94]+1)*[.E$1]*[.$A$1])" office:value-type="float" office:value="42.002688172043" calcext:value-type="float">
            <text:p>42.002688172043</text:p>
          </table:table-cell>
          <table:table-cell table:formula="of:=1/(([.$A94]+1)*[.F$1]*[.$A$1])" office:value-type="float" office:value="10.5006720430108" calcext:value-type="float">
            <text:p>10.5006720430108</text:p>
          </table:table-cell>
          <table:table-cell/>
          <table:table-cell table:formula="of:=1/[.B94]" office:value-type="float" office:value="0.000093" calcext:value-type="float">
            <text:p>0.000093</text:p>
          </table:table-cell>
          <table:table-cell table:formula="of:=1/[.C94]" office:value-type="float" office:value="0.000744" calcext:value-type="float">
            <text:p>0.000744</text:p>
          </table:table-cell>
          <table:table-cell table:formula="of:=1/[.D94]" office:value-type="float" office:value="0.005952" calcext:value-type="float">
            <text:p>0.005952</text:p>
          </table:table-cell>
          <table:table-cell table:formula="of:=1/[.E94]" office:value-type="float" office:value="0.023808" calcext:value-type="float">
            <text:p>0.023808</text:p>
          </table:table-cell>
          <table:table-cell table:formula="of:=1/[.F94]" office:value-type="float" office:value="0.095232" calcext:value-type="float">
            <text:p>0.0952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(([.$A95]+1)*[.B$1]*[.$A$1])" office:value-type="float" office:value="10638.2978723404" calcext:value-type="float">
            <text:p>10638.2978723404</text:p>
          </table:table-cell>
          <table:table-cell table:formula="of:=1/(([.$A95]+1)*[.C$1]*[.$A$1])" office:value-type="float" office:value="1329.78723404255" calcext:value-type="float">
            <text:p>1329.78723404255</text:p>
          </table:table-cell>
          <table:table-cell table:formula="of:=1/(([.$A95]+1)*[.D$1]*[.$A$1])" office:value-type="float" office:value="166.223404255319" calcext:value-type="float">
            <text:p>166.223404255319</text:p>
          </table:table-cell>
          <table:table-cell table:formula="of:=1/(([.$A95]+1)*[.E$1]*[.$A$1])" office:value-type="float" office:value="41.5558510638298" calcext:value-type="float">
            <text:p>41.5558510638298</text:p>
          </table:table-cell>
          <table:table-cell table:formula="of:=1/(([.$A95]+1)*[.F$1]*[.$A$1])" office:value-type="float" office:value="10.3889627659574" calcext:value-type="float">
            <text:p>10.3889627659574</text:p>
          </table:table-cell>
          <table:table-cell/>
          <table:table-cell table:formula="of:=1/[.B95]" office:value-type="float" office:value="0.000094" calcext:value-type="float">
            <text:p>0.000094</text:p>
          </table:table-cell>
          <table:table-cell table:formula="of:=1/[.C95]" office:value-type="float" office:value="0.000752" calcext:value-type="float">
            <text:p>0.000752</text:p>
          </table:table-cell>
          <table:table-cell table:formula="of:=1/[.D95]" office:value-type="float" office:value="0.006016" calcext:value-type="float">
            <text:p>0.006016</text:p>
          </table:table-cell>
          <table:table-cell table:formula="of:=1/[.E95]" office:value-type="float" office:value="0.024064" calcext:value-type="float">
            <text:p>0.024064</text:p>
          </table:table-cell>
          <table:table-cell table:formula="of:=1/[.F95]" office:value-type="float" office:value="0.096256" calcext:value-type="float">
            <text:p>0.0962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(([.$A96]+1)*[.B$1]*[.$A$1])" office:value-type="float" office:value="10526.3157894737" calcext:value-type="float">
            <text:p>10526.3157894737</text:p>
          </table:table-cell>
          <table:table-cell table:formula="of:=1/(([.$A96]+1)*[.C$1]*[.$A$1])" office:value-type="float" office:value="1315.78947368421" calcext:value-type="float">
            <text:p>1315.78947368421</text:p>
          </table:table-cell>
          <table:table-cell table:formula="of:=1/(([.$A96]+1)*[.D$1]*[.$A$1])" office:value-type="float" office:value="164.473684210526" calcext:value-type="float">
            <text:p>164.473684210526</text:p>
          </table:table-cell>
          <table:table-cell table:formula="of:=1/(([.$A96]+1)*[.E$1]*[.$A$1])" office:value-type="float" office:value="41.1184210526316" calcext:value-type="float">
            <text:p>41.1184210526316</text:p>
          </table:table-cell>
          <table:table-cell table:formula="of:=1/(([.$A96]+1)*[.F$1]*[.$A$1])" office:value-type="float" office:value="10.2796052631579" calcext:value-type="float">
            <text:p>10.2796052631579</text:p>
          </table:table-cell>
          <table:table-cell/>
          <table:table-cell table:formula="of:=1/[.B96]" office:value-type="float" office:value="0.000095" calcext:value-type="float">
            <text:p>0.000095</text:p>
          </table:table-cell>
          <table:table-cell table:formula="of:=1/[.C96]" office:value-type="float" office:value="0.00076" calcext:value-type="float">
            <text:p>0.00076</text:p>
          </table:table-cell>
          <table:table-cell table:formula="of:=1/[.D96]" office:value-type="float" office:value="0.00608" calcext:value-type="float">
            <text:p>0.00608</text:p>
          </table:table-cell>
          <table:table-cell table:formula="of:=1/[.E96]" office:value-type="float" office:value="0.02432" calcext:value-type="float">
            <text:p>0.02432</text:p>
          </table:table-cell>
          <table:table-cell table:formula="of:=1/[.F96]" office:value-type="float" office:value="0.09728" calcext:value-type="float">
            <text:p>0.097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/(([.$A97]+1)*[.B$1]*[.$A$1])" office:value-type="float" office:value="10416.6666666667" calcext:value-type="float">
            <text:p>10416.6666666667</text:p>
          </table:table-cell>
          <table:table-cell table:formula="of:=1/(([.$A97]+1)*[.C$1]*[.$A$1])" office:value-type="float" office:value="1302.08333333333" calcext:value-type="float">
            <text:p>1302.08333333333</text:p>
          </table:table-cell>
          <table:table-cell table:formula="of:=1/(([.$A97]+1)*[.D$1]*[.$A$1])" office:value-type="float" office:value="162.760416666667" calcext:value-type="float">
            <text:p>162.760416666667</text:p>
          </table:table-cell>
          <table:table-cell table:formula="of:=1/(([.$A97]+1)*[.E$1]*[.$A$1])" office:value-type="float" office:value="40.6901041666667" calcext:value-type="float">
            <text:p>40.6901041666667</text:p>
          </table:table-cell>
          <table:table-cell table:formula="of:=1/(([.$A97]+1)*[.F$1]*[.$A$1])" office:value-type="float" office:value="10.1725260416667" calcext:value-type="float">
            <text:p>10.1725260416667</text:p>
          </table:table-cell>
          <table:table-cell/>
          <table:table-cell table:formula="of:=1/[.B97]" office:value-type="float" office:value="0.000096" calcext:value-type="float">
            <text:p>0.000096</text:p>
          </table:table-cell>
          <table:table-cell table:formula="of:=1/[.C97]" office:value-type="float" office:value="0.000768" calcext:value-type="float">
            <text:p>0.000768</text:p>
          </table:table-cell>
          <table:table-cell table:formula="of:=1/[.D97]" office:value-type="float" office:value="0.006144" calcext:value-type="float">
            <text:p>0.006144</text:p>
          </table:table-cell>
          <table:table-cell table:formula="of:=1/[.E97]" office:value-type="float" office:value="0.024576" calcext:value-type="float">
            <text:p>0.024576</text:p>
          </table:table-cell>
          <table:table-cell table:formula="of:=1/[.F97]" office:value-type="float" office:value="0.098304" calcext:value-type="float">
            <text:p>0.0983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(([.$A98]+1)*[.B$1]*[.$A$1])" office:value-type="float" office:value="10309.2783505155" calcext:value-type="float">
            <text:p>10309.2783505155</text:p>
          </table:table-cell>
          <table:table-cell table:formula="of:=1/(([.$A98]+1)*[.C$1]*[.$A$1])" office:value-type="float" office:value="1288.65979381443" calcext:value-type="float">
            <text:p>1288.65979381443</text:p>
          </table:table-cell>
          <table:table-cell table:formula="of:=1/(([.$A98]+1)*[.D$1]*[.$A$1])" office:value-type="float" office:value="161.082474226804" calcext:value-type="float">
            <text:p>161.082474226804</text:p>
          </table:table-cell>
          <table:table-cell table:formula="of:=1/(([.$A98]+1)*[.E$1]*[.$A$1])" office:value-type="float" office:value="40.270618556701" calcext:value-type="float">
            <text:p>40.270618556701</text:p>
          </table:table-cell>
          <table:table-cell table:formula="of:=1/(([.$A98]+1)*[.F$1]*[.$A$1])" office:value-type="float" office:value="10.0676546391753" calcext:value-type="float">
            <text:p>10.0676546391753</text:p>
          </table:table-cell>
          <table:table-cell/>
          <table:table-cell table:formula="of:=1/[.B98]" office:value-type="float" office:value="0.000097" calcext:value-type="float">
            <text:p>0.000097</text:p>
          </table:table-cell>
          <table:table-cell table:formula="of:=1/[.C98]" office:value-type="float" office:value="0.000776" calcext:value-type="float">
            <text:p>0.000776</text:p>
          </table:table-cell>
          <table:table-cell table:formula="of:=1/[.D98]" office:value-type="float" office:value="0.006208" calcext:value-type="float">
            <text:p>0.006208</text:p>
          </table:table-cell>
          <table:table-cell table:formula="of:=1/[.E98]" office:value-type="float" office:value="0.024832" calcext:value-type="float">
            <text:p>0.024832</text:p>
          </table:table-cell>
          <table:table-cell table:formula="of:=1/[.F98]" office:value-type="float" office:value="0.099328" calcext:value-type="float">
            <text:p>0.0993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/(([.$A99]+1)*[.B$1]*[.$A$1])" office:value-type="float" office:value="10204.0816326531" calcext:value-type="float">
            <text:p>10204.0816326531</text:p>
          </table:table-cell>
          <table:table-cell table:formula="of:=1/(([.$A99]+1)*[.C$1]*[.$A$1])" office:value-type="float" office:value="1275.51020408163" calcext:value-type="float">
            <text:p>1275.51020408163</text:p>
          </table:table-cell>
          <table:table-cell table:formula="of:=1/(([.$A99]+1)*[.D$1]*[.$A$1])" office:value-type="float" office:value="159.438775510204" calcext:value-type="float">
            <text:p>159.438775510204</text:p>
          </table:table-cell>
          <table:table-cell table:formula="of:=1/(([.$A99]+1)*[.E$1]*[.$A$1])" office:value-type="float" office:value="39.859693877551" calcext:value-type="float">
            <text:p>39.859693877551</text:p>
          </table:table-cell>
          <table:table-cell table:formula="of:=1/(([.$A99]+1)*[.F$1]*[.$A$1])" office:value-type="float" office:value="9.96492346938776" calcext:value-type="float">
            <text:p>9.96492346938776</text:p>
          </table:table-cell>
          <table:table-cell/>
          <table:table-cell table:formula="of:=1/[.B99]" office:value-type="float" office:value="0.000098" calcext:value-type="float">
            <text:p>0.000098</text:p>
          </table:table-cell>
          <table:table-cell table:formula="of:=1/[.C99]" office:value-type="float" office:value="0.000784" calcext:value-type="float">
            <text:p>0.000784</text:p>
          </table:table-cell>
          <table:table-cell table:formula="of:=1/[.D99]" office:value-type="float" office:value="0.006272" calcext:value-type="float">
            <text:p>0.006272</text:p>
          </table:table-cell>
          <table:table-cell table:formula="of:=1/[.E99]" office:value-type="float" office:value="0.025088" calcext:value-type="float">
            <text:p>0.025088</text:p>
          </table:table-cell>
          <table:table-cell table:formula="of:=1/[.F99]" office:value-type="float" office:value="0.100352" calcext:value-type="float">
            <text:p>0.1003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/(([.$A100]+1)*[.B$1]*[.$A$1])" office:value-type="float" office:value="10101.0101010101" calcext:value-type="float">
            <text:p>10101.0101010101</text:p>
          </table:table-cell>
          <table:table-cell table:formula="of:=1/(([.$A100]+1)*[.C$1]*[.$A$1])" office:value-type="float" office:value="1262.62626262626" calcext:value-type="float">
            <text:p>1262.62626262626</text:p>
          </table:table-cell>
          <table:table-cell table:formula="of:=1/(([.$A100]+1)*[.D$1]*[.$A$1])" office:value-type="float" office:value="157.828282828283" calcext:value-type="float">
            <text:p>157.828282828283</text:p>
          </table:table-cell>
          <table:table-cell table:formula="of:=1/(([.$A100]+1)*[.E$1]*[.$A$1])" office:value-type="float" office:value="39.4570707070707" calcext:value-type="float">
            <text:p>39.4570707070707</text:p>
          </table:table-cell>
          <table:table-cell table:formula="of:=1/(([.$A100]+1)*[.F$1]*[.$A$1])" office:value-type="float" office:value="9.86426767676768" calcext:value-type="float">
            <text:p>9.86426767676768</text:p>
          </table:table-cell>
          <table:table-cell/>
          <table:table-cell table:formula="of:=1/[.B100]" office:value-type="float" office:value="0.000099" calcext:value-type="float">
            <text:p>0.000099</text:p>
          </table:table-cell>
          <table:table-cell table:formula="of:=1/[.C100]" office:value-type="float" office:value="0.000792" calcext:value-type="float">
            <text:p>0.000792</text:p>
          </table:table-cell>
          <table:table-cell table:formula="of:=1/[.D100]" office:value-type="float" office:value="0.006336" calcext:value-type="float">
            <text:p>0.006336</text:p>
          </table:table-cell>
          <table:table-cell table:formula="of:=1/[.E100]" office:value-type="float" office:value="0.025344" calcext:value-type="float">
            <text:p>0.025344</text:p>
          </table:table-cell>
          <table:table-cell table:formula="of:=1/[.F100]" office:value-type="float" office:value="0.101376" calcext:value-type="float">
            <text:p>0.1013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(([.$A101]+1)*[.B$1]*[.$A$1])" office:value-type="float" office:value="10000" calcext:value-type="float">
            <text:p>10000</text:p>
          </table:table-cell>
          <table:table-cell table:formula="of:=1/(([.$A101]+1)*[.C$1]*[.$A$1])" office:value-type="float" office:value="1250" calcext:value-type="float">
            <text:p>1250</text:p>
          </table:table-cell>
          <table:table-cell table:formula="of:=1/(([.$A101]+1)*[.D$1]*[.$A$1])" office:value-type="float" office:value="156.25" calcext:value-type="float">
            <text:p>156.25</text:p>
          </table:table-cell>
          <table:table-cell table:formula="of:=1/(([.$A101]+1)*[.E$1]*[.$A$1])" office:value-type="float" office:value="39.0625" calcext:value-type="float">
            <text:p>39.0625</text:p>
          </table:table-cell>
          <table:table-cell table:formula="of:=1/(([.$A101]+1)*[.F$1]*[.$A$1])" office:value-type="float" office:value="9.765625" calcext:value-type="float">
            <text:p>9.765625</text:p>
          </table:table-cell>
          <table:table-cell/>
          <table:table-cell table:formula="of:=1/[.B101]" office:value-type="float" office:value="0.0001" calcext:value-type="float">
            <text:p>0.0001</text:p>
          </table:table-cell>
          <table:table-cell table:formula="of:=1/[.C101]" office:value-type="float" office:value="0.0008" calcext:value-type="float">
            <text:p>0.0008</text:p>
          </table:table-cell>
          <table:table-cell table:formula="of:=1/[.D101]" office:value-type="float" office:value="0.0064" calcext:value-type="float">
            <text:p>0.0064</text:p>
          </table:table-cell>
          <table:table-cell table:formula="of:=1/[.E101]" office:value-type="float" office:value="0.0256" calcext:value-type="float">
            <text:p>0.0256</text:p>
          </table:table-cell>
          <table:table-cell table:formula="of:=1/[.F101]"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([.$A102]+1)*[.B$1]*[.$A$1])" office:value-type="float" office:value="9900.9900990099" calcext:value-type="float">
            <text:p>9900.9900990099</text:p>
          </table:table-cell>
          <table:table-cell table:formula="of:=1/(([.$A102]+1)*[.C$1]*[.$A$1])" office:value-type="float" office:value="1237.62376237624" calcext:value-type="float">
            <text:p>1237.62376237624</text:p>
          </table:table-cell>
          <table:table-cell table:formula="of:=1/(([.$A102]+1)*[.D$1]*[.$A$1])" office:value-type="float" office:value="154.70297029703" calcext:value-type="float">
            <text:p>154.70297029703</text:p>
          </table:table-cell>
          <table:table-cell table:formula="of:=1/(([.$A102]+1)*[.E$1]*[.$A$1])" office:value-type="float" office:value="38.6757425742574" calcext:value-type="float">
            <text:p>38.6757425742574</text:p>
          </table:table-cell>
          <table:table-cell table:formula="of:=1/(([.$A102]+1)*[.F$1]*[.$A$1])" office:value-type="float" office:value="9.66893564356436" calcext:value-type="float">
            <text:p>9.66893564356436</text:p>
          </table:table-cell>
          <table:table-cell/>
          <table:table-cell table:formula="of:=1/[.B102]" office:value-type="float" office:value="0.000101" calcext:value-type="float">
            <text:p>0.000101</text:p>
          </table:table-cell>
          <table:table-cell table:formula="of:=1/[.C102]" office:value-type="float" office:value="0.000808" calcext:value-type="float">
            <text:p>0.000808</text:p>
          </table:table-cell>
          <table:table-cell table:formula="of:=1/[.D102]" office:value-type="float" office:value="0.006464" calcext:value-type="float">
            <text:p>0.006464</text:p>
          </table:table-cell>
          <table:table-cell table:formula="of:=1/[.E102]" office:value-type="float" office:value="0.025856" calcext:value-type="float">
            <text:p>0.025856</text:p>
          </table:table-cell>
          <table:table-cell table:formula="of:=1/[.F102]" office:value-type="float" office:value="0.103424" calcext:value-type="float">
            <text:p>0.1034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(([.$A103]+1)*[.B$1]*[.$A$1])" office:value-type="float" office:value="9803.92156862745" calcext:value-type="float">
            <text:p>9803.92156862745</text:p>
          </table:table-cell>
          <table:table-cell table:formula="of:=1/(([.$A103]+1)*[.C$1]*[.$A$1])" office:value-type="float" office:value="1225.49019607843" calcext:value-type="float">
            <text:p>1225.49019607843</text:p>
          </table:table-cell>
          <table:table-cell table:formula="of:=1/(([.$A103]+1)*[.D$1]*[.$A$1])" office:value-type="float" office:value="153.186274509804" calcext:value-type="float">
            <text:p>153.186274509804</text:p>
          </table:table-cell>
          <table:table-cell table:formula="of:=1/(([.$A103]+1)*[.E$1]*[.$A$1])" office:value-type="float" office:value="38.296568627451" calcext:value-type="float">
            <text:p>38.296568627451</text:p>
          </table:table-cell>
          <table:table-cell table:formula="of:=1/(([.$A103]+1)*[.F$1]*[.$A$1])" office:value-type="float" office:value="9.57414215686275" calcext:value-type="float">
            <text:p>9.57414215686275</text:p>
          </table:table-cell>
          <table:table-cell/>
          <table:table-cell table:formula="of:=1/[.B103]" office:value-type="float" office:value="0.000102" calcext:value-type="float">
            <text:p>0.000102</text:p>
          </table:table-cell>
          <table:table-cell table:formula="of:=1/[.C103]" office:value-type="float" office:value="0.000816" calcext:value-type="float">
            <text:p>0.000816</text:p>
          </table:table-cell>
          <table:table-cell table:formula="of:=1/[.D103]" office:value-type="float" office:value="0.006528" calcext:value-type="float">
            <text:p>0.006528</text:p>
          </table:table-cell>
          <table:table-cell table:formula="of:=1/[.E103]" office:value-type="float" office:value="0.026112" calcext:value-type="float">
            <text:p>0.026112</text:p>
          </table:table-cell>
          <table:table-cell table:formula="of:=1/[.F103]" office:value-type="float" office:value="0.104448" calcext:value-type="float">
            <text:p>0.1044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/(([.$A104]+1)*[.B$1]*[.$A$1])" office:value-type="float" office:value="9708.73786407767" calcext:value-type="float">
            <text:p>9708.73786407767</text:p>
          </table:table-cell>
          <table:table-cell table:formula="of:=1/(([.$A104]+1)*[.C$1]*[.$A$1])" office:value-type="float" office:value="1213.59223300971" calcext:value-type="float">
            <text:p>1213.59223300971</text:p>
          </table:table-cell>
          <table:table-cell table:formula="of:=1/(([.$A104]+1)*[.D$1]*[.$A$1])" office:value-type="float" office:value="151.699029126214" calcext:value-type="float">
            <text:p>151.699029126214</text:p>
          </table:table-cell>
          <table:table-cell table:formula="of:=1/(([.$A104]+1)*[.E$1]*[.$A$1])" office:value-type="float" office:value="37.9247572815534" calcext:value-type="float">
            <text:p>37.9247572815534</text:p>
          </table:table-cell>
          <table:table-cell table:formula="of:=1/(([.$A104]+1)*[.F$1]*[.$A$1])" office:value-type="float" office:value="9.48118932038835" calcext:value-type="float">
            <text:p>9.48118932038835</text:p>
          </table:table-cell>
          <table:table-cell/>
          <table:table-cell table:formula="of:=1/[.B104]" office:value-type="float" office:value="0.000103" calcext:value-type="float">
            <text:p>0.000103</text:p>
          </table:table-cell>
          <table:table-cell table:formula="of:=1/[.C104]" office:value-type="float" office:value="0.000824" calcext:value-type="float">
            <text:p>0.000824</text:p>
          </table:table-cell>
          <table:table-cell table:formula="of:=1/[.D104]" office:value-type="float" office:value="0.006592" calcext:value-type="float">
            <text:p>0.006592</text:p>
          </table:table-cell>
          <table:table-cell table:formula="of:=1/[.E104]" office:value-type="float" office:value="0.026368" calcext:value-type="float">
            <text:p>0.026368</text:p>
          </table:table-cell>
          <table:table-cell table:formula="of:=1/[.F104]" office:value-type="float" office:value="0.105472" calcext:value-type="float">
            <text:p>0.1054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/(([.$A105]+1)*[.B$1]*[.$A$1])" office:value-type="float" office:value="9615.38461538462" calcext:value-type="float">
            <text:p>9615.38461538462</text:p>
          </table:table-cell>
          <table:table-cell table:formula="of:=1/(([.$A105]+1)*[.C$1]*[.$A$1])" office:value-type="float" office:value="1201.92307692308" calcext:value-type="float">
            <text:p>1201.92307692308</text:p>
          </table:table-cell>
          <table:table-cell table:formula="of:=1/(([.$A105]+1)*[.D$1]*[.$A$1])" office:value-type="float" office:value="150.240384615385" calcext:value-type="float">
            <text:p>150.240384615385</text:p>
          </table:table-cell>
          <table:table-cell table:formula="of:=1/(([.$A105]+1)*[.E$1]*[.$A$1])" office:value-type="float" office:value="37.5600961538462" calcext:value-type="float">
            <text:p>37.5600961538462</text:p>
          </table:table-cell>
          <table:table-cell table:formula="of:=1/(([.$A105]+1)*[.F$1]*[.$A$1])" office:value-type="float" office:value="9.39002403846154" calcext:value-type="float">
            <text:p>9.39002403846154</text:p>
          </table:table-cell>
          <table:table-cell/>
          <table:table-cell table:formula="of:=1/[.B105]" office:value-type="float" office:value="0.000104" calcext:value-type="float">
            <text:p>0.000104</text:p>
          </table:table-cell>
          <table:table-cell table:formula="of:=1/[.C105]" office:value-type="float" office:value="0.000832" calcext:value-type="float">
            <text:p>0.000832</text:p>
          </table:table-cell>
          <table:table-cell table:formula="of:=1/[.D105]" office:value-type="float" office:value="0.006656" calcext:value-type="float">
            <text:p>0.006656</text:p>
          </table:table-cell>
          <table:table-cell table:formula="of:=1/[.E105]" office:value-type="float" office:value="0.026624" calcext:value-type="float">
            <text:p>0.026624</text:p>
          </table:table-cell>
          <table:table-cell table:formula="of:=1/[.F105]" office:value-type="float" office:value="0.106496" calcext:value-type="float">
            <text:p>0.1064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/(([.$A106]+1)*[.B$1]*[.$A$1])" office:value-type="float" office:value="9523.80952380953" calcext:value-type="float">
            <text:p>9523.80952380953</text:p>
          </table:table-cell>
          <table:table-cell table:formula="of:=1/(([.$A106]+1)*[.C$1]*[.$A$1])" office:value-type="float" office:value="1190.47619047619" calcext:value-type="float">
            <text:p>1190.47619047619</text:p>
          </table:table-cell>
          <table:table-cell table:formula="of:=1/(([.$A106]+1)*[.D$1]*[.$A$1])" office:value-type="float" office:value="148.809523809524" calcext:value-type="float">
            <text:p>148.809523809524</text:p>
          </table:table-cell>
          <table:table-cell table:formula="of:=1/(([.$A106]+1)*[.E$1]*[.$A$1])" office:value-type="float" office:value="37.202380952381" calcext:value-type="float">
            <text:p>37.202380952381</text:p>
          </table:table-cell>
          <table:table-cell table:formula="of:=1/(([.$A106]+1)*[.F$1]*[.$A$1])" office:value-type="float" office:value="9.30059523809524" calcext:value-type="float">
            <text:p>9.30059523809524</text:p>
          </table:table-cell>
          <table:table-cell/>
          <table:table-cell table:formula="of:=1/[.B106]" office:value-type="float" office:value="0.000105" calcext:value-type="float">
            <text:p>0.000105</text:p>
          </table:table-cell>
          <table:table-cell table:formula="of:=1/[.C106]" office:value-type="float" office:value="0.00084" calcext:value-type="float">
            <text:p>0.00084</text:p>
          </table:table-cell>
          <table:table-cell table:formula="of:=1/[.D106]" office:value-type="float" office:value="0.00672" calcext:value-type="float">
            <text:p>0.00672</text:p>
          </table:table-cell>
          <table:table-cell table:formula="of:=1/[.E106]" office:value-type="float" office:value="0.02688" calcext:value-type="float">
            <text:p>0.02688</text:p>
          </table:table-cell>
          <table:table-cell table:formula="of:=1/[.F106]" office:value-type="float" office:value="0.10752" calcext:value-type="float">
            <text:p>0.107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/(([.$A107]+1)*[.B$1]*[.$A$1])" office:value-type="float" office:value="9433.96226415094" calcext:value-type="float">
            <text:p>9433.96226415094</text:p>
          </table:table-cell>
          <table:table-cell table:formula="of:=1/(([.$A107]+1)*[.C$1]*[.$A$1])" office:value-type="float" office:value="1179.24528301887" calcext:value-type="float">
            <text:p>1179.24528301887</text:p>
          </table:table-cell>
          <table:table-cell table:formula="of:=1/(([.$A107]+1)*[.D$1]*[.$A$1])" office:value-type="float" office:value="147.405660377359" calcext:value-type="float">
            <text:p>147.405660377359</text:p>
          </table:table-cell>
          <table:table-cell table:formula="of:=1/(([.$A107]+1)*[.E$1]*[.$A$1])" office:value-type="float" office:value="36.8514150943396" calcext:value-type="float">
            <text:p>36.8514150943396</text:p>
          </table:table-cell>
          <table:table-cell table:formula="of:=1/(([.$A107]+1)*[.F$1]*[.$A$1])" office:value-type="float" office:value="9.21285377358491" calcext:value-type="float">
            <text:p>9.21285377358491</text:p>
          </table:table-cell>
          <table:table-cell/>
          <table:table-cell table:formula="of:=1/[.B107]" office:value-type="float" office:value="0.000106" calcext:value-type="float">
            <text:p>0.000106</text:p>
          </table:table-cell>
          <table:table-cell table:formula="of:=1/[.C107]" office:value-type="float" office:value="0.000848" calcext:value-type="float">
            <text:p>0.000848</text:p>
          </table:table-cell>
          <table:table-cell table:formula="of:=1/[.D107]" office:value-type="float" office:value="0.006784" calcext:value-type="float">
            <text:p>0.006784</text:p>
          </table:table-cell>
          <table:table-cell table:formula="of:=1/[.E107]" office:value-type="float" office:value="0.027136" calcext:value-type="float">
            <text:p>0.027136</text:p>
          </table:table-cell>
          <table:table-cell table:formula="of:=1/[.F107]" office:value-type="float" office:value="0.108544" calcext:value-type="float">
            <text:p>0.1085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/(([.$A108]+1)*[.B$1]*[.$A$1])" office:value-type="float" office:value="9345.79439252336" calcext:value-type="float">
            <text:p>9345.79439252336</text:p>
          </table:table-cell>
          <table:table-cell table:formula="of:=1/(([.$A108]+1)*[.C$1]*[.$A$1])" office:value-type="float" office:value="1168.22429906542" calcext:value-type="float">
            <text:p>1168.22429906542</text:p>
          </table:table-cell>
          <table:table-cell table:formula="of:=1/(([.$A108]+1)*[.D$1]*[.$A$1])" office:value-type="float" office:value="146.028037383178" calcext:value-type="float">
            <text:p>146.028037383178</text:p>
          </table:table-cell>
          <table:table-cell table:formula="of:=1/(([.$A108]+1)*[.E$1]*[.$A$1])" office:value-type="float" office:value="36.5070093457944" calcext:value-type="float">
            <text:p>36.5070093457944</text:p>
          </table:table-cell>
          <table:table-cell table:formula="of:=1/(([.$A108]+1)*[.F$1]*[.$A$1])" office:value-type="float" office:value="9.1267523364486" calcext:value-type="float">
            <text:p>9.1267523364486</text:p>
          </table:table-cell>
          <table:table-cell/>
          <table:table-cell table:formula="of:=1/[.B108]" office:value-type="float" office:value="0.000107" calcext:value-type="float">
            <text:p>0.000107</text:p>
          </table:table-cell>
          <table:table-cell table:formula="of:=1/[.C108]" office:value-type="float" office:value="0.000856" calcext:value-type="float">
            <text:p>0.000856</text:p>
          </table:table-cell>
          <table:table-cell table:formula="of:=1/[.D108]" office:value-type="float" office:value="0.006848" calcext:value-type="float">
            <text:p>0.006848</text:p>
          </table:table-cell>
          <table:table-cell table:formula="of:=1/[.E108]" office:value-type="float" office:value="0.027392" calcext:value-type="float">
            <text:p>0.027392</text:p>
          </table:table-cell>
          <table:table-cell table:formula="of:=1/[.F108]" office:value-type="float" office:value="0.109568" calcext:value-type="float">
            <text:p>0.1095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(([.$A109]+1)*[.B$1]*[.$A$1])" office:value-type="float" office:value="9259.25925925926" calcext:value-type="float">
            <text:p>9259.25925925926</text:p>
          </table:table-cell>
          <table:table-cell table:formula="of:=1/(([.$A109]+1)*[.C$1]*[.$A$1])" office:value-type="float" office:value="1157.40740740741" calcext:value-type="float">
            <text:p>1157.40740740741</text:p>
          </table:table-cell>
          <table:table-cell table:formula="of:=1/(([.$A109]+1)*[.D$1]*[.$A$1])" office:value-type="float" office:value="144.675925925926" calcext:value-type="float">
            <text:p>144.675925925926</text:p>
          </table:table-cell>
          <table:table-cell table:formula="of:=1/(([.$A109]+1)*[.E$1]*[.$A$1])" office:value-type="float" office:value="36.1689814814815" calcext:value-type="float">
            <text:p>36.1689814814815</text:p>
          </table:table-cell>
          <table:table-cell table:formula="of:=1/(([.$A109]+1)*[.F$1]*[.$A$1])" office:value-type="float" office:value="9.04224537037037" calcext:value-type="float">
            <text:p>9.04224537037037</text:p>
          </table:table-cell>
          <table:table-cell/>
          <table:table-cell table:formula="of:=1/[.B109]" office:value-type="float" office:value="0.000108" calcext:value-type="float">
            <text:p>0.000108</text:p>
          </table:table-cell>
          <table:table-cell table:formula="of:=1/[.C109]" office:value-type="float" office:value="0.000864" calcext:value-type="float">
            <text:p>0.000864</text:p>
          </table:table-cell>
          <table:table-cell table:formula="of:=1/[.D109]" office:value-type="float" office:value="0.006912" calcext:value-type="float">
            <text:p>0.006912</text:p>
          </table:table-cell>
          <table:table-cell table:formula="of:=1/[.E109]" office:value-type="float" office:value="0.027648" calcext:value-type="float">
            <text:p>0.027648</text:p>
          </table:table-cell>
          <table:table-cell table:formula="of:=1/[.F109]" office:value-type="float" office:value="0.110592" calcext:value-type="float">
            <text:p>0.1105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/(([.$A110]+1)*[.B$1]*[.$A$1])" office:value-type="float" office:value="9174.3119266055" calcext:value-type="float">
            <text:p>9174.3119266055</text:p>
          </table:table-cell>
          <table:table-cell table:formula="of:=1/(([.$A110]+1)*[.C$1]*[.$A$1])" office:value-type="float" office:value="1146.78899082569" calcext:value-type="float">
            <text:p>1146.78899082569</text:p>
          </table:table-cell>
          <table:table-cell table:formula="of:=1/(([.$A110]+1)*[.D$1]*[.$A$1])" office:value-type="float" office:value="143.348623853211" calcext:value-type="float">
            <text:p>143.348623853211</text:p>
          </table:table-cell>
          <table:table-cell table:formula="of:=1/(([.$A110]+1)*[.E$1]*[.$A$1])" office:value-type="float" office:value="35.8371559633028" calcext:value-type="float">
            <text:p>35.8371559633028</text:p>
          </table:table-cell>
          <table:table-cell table:formula="of:=1/(([.$A110]+1)*[.F$1]*[.$A$1])" office:value-type="float" office:value="8.95928899082569" calcext:value-type="float">
            <text:p>8.95928899082569</text:p>
          </table:table-cell>
          <table:table-cell/>
          <table:table-cell table:formula="of:=1/[.B110]" office:value-type="float" office:value="0.000109" calcext:value-type="float">
            <text:p>0.000109</text:p>
          </table:table-cell>
          <table:table-cell table:formula="of:=1/[.C110]" office:value-type="float" office:value="0.000872" calcext:value-type="float">
            <text:p>0.000872</text:p>
          </table:table-cell>
          <table:table-cell table:formula="of:=1/[.D110]" office:value-type="float" office:value="0.006976" calcext:value-type="float">
            <text:p>0.006976</text:p>
          </table:table-cell>
          <table:table-cell table:formula="of:=1/[.E110]" office:value-type="float" office:value="0.027904" calcext:value-type="float">
            <text:p>0.027904</text:p>
          </table:table-cell>
          <table:table-cell table:formula="of:=1/[.F110]" office:value-type="float" office:value="0.111616" calcext:value-type="float">
            <text:p>0.1116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(([.$A111]+1)*[.B$1]*[.$A$1])" office:value-type="float" office:value="9090.90909090909" calcext:value-type="float">
            <text:p>9090.90909090909</text:p>
          </table:table-cell>
          <table:table-cell table:formula="of:=1/(([.$A111]+1)*[.C$1]*[.$A$1])" office:value-type="float" office:value="1136.36363636364" calcext:value-type="float">
            <text:p>1136.36363636364</text:p>
          </table:table-cell>
          <table:table-cell table:formula="of:=1/(([.$A111]+1)*[.D$1]*[.$A$1])" office:value-type="float" office:value="142.045454545455" calcext:value-type="float">
            <text:p>142.045454545455</text:p>
          </table:table-cell>
          <table:table-cell table:formula="of:=1/(([.$A111]+1)*[.E$1]*[.$A$1])" office:value-type="float" office:value="35.5113636363636" calcext:value-type="float">
            <text:p>35.5113636363636</text:p>
          </table:table-cell>
          <table:table-cell table:formula="of:=1/(([.$A111]+1)*[.F$1]*[.$A$1])" office:value-type="float" office:value="8.87784090909091" calcext:value-type="float">
            <text:p>8.87784090909091</text:p>
          </table:table-cell>
          <table:table-cell/>
          <table:table-cell table:formula="of:=1/[.B111]" office:value-type="float" office:value="0.00011" calcext:value-type="float">
            <text:p>0.00011</text:p>
          </table:table-cell>
          <table:table-cell table:formula="of:=1/[.C111]" office:value-type="float" office:value="0.00088" calcext:value-type="float">
            <text:p>0.00088</text:p>
          </table:table-cell>
          <table:table-cell table:formula="of:=1/[.D111]" office:value-type="float" office:value="0.00704" calcext:value-type="float">
            <text:p>0.00704</text:p>
          </table:table-cell>
          <table:table-cell table:formula="of:=1/[.E111]" office:value-type="float" office:value="0.02816" calcext:value-type="float">
            <text:p>0.02816</text:p>
          </table:table-cell>
          <table:table-cell table:formula="of:=1/[.F111]" office:value-type="float" office:value="0.11264" calcext:value-type="float">
            <text:p>0.112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(([.$A112]+1)*[.B$1]*[.$A$1])" office:value-type="float" office:value="9009.00900900901" calcext:value-type="float">
            <text:p>9009.00900900901</text:p>
          </table:table-cell>
          <table:table-cell table:formula="of:=1/(([.$A112]+1)*[.C$1]*[.$A$1])" office:value-type="float" office:value="1126.12612612613" calcext:value-type="float">
            <text:p>1126.12612612613</text:p>
          </table:table-cell>
          <table:table-cell table:formula="of:=1/(([.$A112]+1)*[.D$1]*[.$A$1])" office:value-type="float" office:value="140.765765765766" calcext:value-type="float">
            <text:p>140.765765765766</text:p>
          </table:table-cell>
          <table:table-cell table:formula="of:=1/(([.$A112]+1)*[.E$1]*[.$A$1])" office:value-type="float" office:value="35.1914414414414" calcext:value-type="float">
            <text:p>35.1914414414414</text:p>
          </table:table-cell>
          <table:table-cell table:formula="of:=1/(([.$A112]+1)*[.F$1]*[.$A$1])" office:value-type="float" office:value="8.79786036036036" calcext:value-type="float">
            <text:p>8.79786036036036</text:p>
          </table:table-cell>
          <table:table-cell/>
          <table:table-cell table:formula="of:=1/[.B112]" office:value-type="float" office:value="0.000111" calcext:value-type="float">
            <text:p>0.000111</text:p>
          </table:table-cell>
          <table:table-cell table:formula="of:=1/[.C112]" office:value-type="float" office:value="0.000888" calcext:value-type="float">
            <text:p>0.000888</text:p>
          </table:table-cell>
          <table:table-cell table:formula="of:=1/[.D112]" office:value-type="float" office:value="0.007104" calcext:value-type="float">
            <text:p>0.007104</text:p>
          </table:table-cell>
          <table:table-cell table:formula="of:=1/[.E112]" office:value-type="float" office:value="0.028416" calcext:value-type="float">
            <text:p>0.028416</text:p>
          </table:table-cell>
          <table:table-cell table:formula="of:=1/[.F112]" office:value-type="float" office:value="0.113664" calcext:value-type="float">
            <text:p>0.1136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(([.$A113]+1)*[.B$1]*[.$A$1])" office:value-type="float" office:value="8928.57142857143" calcext:value-type="float">
            <text:p>8928.57142857143</text:p>
          </table:table-cell>
          <table:table-cell table:formula="of:=1/(([.$A113]+1)*[.C$1]*[.$A$1])" office:value-type="float" office:value="1116.07142857143" calcext:value-type="float">
            <text:p>1116.07142857143</text:p>
          </table:table-cell>
          <table:table-cell table:formula="of:=1/(([.$A113]+1)*[.D$1]*[.$A$1])" office:value-type="float" office:value="139.508928571429" calcext:value-type="float">
            <text:p>139.508928571429</text:p>
          </table:table-cell>
          <table:table-cell table:formula="of:=1/(([.$A113]+1)*[.E$1]*[.$A$1])" office:value-type="float" office:value="34.8772321428571" calcext:value-type="float">
            <text:p>34.8772321428571</text:p>
          </table:table-cell>
          <table:table-cell table:formula="of:=1/(([.$A113]+1)*[.F$1]*[.$A$1])" office:value-type="float" office:value="8.71930803571429" calcext:value-type="float">
            <text:p>8.71930803571429</text:p>
          </table:table-cell>
          <table:table-cell/>
          <table:table-cell table:formula="of:=1/[.B113]" office:value-type="float" office:value="0.000112" calcext:value-type="float">
            <text:p>0.000112</text:p>
          </table:table-cell>
          <table:table-cell table:formula="of:=1/[.C113]" office:value-type="float" office:value="0.000896" calcext:value-type="float">
            <text:p>0.000896</text:p>
          </table:table-cell>
          <table:table-cell table:formula="of:=1/[.D113]" office:value-type="float" office:value="0.007168" calcext:value-type="float">
            <text:p>0.007168</text:p>
          </table:table-cell>
          <table:table-cell table:formula="of:=1/[.E113]" office:value-type="float" office:value="0.028672" calcext:value-type="float">
            <text:p>0.028672</text:p>
          </table:table-cell>
          <table:table-cell table:formula="of:=1/[.F113]"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/(([.$A114]+1)*[.B$1]*[.$A$1])" office:value-type="float" office:value="8849.55752212389" calcext:value-type="float">
            <text:p>8849.55752212389</text:p>
          </table:table-cell>
          <table:table-cell table:formula="of:=1/(([.$A114]+1)*[.C$1]*[.$A$1])" office:value-type="float" office:value="1106.19469026549" calcext:value-type="float">
            <text:p>1106.19469026549</text:p>
          </table:table-cell>
          <table:table-cell table:formula="of:=1/(([.$A114]+1)*[.D$1]*[.$A$1])" office:value-type="float" office:value="138.274336283186" calcext:value-type="float">
            <text:p>138.274336283186</text:p>
          </table:table-cell>
          <table:table-cell table:formula="of:=1/(([.$A114]+1)*[.E$1]*[.$A$1])" office:value-type="float" office:value="34.5685840707965" calcext:value-type="float">
            <text:p>34.5685840707965</text:p>
          </table:table-cell>
          <table:table-cell table:formula="of:=1/(([.$A114]+1)*[.F$1]*[.$A$1])" office:value-type="float" office:value="8.64214601769912" calcext:value-type="float">
            <text:p>8.64214601769912</text:p>
          </table:table-cell>
          <table:table-cell/>
          <table:table-cell table:formula="of:=1/[.B114]" office:value-type="float" office:value="0.000113" calcext:value-type="float">
            <text:p>0.000113</text:p>
          </table:table-cell>
          <table:table-cell table:formula="of:=1/[.C114]" office:value-type="float" office:value="0.000904" calcext:value-type="float">
            <text:p>0.000904</text:p>
          </table:table-cell>
          <table:table-cell table:formula="of:=1/[.D114]" office:value-type="float" office:value="0.007232" calcext:value-type="float">
            <text:p>0.007232</text:p>
          </table:table-cell>
          <table:table-cell table:formula="of:=1/[.E114]" office:value-type="float" office:value="0.028928" calcext:value-type="float">
            <text:p>0.028928</text:p>
          </table:table-cell>
          <table:table-cell table:formula="of:=1/[.F114]" office:value-type="float" office:value="0.115712" calcext:value-type="float">
            <text:p>0.1157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(([.$A115]+1)*[.B$1]*[.$A$1])" office:value-type="float" office:value="8771.9298245614" calcext:value-type="float">
            <text:p>8771.9298245614</text:p>
          </table:table-cell>
          <table:table-cell table:formula="of:=1/(([.$A115]+1)*[.C$1]*[.$A$1])" office:value-type="float" office:value="1096.49122807018" calcext:value-type="float">
            <text:p>1096.49122807018</text:p>
          </table:table-cell>
          <table:table-cell table:formula="of:=1/(([.$A115]+1)*[.D$1]*[.$A$1])" office:value-type="float" office:value="137.061403508772" calcext:value-type="float">
            <text:p>137.061403508772</text:p>
          </table:table-cell>
          <table:table-cell table:formula="of:=1/(([.$A115]+1)*[.E$1]*[.$A$1])" office:value-type="float" office:value="34.265350877193" calcext:value-type="float">
            <text:p>34.265350877193</text:p>
          </table:table-cell>
          <table:table-cell table:formula="of:=1/(([.$A115]+1)*[.F$1]*[.$A$1])" office:value-type="float" office:value="8.56633771929825" calcext:value-type="float">
            <text:p>8.56633771929825</text:p>
          </table:table-cell>
          <table:table-cell/>
          <table:table-cell table:formula="of:=1/[.B115]" office:value-type="float" office:value="0.000114" calcext:value-type="float">
            <text:p>0.000114</text:p>
          </table:table-cell>
          <table:table-cell table:formula="of:=1/[.C115]" office:value-type="float" office:value="0.000912" calcext:value-type="float">
            <text:p>0.000912</text:p>
          </table:table-cell>
          <table:table-cell table:formula="of:=1/[.D115]" office:value-type="float" office:value="0.007296" calcext:value-type="float">
            <text:p>0.007296</text:p>
          </table:table-cell>
          <table:table-cell table:formula="of:=1/[.E115]" office:value-type="float" office:value="0.029184" calcext:value-type="float">
            <text:p>0.029184</text:p>
          </table:table-cell>
          <table:table-cell table:formula="of:=1/[.F115]" office:value-type="float" office:value="0.116736" calcext:value-type="float">
            <text:p>0.1167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/(([.$A116]+1)*[.B$1]*[.$A$1])" office:value-type="float" office:value="8695.65217391305" calcext:value-type="float">
            <text:p>8695.65217391305</text:p>
          </table:table-cell>
          <table:table-cell table:formula="of:=1/(([.$A116]+1)*[.C$1]*[.$A$1])" office:value-type="float" office:value="1086.95652173913" calcext:value-type="float">
            <text:p>1086.95652173913</text:p>
          </table:table-cell>
          <table:table-cell table:formula="of:=1/(([.$A116]+1)*[.D$1]*[.$A$1])" office:value-type="float" office:value="135.869565217391" calcext:value-type="float">
            <text:p>135.869565217391</text:p>
          </table:table-cell>
          <table:table-cell table:formula="of:=1/(([.$A116]+1)*[.E$1]*[.$A$1])" office:value-type="float" office:value="33.9673913043478" calcext:value-type="float">
            <text:p>33.9673913043478</text:p>
          </table:table-cell>
          <table:table-cell table:formula="of:=1/(([.$A116]+1)*[.F$1]*[.$A$1])" office:value-type="float" office:value="8.49184782608696" calcext:value-type="float">
            <text:p>8.49184782608696</text:p>
          </table:table-cell>
          <table:table-cell/>
          <table:table-cell table:formula="of:=1/[.B116]" office:value-type="float" office:value="0.000115" calcext:value-type="float">
            <text:p>0.000115</text:p>
          </table:table-cell>
          <table:table-cell table:formula="of:=1/[.C116]" office:value-type="float" office:value="0.00092" calcext:value-type="float">
            <text:p>0.00092</text:p>
          </table:table-cell>
          <table:table-cell table:formula="of:=1/[.D116]" office:value-type="float" office:value="0.00736" calcext:value-type="float">
            <text:p>0.00736</text:p>
          </table:table-cell>
          <table:table-cell table:formula="of:=1/[.E116]" office:value-type="float" office:value="0.02944" calcext:value-type="float">
            <text:p>0.02944</text:p>
          </table:table-cell>
          <table:table-cell table:formula="of:=1/[.F116]" office:value-type="float" office:value="0.11776" calcext:value-type="float">
            <text:p>0.117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/(([.$A117]+1)*[.B$1]*[.$A$1])" office:value-type="float" office:value="8620.68965517241" calcext:value-type="float">
            <text:p>8620.68965517241</text:p>
          </table:table-cell>
          <table:table-cell table:formula="of:=1/(([.$A117]+1)*[.C$1]*[.$A$1])" office:value-type="float" office:value="1077.58620689655" calcext:value-type="float">
            <text:p>1077.58620689655</text:p>
          </table:table-cell>
          <table:table-cell table:formula="of:=1/(([.$A117]+1)*[.D$1]*[.$A$1])" office:value-type="float" office:value="134.698275862069" calcext:value-type="float">
            <text:p>134.698275862069</text:p>
          </table:table-cell>
          <table:table-cell table:formula="of:=1/(([.$A117]+1)*[.E$1]*[.$A$1])" office:value-type="float" office:value="33.6745689655172" calcext:value-type="float">
            <text:p>33.6745689655172</text:p>
          </table:table-cell>
          <table:table-cell table:formula="of:=1/(([.$A117]+1)*[.F$1]*[.$A$1])" office:value-type="float" office:value="8.41864224137931" calcext:value-type="float">
            <text:p>8.41864224137931</text:p>
          </table:table-cell>
          <table:table-cell/>
          <table:table-cell table:formula="of:=1/[.B117]" office:value-type="float" office:value="0.000116" calcext:value-type="float">
            <text:p>0.000116</text:p>
          </table:table-cell>
          <table:table-cell table:formula="of:=1/[.C117]" office:value-type="float" office:value="0.000928" calcext:value-type="float">
            <text:p>0.000928</text:p>
          </table:table-cell>
          <table:table-cell table:formula="of:=1/[.D117]" office:value-type="float" office:value="0.007424" calcext:value-type="float">
            <text:p>0.007424</text:p>
          </table:table-cell>
          <table:table-cell table:formula="of:=1/[.E117]" office:value-type="float" office:value="0.029696" calcext:value-type="float">
            <text:p>0.029696</text:p>
          </table:table-cell>
          <table:table-cell table:formula="of:=1/[.F117]" office:value-type="float" office:value="0.118784" calcext:value-type="float">
            <text:p>0.1187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(([.$A118]+1)*[.B$1]*[.$A$1])" office:value-type="float" office:value="8547.00854700855" calcext:value-type="float">
            <text:p>8547.00854700855</text:p>
          </table:table-cell>
          <table:table-cell table:formula="of:=1/(([.$A118]+1)*[.C$1]*[.$A$1])" office:value-type="float" office:value="1068.37606837607" calcext:value-type="float">
            <text:p>1068.37606837607</text:p>
          </table:table-cell>
          <table:table-cell table:formula="of:=1/(([.$A118]+1)*[.D$1]*[.$A$1])" office:value-type="float" office:value="133.547008547009" calcext:value-type="float">
            <text:p>133.547008547009</text:p>
          </table:table-cell>
          <table:table-cell table:formula="of:=1/(([.$A118]+1)*[.E$1]*[.$A$1])" office:value-type="float" office:value="33.3867521367521" calcext:value-type="float">
            <text:p>33.3867521367521</text:p>
          </table:table-cell>
          <table:table-cell table:formula="of:=1/(([.$A118]+1)*[.F$1]*[.$A$1])" office:value-type="float" office:value="8.34668803418803" calcext:value-type="float">
            <text:p>8.34668803418803</text:p>
          </table:table-cell>
          <table:table-cell/>
          <table:table-cell table:formula="of:=1/[.B118]" office:value-type="float" office:value="0.000117" calcext:value-type="float">
            <text:p>0.000117</text:p>
          </table:table-cell>
          <table:table-cell table:formula="of:=1/[.C118]" office:value-type="float" office:value="0.000936" calcext:value-type="float">
            <text:p>0.000936</text:p>
          </table:table-cell>
          <table:table-cell table:formula="of:=1/[.D118]" office:value-type="float" office:value="0.007488" calcext:value-type="float">
            <text:p>0.007488</text:p>
          </table:table-cell>
          <table:table-cell table:formula="of:=1/[.E118]" office:value-type="float" office:value="0.029952" calcext:value-type="float">
            <text:p>0.029952</text:p>
          </table:table-cell>
          <table:table-cell table:formula="of:=1/[.F118]" office:value-type="float" office:value="0.119808" calcext:value-type="float">
            <text:p>0.1198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(([.$A119]+1)*[.B$1]*[.$A$1])" office:value-type="float" office:value="8474.57627118644" calcext:value-type="float">
            <text:p>8474.57627118644</text:p>
          </table:table-cell>
          <table:table-cell table:formula="of:=1/(([.$A119]+1)*[.C$1]*[.$A$1])" office:value-type="float" office:value="1059.32203389831" calcext:value-type="float">
            <text:p>1059.32203389831</text:p>
          </table:table-cell>
          <table:table-cell table:formula="of:=1/(([.$A119]+1)*[.D$1]*[.$A$1])" office:value-type="float" office:value="132.415254237288" calcext:value-type="float">
            <text:p>132.415254237288</text:p>
          </table:table-cell>
          <table:table-cell table:formula="of:=1/(([.$A119]+1)*[.E$1]*[.$A$1])" office:value-type="float" office:value="33.103813559322" calcext:value-type="float">
            <text:p>33.103813559322</text:p>
          </table:table-cell>
          <table:table-cell table:formula="of:=1/(([.$A119]+1)*[.F$1]*[.$A$1])" office:value-type="float" office:value="8.27595338983051" calcext:value-type="float">
            <text:p>8.27595338983051</text:p>
          </table:table-cell>
          <table:table-cell/>
          <table:table-cell table:formula="of:=1/[.B119]" office:value-type="float" office:value="0.000118" calcext:value-type="float">
            <text:p>0.000118</text:p>
          </table:table-cell>
          <table:table-cell table:formula="of:=1/[.C119]" office:value-type="float" office:value="0.000944" calcext:value-type="float">
            <text:p>0.000944</text:p>
          </table:table-cell>
          <table:table-cell table:formula="of:=1/[.D119]" office:value-type="float" office:value="0.007552" calcext:value-type="float">
            <text:p>0.007552</text:p>
          </table:table-cell>
          <table:table-cell table:formula="of:=1/[.E119]" office:value-type="float" office:value="0.030208" calcext:value-type="float">
            <text:p>0.030208</text:p>
          </table:table-cell>
          <table:table-cell table:formula="of:=1/[.F119]" office:value-type="float" office:value="0.120832" calcext:value-type="float">
            <text:p>0.1208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/(([.$A120]+1)*[.B$1]*[.$A$1])" office:value-type="float" office:value="8403.36134453782" calcext:value-type="float">
            <text:p>8403.36134453782</text:p>
          </table:table-cell>
          <table:table-cell table:formula="of:=1/(([.$A120]+1)*[.C$1]*[.$A$1])" office:value-type="float" office:value="1050.42016806723" calcext:value-type="float">
            <text:p>1050.42016806723</text:p>
          </table:table-cell>
          <table:table-cell table:formula="of:=1/(([.$A120]+1)*[.D$1]*[.$A$1])" office:value-type="float" office:value="131.302521008403" calcext:value-type="float">
            <text:p>131.302521008403</text:p>
          </table:table-cell>
          <table:table-cell table:formula="of:=1/(([.$A120]+1)*[.E$1]*[.$A$1])" office:value-type="float" office:value="32.8256302521008" calcext:value-type="float">
            <text:p>32.8256302521008</text:p>
          </table:table-cell>
          <table:table-cell table:formula="of:=1/(([.$A120]+1)*[.F$1]*[.$A$1])" office:value-type="float" office:value="8.20640756302521" calcext:value-type="float">
            <text:p>8.20640756302521</text:p>
          </table:table-cell>
          <table:table-cell/>
          <table:table-cell table:formula="of:=1/[.B120]" office:value-type="float" office:value="0.000119" calcext:value-type="float">
            <text:p>0.000119</text:p>
          </table:table-cell>
          <table:table-cell table:formula="of:=1/[.C120]" office:value-type="float" office:value="0.000952" calcext:value-type="float">
            <text:p>0.000952</text:p>
          </table:table-cell>
          <table:table-cell table:formula="of:=1/[.D120]" office:value-type="float" office:value="0.007616" calcext:value-type="float">
            <text:p>0.007616</text:p>
          </table:table-cell>
          <table:table-cell table:formula="of:=1/[.E120]" office:value-type="float" office:value="0.030464" calcext:value-type="float">
            <text:p>0.030464</text:p>
          </table:table-cell>
          <table:table-cell table:formula="of:=1/[.F120]" office:value-type="float" office:value="0.121856" calcext:value-type="float">
            <text:p>0.1218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/(([.$A121]+1)*[.B$1]*[.$A$1])" office:value-type="float" office:value="8333.33333333333" calcext:value-type="float">
            <text:p>8333.33333333333</text:p>
          </table:table-cell>
          <table:table-cell table:formula="of:=1/(([.$A121]+1)*[.C$1]*[.$A$1])" office:value-type="float" office:value="1041.66666666667" calcext:value-type="float">
            <text:p>1041.66666666667</text:p>
          </table:table-cell>
          <table:table-cell table:formula="of:=1/(([.$A121]+1)*[.D$1]*[.$A$1])" office:value-type="float" office:value="130.208333333333" calcext:value-type="float">
            <text:p>130.208333333333</text:p>
          </table:table-cell>
          <table:table-cell table:formula="of:=1/(([.$A121]+1)*[.E$1]*[.$A$1])" office:value-type="float" office:value="32.5520833333333" calcext:value-type="float">
            <text:p>32.5520833333333</text:p>
          </table:table-cell>
          <table:table-cell table:formula="of:=1/(([.$A121]+1)*[.F$1]*[.$A$1])" office:value-type="float" office:value="8.13802083333333" calcext:value-type="float">
            <text:p>8.13802083333333</text:p>
          </table:table-cell>
          <table:table-cell/>
          <table:table-cell table:formula="of:=1/[.B121]" office:value-type="float" office:value="0.00012" calcext:value-type="float">
            <text:p>0.00012</text:p>
          </table:table-cell>
          <table:table-cell table:formula="of:=1/[.C121]" office:value-type="float" office:value="0.00096" calcext:value-type="float">
            <text:p>0.00096</text:p>
          </table:table-cell>
          <table:table-cell table:formula="of:=1/[.D121]" office:value-type="float" office:value="0.00768" calcext:value-type="float">
            <text:p>0.00768</text:p>
          </table:table-cell>
          <table:table-cell table:formula="of:=1/[.E121]" office:value-type="float" office:value="0.03072" calcext:value-type="float">
            <text:p>0.03072</text:p>
          </table:table-cell>
          <table:table-cell table:formula="of:=1/[.F121]" office:value-type="float" office:value="0.12288" calcext:value-type="float">
            <text:p>0.12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(([.$A122]+1)*[.B$1]*[.$A$1])" office:value-type="float" office:value="8264.46280991735" calcext:value-type="float">
            <text:p>8264.46280991735</text:p>
          </table:table-cell>
          <table:table-cell table:formula="of:=1/(([.$A122]+1)*[.C$1]*[.$A$1])" office:value-type="float" office:value="1033.05785123967" calcext:value-type="float">
            <text:p>1033.05785123967</text:p>
          </table:table-cell>
          <table:table-cell table:formula="of:=1/(([.$A122]+1)*[.D$1]*[.$A$1])" office:value-type="float" office:value="129.132231404959" calcext:value-type="float">
            <text:p>129.132231404959</text:p>
          </table:table-cell>
          <table:table-cell table:formula="of:=1/(([.$A122]+1)*[.E$1]*[.$A$1])" office:value-type="float" office:value="32.2830578512397" calcext:value-type="float">
            <text:p>32.2830578512397</text:p>
          </table:table-cell>
          <table:table-cell table:formula="of:=1/(([.$A122]+1)*[.F$1]*[.$A$1])" office:value-type="float" office:value="8.07076446280992" calcext:value-type="float">
            <text:p>8.07076446280992</text:p>
          </table:table-cell>
          <table:table-cell/>
          <table:table-cell table:formula="of:=1/[.B122]" office:value-type="float" office:value="0.000121" calcext:value-type="float">
            <text:p>0.000121</text:p>
          </table:table-cell>
          <table:table-cell table:formula="of:=1/[.C122]" office:value-type="float" office:value="0.000968" calcext:value-type="float">
            <text:p>0.000968</text:p>
          </table:table-cell>
          <table:table-cell table:formula="of:=1/[.D122]" office:value-type="float" office:value="0.007744" calcext:value-type="float">
            <text:p>0.007744</text:p>
          </table:table-cell>
          <table:table-cell table:formula="of:=1/[.E122]" office:value-type="float" office:value="0.030976" calcext:value-type="float">
            <text:p>0.030976</text:p>
          </table:table-cell>
          <table:table-cell table:formula="of:=1/[.F122]" office:value-type="float" office:value="0.123904" calcext:value-type="float">
            <text:p>0.1239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/(([.$A123]+1)*[.B$1]*[.$A$1])" office:value-type="float" office:value="8196.72131147541" calcext:value-type="float">
            <text:p>8196.72131147541</text:p>
          </table:table-cell>
          <table:table-cell table:formula="of:=1/(([.$A123]+1)*[.C$1]*[.$A$1])" office:value-type="float" office:value="1024.59016393443" calcext:value-type="float">
            <text:p>1024.59016393443</text:p>
          </table:table-cell>
          <table:table-cell table:formula="of:=1/(([.$A123]+1)*[.D$1]*[.$A$1])" office:value-type="float" office:value="128.073770491803" calcext:value-type="float">
            <text:p>128.073770491803</text:p>
          </table:table-cell>
          <table:table-cell table:formula="of:=1/(([.$A123]+1)*[.E$1]*[.$A$1])" office:value-type="float" office:value="32.0184426229508" calcext:value-type="float">
            <text:p>32.0184426229508</text:p>
          </table:table-cell>
          <table:table-cell table:formula="of:=1/(([.$A123]+1)*[.F$1]*[.$A$1])" office:value-type="float" office:value="8.00461065573771" calcext:value-type="float">
            <text:p>8.00461065573771</text:p>
          </table:table-cell>
          <table:table-cell/>
          <table:table-cell table:formula="of:=1/[.B123]" office:value-type="float" office:value="0.000122" calcext:value-type="float">
            <text:p>0.000122</text:p>
          </table:table-cell>
          <table:table-cell table:formula="of:=1/[.C123]" office:value-type="float" office:value="0.000976" calcext:value-type="float">
            <text:p>0.000976</text:p>
          </table:table-cell>
          <table:table-cell table:formula="of:=1/[.D123]" office:value-type="float" office:value="0.007808" calcext:value-type="float">
            <text:p>0.007808</text:p>
          </table:table-cell>
          <table:table-cell table:formula="of:=1/[.E123]" office:value-type="float" office:value="0.031232" calcext:value-type="float">
            <text:p>0.031232</text:p>
          </table:table-cell>
          <table:table-cell table:formula="of:=1/[.F123]" office:value-type="float" office:value="0.124928" calcext:value-type="float">
            <text:p>0.1249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(([.$A124]+1)*[.B$1]*[.$A$1])" office:value-type="float" office:value="8130.08130081301" calcext:value-type="float">
            <text:p>8130.08130081301</text:p>
          </table:table-cell>
          <table:table-cell table:formula="of:=1/(([.$A124]+1)*[.C$1]*[.$A$1])" office:value-type="float" office:value="1016.26016260163" calcext:value-type="float">
            <text:p>1016.26016260163</text:p>
          </table:table-cell>
          <table:table-cell table:formula="of:=1/(([.$A124]+1)*[.D$1]*[.$A$1])" office:value-type="float" office:value="127.032520325203" calcext:value-type="float">
            <text:p>127.032520325203</text:p>
          </table:table-cell>
          <table:table-cell table:formula="of:=1/(([.$A124]+1)*[.E$1]*[.$A$1])" office:value-type="float" office:value="31.7581300813008" calcext:value-type="float">
            <text:p>31.7581300813008</text:p>
          </table:table-cell>
          <table:table-cell table:formula="of:=1/(([.$A124]+1)*[.F$1]*[.$A$1])" office:value-type="float" office:value="7.9395325203252" calcext:value-type="float">
            <text:p>7.9395325203252</text:p>
          </table:table-cell>
          <table:table-cell/>
          <table:table-cell table:formula="of:=1/[.B124]" office:value-type="float" office:value="0.000123" calcext:value-type="float">
            <text:p>0.000123</text:p>
          </table:table-cell>
          <table:table-cell table:formula="of:=1/[.C124]" office:value-type="float" office:value="0.000984" calcext:value-type="float">
            <text:p>0.000984</text:p>
          </table:table-cell>
          <table:table-cell table:formula="of:=1/[.D124]" office:value-type="float" office:value="0.007872" calcext:value-type="float">
            <text:p>0.007872</text:p>
          </table:table-cell>
          <table:table-cell table:formula="of:=1/[.E124]" office:value-type="float" office:value="0.031488" calcext:value-type="float">
            <text:p>0.031488</text:p>
          </table:table-cell>
          <table:table-cell table:formula="of:=1/[.F124]" office:value-type="float" office:value="0.125952" calcext:value-type="float">
            <text:p>0.1259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/(([.$A125]+1)*[.B$1]*[.$A$1])" office:value-type="float" office:value="8064.51612903226" calcext:value-type="float">
            <text:p>8064.51612903226</text:p>
          </table:table-cell>
          <table:table-cell table:formula="of:=1/(([.$A125]+1)*[.C$1]*[.$A$1])" office:value-type="float" office:value="1008.06451612903" calcext:value-type="float">
            <text:p>1008.06451612903</text:p>
          </table:table-cell>
          <table:table-cell table:formula="of:=1/(([.$A125]+1)*[.D$1]*[.$A$1])" office:value-type="float" office:value="126.008064516129" calcext:value-type="float">
            <text:p>126.008064516129</text:p>
          </table:table-cell>
          <table:table-cell table:formula="of:=1/(([.$A125]+1)*[.E$1]*[.$A$1])" office:value-type="float" office:value="31.5020161290323" calcext:value-type="float">
            <text:p>31.5020161290323</text:p>
          </table:table-cell>
          <table:table-cell table:formula="of:=1/(([.$A125]+1)*[.F$1]*[.$A$1])" office:value-type="float" office:value="7.87550403225806" calcext:value-type="float">
            <text:p>7.87550403225806</text:p>
          </table:table-cell>
          <table:table-cell/>
          <table:table-cell table:formula="of:=1/[.B125]" office:value-type="float" office:value="0.000124" calcext:value-type="float">
            <text:p>0.000124</text:p>
          </table:table-cell>
          <table:table-cell table:formula="of:=1/[.C125]" office:value-type="float" office:value="0.000992" calcext:value-type="float">
            <text:p>0.000992</text:p>
          </table:table-cell>
          <table:table-cell table:formula="of:=1/[.D125]" office:value-type="float" office:value="0.007936" calcext:value-type="float">
            <text:p>0.007936</text:p>
          </table:table-cell>
          <table:table-cell table:formula="of:=1/[.E125]" office:value-type="float" office:value="0.031744" calcext:value-type="float">
            <text:p>0.031744</text:p>
          </table:table-cell>
          <table:table-cell table:formula="of:=1/[.F125]" office:value-type="float" office:value="0.126976" calcext:value-type="float">
            <text:p>0.1269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(([.$A126]+1)*[.B$1]*[.$A$1])" office:value-type="float" office:value="8000" calcext:value-type="float">
            <text:p>8000</text:p>
          </table:table-cell>
          <table:table-cell table:formula="of:=1/(([.$A126]+1)*[.C$1]*[.$A$1])" office:value-type="float" office:value="1000" calcext:value-type="float">
            <text:p>1000</text:p>
          </table:table-cell>
          <table:table-cell table:formula="of:=1/(([.$A126]+1)*[.D$1]*[.$A$1])" office:value-type="float" office:value="125" calcext:value-type="float">
            <text:p>125</text:p>
          </table:table-cell>
          <table:table-cell table:formula="of:=1/(([.$A126]+1)*[.E$1]*[.$A$1])" office:value-type="float" office:value="31.25" calcext:value-type="float">
            <text:p>31.25</text:p>
          </table:table-cell>
          <table:table-cell table:formula="of:=1/(([.$A126]+1)*[.F$1]*[.$A$1])" office:value-type="float" office:value="7.8125" calcext:value-type="float">
            <text:p>7.8125</text:p>
          </table:table-cell>
          <table:table-cell/>
          <table:table-cell table:formula="of:=1/[.B126]" office:value-type="float" office:value="0.000125" calcext:value-type="float">
            <text:p>0.000125</text:p>
          </table:table-cell>
          <table:table-cell table:formula="of:=1/[.C126]" office:value-type="float" office:value="0.001" calcext:value-type="float">
            <text:p>0.001</text:p>
          </table:table-cell>
          <table:table-cell table:formula="of:=1/[.D126]" office:value-type="float" office:value="0.008" calcext:value-type="float">
            <text:p>0.008</text:p>
          </table:table-cell>
          <table:table-cell table:formula="of:=1/[.E126]" office:value-type="float" office:value="0.032" calcext:value-type="float">
            <text:p>0.032</text:p>
          </table:table-cell>
          <table:table-cell table:formula="of:=1/[.F126]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/(([.$A127]+1)*[.B$1]*[.$A$1])" office:value-type="float" office:value="7936.50793650794" calcext:value-type="float">
            <text:p>7936.50793650794</text:p>
          </table:table-cell>
          <table:table-cell table:formula="of:=1/(([.$A127]+1)*[.C$1]*[.$A$1])" office:value-type="float" office:value="992.063492063492" calcext:value-type="float">
            <text:p>992.063492063492</text:p>
          </table:table-cell>
          <table:table-cell table:formula="of:=1/(([.$A127]+1)*[.D$1]*[.$A$1])" office:value-type="float" office:value="124.007936507937" calcext:value-type="float">
            <text:p>124.007936507937</text:p>
          </table:table-cell>
          <table:table-cell table:formula="of:=1/(([.$A127]+1)*[.E$1]*[.$A$1])" office:value-type="float" office:value="31.0019841269841" calcext:value-type="float">
            <text:p>31.0019841269841</text:p>
          </table:table-cell>
          <table:table-cell table:formula="of:=1/(([.$A127]+1)*[.F$1]*[.$A$1])" office:value-type="float" office:value="7.75049603174603" calcext:value-type="float">
            <text:p>7.75049603174603</text:p>
          </table:table-cell>
          <table:table-cell/>
          <table:table-cell table:formula="of:=1/[.B127]" office:value-type="float" office:value="0.000126" calcext:value-type="float">
            <text:p>0.000126</text:p>
          </table:table-cell>
          <table:table-cell table:formula="of:=1/[.C127]" office:value-type="float" office:value="0.001008" calcext:value-type="float">
            <text:p>0.001008</text:p>
          </table:table-cell>
          <table:table-cell table:formula="of:=1/[.D127]" office:value-type="float" office:value="0.008064" calcext:value-type="float">
            <text:p>0.008064</text:p>
          </table:table-cell>
          <table:table-cell table:formula="of:=1/[.E127]" office:value-type="float" office:value="0.032256" calcext:value-type="float">
            <text:p>0.032256</text:p>
          </table:table-cell>
          <table:table-cell table:formula="of:=1/[.F127]" office:value-type="float" office:value="0.129024" calcext:value-type="float">
            <text:p>0.1290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(([.$A128]+1)*[.B$1]*[.$A$1])" office:value-type="float" office:value="7874.0157480315" calcext:value-type="float">
            <text:p>7874.0157480315</text:p>
          </table:table-cell>
          <table:table-cell table:formula="of:=1/(([.$A128]+1)*[.C$1]*[.$A$1])" office:value-type="float" office:value="984.251968503937" calcext:value-type="float">
            <text:p>984.251968503937</text:p>
          </table:table-cell>
          <table:table-cell table:formula="of:=1/(([.$A128]+1)*[.D$1]*[.$A$1])" office:value-type="float" office:value="123.031496062992" calcext:value-type="float">
            <text:p>123.031496062992</text:p>
          </table:table-cell>
          <table:table-cell table:formula="of:=1/(([.$A128]+1)*[.E$1]*[.$A$1])" office:value-type="float" office:value="30.757874015748" calcext:value-type="float">
            <text:p>30.757874015748</text:p>
          </table:table-cell>
          <table:table-cell table:formula="of:=1/(([.$A128]+1)*[.F$1]*[.$A$1])" office:value-type="float" office:value="7.68946850393701" calcext:value-type="float">
            <text:p>7.68946850393701</text:p>
          </table:table-cell>
          <table:table-cell/>
          <table:table-cell table:formula="of:=1/[.B128]" office:value-type="float" office:value="0.000127" calcext:value-type="float">
            <text:p>0.000127</text:p>
          </table:table-cell>
          <table:table-cell table:formula="of:=1/[.C128]" office:value-type="float" office:value="0.001016" calcext:value-type="float">
            <text:p>0.001016</text:p>
          </table:table-cell>
          <table:table-cell table:formula="of:=1/[.D128]" office:value-type="float" office:value="0.008128" calcext:value-type="float">
            <text:p>0.008128</text:p>
          </table:table-cell>
          <table:table-cell table:formula="of:=1/[.E128]" office:value-type="float" office:value="0.032512" calcext:value-type="float">
            <text:p>0.032512</text:p>
          </table:table-cell>
          <table:table-cell table:formula="of:=1/[.F128]" office:value-type="float" office:value="0.130048" calcext:value-type="float">
            <text:p>0.1300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(([.$A129]+1)*[.B$1]*[.$A$1])" office:value-type="float" office:value="7812.5" calcext:value-type="float">
            <text:p>7812.5</text:p>
          </table:table-cell>
          <table:table-cell table:formula="of:=1/(([.$A129]+1)*[.C$1]*[.$A$1])" office:value-type="float" office:value="976.5625" calcext:value-type="float">
            <text:p>976.5625</text:p>
          </table:table-cell>
          <table:table-cell table:formula="of:=1/(([.$A129]+1)*[.D$1]*[.$A$1])" office:value-type="float" office:value="122.0703125" calcext:value-type="float">
            <text:p>122.0703125</text:p>
          </table:table-cell>
          <table:table-cell table:formula="of:=1/(([.$A129]+1)*[.E$1]*[.$A$1])" office:value-type="float" office:value="30.517578125" calcext:value-type="float">
            <text:p>30.517578125</text:p>
          </table:table-cell>
          <table:table-cell table:formula="of:=1/(([.$A129]+1)*[.F$1]*[.$A$1])" office:value-type="float" office:value="7.62939453125" calcext:value-type="float">
            <text:p>7.62939453125</text:p>
          </table:table-cell>
          <table:table-cell/>
          <table:table-cell table:formula="of:=1/[.B129]" office:value-type="float" office:value="0.000128" calcext:value-type="float">
            <text:p>0.000128</text:p>
          </table:table-cell>
          <table:table-cell table:formula="of:=1/[.C129]" office:value-type="float" office:value="0.001024" calcext:value-type="float">
            <text:p>0.001024</text:p>
          </table:table-cell>
          <table:table-cell table:formula="of:=1/[.D129]" office:value-type="float" office:value="0.008192" calcext:value-type="float">
            <text:p>0.008192</text:p>
          </table:table-cell>
          <table:table-cell table:formula="of:=1/[.E129]" office:value-type="float" office:value="0.032768" calcext:value-type="float">
            <text:p>0.032768</text:p>
          </table:table-cell>
          <table:table-cell table:formula="of:=1/[.F129]"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(([.$A130]+1)*[.B$1]*[.$A$1])" office:value-type="float" office:value="7751.93798449613" calcext:value-type="float">
            <text:p>7751.93798449613</text:p>
          </table:table-cell>
          <table:table-cell table:formula="of:=1/(([.$A130]+1)*[.C$1]*[.$A$1])" office:value-type="float" office:value="968.992248062016" calcext:value-type="float">
            <text:p>968.992248062016</text:p>
          </table:table-cell>
          <table:table-cell table:formula="of:=1/(([.$A130]+1)*[.D$1]*[.$A$1])" office:value-type="float" office:value="121.124031007752" calcext:value-type="float">
            <text:p>121.124031007752</text:p>
          </table:table-cell>
          <table:table-cell table:formula="of:=1/(([.$A130]+1)*[.E$1]*[.$A$1])" office:value-type="float" office:value="30.281007751938" calcext:value-type="float">
            <text:p>30.281007751938</text:p>
          </table:table-cell>
          <table:table-cell table:formula="of:=1/(([.$A130]+1)*[.F$1]*[.$A$1])" office:value-type="float" office:value="7.5702519379845" calcext:value-type="float">
            <text:p>7.5702519379845</text:p>
          </table:table-cell>
          <table:table-cell/>
          <table:table-cell table:formula="of:=1/[.B130]" office:value-type="float" office:value="0.000129" calcext:value-type="float">
            <text:p>0.000129</text:p>
          </table:table-cell>
          <table:table-cell table:formula="of:=1/[.C130]" office:value-type="float" office:value="0.001032" calcext:value-type="float">
            <text:p>0.001032</text:p>
          </table:table-cell>
          <table:table-cell table:formula="of:=1/[.D130]" office:value-type="float" office:value="0.008256" calcext:value-type="float">
            <text:p>0.008256</text:p>
          </table:table-cell>
          <table:table-cell table:formula="of:=1/[.E130]" office:value-type="float" office:value="0.033024" calcext:value-type="float">
            <text:p>0.033024</text:p>
          </table:table-cell>
          <table:table-cell table:formula="of:=1/[.F130]" office:value-type="float" office:value="0.132096" calcext:value-type="float">
            <text:p>0.1320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(([.$A131]+1)*[.B$1]*[.$A$1])" office:value-type="float" office:value="7692.30769230769" calcext:value-type="float">
            <text:p>7692.30769230769</text:p>
          </table:table-cell>
          <table:table-cell table:formula="of:=1/(([.$A131]+1)*[.C$1]*[.$A$1])" office:value-type="float" office:value="961.538461538462" calcext:value-type="float">
            <text:p>961.538461538462</text:p>
          </table:table-cell>
          <table:table-cell table:formula="of:=1/(([.$A131]+1)*[.D$1]*[.$A$1])" office:value-type="float" office:value="120.192307692308" calcext:value-type="float">
            <text:p>120.192307692308</text:p>
          </table:table-cell>
          <table:table-cell table:formula="of:=1/(([.$A131]+1)*[.E$1]*[.$A$1])" office:value-type="float" office:value="30.0480769230769" calcext:value-type="float">
            <text:p>30.0480769230769</text:p>
          </table:table-cell>
          <table:table-cell table:formula="of:=1/(([.$A131]+1)*[.F$1]*[.$A$1])" office:value-type="float" office:value="7.51201923076923" calcext:value-type="float">
            <text:p>7.51201923076923</text:p>
          </table:table-cell>
          <table:table-cell/>
          <table:table-cell table:formula="of:=1/[.B131]" office:value-type="float" office:value="0.00013" calcext:value-type="float">
            <text:p>0.00013</text:p>
          </table:table-cell>
          <table:table-cell table:formula="of:=1/[.C131]" office:value-type="float" office:value="0.00104" calcext:value-type="float">
            <text:p>0.00104</text:p>
          </table:table-cell>
          <table:table-cell table:formula="of:=1/[.D131]" office:value-type="float" office:value="0.00832" calcext:value-type="float">
            <text:p>0.00832</text:p>
          </table:table-cell>
          <table:table-cell table:formula="of:=1/[.E131]" office:value-type="float" office:value="0.03328" calcext:value-type="float">
            <text:p>0.03328</text:p>
          </table:table-cell>
          <table:table-cell table:formula="of:=1/[.F131]" office:value-type="float" office:value="0.13312" calcext:value-type="float">
            <text:p>0.133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(([.$A132]+1)*[.B$1]*[.$A$1])" office:value-type="float" office:value="7633.58778625954" calcext:value-type="float">
            <text:p>7633.58778625954</text:p>
          </table:table-cell>
          <table:table-cell table:formula="of:=1/(([.$A132]+1)*[.C$1]*[.$A$1])" office:value-type="float" office:value="954.198473282443" calcext:value-type="float">
            <text:p>954.198473282443</text:p>
          </table:table-cell>
          <table:table-cell table:formula="of:=1/(([.$A132]+1)*[.D$1]*[.$A$1])" office:value-type="float" office:value="119.274809160305" calcext:value-type="float">
            <text:p>119.274809160305</text:p>
          </table:table-cell>
          <table:table-cell table:formula="of:=1/(([.$A132]+1)*[.E$1]*[.$A$1])" office:value-type="float" office:value="29.8187022900763" calcext:value-type="float">
            <text:p>29.8187022900763</text:p>
          </table:table-cell>
          <table:table-cell table:formula="of:=1/(([.$A132]+1)*[.F$1]*[.$A$1])" office:value-type="float" office:value="7.45467557251908" calcext:value-type="float">
            <text:p>7.45467557251908</text:p>
          </table:table-cell>
          <table:table-cell/>
          <table:table-cell table:formula="of:=1/[.B132]" office:value-type="float" office:value="0.000131" calcext:value-type="float">
            <text:p>0.000131</text:p>
          </table:table-cell>
          <table:table-cell table:formula="of:=1/[.C132]" office:value-type="float" office:value="0.001048" calcext:value-type="float">
            <text:p>0.001048</text:p>
          </table:table-cell>
          <table:table-cell table:formula="of:=1/[.D132]" office:value-type="float" office:value="0.008384" calcext:value-type="float">
            <text:p>0.008384</text:p>
          </table:table-cell>
          <table:table-cell table:formula="of:=1/[.E132]" office:value-type="float" office:value="0.033536" calcext:value-type="float">
            <text:p>0.033536</text:p>
          </table:table-cell>
          <table:table-cell table:formula="of:=1/[.F132]" office:value-type="float" office:value="0.134144" calcext:value-type="float">
            <text:p>0.1341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/(([.$A133]+1)*[.B$1]*[.$A$1])" office:value-type="float" office:value="7575.75757575758" calcext:value-type="float">
            <text:p>7575.75757575758</text:p>
          </table:table-cell>
          <table:table-cell table:formula="of:=1/(([.$A133]+1)*[.C$1]*[.$A$1])" office:value-type="float" office:value="946.969696969697" calcext:value-type="float">
            <text:p>946.969696969697</text:p>
          </table:table-cell>
          <table:table-cell table:formula="of:=1/(([.$A133]+1)*[.D$1]*[.$A$1])" office:value-type="float" office:value="118.371212121212" calcext:value-type="float">
            <text:p>118.371212121212</text:p>
          </table:table-cell>
          <table:table-cell table:formula="of:=1/(([.$A133]+1)*[.E$1]*[.$A$1])" office:value-type="float" office:value="29.592803030303" calcext:value-type="float">
            <text:p>29.592803030303</text:p>
          </table:table-cell>
          <table:table-cell table:formula="of:=1/(([.$A133]+1)*[.F$1]*[.$A$1])" office:value-type="float" office:value="7.39820075757576" calcext:value-type="float">
            <text:p>7.39820075757576</text:p>
          </table:table-cell>
          <table:table-cell/>
          <table:table-cell table:formula="of:=1/[.B133]" office:value-type="float" office:value="0.000132" calcext:value-type="float">
            <text:p>0.000132</text:p>
          </table:table-cell>
          <table:table-cell table:formula="of:=1/[.C133]" office:value-type="float" office:value="0.001056" calcext:value-type="float">
            <text:p>0.001056</text:p>
          </table:table-cell>
          <table:table-cell table:formula="of:=1/[.D133]" office:value-type="float" office:value="0.008448" calcext:value-type="float">
            <text:p>0.008448</text:p>
          </table:table-cell>
          <table:table-cell table:formula="of:=1/[.E133]" office:value-type="float" office:value="0.033792" calcext:value-type="float">
            <text:p>0.033792</text:p>
          </table:table-cell>
          <table:table-cell table:formula="of:=1/[.F133]" office:value-type="float" office:value="0.135168" calcext:value-type="float">
            <text:p>0.1351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/(([.$A134]+1)*[.B$1]*[.$A$1])" office:value-type="float" office:value="7518.7969924812" calcext:value-type="float">
            <text:p>7518.7969924812</text:p>
          </table:table-cell>
          <table:table-cell table:formula="of:=1/(([.$A134]+1)*[.C$1]*[.$A$1])" office:value-type="float" office:value="939.84962406015" calcext:value-type="float">
            <text:p>939.84962406015</text:p>
          </table:table-cell>
          <table:table-cell table:formula="of:=1/(([.$A134]+1)*[.D$1]*[.$A$1])" office:value-type="float" office:value="117.481203007519" calcext:value-type="float">
            <text:p>117.481203007519</text:p>
          </table:table-cell>
          <table:table-cell table:formula="of:=1/(([.$A134]+1)*[.E$1]*[.$A$1])" office:value-type="float" office:value="29.3703007518797" calcext:value-type="float">
            <text:p>29.3703007518797</text:p>
          </table:table-cell>
          <table:table-cell table:formula="of:=1/(([.$A134]+1)*[.F$1]*[.$A$1])" office:value-type="float" office:value="7.34257518796992" calcext:value-type="float">
            <text:p>7.34257518796992</text:p>
          </table:table-cell>
          <table:table-cell/>
          <table:table-cell table:formula="of:=1/[.B134]" office:value-type="float" office:value="0.000133" calcext:value-type="float">
            <text:p>0.000133</text:p>
          </table:table-cell>
          <table:table-cell table:formula="of:=1/[.C134]" office:value-type="float" office:value="0.001064" calcext:value-type="float">
            <text:p>0.001064</text:p>
          </table:table-cell>
          <table:table-cell table:formula="of:=1/[.D134]" office:value-type="float" office:value="0.008512" calcext:value-type="float">
            <text:p>0.008512</text:p>
          </table:table-cell>
          <table:table-cell table:formula="of:=1/[.E134]" office:value-type="float" office:value="0.034048" calcext:value-type="float">
            <text:p>0.034048</text:p>
          </table:table-cell>
          <table:table-cell table:formula="of:=1/[.F134]" office:value-type="float" office:value="0.136192" calcext:value-type="float">
            <text:p>0.1361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(([.$A135]+1)*[.B$1]*[.$A$1])" office:value-type="float" office:value="7462.68656716418" calcext:value-type="float">
            <text:p>7462.68656716418</text:p>
          </table:table-cell>
          <table:table-cell table:formula="of:=1/(([.$A135]+1)*[.C$1]*[.$A$1])" office:value-type="float" office:value="932.835820895522" calcext:value-type="float">
            <text:p>932.835820895522</text:p>
          </table:table-cell>
          <table:table-cell table:formula="of:=1/(([.$A135]+1)*[.D$1]*[.$A$1])" office:value-type="float" office:value="116.60447761194" calcext:value-type="float">
            <text:p>116.60447761194</text:p>
          </table:table-cell>
          <table:table-cell table:formula="of:=1/(([.$A135]+1)*[.E$1]*[.$A$1])" office:value-type="float" office:value="29.1511194029851" calcext:value-type="float">
            <text:p>29.1511194029851</text:p>
          </table:table-cell>
          <table:table-cell table:formula="of:=1/(([.$A135]+1)*[.F$1]*[.$A$1])" office:value-type="float" office:value="7.28777985074627" calcext:value-type="float">
            <text:p>7.28777985074627</text:p>
          </table:table-cell>
          <table:table-cell/>
          <table:table-cell table:formula="of:=1/[.B135]" office:value-type="float" office:value="0.000134" calcext:value-type="float">
            <text:p>0.000134</text:p>
          </table:table-cell>
          <table:table-cell table:formula="of:=1/[.C135]" office:value-type="float" office:value="0.001072" calcext:value-type="float">
            <text:p>0.001072</text:p>
          </table:table-cell>
          <table:table-cell table:formula="of:=1/[.D135]" office:value-type="float" office:value="0.008576" calcext:value-type="float">
            <text:p>0.008576</text:p>
          </table:table-cell>
          <table:table-cell table:formula="of:=1/[.E135]" office:value-type="float" office:value="0.034304" calcext:value-type="float">
            <text:p>0.034304</text:p>
          </table:table-cell>
          <table:table-cell table:formula="of:=1/[.F135]" office:value-type="float" office:value="0.137216" calcext:value-type="float">
            <text:p>0.1372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/(([.$A136]+1)*[.B$1]*[.$A$1])" office:value-type="float" office:value="7407.40740740741" calcext:value-type="float">
            <text:p>7407.40740740741</text:p>
          </table:table-cell>
          <table:table-cell table:formula="of:=1/(([.$A136]+1)*[.C$1]*[.$A$1])" office:value-type="float" office:value="925.925925925926" calcext:value-type="float">
            <text:p>925.925925925926</text:p>
          </table:table-cell>
          <table:table-cell table:formula="of:=1/(([.$A136]+1)*[.D$1]*[.$A$1])" office:value-type="float" office:value="115.740740740741" calcext:value-type="float">
            <text:p>115.740740740741</text:p>
          </table:table-cell>
          <table:table-cell table:formula="of:=1/(([.$A136]+1)*[.E$1]*[.$A$1])" office:value-type="float" office:value="28.9351851851852" calcext:value-type="float">
            <text:p>28.9351851851852</text:p>
          </table:table-cell>
          <table:table-cell table:formula="of:=1/(([.$A136]+1)*[.F$1]*[.$A$1])" office:value-type="float" office:value="7.2337962962963" calcext:value-type="float">
            <text:p>7.2337962962963</text:p>
          </table:table-cell>
          <table:table-cell/>
          <table:table-cell table:formula="of:=1/[.B136]" office:value-type="float" office:value="0.000135" calcext:value-type="float">
            <text:p>0.000135</text:p>
          </table:table-cell>
          <table:table-cell table:formula="of:=1/[.C136]" office:value-type="float" office:value="0.00108" calcext:value-type="float">
            <text:p>0.00108</text:p>
          </table:table-cell>
          <table:table-cell table:formula="of:=1/[.D136]" office:value-type="float" office:value="0.00864" calcext:value-type="float">
            <text:p>0.00864</text:p>
          </table:table-cell>
          <table:table-cell table:formula="of:=1/[.E136]" office:value-type="float" office:value="0.03456" calcext:value-type="float">
            <text:p>0.03456</text:p>
          </table:table-cell>
          <table:table-cell table:formula="of:=1/[.F136]" office:value-type="float" office:value="0.13824" calcext:value-type="float">
            <text:p>0.13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/(([.$A137]+1)*[.B$1]*[.$A$1])" office:value-type="float" office:value="7352.94117647059" calcext:value-type="float">
            <text:p>7352.94117647059</text:p>
          </table:table-cell>
          <table:table-cell table:formula="of:=1/(([.$A137]+1)*[.C$1]*[.$A$1])" office:value-type="float" office:value="919.117647058824" calcext:value-type="float">
            <text:p>919.117647058824</text:p>
          </table:table-cell>
          <table:table-cell table:formula="of:=1/(([.$A137]+1)*[.D$1]*[.$A$1])" office:value-type="float" office:value="114.889705882353" calcext:value-type="float">
            <text:p>114.889705882353</text:p>
          </table:table-cell>
          <table:table-cell table:formula="of:=1/(([.$A137]+1)*[.E$1]*[.$A$1])" office:value-type="float" office:value="28.7224264705882" calcext:value-type="float">
            <text:p>28.7224264705882</text:p>
          </table:table-cell>
          <table:table-cell table:formula="of:=1/(([.$A137]+1)*[.F$1]*[.$A$1])" office:value-type="float" office:value="7.18060661764706" calcext:value-type="float">
            <text:p>7.18060661764706</text:p>
          </table:table-cell>
          <table:table-cell/>
          <table:table-cell table:formula="of:=1/[.B137]" office:value-type="float" office:value="0.000136" calcext:value-type="float">
            <text:p>0.000136</text:p>
          </table:table-cell>
          <table:table-cell table:formula="of:=1/[.C137]" office:value-type="float" office:value="0.001088" calcext:value-type="float">
            <text:p>0.001088</text:p>
          </table:table-cell>
          <table:table-cell table:formula="of:=1/[.D137]" office:value-type="float" office:value="0.008704" calcext:value-type="float">
            <text:p>0.008704</text:p>
          </table:table-cell>
          <table:table-cell table:formula="of:=1/[.E137]" office:value-type="float" office:value="0.034816" calcext:value-type="float">
            <text:p>0.034816</text:p>
          </table:table-cell>
          <table:table-cell table:formula="of:=1/[.F137]" office:value-type="float" office:value="0.139264" calcext:value-type="float">
            <text:p>0.1392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/(([.$A138]+1)*[.B$1]*[.$A$1])" office:value-type="float" office:value="7299.2700729927" calcext:value-type="float">
            <text:p>7299.2700729927</text:p>
          </table:table-cell>
          <table:table-cell table:formula="of:=1/(([.$A138]+1)*[.C$1]*[.$A$1])" office:value-type="float" office:value="912.408759124088" calcext:value-type="float">
            <text:p>912.408759124088</text:p>
          </table:table-cell>
          <table:table-cell table:formula="of:=1/(([.$A138]+1)*[.D$1]*[.$A$1])" office:value-type="float" office:value="114.051094890511" calcext:value-type="float">
            <text:p>114.051094890511</text:p>
          </table:table-cell>
          <table:table-cell table:formula="of:=1/(([.$A138]+1)*[.E$1]*[.$A$1])" office:value-type="float" office:value="28.5127737226277" calcext:value-type="float">
            <text:p>28.5127737226277</text:p>
          </table:table-cell>
          <table:table-cell table:formula="of:=1/(([.$A138]+1)*[.F$1]*[.$A$1])" office:value-type="float" office:value="7.12819343065693" calcext:value-type="float">
            <text:p>7.12819343065693</text:p>
          </table:table-cell>
          <table:table-cell/>
          <table:table-cell table:formula="of:=1/[.B138]" office:value-type="float" office:value="0.000137" calcext:value-type="float">
            <text:p>0.000137</text:p>
          </table:table-cell>
          <table:table-cell table:formula="of:=1/[.C138]" office:value-type="float" office:value="0.001096" calcext:value-type="float">
            <text:p>0.001096</text:p>
          </table:table-cell>
          <table:table-cell table:formula="of:=1/[.D138]" office:value-type="float" office:value="0.008768" calcext:value-type="float">
            <text:p>0.008768</text:p>
          </table:table-cell>
          <table:table-cell table:formula="of:=1/[.E138]" office:value-type="float" office:value="0.035072" calcext:value-type="float">
            <text:p>0.035072</text:p>
          </table:table-cell>
          <table:table-cell table:formula="of:=1/[.F138]" office:value-type="float" office:value="0.140288" calcext:value-type="float">
            <text:p>0.1402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/(([.$A139]+1)*[.B$1]*[.$A$1])" office:value-type="float" office:value="7246.3768115942" calcext:value-type="float">
            <text:p>7246.3768115942</text:p>
          </table:table-cell>
          <table:table-cell table:formula="of:=1/(([.$A139]+1)*[.C$1]*[.$A$1])" office:value-type="float" office:value="905.797101449275" calcext:value-type="float">
            <text:p>905.797101449275</text:p>
          </table:table-cell>
          <table:table-cell table:formula="of:=1/(([.$A139]+1)*[.D$1]*[.$A$1])" office:value-type="float" office:value="113.224637681159" calcext:value-type="float">
            <text:p>113.224637681159</text:p>
          </table:table-cell>
          <table:table-cell table:formula="of:=1/(([.$A139]+1)*[.E$1]*[.$A$1])" office:value-type="float" office:value="28.3061594202899" calcext:value-type="float">
            <text:p>28.3061594202899</text:p>
          </table:table-cell>
          <table:table-cell table:formula="of:=1/(([.$A139]+1)*[.F$1]*[.$A$1])" office:value-type="float" office:value="7.07653985507246" calcext:value-type="float">
            <text:p>7.07653985507246</text:p>
          </table:table-cell>
          <table:table-cell/>
          <table:table-cell table:formula="of:=1/[.B139]" office:value-type="float" office:value="0.000138" calcext:value-type="float">
            <text:p>0.000138</text:p>
          </table:table-cell>
          <table:table-cell table:formula="of:=1/[.C139]" office:value-type="float" office:value="0.001104" calcext:value-type="float">
            <text:p>0.001104</text:p>
          </table:table-cell>
          <table:table-cell table:formula="of:=1/[.D139]" office:value-type="float" office:value="0.008832" calcext:value-type="float">
            <text:p>0.008832</text:p>
          </table:table-cell>
          <table:table-cell table:formula="of:=1/[.E139]" office:value-type="float" office:value="0.035328" calcext:value-type="float">
            <text:p>0.035328</text:p>
          </table:table-cell>
          <table:table-cell table:formula="of:=1/[.F139]" office:value-type="float" office:value="0.141312" calcext:value-type="float">
            <text:p>0.1413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/(([.$A140]+1)*[.B$1]*[.$A$1])" office:value-type="float" office:value="7194.24460431655" calcext:value-type="float">
            <text:p>7194.24460431655</text:p>
          </table:table-cell>
          <table:table-cell table:formula="of:=1/(([.$A140]+1)*[.C$1]*[.$A$1])" office:value-type="float" office:value="899.280575539568" calcext:value-type="float">
            <text:p>899.280575539568</text:p>
          </table:table-cell>
          <table:table-cell table:formula="of:=1/(([.$A140]+1)*[.D$1]*[.$A$1])" office:value-type="float" office:value="112.410071942446" calcext:value-type="float">
            <text:p>112.410071942446</text:p>
          </table:table-cell>
          <table:table-cell table:formula="of:=1/(([.$A140]+1)*[.E$1]*[.$A$1])" office:value-type="float" office:value="28.1025179856115" calcext:value-type="float">
            <text:p>28.1025179856115</text:p>
          </table:table-cell>
          <table:table-cell table:formula="of:=1/(([.$A140]+1)*[.F$1]*[.$A$1])" office:value-type="float" office:value="7.02562949640288" calcext:value-type="float">
            <text:p>7.02562949640288</text:p>
          </table:table-cell>
          <table:table-cell/>
          <table:table-cell table:formula="of:=1/[.B140]" office:value-type="float" office:value="0.000139" calcext:value-type="float">
            <text:p>0.000139</text:p>
          </table:table-cell>
          <table:table-cell table:formula="of:=1/[.C140]" office:value-type="float" office:value="0.001112" calcext:value-type="float">
            <text:p>0.001112</text:p>
          </table:table-cell>
          <table:table-cell table:formula="of:=1/[.D140]" office:value-type="float" office:value="0.008896" calcext:value-type="float">
            <text:p>0.008896</text:p>
          </table:table-cell>
          <table:table-cell table:formula="of:=1/[.E140]" office:value-type="float" office:value="0.035584" calcext:value-type="float">
            <text:p>0.035584</text:p>
          </table:table-cell>
          <table:table-cell table:formula="of:=1/[.F140]" office:value-type="float" office:value="0.142336" calcext:value-type="float">
            <text:p>0.1423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/(([.$A141]+1)*[.B$1]*[.$A$1])" office:value-type="float" office:value="7142.85714285714" calcext:value-type="float">
            <text:p>7142.85714285714</text:p>
          </table:table-cell>
          <table:table-cell table:formula="of:=1/(([.$A141]+1)*[.C$1]*[.$A$1])" office:value-type="float" office:value="892.857142857143" calcext:value-type="float">
            <text:p>892.857142857143</text:p>
          </table:table-cell>
          <table:table-cell table:formula="of:=1/(([.$A141]+1)*[.D$1]*[.$A$1])" office:value-type="float" office:value="111.607142857143" calcext:value-type="float">
            <text:p>111.607142857143</text:p>
          </table:table-cell>
          <table:table-cell table:formula="of:=1/(([.$A141]+1)*[.E$1]*[.$A$1])" office:value-type="float" office:value="27.9017857142857" calcext:value-type="float">
            <text:p>27.9017857142857</text:p>
          </table:table-cell>
          <table:table-cell table:formula="of:=1/(([.$A141]+1)*[.F$1]*[.$A$1])" office:value-type="float" office:value="6.97544642857143" calcext:value-type="float">
            <text:p>6.97544642857143</text:p>
          </table:table-cell>
          <table:table-cell/>
          <table:table-cell table:formula="of:=1/[.B141]" office:value-type="float" office:value="0.00014" calcext:value-type="float">
            <text:p>0.00014</text:p>
          </table:table-cell>
          <table:table-cell table:formula="of:=1/[.C141]" office:value-type="float" office:value="0.00112" calcext:value-type="float">
            <text:p>0.00112</text:p>
          </table:table-cell>
          <table:table-cell table:formula="of:=1/[.D141]" office:value-type="float" office:value="0.00896" calcext:value-type="float">
            <text:p>0.00896</text:p>
          </table:table-cell>
          <table:table-cell table:formula="of:=1/[.E141]" office:value-type="float" office:value="0.03584" calcext:value-type="float">
            <text:p>0.03584</text:p>
          </table:table-cell>
          <table:table-cell table:formula="of:=1/[.F141]" office:value-type="float" office:value="0.14336" calcext:value-type="float">
            <text:p>0.143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(([.$A142]+1)*[.B$1]*[.$A$1])" office:value-type="float" office:value="7092.19858156029" calcext:value-type="float">
            <text:p>7092.19858156029</text:p>
          </table:table-cell>
          <table:table-cell table:formula="of:=1/(([.$A142]+1)*[.C$1]*[.$A$1])" office:value-type="float" office:value="886.524822695036" calcext:value-type="float">
            <text:p>886.524822695036</text:p>
          </table:table-cell>
          <table:table-cell table:formula="of:=1/(([.$A142]+1)*[.D$1]*[.$A$1])" office:value-type="float" office:value="110.815602836879" calcext:value-type="float">
            <text:p>110.815602836879</text:p>
          </table:table-cell>
          <table:table-cell table:formula="of:=1/(([.$A142]+1)*[.E$1]*[.$A$1])" office:value-type="float" office:value="27.7039007092199" calcext:value-type="float">
            <text:p>27.7039007092199</text:p>
          </table:table-cell>
          <table:table-cell table:formula="of:=1/(([.$A142]+1)*[.F$1]*[.$A$1])" office:value-type="float" office:value="6.92597517730497" calcext:value-type="float">
            <text:p>6.92597517730497</text:p>
          </table:table-cell>
          <table:table-cell/>
          <table:table-cell table:formula="of:=1/[.B142]" office:value-type="float" office:value="0.000141" calcext:value-type="float">
            <text:p>0.000141</text:p>
          </table:table-cell>
          <table:table-cell table:formula="of:=1/[.C142]" office:value-type="float" office:value="0.001128" calcext:value-type="float">
            <text:p>0.001128</text:p>
          </table:table-cell>
          <table:table-cell table:formula="of:=1/[.D142]" office:value-type="float" office:value="0.009024" calcext:value-type="float">
            <text:p>0.009024</text:p>
          </table:table-cell>
          <table:table-cell table:formula="of:=1/[.E142]" office:value-type="float" office:value="0.036096" calcext:value-type="float">
            <text:p>0.036096</text:p>
          </table:table-cell>
          <table:table-cell table:formula="of:=1/[.F142]" office:value-type="float" office:value="0.144384" calcext:value-type="float">
            <text:p>0.1443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/(([.$A143]+1)*[.B$1]*[.$A$1])" office:value-type="float" office:value="7042.25352112676" calcext:value-type="float">
            <text:p>7042.25352112676</text:p>
          </table:table-cell>
          <table:table-cell table:formula="of:=1/(([.$A143]+1)*[.C$1]*[.$A$1])" office:value-type="float" office:value="880.281690140845" calcext:value-type="float">
            <text:p>880.281690140845</text:p>
          </table:table-cell>
          <table:table-cell table:formula="of:=1/(([.$A143]+1)*[.D$1]*[.$A$1])" office:value-type="float" office:value="110.035211267606" calcext:value-type="float">
            <text:p>110.035211267606</text:p>
          </table:table-cell>
          <table:table-cell table:formula="of:=1/(([.$A143]+1)*[.E$1]*[.$A$1])" office:value-type="float" office:value="27.5088028169014" calcext:value-type="float">
            <text:p>27.5088028169014</text:p>
          </table:table-cell>
          <table:table-cell table:formula="of:=1/(([.$A143]+1)*[.F$1]*[.$A$1])" office:value-type="float" office:value="6.87720070422535" calcext:value-type="float">
            <text:p>6.87720070422535</text:p>
          </table:table-cell>
          <table:table-cell/>
          <table:table-cell table:formula="of:=1/[.B143]" office:value-type="float" office:value="0.000142" calcext:value-type="float">
            <text:p>0.000142</text:p>
          </table:table-cell>
          <table:table-cell table:formula="of:=1/[.C143]" office:value-type="float" office:value="0.001136" calcext:value-type="float">
            <text:p>0.001136</text:p>
          </table:table-cell>
          <table:table-cell table:formula="of:=1/[.D143]" office:value-type="float" office:value="0.009088" calcext:value-type="float">
            <text:p>0.009088</text:p>
          </table:table-cell>
          <table:table-cell table:formula="of:=1/[.E143]" office:value-type="float" office:value="0.036352" calcext:value-type="float">
            <text:p>0.036352</text:p>
          </table:table-cell>
          <table:table-cell table:formula="of:=1/[.F143]" office:value-type="float" office:value="0.145408" calcext:value-type="float">
            <text:p>0.1454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/(([.$A144]+1)*[.B$1]*[.$A$1])" office:value-type="float" office:value="6993.00699300699" calcext:value-type="float">
            <text:p>6993.00699300699</text:p>
          </table:table-cell>
          <table:table-cell table:formula="of:=1/(([.$A144]+1)*[.C$1]*[.$A$1])" office:value-type="float" office:value="874.125874125874" calcext:value-type="float">
            <text:p>874.125874125874</text:p>
          </table:table-cell>
          <table:table-cell table:formula="of:=1/(([.$A144]+1)*[.D$1]*[.$A$1])" office:value-type="float" office:value="109.265734265734" calcext:value-type="float">
            <text:p>109.265734265734</text:p>
          </table:table-cell>
          <table:table-cell table:formula="of:=1/(([.$A144]+1)*[.E$1]*[.$A$1])" office:value-type="float" office:value="27.3164335664336" calcext:value-type="float">
            <text:p>27.3164335664336</text:p>
          </table:table-cell>
          <table:table-cell table:formula="of:=1/(([.$A144]+1)*[.F$1]*[.$A$1])" office:value-type="float" office:value="6.82910839160839" calcext:value-type="float">
            <text:p>6.82910839160839</text:p>
          </table:table-cell>
          <table:table-cell/>
          <table:table-cell table:formula="of:=1/[.B144]" office:value-type="float" office:value="0.000143" calcext:value-type="float">
            <text:p>0.000143</text:p>
          </table:table-cell>
          <table:table-cell table:formula="of:=1/[.C144]" office:value-type="float" office:value="0.001144" calcext:value-type="float">
            <text:p>0.001144</text:p>
          </table:table-cell>
          <table:table-cell table:formula="of:=1/[.D144]" office:value-type="float" office:value="0.009152" calcext:value-type="float">
            <text:p>0.009152</text:p>
          </table:table-cell>
          <table:table-cell table:formula="of:=1/[.E144]" office:value-type="float" office:value="0.036608" calcext:value-type="float">
            <text:p>0.036608</text:p>
          </table:table-cell>
          <table:table-cell table:formula="of:=1/[.F144]" office:value-type="float" office:value="0.146432" calcext:value-type="float">
            <text:p>0.1464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/(([.$A145]+1)*[.B$1]*[.$A$1])" office:value-type="float" office:value="6944.44444444444" calcext:value-type="float">
            <text:p>6944.44444444444</text:p>
          </table:table-cell>
          <table:table-cell table:formula="of:=1/(([.$A145]+1)*[.C$1]*[.$A$1])" office:value-type="float" office:value="868.055555555556" calcext:value-type="float">
            <text:p>868.055555555556</text:p>
          </table:table-cell>
          <table:table-cell table:formula="of:=1/(([.$A145]+1)*[.D$1]*[.$A$1])" office:value-type="float" office:value="108.506944444444" calcext:value-type="float">
            <text:p>108.506944444444</text:p>
          </table:table-cell>
          <table:table-cell table:formula="of:=1/(([.$A145]+1)*[.E$1]*[.$A$1])" office:value-type="float" office:value="27.1267361111111" calcext:value-type="float">
            <text:p>27.1267361111111</text:p>
          </table:table-cell>
          <table:table-cell table:formula="of:=1/(([.$A145]+1)*[.F$1]*[.$A$1])" office:value-type="float" office:value="6.78168402777778" calcext:value-type="float">
            <text:p>6.78168402777778</text:p>
          </table:table-cell>
          <table:table-cell/>
          <table:table-cell table:formula="of:=1/[.B145]" office:value-type="float" office:value="0.000144" calcext:value-type="float">
            <text:p>0.000144</text:p>
          </table:table-cell>
          <table:table-cell table:formula="of:=1/[.C145]" office:value-type="float" office:value="0.001152" calcext:value-type="float">
            <text:p>0.001152</text:p>
          </table:table-cell>
          <table:table-cell table:formula="of:=1/[.D145]" office:value-type="float" office:value="0.009216" calcext:value-type="float">
            <text:p>0.009216</text:p>
          </table:table-cell>
          <table:table-cell table:formula="of:=1/[.E145]" office:value-type="float" office:value="0.036864" calcext:value-type="float">
            <text:p>0.036864</text:p>
          </table:table-cell>
          <table:table-cell table:formula="of:=1/[.F145]"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/(([.$A146]+1)*[.B$1]*[.$A$1])" office:value-type="float" office:value="6896.55172413793" calcext:value-type="float">
            <text:p>6896.55172413793</text:p>
          </table:table-cell>
          <table:table-cell table:formula="of:=1/(([.$A146]+1)*[.C$1]*[.$A$1])" office:value-type="float" office:value="862.068965517241" calcext:value-type="float">
            <text:p>862.068965517241</text:p>
          </table:table-cell>
          <table:table-cell table:formula="of:=1/(([.$A146]+1)*[.D$1]*[.$A$1])" office:value-type="float" office:value="107.758620689655" calcext:value-type="float">
            <text:p>107.758620689655</text:p>
          </table:table-cell>
          <table:table-cell table:formula="of:=1/(([.$A146]+1)*[.E$1]*[.$A$1])" office:value-type="float" office:value="26.9396551724138" calcext:value-type="float">
            <text:p>26.9396551724138</text:p>
          </table:table-cell>
          <table:table-cell table:formula="of:=1/(([.$A146]+1)*[.F$1]*[.$A$1])" office:value-type="float" office:value="6.73491379310345" calcext:value-type="float">
            <text:p>6.73491379310345</text:p>
          </table:table-cell>
          <table:table-cell/>
          <table:table-cell table:formula="of:=1/[.B146]" office:value-type="float" office:value="0.000145" calcext:value-type="float">
            <text:p>0.000145</text:p>
          </table:table-cell>
          <table:table-cell table:formula="of:=1/[.C146]" office:value-type="float" office:value="0.00116" calcext:value-type="float">
            <text:p>0.00116</text:p>
          </table:table-cell>
          <table:table-cell table:formula="of:=1/[.D146]" office:value-type="float" office:value="0.00928" calcext:value-type="float">
            <text:p>0.00928</text:p>
          </table:table-cell>
          <table:table-cell table:formula="of:=1/[.E146]" office:value-type="float" office:value="0.03712" calcext:value-type="float">
            <text:p>0.03712</text:p>
          </table:table-cell>
          <table:table-cell table:formula="of:=1/[.F146]" office:value-type="float" office:value="0.14848" calcext:value-type="float">
            <text:p>0.148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/(([.$A147]+1)*[.B$1]*[.$A$1])" office:value-type="float" office:value="6849.31506849315" calcext:value-type="float">
            <text:p>6849.31506849315</text:p>
          </table:table-cell>
          <table:table-cell table:formula="of:=1/(([.$A147]+1)*[.C$1]*[.$A$1])" office:value-type="float" office:value="856.164383561644" calcext:value-type="float">
            <text:p>856.164383561644</text:p>
          </table:table-cell>
          <table:table-cell table:formula="of:=1/(([.$A147]+1)*[.D$1]*[.$A$1])" office:value-type="float" office:value="107.020547945205" calcext:value-type="float">
            <text:p>107.020547945205</text:p>
          </table:table-cell>
          <table:table-cell table:formula="of:=1/(([.$A147]+1)*[.E$1]*[.$A$1])" office:value-type="float" office:value="26.7551369863014" calcext:value-type="float">
            <text:p>26.7551369863014</text:p>
          </table:table-cell>
          <table:table-cell table:formula="of:=1/(([.$A147]+1)*[.F$1]*[.$A$1])" office:value-type="float" office:value="6.68878424657534" calcext:value-type="float">
            <text:p>6.68878424657534</text:p>
          </table:table-cell>
          <table:table-cell/>
          <table:table-cell table:formula="of:=1/[.B147]" office:value-type="float" office:value="0.000146" calcext:value-type="float">
            <text:p>0.000146</text:p>
          </table:table-cell>
          <table:table-cell table:formula="of:=1/[.C147]" office:value-type="float" office:value="0.001168" calcext:value-type="float">
            <text:p>0.001168</text:p>
          </table:table-cell>
          <table:table-cell table:formula="of:=1/[.D147]" office:value-type="float" office:value="0.009344" calcext:value-type="float">
            <text:p>0.009344</text:p>
          </table:table-cell>
          <table:table-cell table:formula="of:=1/[.E147]" office:value-type="float" office:value="0.037376" calcext:value-type="float">
            <text:p>0.037376</text:p>
          </table:table-cell>
          <table:table-cell table:formula="of:=1/[.F147]" office:value-type="float" office:value="0.149504" calcext:value-type="float">
            <text:p>0.1495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(([.$A148]+1)*[.B$1]*[.$A$1])" office:value-type="float" office:value="6802.72108843537" calcext:value-type="float">
            <text:p>6802.72108843537</text:p>
          </table:table-cell>
          <table:table-cell table:formula="of:=1/(([.$A148]+1)*[.C$1]*[.$A$1])" office:value-type="float" office:value="850.340136054422" calcext:value-type="float">
            <text:p>850.340136054422</text:p>
          </table:table-cell>
          <table:table-cell table:formula="of:=1/(([.$A148]+1)*[.D$1]*[.$A$1])" office:value-type="float" office:value="106.292517006803" calcext:value-type="float">
            <text:p>106.292517006803</text:p>
          </table:table-cell>
          <table:table-cell table:formula="of:=1/(([.$A148]+1)*[.E$1]*[.$A$1])" office:value-type="float" office:value="26.5731292517007" calcext:value-type="float">
            <text:p>26.5731292517007</text:p>
          </table:table-cell>
          <table:table-cell table:formula="of:=1/(([.$A148]+1)*[.F$1]*[.$A$1])" office:value-type="float" office:value="6.64328231292517" calcext:value-type="float">
            <text:p>6.64328231292517</text:p>
          </table:table-cell>
          <table:table-cell/>
          <table:table-cell table:formula="of:=1/[.B148]" office:value-type="float" office:value="0.000147" calcext:value-type="float">
            <text:p>0.000147</text:p>
          </table:table-cell>
          <table:table-cell table:formula="of:=1/[.C148]" office:value-type="float" office:value="0.001176" calcext:value-type="float">
            <text:p>0.001176</text:p>
          </table:table-cell>
          <table:table-cell table:formula="of:=1/[.D148]" office:value-type="float" office:value="0.009408" calcext:value-type="float">
            <text:p>0.009408</text:p>
          </table:table-cell>
          <table:table-cell table:formula="of:=1/[.E148]" office:value-type="float" office:value="0.037632" calcext:value-type="float">
            <text:p>0.037632</text:p>
          </table:table-cell>
          <table:table-cell table:formula="of:=1/[.F148]" office:value-type="float" office:value="0.150528" calcext:value-type="float">
            <text:p>0.1505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/(([.$A149]+1)*[.B$1]*[.$A$1])" office:value-type="float" office:value="6756.75675675676" calcext:value-type="float">
            <text:p>6756.75675675676</text:p>
          </table:table-cell>
          <table:table-cell table:formula="of:=1/(([.$A149]+1)*[.C$1]*[.$A$1])" office:value-type="float" office:value="844.594594594595" calcext:value-type="float">
            <text:p>844.594594594595</text:p>
          </table:table-cell>
          <table:table-cell table:formula="of:=1/(([.$A149]+1)*[.D$1]*[.$A$1])" office:value-type="float" office:value="105.574324324324" calcext:value-type="float">
            <text:p>105.574324324324</text:p>
          </table:table-cell>
          <table:table-cell table:formula="of:=1/(([.$A149]+1)*[.E$1]*[.$A$1])" office:value-type="float" office:value="26.3935810810811" calcext:value-type="float">
            <text:p>26.3935810810811</text:p>
          </table:table-cell>
          <table:table-cell table:formula="of:=1/(([.$A149]+1)*[.F$1]*[.$A$1])" office:value-type="float" office:value="6.59839527027027" calcext:value-type="float">
            <text:p>6.59839527027027</text:p>
          </table:table-cell>
          <table:table-cell/>
          <table:table-cell table:formula="of:=1/[.B149]" office:value-type="float" office:value="0.000148" calcext:value-type="float">
            <text:p>0.000148</text:p>
          </table:table-cell>
          <table:table-cell table:formula="of:=1/[.C149]" office:value-type="float" office:value="0.001184" calcext:value-type="float">
            <text:p>0.001184</text:p>
          </table:table-cell>
          <table:table-cell table:formula="of:=1/[.D149]" office:value-type="float" office:value="0.009472" calcext:value-type="float">
            <text:p>0.009472</text:p>
          </table:table-cell>
          <table:table-cell table:formula="of:=1/[.E149]" office:value-type="float" office:value="0.037888" calcext:value-type="float">
            <text:p>0.037888</text:p>
          </table:table-cell>
          <table:table-cell table:formula="of:=1/[.F149]" office:value-type="float" office:value="0.151552" calcext:value-type="float">
            <text:p>0.1515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/(([.$A150]+1)*[.B$1]*[.$A$1])" office:value-type="float" office:value="6711.40939597315" calcext:value-type="float">
            <text:p>6711.40939597315</text:p>
          </table:table-cell>
          <table:table-cell table:formula="of:=1/(([.$A150]+1)*[.C$1]*[.$A$1])" office:value-type="float" office:value="838.926174496644" calcext:value-type="float">
            <text:p>838.926174496644</text:p>
          </table:table-cell>
          <table:table-cell table:formula="of:=1/(([.$A150]+1)*[.D$1]*[.$A$1])" office:value-type="float" office:value="104.865771812081" calcext:value-type="float">
            <text:p>104.865771812081</text:p>
          </table:table-cell>
          <table:table-cell table:formula="of:=1/(([.$A150]+1)*[.E$1]*[.$A$1])" office:value-type="float" office:value="26.2164429530201" calcext:value-type="float">
            <text:p>26.2164429530201</text:p>
          </table:table-cell>
          <table:table-cell table:formula="of:=1/(([.$A150]+1)*[.F$1]*[.$A$1])" office:value-type="float" office:value="6.55411073825503" calcext:value-type="float">
            <text:p>6.55411073825503</text:p>
          </table:table-cell>
          <table:table-cell/>
          <table:table-cell table:formula="of:=1/[.B150]" office:value-type="float" office:value="0.000149" calcext:value-type="float">
            <text:p>0.000149</text:p>
          </table:table-cell>
          <table:table-cell table:formula="of:=1/[.C150]" office:value-type="float" office:value="0.001192" calcext:value-type="float">
            <text:p>0.001192</text:p>
          </table:table-cell>
          <table:table-cell table:formula="of:=1/[.D150]" office:value-type="float" office:value="0.009536" calcext:value-type="float">
            <text:p>0.009536</text:p>
          </table:table-cell>
          <table:table-cell table:formula="of:=1/[.E150]" office:value-type="float" office:value="0.038144" calcext:value-type="float">
            <text:p>0.038144</text:p>
          </table:table-cell>
          <table:table-cell table:formula="of:=1/[.F150]" office:value-type="float" office:value="0.152576" calcext:value-type="float">
            <text:p>0.1525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/(([.$A151]+1)*[.B$1]*[.$A$1])" office:value-type="float" office:value="6666.66666666667" calcext:value-type="float">
            <text:p>6666.66666666667</text:p>
          </table:table-cell>
          <table:table-cell table:formula="of:=1/(([.$A151]+1)*[.C$1]*[.$A$1])" office:value-type="float" office:value="833.333333333333" calcext:value-type="float">
            <text:p>833.333333333333</text:p>
          </table:table-cell>
          <table:table-cell table:formula="of:=1/(([.$A151]+1)*[.D$1]*[.$A$1])" office:value-type="float" office:value="104.166666666667" calcext:value-type="float">
            <text:p>104.166666666667</text:p>
          </table:table-cell>
          <table:table-cell table:formula="of:=1/(([.$A151]+1)*[.E$1]*[.$A$1])" office:value-type="float" office:value="26.0416666666667" calcext:value-type="float">
            <text:p>26.0416666666667</text:p>
          </table:table-cell>
          <table:table-cell table:formula="of:=1/(([.$A151]+1)*[.F$1]*[.$A$1])" office:value-type="float" office:value="6.51041666666667" calcext:value-type="float">
            <text:p>6.51041666666667</text:p>
          </table:table-cell>
          <table:table-cell/>
          <table:table-cell table:formula="of:=1/[.B151]" office:value-type="float" office:value="0.00015" calcext:value-type="float">
            <text:p>0.00015</text:p>
          </table:table-cell>
          <table:table-cell table:formula="of:=1/[.C151]" office:value-type="float" office:value="0.0012" calcext:value-type="float">
            <text:p>0.0012</text:p>
          </table:table-cell>
          <table:table-cell table:formula="of:=1/[.D151]" office:value-type="float" office:value="0.0096" calcext:value-type="float">
            <text:p>0.0096</text:p>
          </table:table-cell>
          <table:table-cell table:formula="of:=1/[.E151]" office:value-type="float" office:value="0.0384" calcext:value-type="float">
            <text:p>0.0384</text:p>
          </table:table-cell>
          <table:table-cell table:formula="of:=1/[.F151]" office:value-type="float" office:value="0.1536" calcext:value-type="float">
            <text:p>0.15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(([.$A152]+1)*[.B$1]*[.$A$1])" office:value-type="float" office:value="6622.51655629139" calcext:value-type="float">
            <text:p>6622.51655629139</text:p>
          </table:table-cell>
          <table:table-cell table:formula="of:=1/(([.$A152]+1)*[.C$1]*[.$A$1])" office:value-type="float" office:value="827.814569536424" calcext:value-type="float">
            <text:p>827.814569536424</text:p>
          </table:table-cell>
          <table:table-cell table:formula="of:=1/(([.$A152]+1)*[.D$1]*[.$A$1])" office:value-type="float" office:value="103.476821192053" calcext:value-type="float">
            <text:p>103.476821192053</text:p>
          </table:table-cell>
          <table:table-cell table:formula="of:=1/(([.$A152]+1)*[.E$1]*[.$A$1])" office:value-type="float" office:value="25.8692052980132" calcext:value-type="float">
            <text:p>25.8692052980132</text:p>
          </table:table-cell>
          <table:table-cell table:formula="of:=1/(([.$A152]+1)*[.F$1]*[.$A$1])" office:value-type="float" office:value="6.46730132450331" calcext:value-type="float">
            <text:p>6.46730132450331</text:p>
          </table:table-cell>
          <table:table-cell/>
          <table:table-cell table:formula="of:=1/[.B152]" office:value-type="float" office:value="0.000151" calcext:value-type="float">
            <text:p>0.000151</text:p>
          </table:table-cell>
          <table:table-cell table:formula="of:=1/[.C152]" office:value-type="float" office:value="0.001208" calcext:value-type="float">
            <text:p>0.001208</text:p>
          </table:table-cell>
          <table:table-cell table:formula="of:=1/[.D152]" office:value-type="float" office:value="0.009664" calcext:value-type="float">
            <text:p>0.009664</text:p>
          </table:table-cell>
          <table:table-cell table:formula="of:=1/[.E152]" office:value-type="float" office:value="0.038656" calcext:value-type="float">
            <text:p>0.038656</text:p>
          </table:table-cell>
          <table:table-cell table:formula="of:=1/[.F152]" office:value-type="float" office:value="0.154624" calcext:value-type="float">
            <text:p>0.1546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/(([.$A153]+1)*[.B$1]*[.$A$1])" office:value-type="float" office:value="6578.94736842105" calcext:value-type="float">
            <text:p>6578.94736842105</text:p>
          </table:table-cell>
          <table:table-cell table:formula="of:=1/(([.$A153]+1)*[.C$1]*[.$A$1])" office:value-type="float" office:value="822.368421052632" calcext:value-type="float">
            <text:p>822.368421052632</text:p>
          </table:table-cell>
          <table:table-cell table:formula="of:=1/(([.$A153]+1)*[.D$1]*[.$A$1])" office:value-type="float" office:value="102.796052631579" calcext:value-type="float">
            <text:p>102.796052631579</text:p>
          </table:table-cell>
          <table:table-cell table:formula="of:=1/(([.$A153]+1)*[.E$1]*[.$A$1])" office:value-type="float" office:value="25.6990131578947" calcext:value-type="float">
            <text:p>25.6990131578947</text:p>
          </table:table-cell>
          <table:table-cell table:formula="of:=1/(([.$A153]+1)*[.F$1]*[.$A$1])" office:value-type="float" office:value="6.42475328947369" calcext:value-type="float">
            <text:p>6.42475328947369</text:p>
          </table:table-cell>
          <table:table-cell/>
          <table:table-cell table:formula="of:=1/[.B153]" office:value-type="float" office:value="0.000152" calcext:value-type="float">
            <text:p>0.000152</text:p>
          </table:table-cell>
          <table:table-cell table:formula="of:=1/[.C153]" office:value-type="float" office:value="0.001216" calcext:value-type="float">
            <text:p>0.001216</text:p>
          </table:table-cell>
          <table:table-cell table:formula="of:=1/[.D153]" office:value-type="float" office:value="0.009728" calcext:value-type="float">
            <text:p>0.009728</text:p>
          </table:table-cell>
          <table:table-cell table:formula="of:=1/[.E153]" office:value-type="float" office:value="0.038912" calcext:value-type="float">
            <text:p>0.038912</text:p>
          </table:table-cell>
          <table:table-cell table:formula="of:=1/[.F153]" office:value-type="float" office:value="0.155648" calcext:value-type="float">
            <text:p>0.1556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/(([.$A154]+1)*[.B$1]*[.$A$1])" office:value-type="float" office:value="6535.9477124183" calcext:value-type="float">
            <text:p>6535.9477124183</text:p>
          </table:table-cell>
          <table:table-cell table:formula="of:=1/(([.$A154]+1)*[.C$1]*[.$A$1])" office:value-type="float" office:value="816.993464052288" calcext:value-type="float">
            <text:p>816.993464052288</text:p>
          </table:table-cell>
          <table:table-cell table:formula="of:=1/(([.$A154]+1)*[.D$1]*[.$A$1])" office:value-type="float" office:value="102.124183006536" calcext:value-type="float">
            <text:p>102.124183006536</text:p>
          </table:table-cell>
          <table:table-cell table:formula="of:=1/(([.$A154]+1)*[.E$1]*[.$A$1])" office:value-type="float" office:value="25.531045751634" calcext:value-type="float">
            <text:p>25.531045751634</text:p>
          </table:table-cell>
          <table:table-cell table:formula="of:=1/(([.$A154]+1)*[.F$1]*[.$A$1])" office:value-type="float" office:value="6.3827614379085" calcext:value-type="float">
            <text:p>6.3827614379085</text:p>
          </table:table-cell>
          <table:table-cell/>
          <table:table-cell table:formula="of:=1/[.B154]" office:value-type="float" office:value="0.000153" calcext:value-type="float">
            <text:p>0.000153</text:p>
          </table:table-cell>
          <table:table-cell table:formula="of:=1/[.C154]" office:value-type="float" office:value="0.001224" calcext:value-type="float">
            <text:p>0.001224</text:p>
          </table:table-cell>
          <table:table-cell table:formula="of:=1/[.D154]" office:value-type="float" office:value="0.009792" calcext:value-type="float">
            <text:p>0.009792</text:p>
          </table:table-cell>
          <table:table-cell table:formula="of:=1/[.E154]" office:value-type="float" office:value="0.039168" calcext:value-type="float">
            <text:p>0.039168</text:p>
          </table:table-cell>
          <table:table-cell table:formula="of:=1/[.F154]" office:value-type="float" office:value="0.156672" calcext:value-type="float">
            <text:p>0.1566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/(([.$A155]+1)*[.B$1]*[.$A$1])" office:value-type="float" office:value="6493.50649350649" calcext:value-type="float">
            <text:p>6493.50649350649</text:p>
          </table:table-cell>
          <table:table-cell table:formula="of:=1/(([.$A155]+1)*[.C$1]*[.$A$1])" office:value-type="float" office:value="811.688311688312" calcext:value-type="float">
            <text:p>811.688311688312</text:p>
          </table:table-cell>
          <table:table-cell table:formula="of:=1/(([.$A155]+1)*[.D$1]*[.$A$1])" office:value-type="float" office:value="101.461038961039" calcext:value-type="float">
            <text:p>101.461038961039</text:p>
          </table:table-cell>
          <table:table-cell table:formula="of:=1/(([.$A155]+1)*[.E$1]*[.$A$1])" office:value-type="float" office:value="25.3652597402597" calcext:value-type="float">
            <text:p>25.3652597402597</text:p>
          </table:table-cell>
          <table:table-cell table:formula="of:=1/(([.$A155]+1)*[.F$1]*[.$A$1])" office:value-type="float" office:value="6.34131493506494" calcext:value-type="float">
            <text:p>6.34131493506494</text:p>
          </table:table-cell>
          <table:table-cell/>
          <table:table-cell table:formula="of:=1/[.B155]" office:value-type="float" office:value="0.000154" calcext:value-type="float">
            <text:p>0.000154</text:p>
          </table:table-cell>
          <table:table-cell table:formula="of:=1/[.C155]" office:value-type="float" office:value="0.001232" calcext:value-type="float">
            <text:p>0.001232</text:p>
          </table:table-cell>
          <table:table-cell table:formula="of:=1/[.D155]" office:value-type="float" office:value="0.009856" calcext:value-type="float">
            <text:p>0.009856</text:p>
          </table:table-cell>
          <table:table-cell table:formula="of:=1/[.E155]" office:value-type="float" office:value="0.039424" calcext:value-type="float">
            <text:p>0.039424</text:p>
          </table:table-cell>
          <table:table-cell table:formula="of:=1/[.F155]" office:value-type="float" office:value="0.157696" calcext:value-type="float">
            <text:p>0.1576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/(([.$A156]+1)*[.B$1]*[.$A$1])" office:value-type="float" office:value="6451.61290322581" calcext:value-type="float">
            <text:p>6451.61290322581</text:p>
          </table:table-cell>
          <table:table-cell table:formula="of:=1/(([.$A156]+1)*[.C$1]*[.$A$1])" office:value-type="float" office:value="806.451612903226" calcext:value-type="float">
            <text:p>806.451612903226</text:p>
          </table:table-cell>
          <table:table-cell table:formula="of:=1/(([.$A156]+1)*[.D$1]*[.$A$1])" office:value-type="float" office:value="100.806451612903" calcext:value-type="float">
            <text:p>100.806451612903</text:p>
          </table:table-cell>
          <table:table-cell table:formula="of:=1/(([.$A156]+1)*[.E$1]*[.$A$1])" office:value-type="float" office:value="25.2016129032258" calcext:value-type="float">
            <text:p>25.2016129032258</text:p>
          </table:table-cell>
          <table:table-cell table:formula="of:=1/(([.$A156]+1)*[.F$1]*[.$A$1])" office:value-type="float" office:value="6.30040322580645" calcext:value-type="float">
            <text:p>6.30040322580645</text:p>
          </table:table-cell>
          <table:table-cell/>
          <table:table-cell table:formula="of:=1/[.B156]" office:value-type="float" office:value="0.000155" calcext:value-type="float">
            <text:p>0.000155</text:p>
          </table:table-cell>
          <table:table-cell table:formula="of:=1/[.C156]" office:value-type="float" office:value="0.00124" calcext:value-type="float">
            <text:p>0.00124</text:p>
          </table:table-cell>
          <table:table-cell table:formula="of:=1/[.D156]" office:value-type="float" office:value="0.00992" calcext:value-type="float">
            <text:p>0.00992</text:p>
          </table:table-cell>
          <table:table-cell table:formula="of:=1/[.E156]" office:value-type="float" office:value="0.03968" calcext:value-type="float">
            <text:p>0.03968</text:p>
          </table:table-cell>
          <table:table-cell table:formula="of:=1/[.F156]" office:value-type="float" office:value="0.15872" calcext:value-type="float">
            <text:p>0.158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/(([.$A157]+1)*[.B$1]*[.$A$1])" office:value-type="float" office:value="6410.25641025641" calcext:value-type="float">
            <text:p>6410.25641025641</text:p>
          </table:table-cell>
          <table:table-cell table:formula="of:=1/(([.$A157]+1)*[.C$1]*[.$A$1])" office:value-type="float" office:value="801.282051282051" calcext:value-type="float">
            <text:p>801.282051282051</text:p>
          </table:table-cell>
          <table:table-cell table:formula="of:=1/(([.$A157]+1)*[.D$1]*[.$A$1])" office:value-type="float" office:value="100.160256410256" calcext:value-type="float">
            <text:p>100.160256410256</text:p>
          </table:table-cell>
          <table:table-cell table:formula="of:=1/(([.$A157]+1)*[.E$1]*[.$A$1])" office:value-type="float" office:value="25.0400641025641" calcext:value-type="float">
            <text:p>25.0400641025641</text:p>
          </table:table-cell>
          <table:table-cell table:formula="of:=1/(([.$A157]+1)*[.F$1]*[.$A$1])" office:value-type="float" office:value="6.26001602564103" calcext:value-type="float">
            <text:p>6.26001602564103</text:p>
          </table:table-cell>
          <table:table-cell/>
          <table:table-cell table:formula="of:=1/[.B157]" office:value-type="float" office:value="0.000156" calcext:value-type="float">
            <text:p>0.000156</text:p>
          </table:table-cell>
          <table:table-cell table:formula="of:=1/[.C157]" office:value-type="float" office:value="0.001248" calcext:value-type="float">
            <text:p>0.001248</text:p>
          </table:table-cell>
          <table:table-cell table:formula="of:=1/[.D157]" office:value-type="float" office:value="0.009984" calcext:value-type="float">
            <text:p>0.009984</text:p>
          </table:table-cell>
          <table:table-cell table:formula="of:=1/[.E157]" office:value-type="float" office:value="0.039936" calcext:value-type="float">
            <text:p>0.039936</text:p>
          </table:table-cell>
          <table:table-cell table:formula="of:=1/[.F157]" office:value-type="float" office:value="0.159744" calcext:value-type="float">
            <text:p>0.1597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/(([.$A158]+1)*[.B$1]*[.$A$1])" office:value-type="float" office:value="6369.42675159236" calcext:value-type="float">
            <text:p>6369.42675159236</text:p>
          </table:table-cell>
          <table:table-cell table:formula="of:=1/(([.$A158]+1)*[.C$1]*[.$A$1])" office:value-type="float" office:value="796.178343949045" calcext:value-type="float">
            <text:p>796.178343949045</text:p>
          </table:table-cell>
          <table:table-cell table:formula="of:=1/(([.$A158]+1)*[.D$1]*[.$A$1])" office:value-type="float" office:value="99.5222929936306" calcext:value-type="float">
            <text:p>99.5222929936306</text:p>
          </table:table-cell>
          <table:table-cell table:formula="of:=1/(([.$A158]+1)*[.E$1]*[.$A$1])" office:value-type="float" office:value="24.8805732484076" calcext:value-type="float">
            <text:p>24.8805732484076</text:p>
          </table:table-cell>
          <table:table-cell table:formula="of:=1/(([.$A158]+1)*[.F$1]*[.$A$1])" office:value-type="float" office:value="6.22014331210191" calcext:value-type="float">
            <text:p>6.22014331210191</text:p>
          </table:table-cell>
          <table:table-cell/>
          <table:table-cell table:formula="of:=1/[.B158]" office:value-type="float" office:value="0.000157" calcext:value-type="float">
            <text:p>0.000157</text:p>
          </table:table-cell>
          <table:table-cell table:formula="of:=1/[.C158]" office:value-type="float" office:value="0.001256" calcext:value-type="float">
            <text:p>0.001256</text:p>
          </table:table-cell>
          <table:table-cell table:formula="of:=1/[.D158]" office:value-type="float" office:value="0.010048" calcext:value-type="float">
            <text:p>0.010048</text:p>
          </table:table-cell>
          <table:table-cell table:formula="of:=1/[.E158]" office:value-type="float" office:value="0.040192" calcext:value-type="float">
            <text:p>0.040192</text:p>
          </table:table-cell>
          <table:table-cell table:formula="of:=1/[.F158]" office:value-type="float" office:value="0.160768" calcext:value-type="float">
            <text:p>0.1607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/(([.$A159]+1)*[.B$1]*[.$A$1])" office:value-type="float" office:value="6329.11392405063" calcext:value-type="float">
            <text:p>6329.11392405063</text:p>
          </table:table-cell>
          <table:table-cell table:formula="of:=1/(([.$A159]+1)*[.C$1]*[.$A$1])" office:value-type="float" office:value="791.139240506329" calcext:value-type="float">
            <text:p>791.139240506329</text:p>
          </table:table-cell>
          <table:table-cell table:formula="of:=1/(([.$A159]+1)*[.D$1]*[.$A$1])" office:value-type="float" office:value="98.8924050632911" calcext:value-type="float">
            <text:p>98.8924050632911</text:p>
          </table:table-cell>
          <table:table-cell table:formula="of:=1/(([.$A159]+1)*[.E$1]*[.$A$1])" office:value-type="float" office:value="24.7231012658228" calcext:value-type="float">
            <text:p>24.7231012658228</text:p>
          </table:table-cell>
          <table:table-cell table:formula="of:=1/(([.$A159]+1)*[.F$1]*[.$A$1])" office:value-type="float" office:value="6.1807753164557" calcext:value-type="float">
            <text:p>6.1807753164557</text:p>
          </table:table-cell>
          <table:table-cell/>
          <table:table-cell table:formula="of:=1/[.B159]" office:value-type="float" office:value="0.000158" calcext:value-type="float">
            <text:p>0.000158</text:p>
          </table:table-cell>
          <table:table-cell table:formula="of:=1/[.C159]" office:value-type="float" office:value="0.001264" calcext:value-type="float">
            <text:p>0.001264</text:p>
          </table:table-cell>
          <table:table-cell table:formula="of:=1/[.D159]" office:value-type="float" office:value="0.010112" calcext:value-type="float">
            <text:p>0.010112</text:p>
          </table:table-cell>
          <table:table-cell table:formula="of:=1/[.E159]" office:value-type="float" office:value="0.040448" calcext:value-type="float">
            <text:p>0.040448</text:p>
          </table:table-cell>
          <table:table-cell table:formula="of:=1/[.F159]" office:value-type="float" office:value="0.161792" calcext:value-type="float">
            <text:p>0.1617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/(([.$A160]+1)*[.B$1]*[.$A$1])" office:value-type="float" office:value="6289.30817610063" calcext:value-type="float">
            <text:p>6289.30817610063</text:p>
          </table:table-cell>
          <table:table-cell table:formula="of:=1/(([.$A160]+1)*[.C$1]*[.$A$1])" office:value-type="float" office:value="786.163522012579" calcext:value-type="float">
            <text:p>786.163522012579</text:p>
          </table:table-cell>
          <table:table-cell table:formula="of:=1/(([.$A160]+1)*[.D$1]*[.$A$1])" office:value-type="float" office:value="98.2704402515723" calcext:value-type="float">
            <text:p>98.2704402515723</text:p>
          </table:table-cell>
          <table:table-cell table:formula="of:=1/(([.$A160]+1)*[.E$1]*[.$A$1])" office:value-type="float" office:value="24.5676100628931" calcext:value-type="float">
            <text:p>24.5676100628931</text:p>
          </table:table-cell>
          <table:table-cell table:formula="of:=1/(([.$A160]+1)*[.F$1]*[.$A$1])" office:value-type="float" office:value="6.14190251572327" calcext:value-type="float">
            <text:p>6.14190251572327</text:p>
          </table:table-cell>
          <table:table-cell/>
          <table:table-cell table:formula="of:=1/[.B160]" office:value-type="float" office:value="0.000159" calcext:value-type="float">
            <text:p>0.000159</text:p>
          </table:table-cell>
          <table:table-cell table:formula="of:=1/[.C160]" office:value-type="float" office:value="0.001272" calcext:value-type="float">
            <text:p>0.001272</text:p>
          </table:table-cell>
          <table:table-cell table:formula="of:=1/[.D160]" office:value-type="float" office:value="0.010176" calcext:value-type="float">
            <text:p>0.010176</text:p>
          </table:table-cell>
          <table:table-cell table:formula="of:=1/[.E160]" office:value-type="float" office:value="0.040704" calcext:value-type="float">
            <text:p>0.040704</text:p>
          </table:table-cell>
          <table:table-cell table:formula="of:=1/[.F160]" office:value-type="float" office:value="0.162816" calcext:value-type="float">
            <text:p>0.1628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(([.$A161]+1)*[.B$1]*[.$A$1])" office:value-type="float" office:value="6250" calcext:value-type="float">
            <text:p>6250</text:p>
          </table:table-cell>
          <table:table-cell table:formula="of:=1/(([.$A161]+1)*[.C$1]*[.$A$1])" office:value-type="float" office:value="781.25" calcext:value-type="float">
            <text:p>781.25</text:p>
          </table:table-cell>
          <table:table-cell table:formula="of:=1/(([.$A161]+1)*[.D$1]*[.$A$1])" office:value-type="float" office:value="97.65625" calcext:value-type="float">
            <text:p>97.65625</text:p>
          </table:table-cell>
          <table:table-cell table:formula="of:=1/(([.$A161]+1)*[.E$1]*[.$A$1])" office:value-type="float" office:value="24.4140625" calcext:value-type="float">
            <text:p>24.4140625</text:p>
          </table:table-cell>
          <table:table-cell table:formula="of:=1/(([.$A161]+1)*[.F$1]*[.$A$1])" office:value-type="float" office:value="6.103515625" calcext:value-type="float">
            <text:p>6.103515625</text:p>
          </table:table-cell>
          <table:table-cell/>
          <table:table-cell table:formula="of:=1/[.B161]" office:value-type="float" office:value="0.00016" calcext:value-type="float">
            <text:p>0.00016</text:p>
          </table:table-cell>
          <table:table-cell table:formula="of:=1/[.C161]" office:value-type="float" office:value="0.00128" calcext:value-type="float">
            <text:p>0.00128</text:p>
          </table:table-cell>
          <table:table-cell table:formula="of:=1/[.D161]" office:value-type="float" office:value="0.01024" calcext:value-type="float">
            <text:p>0.01024</text:p>
          </table:table-cell>
          <table:table-cell table:formula="of:=1/[.E161]" office:value-type="float" office:value="0.04096" calcext:value-type="float">
            <text:p>0.04096</text:p>
          </table:table-cell>
          <table:table-cell table:formula="of:=1/[.F161]" office:value-type="float" office:value="0.16384" calcext:value-type="float">
            <text:p>0.163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(([.$A162]+1)*[.B$1]*[.$A$1])" office:value-type="float" office:value="6211.1801242236" calcext:value-type="float">
            <text:p>6211.1801242236</text:p>
          </table:table-cell>
          <table:table-cell table:formula="of:=1/(([.$A162]+1)*[.C$1]*[.$A$1])" office:value-type="float" office:value="776.39751552795" calcext:value-type="float">
            <text:p>776.39751552795</text:p>
          </table:table-cell>
          <table:table-cell table:formula="of:=1/(([.$A162]+1)*[.D$1]*[.$A$1])" office:value-type="float" office:value="97.0496894409938" calcext:value-type="float">
            <text:p>97.0496894409938</text:p>
          </table:table-cell>
          <table:table-cell table:formula="of:=1/(([.$A162]+1)*[.E$1]*[.$A$1])" office:value-type="float" office:value="24.2624223602485" calcext:value-type="float">
            <text:p>24.2624223602485</text:p>
          </table:table-cell>
          <table:table-cell table:formula="of:=1/(([.$A162]+1)*[.F$1]*[.$A$1])" office:value-type="float" office:value="6.06560559006211" calcext:value-type="float">
            <text:p>6.06560559006211</text:p>
          </table:table-cell>
          <table:table-cell/>
          <table:table-cell table:formula="of:=1/[.B162]" office:value-type="float" office:value="0.000161" calcext:value-type="float">
            <text:p>0.000161</text:p>
          </table:table-cell>
          <table:table-cell table:formula="of:=1/[.C162]" office:value-type="float" office:value="0.001288" calcext:value-type="float">
            <text:p>0.001288</text:p>
          </table:table-cell>
          <table:table-cell table:formula="of:=1/[.D162]" office:value-type="float" office:value="0.010304" calcext:value-type="float">
            <text:p>0.010304</text:p>
          </table:table-cell>
          <table:table-cell table:formula="of:=1/[.E162]" office:value-type="float" office:value="0.041216" calcext:value-type="float">
            <text:p>0.041216</text:p>
          </table:table-cell>
          <table:table-cell table:formula="of:=1/[.F162]" office:value-type="float" office:value="0.164864" calcext:value-type="float">
            <text:p>0.1648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/(([.$A163]+1)*[.B$1]*[.$A$1])" office:value-type="float" office:value="6172.83950617284" calcext:value-type="float">
            <text:p>6172.83950617284</text:p>
          </table:table-cell>
          <table:table-cell table:formula="of:=1/(([.$A163]+1)*[.C$1]*[.$A$1])" office:value-type="float" office:value="771.604938271605" calcext:value-type="float">
            <text:p>771.604938271605</text:p>
          </table:table-cell>
          <table:table-cell table:formula="of:=1/(([.$A163]+1)*[.D$1]*[.$A$1])" office:value-type="float" office:value="96.4506172839506" calcext:value-type="float">
            <text:p>96.4506172839506</text:p>
          </table:table-cell>
          <table:table-cell table:formula="of:=1/(([.$A163]+1)*[.E$1]*[.$A$1])" office:value-type="float" office:value="24.1126543209877" calcext:value-type="float">
            <text:p>24.1126543209877</text:p>
          </table:table-cell>
          <table:table-cell table:formula="of:=1/(([.$A163]+1)*[.F$1]*[.$A$1])" office:value-type="float" office:value="6.02816358024692" calcext:value-type="float">
            <text:p>6.02816358024692</text:p>
          </table:table-cell>
          <table:table-cell/>
          <table:table-cell table:formula="of:=1/[.B163]" office:value-type="float" office:value="0.000162" calcext:value-type="float">
            <text:p>0.000162</text:p>
          </table:table-cell>
          <table:table-cell table:formula="of:=1/[.C163]" office:value-type="float" office:value="0.001296" calcext:value-type="float">
            <text:p>0.001296</text:p>
          </table:table-cell>
          <table:table-cell table:formula="of:=1/[.D163]" office:value-type="float" office:value="0.010368" calcext:value-type="float">
            <text:p>0.010368</text:p>
          </table:table-cell>
          <table:table-cell table:formula="of:=1/[.E163]" office:value-type="float" office:value="0.041472" calcext:value-type="float">
            <text:p>0.041472</text:p>
          </table:table-cell>
          <table:table-cell table:formula="of:=1/[.F163]" office:value-type="float" office:value="0.165888" calcext:value-type="float">
            <text:p>0.1658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/(([.$A164]+1)*[.B$1]*[.$A$1])" office:value-type="float" office:value="6134.96932515337" calcext:value-type="float">
            <text:p>6134.96932515337</text:p>
          </table:table-cell>
          <table:table-cell table:formula="of:=1/(([.$A164]+1)*[.C$1]*[.$A$1])" office:value-type="float" office:value="766.871165644172" calcext:value-type="float">
            <text:p>766.871165644172</text:p>
          </table:table-cell>
          <table:table-cell table:formula="of:=1/(([.$A164]+1)*[.D$1]*[.$A$1])" office:value-type="float" office:value="95.8588957055215" calcext:value-type="float">
            <text:p>95.8588957055215</text:p>
          </table:table-cell>
          <table:table-cell table:formula="of:=1/(([.$A164]+1)*[.E$1]*[.$A$1])" office:value-type="float" office:value="23.9647239263804" calcext:value-type="float">
            <text:p>23.9647239263804</text:p>
          </table:table-cell>
          <table:table-cell table:formula="of:=1/(([.$A164]+1)*[.F$1]*[.$A$1])" office:value-type="float" office:value="5.99118098159509" calcext:value-type="float">
            <text:p>5.99118098159509</text:p>
          </table:table-cell>
          <table:table-cell/>
          <table:table-cell table:formula="of:=1/[.B164]" office:value-type="float" office:value="0.000163" calcext:value-type="float">
            <text:p>0.000163</text:p>
          </table:table-cell>
          <table:table-cell table:formula="of:=1/[.C164]" office:value-type="float" office:value="0.001304" calcext:value-type="float">
            <text:p>0.001304</text:p>
          </table:table-cell>
          <table:table-cell table:formula="of:=1/[.D164]" office:value-type="float" office:value="0.010432" calcext:value-type="float">
            <text:p>0.010432</text:p>
          </table:table-cell>
          <table:table-cell table:formula="of:=1/[.E164]" office:value-type="float" office:value="0.041728" calcext:value-type="float">
            <text:p>0.041728</text:p>
          </table:table-cell>
          <table:table-cell table:formula="of:=1/[.F164]" office:value-type="float" office:value="0.166912" calcext:value-type="float">
            <text:p>0.1669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/(([.$A165]+1)*[.B$1]*[.$A$1])" office:value-type="float" office:value="6097.56097560976" calcext:value-type="float">
            <text:p>6097.56097560976</text:p>
          </table:table-cell>
          <table:table-cell table:formula="of:=1/(([.$A165]+1)*[.C$1]*[.$A$1])" office:value-type="float" office:value="762.195121951219" calcext:value-type="float">
            <text:p>762.195121951219</text:p>
          </table:table-cell>
          <table:table-cell table:formula="of:=1/(([.$A165]+1)*[.D$1]*[.$A$1])" office:value-type="float" office:value="95.2743902439024" calcext:value-type="float">
            <text:p>95.2743902439024</text:p>
          </table:table-cell>
          <table:table-cell table:formula="of:=1/(([.$A165]+1)*[.E$1]*[.$A$1])" office:value-type="float" office:value="23.8185975609756" calcext:value-type="float">
            <text:p>23.8185975609756</text:p>
          </table:table-cell>
          <table:table-cell table:formula="of:=1/(([.$A165]+1)*[.F$1]*[.$A$1])" office:value-type="float" office:value="5.9546493902439" calcext:value-type="float">
            <text:p>5.9546493902439</text:p>
          </table:table-cell>
          <table:table-cell/>
          <table:table-cell table:formula="of:=1/[.B165]" office:value-type="float" office:value="0.000164" calcext:value-type="float">
            <text:p>0.000164</text:p>
          </table:table-cell>
          <table:table-cell table:formula="of:=1/[.C165]" office:value-type="float" office:value="0.001312" calcext:value-type="float">
            <text:p>0.001312</text:p>
          </table:table-cell>
          <table:table-cell table:formula="of:=1/[.D165]" office:value-type="float" office:value="0.010496" calcext:value-type="float">
            <text:p>0.010496</text:p>
          </table:table-cell>
          <table:table-cell table:formula="of:=1/[.E165]" office:value-type="float" office:value="0.041984" calcext:value-type="float">
            <text:p>0.041984</text:p>
          </table:table-cell>
          <table:table-cell table:formula="of:=1/[.F165]" office:value-type="float" office:value="0.167936" calcext:value-type="float">
            <text:p>0.1679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/(([.$A166]+1)*[.B$1]*[.$A$1])" office:value-type="float" office:value="6060.60606060606" calcext:value-type="float">
            <text:p>6060.60606060606</text:p>
          </table:table-cell>
          <table:table-cell table:formula="of:=1/(([.$A166]+1)*[.C$1]*[.$A$1])" office:value-type="float" office:value="757.575757575758" calcext:value-type="float">
            <text:p>757.575757575758</text:p>
          </table:table-cell>
          <table:table-cell table:formula="of:=1/(([.$A166]+1)*[.D$1]*[.$A$1])" office:value-type="float" office:value="94.6969696969697" calcext:value-type="float">
            <text:p>94.6969696969697</text:p>
          </table:table-cell>
          <table:table-cell table:formula="of:=1/(([.$A166]+1)*[.E$1]*[.$A$1])" office:value-type="float" office:value="23.6742424242424" calcext:value-type="float">
            <text:p>23.6742424242424</text:p>
          </table:table-cell>
          <table:table-cell table:formula="of:=1/(([.$A166]+1)*[.F$1]*[.$A$1])" office:value-type="float" office:value="5.91856060606061" calcext:value-type="float">
            <text:p>5.91856060606061</text:p>
          </table:table-cell>
          <table:table-cell/>
          <table:table-cell table:formula="of:=1/[.B166]" office:value-type="float" office:value="0.000165" calcext:value-type="float">
            <text:p>0.000165</text:p>
          </table:table-cell>
          <table:table-cell table:formula="of:=1/[.C166]" office:value-type="float" office:value="0.00132" calcext:value-type="float">
            <text:p>0.00132</text:p>
          </table:table-cell>
          <table:table-cell table:formula="of:=1/[.D166]" office:value-type="float" office:value="0.01056" calcext:value-type="float">
            <text:p>0.01056</text:p>
          </table:table-cell>
          <table:table-cell table:formula="of:=1/[.E166]" office:value-type="float" office:value="0.04224" calcext:value-type="float">
            <text:p>0.04224</text:p>
          </table:table-cell>
          <table:table-cell table:formula="of:=1/[.F166]" office:value-type="float" office:value="0.16896" calcext:value-type="float">
            <text:p>0.168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/(([.$A167]+1)*[.B$1]*[.$A$1])" office:value-type="float" office:value="6024.09638554217" calcext:value-type="float">
            <text:p>6024.09638554217</text:p>
          </table:table-cell>
          <table:table-cell table:formula="of:=1/(([.$A167]+1)*[.C$1]*[.$A$1])" office:value-type="float" office:value="753.012048192771" calcext:value-type="float">
            <text:p>753.012048192771</text:p>
          </table:table-cell>
          <table:table-cell table:formula="of:=1/(([.$A167]+1)*[.D$1]*[.$A$1])" office:value-type="float" office:value="94.1265060240964" calcext:value-type="float">
            <text:p>94.1265060240964</text:p>
          </table:table-cell>
          <table:table-cell table:formula="of:=1/(([.$A167]+1)*[.E$1]*[.$A$1])" office:value-type="float" office:value="23.5316265060241" calcext:value-type="float">
            <text:p>23.5316265060241</text:p>
          </table:table-cell>
          <table:table-cell table:formula="of:=1/(([.$A167]+1)*[.F$1]*[.$A$1])" office:value-type="float" office:value="5.88290662650602" calcext:value-type="float">
            <text:p>5.88290662650602</text:p>
          </table:table-cell>
          <table:table-cell/>
          <table:table-cell table:formula="of:=1/[.B167]" office:value-type="float" office:value="0.000166" calcext:value-type="float">
            <text:p>0.000166</text:p>
          </table:table-cell>
          <table:table-cell table:formula="of:=1/[.C167]" office:value-type="float" office:value="0.001328" calcext:value-type="float">
            <text:p>0.001328</text:p>
          </table:table-cell>
          <table:table-cell table:formula="of:=1/[.D167]" office:value-type="float" office:value="0.010624" calcext:value-type="float">
            <text:p>0.010624</text:p>
          </table:table-cell>
          <table:table-cell table:formula="of:=1/[.E167]" office:value-type="float" office:value="0.042496" calcext:value-type="float">
            <text:p>0.042496</text:p>
          </table:table-cell>
          <table:table-cell table:formula="of:=1/[.F167]" office:value-type="float" office:value="0.169984" calcext:value-type="float">
            <text:p>0.1699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/(([.$A168]+1)*[.B$1]*[.$A$1])" office:value-type="float" office:value="5988.02395209581" calcext:value-type="float">
            <text:p>5988.02395209581</text:p>
          </table:table-cell>
          <table:table-cell table:formula="of:=1/(([.$A168]+1)*[.C$1]*[.$A$1])" office:value-type="float" office:value="748.502994011976" calcext:value-type="float">
            <text:p>748.502994011976</text:p>
          </table:table-cell>
          <table:table-cell table:formula="of:=1/(([.$A168]+1)*[.D$1]*[.$A$1])" office:value-type="float" office:value="93.562874251497" calcext:value-type="float">
            <text:p>93.562874251497</text:p>
          </table:table-cell>
          <table:table-cell table:formula="of:=1/(([.$A168]+1)*[.E$1]*[.$A$1])" office:value-type="float" office:value="23.3907185628742" calcext:value-type="float">
            <text:p>23.3907185628742</text:p>
          </table:table-cell>
          <table:table-cell table:formula="of:=1/(([.$A168]+1)*[.F$1]*[.$A$1])" office:value-type="float" office:value="5.84767964071856" calcext:value-type="float">
            <text:p>5.84767964071856</text:p>
          </table:table-cell>
          <table:table-cell/>
          <table:table-cell table:formula="of:=1/[.B168]" office:value-type="float" office:value="0.000167" calcext:value-type="float">
            <text:p>0.000167</text:p>
          </table:table-cell>
          <table:table-cell table:formula="of:=1/[.C168]" office:value-type="float" office:value="0.001336" calcext:value-type="float">
            <text:p>0.001336</text:p>
          </table:table-cell>
          <table:table-cell table:formula="of:=1/[.D168]" office:value-type="float" office:value="0.010688" calcext:value-type="float">
            <text:p>0.010688</text:p>
          </table:table-cell>
          <table:table-cell table:formula="of:=1/[.E168]" office:value-type="float" office:value="0.042752" calcext:value-type="float">
            <text:p>0.042752</text:p>
          </table:table-cell>
          <table:table-cell table:formula="of:=1/[.F168]" office:value-type="float" office:value="0.171008" calcext:value-type="float">
            <text:p>0.1710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/(([.$A169]+1)*[.B$1]*[.$A$1])" office:value-type="float" office:value="5952.38095238095" calcext:value-type="float">
            <text:p>5952.38095238095</text:p>
          </table:table-cell>
          <table:table-cell table:formula="of:=1/(([.$A169]+1)*[.C$1]*[.$A$1])" office:value-type="float" office:value="744.047619047619" calcext:value-type="float">
            <text:p>744.047619047619</text:p>
          </table:table-cell>
          <table:table-cell table:formula="of:=1/(([.$A169]+1)*[.D$1]*[.$A$1])" office:value-type="float" office:value="93.0059523809524" calcext:value-type="float">
            <text:p>93.0059523809524</text:p>
          </table:table-cell>
          <table:table-cell table:formula="of:=1/(([.$A169]+1)*[.E$1]*[.$A$1])" office:value-type="float" office:value="23.2514880952381" calcext:value-type="float">
            <text:p>23.2514880952381</text:p>
          </table:table-cell>
          <table:table-cell table:formula="of:=1/(([.$A169]+1)*[.F$1]*[.$A$1])" office:value-type="float" office:value="5.81287202380952" calcext:value-type="float">
            <text:p>5.81287202380952</text:p>
          </table:table-cell>
          <table:table-cell/>
          <table:table-cell table:formula="of:=1/[.B169]" office:value-type="float" office:value="0.000168" calcext:value-type="float">
            <text:p>0.000168</text:p>
          </table:table-cell>
          <table:table-cell table:formula="of:=1/[.C169]" office:value-type="float" office:value="0.001344" calcext:value-type="float">
            <text:p>0.001344</text:p>
          </table:table-cell>
          <table:table-cell table:formula="of:=1/[.D169]" office:value-type="float" office:value="0.010752" calcext:value-type="float">
            <text:p>0.010752</text:p>
          </table:table-cell>
          <table:table-cell table:formula="of:=1/[.E169]" office:value-type="float" office:value="0.043008" calcext:value-type="float">
            <text:p>0.043008</text:p>
          </table:table-cell>
          <table:table-cell table:formula="of:=1/[.F169]" office:value-type="float" office:value="0.172032" calcext:value-type="float">
            <text:p>0.1720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(([.$A170]+1)*[.B$1]*[.$A$1])" office:value-type="float" office:value="5917.15976331361" calcext:value-type="float">
            <text:p>5917.15976331361</text:p>
          </table:table-cell>
          <table:table-cell table:formula="of:=1/(([.$A170]+1)*[.C$1]*[.$A$1])" office:value-type="float" office:value="739.644970414201" calcext:value-type="float">
            <text:p>739.644970414201</text:p>
          </table:table-cell>
          <table:table-cell table:formula="of:=1/(([.$A170]+1)*[.D$1]*[.$A$1])" office:value-type="float" office:value="92.4556213017751" calcext:value-type="float">
            <text:p>92.4556213017751</text:p>
          </table:table-cell>
          <table:table-cell table:formula="of:=1/(([.$A170]+1)*[.E$1]*[.$A$1])" office:value-type="float" office:value="23.1139053254438" calcext:value-type="float">
            <text:p>23.1139053254438</text:p>
          </table:table-cell>
          <table:table-cell table:formula="of:=1/(([.$A170]+1)*[.F$1]*[.$A$1])" office:value-type="float" office:value="5.77847633136095" calcext:value-type="float">
            <text:p>5.77847633136095</text:p>
          </table:table-cell>
          <table:table-cell/>
          <table:table-cell table:formula="of:=1/[.B170]" office:value-type="float" office:value="0.000169" calcext:value-type="float">
            <text:p>0.000169</text:p>
          </table:table-cell>
          <table:table-cell table:formula="of:=1/[.C170]" office:value-type="float" office:value="0.001352" calcext:value-type="float">
            <text:p>0.001352</text:p>
          </table:table-cell>
          <table:table-cell table:formula="of:=1/[.D170]" office:value-type="float" office:value="0.010816" calcext:value-type="float">
            <text:p>0.010816</text:p>
          </table:table-cell>
          <table:table-cell table:formula="of:=1/[.E170]" office:value-type="float" office:value="0.043264" calcext:value-type="float">
            <text:p>0.043264</text:p>
          </table:table-cell>
          <table:table-cell table:formula="of:=1/[.F170]" office:value-type="float" office:value="0.173056" calcext:value-type="float">
            <text:p>0.1730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/(([.$A171]+1)*[.B$1]*[.$A$1])" office:value-type="float" office:value="5882.35294117647" calcext:value-type="float">
            <text:p>5882.35294117647</text:p>
          </table:table-cell>
          <table:table-cell table:formula="of:=1/(([.$A171]+1)*[.C$1]*[.$A$1])" office:value-type="float" office:value="735.294117647059" calcext:value-type="float">
            <text:p>735.294117647059</text:p>
          </table:table-cell>
          <table:table-cell table:formula="of:=1/(([.$A171]+1)*[.D$1]*[.$A$1])" office:value-type="float" office:value="91.9117647058824" calcext:value-type="float">
            <text:p>91.9117647058824</text:p>
          </table:table-cell>
          <table:table-cell table:formula="of:=1/(([.$A171]+1)*[.E$1]*[.$A$1])" office:value-type="float" office:value="22.9779411764706" calcext:value-type="float">
            <text:p>22.9779411764706</text:p>
          </table:table-cell>
          <table:table-cell table:formula="of:=1/(([.$A171]+1)*[.F$1]*[.$A$1])" office:value-type="float" office:value="5.74448529411765" calcext:value-type="float">
            <text:p>5.74448529411765</text:p>
          </table:table-cell>
          <table:table-cell/>
          <table:table-cell table:formula="of:=1/[.B171]" office:value-type="float" office:value="0.00017" calcext:value-type="float">
            <text:p>0.00017</text:p>
          </table:table-cell>
          <table:table-cell table:formula="of:=1/[.C171]" office:value-type="float" office:value="0.00136" calcext:value-type="float">
            <text:p>0.00136</text:p>
          </table:table-cell>
          <table:table-cell table:formula="of:=1/[.D171]" office:value-type="float" office:value="0.01088" calcext:value-type="float">
            <text:p>0.01088</text:p>
          </table:table-cell>
          <table:table-cell table:formula="of:=1/[.E171]" office:value-type="float" office:value="0.04352" calcext:value-type="float">
            <text:p>0.04352</text:p>
          </table:table-cell>
          <table:table-cell table:formula="of:=1/[.F171]" office:value-type="float" office:value="0.17408" calcext:value-type="float">
            <text:p>0.174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(([.$A172]+1)*[.B$1]*[.$A$1])" office:value-type="float" office:value="5847.95321637427" calcext:value-type="float">
            <text:p>5847.95321637427</text:p>
          </table:table-cell>
          <table:table-cell table:formula="of:=1/(([.$A172]+1)*[.C$1]*[.$A$1])" office:value-type="float" office:value="730.994152046784" calcext:value-type="float">
            <text:p>730.994152046784</text:p>
          </table:table-cell>
          <table:table-cell table:formula="of:=1/(([.$A172]+1)*[.D$1]*[.$A$1])" office:value-type="float" office:value="91.374269005848" calcext:value-type="float">
            <text:p>91.374269005848</text:p>
          </table:table-cell>
          <table:table-cell table:formula="of:=1/(([.$A172]+1)*[.E$1]*[.$A$1])" office:value-type="float" office:value="22.843567251462" calcext:value-type="float">
            <text:p>22.843567251462</text:p>
          </table:table-cell>
          <table:table-cell table:formula="of:=1/(([.$A172]+1)*[.F$1]*[.$A$1])" office:value-type="float" office:value="5.7108918128655" calcext:value-type="float">
            <text:p>5.7108918128655</text:p>
          </table:table-cell>
          <table:table-cell/>
          <table:table-cell table:formula="of:=1/[.B172]" office:value-type="float" office:value="0.000171" calcext:value-type="float">
            <text:p>0.000171</text:p>
          </table:table-cell>
          <table:table-cell table:formula="of:=1/[.C172]" office:value-type="float" office:value="0.001368" calcext:value-type="float">
            <text:p>0.001368</text:p>
          </table:table-cell>
          <table:table-cell table:formula="of:=1/[.D172]" office:value-type="float" office:value="0.010944" calcext:value-type="float">
            <text:p>0.010944</text:p>
          </table:table-cell>
          <table:table-cell table:formula="of:=1/[.E172]" office:value-type="float" office:value="0.043776" calcext:value-type="float">
            <text:p>0.043776</text:p>
          </table:table-cell>
          <table:table-cell table:formula="of:=1/[.F172]" office:value-type="float" office:value="0.175104" calcext:value-type="float">
            <text:p>0.1751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/(([.$A173]+1)*[.B$1]*[.$A$1])" office:value-type="float" office:value="5813.95348837209" calcext:value-type="float">
            <text:p>5813.95348837209</text:p>
          </table:table-cell>
          <table:table-cell table:formula="of:=1/(([.$A173]+1)*[.C$1]*[.$A$1])" office:value-type="float" office:value="726.744186046512" calcext:value-type="float">
            <text:p>726.744186046512</text:p>
          </table:table-cell>
          <table:table-cell table:formula="of:=1/(([.$A173]+1)*[.D$1]*[.$A$1])" office:value-type="float" office:value="90.843023255814" calcext:value-type="float">
            <text:p>90.843023255814</text:p>
          </table:table-cell>
          <table:table-cell table:formula="of:=1/(([.$A173]+1)*[.E$1]*[.$A$1])" office:value-type="float" office:value="22.7107558139535" calcext:value-type="float">
            <text:p>22.7107558139535</text:p>
          </table:table-cell>
          <table:table-cell table:formula="of:=1/(([.$A173]+1)*[.F$1]*[.$A$1])" office:value-type="float" office:value="5.67768895348837" calcext:value-type="float">
            <text:p>5.67768895348837</text:p>
          </table:table-cell>
          <table:table-cell/>
          <table:table-cell table:formula="of:=1/[.B173]" office:value-type="float" office:value="0.000172" calcext:value-type="float">
            <text:p>0.000172</text:p>
          </table:table-cell>
          <table:table-cell table:formula="of:=1/[.C173]" office:value-type="float" office:value="0.001376" calcext:value-type="float">
            <text:p>0.001376</text:p>
          </table:table-cell>
          <table:table-cell table:formula="of:=1/[.D173]" office:value-type="float" office:value="0.011008" calcext:value-type="float">
            <text:p>0.011008</text:p>
          </table:table-cell>
          <table:table-cell table:formula="of:=1/[.E173]" office:value-type="float" office:value="0.044032" calcext:value-type="float">
            <text:p>0.044032</text:p>
          </table:table-cell>
          <table:table-cell table:formula="of:=1/[.F173]" office:value-type="float" office:value="0.176128" calcext:value-type="float">
            <text:p>0.1761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/(([.$A174]+1)*[.B$1]*[.$A$1])" office:value-type="float" office:value="5780.34682080925" calcext:value-type="float">
            <text:p>5780.34682080925</text:p>
          </table:table-cell>
          <table:table-cell table:formula="of:=1/(([.$A174]+1)*[.C$1]*[.$A$1])" office:value-type="float" office:value="722.543352601156" calcext:value-type="float">
            <text:p>722.543352601156</text:p>
          </table:table-cell>
          <table:table-cell table:formula="of:=1/(([.$A174]+1)*[.D$1]*[.$A$1])" office:value-type="float" office:value="90.3179190751445" calcext:value-type="float">
            <text:p>90.3179190751445</text:p>
          </table:table-cell>
          <table:table-cell table:formula="of:=1/(([.$A174]+1)*[.E$1]*[.$A$1])" office:value-type="float" office:value="22.5794797687861" calcext:value-type="float">
            <text:p>22.5794797687861</text:p>
          </table:table-cell>
          <table:table-cell table:formula="of:=1/(([.$A174]+1)*[.F$1]*[.$A$1])" office:value-type="float" office:value="5.64486994219653" calcext:value-type="float">
            <text:p>5.64486994219653</text:p>
          </table:table-cell>
          <table:table-cell/>
          <table:table-cell table:formula="of:=1/[.B174]" office:value-type="float" office:value="0.000173" calcext:value-type="float">
            <text:p>0.000173</text:p>
          </table:table-cell>
          <table:table-cell table:formula="of:=1/[.C174]" office:value-type="float" office:value="0.001384" calcext:value-type="float">
            <text:p>0.001384</text:p>
          </table:table-cell>
          <table:table-cell table:formula="of:=1/[.D174]" office:value-type="float" office:value="0.011072" calcext:value-type="float">
            <text:p>0.011072</text:p>
          </table:table-cell>
          <table:table-cell table:formula="of:=1/[.E174]" office:value-type="float" office:value="0.044288" calcext:value-type="float">
            <text:p>0.044288</text:p>
          </table:table-cell>
          <table:table-cell table:formula="of:=1/[.F174]" office:value-type="float" office:value="0.177152" calcext:value-type="float">
            <text:p>0.1771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/(([.$A175]+1)*[.B$1]*[.$A$1])" office:value-type="float" office:value="5747.12643678161" calcext:value-type="float">
            <text:p>5747.12643678161</text:p>
          </table:table-cell>
          <table:table-cell table:formula="of:=1/(([.$A175]+1)*[.C$1]*[.$A$1])" office:value-type="float" office:value="718.390804597701" calcext:value-type="float">
            <text:p>718.390804597701</text:p>
          </table:table-cell>
          <table:table-cell table:formula="of:=1/(([.$A175]+1)*[.D$1]*[.$A$1])" office:value-type="float" office:value="89.7988505747126" calcext:value-type="float">
            <text:p>89.7988505747126</text:p>
          </table:table-cell>
          <table:table-cell table:formula="of:=1/(([.$A175]+1)*[.E$1]*[.$A$1])" office:value-type="float" office:value="22.4497126436782" calcext:value-type="float">
            <text:p>22.4497126436782</text:p>
          </table:table-cell>
          <table:table-cell table:formula="of:=1/(([.$A175]+1)*[.F$1]*[.$A$1])" office:value-type="float" office:value="5.61242816091954" calcext:value-type="float">
            <text:p>5.61242816091954</text:p>
          </table:table-cell>
          <table:table-cell/>
          <table:table-cell table:formula="of:=1/[.B175]" office:value-type="float" office:value="0.000174" calcext:value-type="float">
            <text:p>0.000174</text:p>
          </table:table-cell>
          <table:table-cell table:formula="of:=1/[.C175]" office:value-type="float" office:value="0.001392" calcext:value-type="float">
            <text:p>0.001392</text:p>
          </table:table-cell>
          <table:table-cell table:formula="of:=1/[.D175]" office:value-type="float" office:value="0.011136" calcext:value-type="float">
            <text:p>0.011136</text:p>
          </table:table-cell>
          <table:table-cell table:formula="of:=1/[.E175]" office:value-type="float" office:value="0.044544" calcext:value-type="float">
            <text:p>0.044544</text:p>
          </table:table-cell>
          <table:table-cell table:formula="of:=1/[.F175]" office:value-type="float" office:value="0.178176" calcext:value-type="float">
            <text:p>0.1781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/(([.$A176]+1)*[.B$1]*[.$A$1])" office:value-type="float" office:value="5714.28571428571" calcext:value-type="float">
            <text:p>5714.28571428571</text:p>
          </table:table-cell>
          <table:table-cell table:formula="of:=1/(([.$A176]+1)*[.C$1]*[.$A$1])" office:value-type="float" office:value="714.285714285714" calcext:value-type="float">
            <text:p>714.285714285714</text:p>
          </table:table-cell>
          <table:table-cell table:formula="of:=1/(([.$A176]+1)*[.D$1]*[.$A$1])" office:value-type="float" office:value="89.2857142857143" calcext:value-type="float">
            <text:p>89.2857142857143</text:p>
          </table:table-cell>
          <table:table-cell table:formula="of:=1/(([.$A176]+1)*[.E$1]*[.$A$1])" office:value-type="float" office:value="22.3214285714286" calcext:value-type="float">
            <text:p>22.3214285714286</text:p>
          </table:table-cell>
          <table:table-cell table:formula="of:=1/(([.$A176]+1)*[.F$1]*[.$A$1])" office:value-type="float" office:value="5.58035714285714" calcext:value-type="float">
            <text:p>5.58035714285714</text:p>
          </table:table-cell>
          <table:table-cell/>
          <table:table-cell table:formula="of:=1/[.B176]" office:value-type="float" office:value="0.000175" calcext:value-type="float">
            <text:p>0.000175</text:p>
          </table:table-cell>
          <table:table-cell table:formula="of:=1/[.C176]" office:value-type="float" office:value="0.0014" calcext:value-type="float">
            <text:p>0.0014</text:p>
          </table:table-cell>
          <table:table-cell table:formula="of:=1/[.D176]" office:value-type="float" office:value="0.0112" calcext:value-type="float">
            <text:p>0.0112</text:p>
          </table:table-cell>
          <table:table-cell table:formula="of:=1/[.E176]" office:value-type="float" office:value="0.0448" calcext:value-type="float">
            <text:p>0.0448</text:p>
          </table:table-cell>
          <table:table-cell table:formula="of:=1/[.F176]" office:value-type="float" office:value="0.1792" calcext:value-type="float">
            <text:p>0.17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(([.$A177]+1)*[.B$1]*[.$A$1])" office:value-type="float" office:value="5681.81818181818" calcext:value-type="float">
            <text:p>5681.81818181818</text:p>
          </table:table-cell>
          <table:table-cell table:formula="of:=1/(([.$A177]+1)*[.C$1]*[.$A$1])" office:value-type="float" office:value="710.227272727273" calcext:value-type="float">
            <text:p>710.227272727273</text:p>
          </table:table-cell>
          <table:table-cell table:formula="of:=1/(([.$A177]+1)*[.D$1]*[.$A$1])" office:value-type="float" office:value="88.7784090909091" calcext:value-type="float">
            <text:p>88.7784090909091</text:p>
          </table:table-cell>
          <table:table-cell table:formula="of:=1/(([.$A177]+1)*[.E$1]*[.$A$1])" office:value-type="float" office:value="22.1946022727273" calcext:value-type="float">
            <text:p>22.1946022727273</text:p>
          </table:table-cell>
          <table:table-cell table:formula="of:=1/(([.$A177]+1)*[.F$1]*[.$A$1])" office:value-type="float" office:value="5.54865056818182" calcext:value-type="float">
            <text:p>5.54865056818182</text:p>
          </table:table-cell>
          <table:table-cell/>
          <table:table-cell table:formula="of:=1/[.B177]" office:value-type="float" office:value="0.000176" calcext:value-type="float">
            <text:p>0.000176</text:p>
          </table:table-cell>
          <table:table-cell table:formula="of:=1/[.C177]" office:value-type="float" office:value="0.001408" calcext:value-type="float">
            <text:p>0.001408</text:p>
          </table:table-cell>
          <table:table-cell table:formula="of:=1/[.D177]" office:value-type="float" office:value="0.011264" calcext:value-type="float">
            <text:p>0.011264</text:p>
          </table:table-cell>
          <table:table-cell table:formula="of:=1/[.E177]" office:value-type="float" office:value="0.045056" calcext:value-type="float">
            <text:p>0.045056</text:p>
          </table:table-cell>
          <table:table-cell table:formula="of:=1/[.F177]" office:value-type="float" office:value="0.180224" calcext:value-type="float">
            <text:p>0.1802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/(([.$A178]+1)*[.B$1]*[.$A$1])" office:value-type="float" office:value="5649.71751412429" calcext:value-type="float">
            <text:p>5649.71751412429</text:p>
          </table:table-cell>
          <table:table-cell table:formula="of:=1/(([.$A178]+1)*[.C$1]*[.$A$1])" office:value-type="float" office:value="706.214689265537" calcext:value-type="float">
            <text:p>706.214689265537</text:p>
          </table:table-cell>
          <table:table-cell table:formula="of:=1/(([.$A178]+1)*[.D$1]*[.$A$1])" office:value-type="float" office:value="88.2768361581921" calcext:value-type="float">
            <text:p>88.2768361581921</text:p>
          </table:table-cell>
          <table:table-cell table:formula="of:=1/(([.$A178]+1)*[.E$1]*[.$A$1])" office:value-type="float" office:value="22.069209039548" calcext:value-type="float">
            <text:p>22.069209039548</text:p>
          </table:table-cell>
          <table:table-cell table:formula="of:=1/(([.$A178]+1)*[.F$1]*[.$A$1])" office:value-type="float" office:value="5.51730225988701" calcext:value-type="float">
            <text:p>5.51730225988701</text:p>
          </table:table-cell>
          <table:table-cell/>
          <table:table-cell table:formula="of:=1/[.B178]" office:value-type="float" office:value="0.000177" calcext:value-type="float">
            <text:p>0.000177</text:p>
          </table:table-cell>
          <table:table-cell table:formula="of:=1/[.C178]" office:value-type="float" office:value="0.001416" calcext:value-type="float">
            <text:p>0.001416</text:p>
          </table:table-cell>
          <table:table-cell table:formula="of:=1/[.D178]" office:value-type="float" office:value="0.011328" calcext:value-type="float">
            <text:p>0.011328</text:p>
          </table:table-cell>
          <table:table-cell table:formula="of:=1/[.E178]" office:value-type="float" office:value="0.045312" calcext:value-type="float">
            <text:p>0.045312</text:p>
          </table:table-cell>
          <table:table-cell table:formula="of:=1/[.F178]" office:value-type="float" office:value="0.181248" calcext:value-type="float">
            <text:p>0.1812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/(([.$A179]+1)*[.B$1]*[.$A$1])" office:value-type="float" office:value="5617.97752808989" calcext:value-type="float">
            <text:p>5617.97752808989</text:p>
          </table:table-cell>
          <table:table-cell table:formula="of:=1/(([.$A179]+1)*[.C$1]*[.$A$1])" office:value-type="float" office:value="702.247191011236" calcext:value-type="float">
            <text:p>702.247191011236</text:p>
          </table:table-cell>
          <table:table-cell table:formula="of:=1/(([.$A179]+1)*[.D$1]*[.$A$1])" office:value-type="float" office:value="87.7808988764045" calcext:value-type="float">
            <text:p>87.7808988764045</text:p>
          </table:table-cell>
          <table:table-cell table:formula="of:=1/(([.$A179]+1)*[.E$1]*[.$A$1])" office:value-type="float" office:value="21.9452247191011" calcext:value-type="float">
            <text:p>21.9452247191011</text:p>
          </table:table-cell>
          <table:table-cell table:formula="of:=1/(([.$A179]+1)*[.F$1]*[.$A$1])" office:value-type="float" office:value="5.48630617977528" calcext:value-type="float">
            <text:p>5.48630617977528</text:p>
          </table:table-cell>
          <table:table-cell/>
          <table:table-cell table:formula="of:=1/[.B179]" office:value-type="float" office:value="0.000178" calcext:value-type="float">
            <text:p>0.000178</text:p>
          </table:table-cell>
          <table:table-cell table:formula="of:=1/[.C179]" office:value-type="float" office:value="0.001424" calcext:value-type="float">
            <text:p>0.001424</text:p>
          </table:table-cell>
          <table:table-cell table:formula="of:=1/[.D179]" office:value-type="float" office:value="0.011392" calcext:value-type="float">
            <text:p>0.011392</text:p>
          </table:table-cell>
          <table:table-cell table:formula="of:=1/[.E179]" office:value-type="float" office:value="0.045568" calcext:value-type="float">
            <text:p>0.045568</text:p>
          </table:table-cell>
          <table:table-cell table:formula="of:=1/[.F179]" office:value-type="float" office:value="0.182272" calcext:value-type="float">
            <text:p>0.1822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/(([.$A180]+1)*[.B$1]*[.$A$1])" office:value-type="float" office:value="5586.59217877095" calcext:value-type="float">
            <text:p>5586.59217877095</text:p>
          </table:table-cell>
          <table:table-cell table:formula="of:=1/(([.$A180]+1)*[.C$1]*[.$A$1])" office:value-type="float" office:value="698.324022346369" calcext:value-type="float">
            <text:p>698.324022346369</text:p>
          </table:table-cell>
          <table:table-cell table:formula="of:=1/(([.$A180]+1)*[.D$1]*[.$A$1])" office:value-type="float" office:value="87.2905027932961" calcext:value-type="float">
            <text:p>87.2905027932961</text:p>
          </table:table-cell>
          <table:table-cell table:formula="of:=1/(([.$A180]+1)*[.E$1]*[.$A$1])" office:value-type="float" office:value="21.822625698324" calcext:value-type="float">
            <text:p>21.822625698324</text:p>
          </table:table-cell>
          <table:table-cell table:formula="of:=1/(([.$A180]+1)*[.F$1]*[.$A$1])" office:value-type="float" office:value="5.45565642458101" calcext:value-type="float">
            <text:p>5.45565642458101</text:p>
          </table:table-cell>
          <table:table-cell/>
          <table:table-cell table:formula="of:=1/[.B180]" office:value-type="float" office:value="0.000179" calcext:value-type="float">
            <text:p>0.000179</text:p>
          </table:table-cell>
          <table:table-cell table:formula="of:=1/[.C180]" office:value-type="float" office:value="0.001432" calcext:value-type="float">
            <text:p>0.001432</text:p>
          </table:table-cell>
          <table:table-cell table:formula="of:=1/[.D180]" office:value-type="float" office:value="0.011456" calcext:value-type="float">
            <text:p>0.011456</text:p>
          </table:table-cell>
          <table:table-cell table:formula="of:=1/[.E180]" office:value-type="float" office:value="0.045824" calcext:value-type="float">
            <text:p>0.045824</text:p>
          </table:table-cell>
          <table:table-cell table:formula="of:=1/[.F180]" office:value-type="float" office:value="0.183296" calcext:value-type="float">
            <text:p>0.1832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/(([.$A181]+1)*[.B$1]*[.$A$1])" office:value-type="float" office:value="5555.55555555556" calcext:value-type="float">
            <text:p>5555.55555555556</text:p>
          </table:table-cell>
          <table:table-cell table:formula="of:=1/(([.$A181]+1)*[.C$1]*[.$A$1])" office:value-type="float" office:value="694.444444444444" calcext:value-type="float">
            <text:p>694.444444444444</text:p>
          </table:table-cell>
          <table:table-cell table:formula="of:=1/(([.$A181]+1)*[.D$1]*[.$A$1])" office:value-type="float" office:value="86.8055555555556" calcext:value-type="float">
            <text:p>86.8055555555556</text:p>
          </table:table-cell>
          <table:table-cell table:formula="of:=1/(([.$A181]+1)*[.E$1]*[.$A$1])" office:value-type="float" office:value="21.7013888888889" calcext:value-type="float">
            <text:p>21.7013888888889</text:p>
          </table:table-cell>
          <table:table-cell table:formula="of:=1/(([.$A181]+1)*[.F$1]*[.$A$1])" office:value-type="float" office:value="5.42534722222222" calcext:value-type="float">
            <text:p>5.42534722222222</text:p>
          </table:table-cell>
          <table:table-cell/>
          <table:table-cell table:formula="of:=1/[.B181]" office:value-type="float" office:value="0.00018" calcext:value-type="float">
            <text:p>0.00018</text:p>
          </table:table-cell>
          <table:table-cell table:formula="of:=1/[.C181]" office:value-type="float" office:value="0.00144" calcext:value-type="float">
            <text:p>0.00144</text:p>
          </table:table-cell>
          <table:table-cell table:formula="of:=1/[.D181]" office:value-type="float" office:value="0.01152" calcext:value-type="float">
            <text:p>0.01152</text:p>
          </table:table-cell>
          <table:table-cell table:formula="of:=1/[.E181]" office:value-type="float" office:value="0.04608" calcext:value-type="float">
            <text:p>0.04608</text:p>
          </table:table-cell>
          <table:table-cell table:formula="of:=1/[.F181]" office:value-type="float" office:value="0.18432" calcext:value-type="float">
            <text:p>0.184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/(([.$A182]+1)*[.B$1]*[.$A$1])" office:value-type="float" office:value="5524.86187845304" calcext:value-type="float">
            <text:p>5524.86187845304</text:p>
          </table:table-cell>
          <table:table-cell table:formula="of:=1/(([.$A182]+1)*[.C$1]*[.$A$1])" office:value-type="float" office:value="690.60773480663" calcext:value-type="float">
            <text:p>690.60773480663</text:p>
          </table:table-cell>
          <table:table-cell table:formula="of:=1/(([.$A182]+1)*[.D$1]*[.$A$1])" office:value-type="float" office:value="86.3259668508287" calcext:value-type="float">
            <text:p>86.3259668508287</text:p>
          </table:table-cell>
          <table:table-cell table:formula="of:=1/(([.$A182]+1)*[.E$1]*[.$A$1])" office:value-type="float" office:value="21.5814917127072" calcext:value-type="float">
            <text:p>21.5814917127072</text:p>
          </table:table-cell>
          <table:table-cell table:formula="of:=1/(([.$A182]+1)*[.F$1]*[.$A$1])" office:value-type="float" office:value="5.3953729281768" calcext:value-type="float">
            <text:p>5.3953729281768</text:p>
          </table:table-cell>
          <table:table-cell/>
          <table:table-cell table:formula="of:=1/[.B182]" office:value-type="float" office:value="0.000181" calcext:value-type="float">
            <text:p>0.000181</text:p>
          </table:table-cell>
          <table:table-cell table:formula="of:=1/[.C182]" office:value-type="float" office:value="0.001448" calcext:value-type="float">
            <text:p>0.001448</text:p>
          </table:table-cell>
          <table:table-cell table:formula="of:=1/[.D182]" office:value-type="float" office:value="0.011584" calcext:value-type="float">
            <text:p>0.011584</text:p>
          </table:table-cell>
          <table:table-cell table:formula="of:=1/[.E182]" office:value-type="float" office:value="0.046336" calcext:value-type="float">
            <text:p>0.046336</text:p>
          </table:table-cell>
          <table:table-cell table:formula="of:=1/[.F182]" office:value-type="float" office:value="0.185344" calcext:value-type="float">
            <text:p>0.1853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/(([.$A183]+1)*[.B$1]*[.$A$1])" office:value-type="float" office:value="5494.5054945055" calcext:value-type="float">
            <text:p>5494.5054945055</text:p>
          </table:table-cell>
          <table:table-cell table:formula="of:=1/(([.$A183]+1)*[.C$1]*[.$A$1])" office:value-type="float" office:value="686.813186813187" calcext:value-type="float">
            <text:p>686.813186813187</text:p>
          </table:table-cell>
          <table:table-cell table:formula="of:=1/(([.$A183]+1)*[.D$1]*[.$A$1])" office:value-type="float" office:value="85.8516483516484" calcext:value-type="float">
            <text:p>85.8516483516484</text:p>
          </table:table-cell>
          <table:table-cell table:formula="of:=1/(([.$A183]+1)*[.E$1]*[.$A$1])" office:value-type="float" office:value="21.4629120879121" calcext:value-type="float">
            <text:p>21.4629120879121</text:p>
          </table:table-cell>
          <table:table-cell table:formula="of:=1/(([.$A183]+1)*[.F$1]*[.$A$1])" office:value-type="float" office:value="5.36572802197802" calcext:value-type="float">
            <text:p>5.36572802197802</text:p>
          </table:table-cell>
          <table:table-cell/>
          <table:table-cell table:formula="of:=1/[.B183]" office:value-type="float" office:value="0.000182" calcext:value-type="float">
            <text:p>0.000182</text:p>
          </table:table-cell>
          <table:table-cell table:formula="of:=1/[.C183]" office:value-type="float" office:value="0.001456" calcext:value-type="float">
            <text:p>0.001456</text:p>
          </table:table-cell>
          <table:table-cell table:formula="of:=1/[.D183]" office:value-type="float" office:value="0.011648" calcext:value-type="float">
            <text:p>0.011648</text:p>
          </table:table-cell>
          <table:table-cell table:formula="of:=1/[.E183]" office:value-type="float" office:value="0.046592" calcext:value-type="float">
            <text:p>0.046592</text:p>
          </table:table-cell>
          <table:table-cell table:formula="of:=1/[.F183]" office:value-type="float" office:value="0.186368" calcext:value-type="float">
            <text:p>0.1863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(([.$A184]+1)*[.B$1]*[.$A$1])" office:value-type="float" office:value="5464.48087431694" calcext:value-type="float">
            <text:p>5464.48087431694</text:p>
          </table:table-cell>
          <table:table-cell table:formula="of:=1/(([.$A184]+1)*[.C$1]*[.$A$1])" office:value-type="float" office:value="683.060109289618" calcext:value-type="float">
            <text:p>683.060109289618</text:p>
          </table:table-cell>
          <table:table-cell table:formula="of:=1/(([.$A184]+1)*[.D$1]*[.$A$1])" office:value-type="float" office:value="85.3825136612022" calcext:value-type="float">
            <text:p>85.3825136612022</text:p>
          </table:table-cell>
          <table:table-cell table:formula="of:=1/(([.$A184]+1)*[.E$1]*[.$A$1])" office:value-type="float" office:value="21.3456284153005" calcext:value-type="float">
            <text:p>21.3456284153005</text:p>
          </table:table-cell>
          <table:table-cell table:formula="of:=1/(([.$A184]+1)*[.F$1]*[.$A$1])" office:value-type="float" office:value="5.33640710382514" calcext:value-type="float">
            <text:p>5.33640710382514</text:p>
          </table:table-cell>
          <table:table-cell/>
          <table:table-cell table:formula="of:=1/[.B184]" office:value-type="float" office:value="0.000183" calcext:value-type="float">
            <text:p>0.000183</text:p>
          </table:table-cell>
          <table:table-cell table:formula="of:=1/[.C184]" office:value-type="float" office:value="0.001464" calcext:value-type="float">
            <text:p>0.001464</text:p>
          </table:table-cell>
          <table:table-cell table:formula="of:=1/[.D184]" office:value-type="float" office:value="0.011712" calcext:value-type="float">
            <text:p>0.011712</text:p>
          </table:table-cell>
          <table:table-cell table:formula="of:=1/[.E184]" office:value-type="float" office:value="0.046848" calcext:value-type="float">
            <text:p>0.046848</text:p>
          </table:table-cell>
          <table:table-cell table:formula="of:=1/[.F184]" office:value-type="float" office:value="0.187392" calcext:value-type="float">
            <text:p>0.1873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/(([.$A185]+1)*[.B$1]*[.$A$1])" office:value-type="float" office:value="5434.78260869565" calcext:value-type="float">
            <text:p>5434.78260869565</text:p>
          </table:table-cell>
          <table:table-cell table:formula="of:=1/(([.$A185]+1)*[.C$1]*[.$A$1])" office:value-type="float" office:value="679.347826086957" calcext:value-type="float">
            <text:p>679.347826086957</text:p>
          </table:table-cell>
          <table:table-cell table:formula="of:=1/(([.$A185]+1)*[.D$1]*[.$A$1])" office:value-type="float" office:value="84.9184782608696" calcext:value-type="float">
            <text:p>84.9184782608696</text:p>
          </table:table-cell>
          <table:table-cell table:formula="of:=1/(([.$A185]+1)*[.E$1]*[.$A$1])" office:value-type="float" office:value="21.2296195652174" calcext:value-type="float">
            <text:p>21.2296195652174</text:p>
          </table:table-cell>
          <table:table-cell table:formula="of:=1/(([.$A185]+1)*[.F$1]*[.$A$1])" office:value-type="float" office:value="5.30740489130435" calcext:value-type="float">
            <text:p>5.30740489130435</text:p>
          </table:table-cell>
          <table:table-cell/>
          <table:table-cell table:formula="of:=1/[.B185]" office:value-type="float" office:value="0.000184" calcext:value-type="float">
            <text:p>0.000184</text:p>
          </table:table-cell>
          <table:table-cell table:formula="of:=1/[.C185]" office:value-type="float" office:value="0.001472" calcext:value-type="float">
            <text:p>0.001472</text:p>
          </table:table-cell>
          <table:table-cell table:formula="of:=1/[.D185]" office:value-type="float" office:value="0.011776" calcext:value-type="float">
            <text:p>0.011776</text:p>
          </table:table-cell>
          <table:table-cell table:formula="of:=1/[.E185]" office:value-type="float" office:value="0.047104" calcext:value-type="float">
            <text:p>0.047104</text:p>
          </table:table-cell>
          <table:table-cell table:formula="of:=1/[.F185]" office:value-type="float" office:value="0.188416" calcext:value-type="float">
            <text:p>0.1884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/(([.$A186]+1)*[.B$1]*[.$A$1])" office:value-type="float" office:value="5405.40540540541" calcext:value-type="float">
            <text:p>5405.40540540541</text:p>
          </table:table-cell>
          <table:table-cell table:formula="of:=1/(([.$A186]+1)*[.C$1]*[.$A$1])" office:value-type="float" office:value="675.675675675676" calcext:value-type="float">
            <text:p>675.675675675676</text:p>
          </table:table-cell>
          <table:table-cell table:formula="of:=1/(([.$A186]+1)*[.D$1]*[.$A$1])" office:value-type="float" office:value="84.4594594594595" calcext:value-type="float">
            <text:p>84.4594594594595</text:p>
          </table:table-cell>
          <table:table-cell table:formula="of:=1/(([.$A186]+1)*[.E$1]*[.$A$1])" office:value-type="float" office:value="21.1148648648649" calcext:value-type="float">
            <text:p>21.1148648648649</text:p>
          </table:table-cell>
          <table:table-cell table:formula="of:=1/(([.$A186]+1)*[.F$1]*[.$A$1])" office:value-type="float" office:value="5.27871621621622" calcext:value-type="float">
            <text:p>5.27871621621622</text:p>
          </table:table-cell>
          <table:table-cell/>
          <table:table-cell table:formula="of:=1/[.B186]" office:value-type="float" office:value="0.000185" calcext:value-type="float">
            <text:p>0.000185</text:p>
          </table:table-cell>
          <table:table-cell table:formula="of:=1/[.C186]" office:value-type="float" office:value="0.00148" calcext:value-type="float">
            <text:p>0.00148</text:p>
          </table:table-cell>
          <table:table-cell table:formula="of:=1/[.D186]" office:value-type="float" office:value="0.01184" calcext:value-type="float">
            <text:p>0.01184</text:p>
          </table:table-cell>
          <table:table-cell table:formula="of:=1/[.E186]" office:value-type="float" office:value="0.04736" calcext:value-type="float">
            <text:p>0.04736</text:p>
          </table:table-cell>
          <table:table-cell table:formula="of:=1/[.F186]" office:value-type="float" office:value="0.18944" calcext:value-type="float">
            <text:p>0.189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/(([.$A187]+1)*[.B$1]*[.$A$1])" office:value-type="float" office:value="5376.34408602151" calcext:value-type="float">
            <text:p>5376.34408602151</text:p>
          </table:table-cell>
          <table:table-cell table:formula="of:=1/(([.$A187]+1)*[.C$1]*[.$A$1])" office:value-type="float" office:value="672.043010752688" calcext:value-type="float">
            <text:p>672.043010752688</text:p>
          </table:table-cell>
          <table:table-cell table:formula="of:=1/(([.$A187]+1)*[.D$1]*[.$A$1])" office:value-type="float" office:value="84.005376344086" calcext:value-type="float">
            <text:p>84.005376344086</text:p>
          </table:table-cell>
          <table:table-cell table:formula="of:=1/(([.$A187]+1)*[.E$1]*[.$A$1])" office:value-type="float" office:value="21.0013440860215" calcext:value-type="float">
            <text:p>21.0013440860215</text:p>
          </table:table-cell>
          <table:table-cell table:formula="of:=1/(([.$A187]+1)*[.F$1]*[.$A$1])" office:value-type="float" office:value="5.25033602150538" calcext:value-type="float">
            <text:p>5.25033602150538</text:p>
          </table:table-cell>
          <table:table-cell/>
          <table:table-cell table:formula="of:=1/[.B187]" office:value-type="float" office:value="0.000186" calcext:value-type="float">
            <text:p>0.000186</text:p>
          </table:table-cell>
          <table:table-cell table:formula="of:=1/[.C187]" office:value-type="float" office:value="0.001488" calcext:value-type="float">
            <text:p>0.001488</text:p>
          </table:table-cell>
          <table:table-cell table:formula="of:=1/[.D187]" office:value-type="float" office:value="0.011904" calcext:value-type="float">
            <text:p>0.011904</text:p>
          </table:table-cell>
          <table:table-cell table:formula="of:=1/[.E187]" office:value-type="float" office:value="0.047616" calcext:value-type="float">
            <text:p>0.047616</text:p>
          </table:table-cell>
          <table:table-cell table:formula="of:=1/[.F187]" office:value-type="float" office:value="0.190464" calcext:value-type="float">
            <text:p>0.1904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/(([.$A188]+1)*[.B$1]*[.$A$1])" office:value-type="float" office:value="5347.5935828877" calcext:value-type="float">
            <text:p>5347.5935828877</text:p>
          </table:table-cell>
          <table:table-cell table:formula="of:=1/(([.$A188]+1)*[.C$1]*[.$A$1])" office:value-type="float" office:value="668.449197860963" calcext:value-type="float">
            <text:p>668.449197860963</text:p>
          </table:table-cell>
          <table:table-cell table:formula="of:=1/(([.$A188]+1)*[.D$1]*[.$A$1])" office:value-type="float" office:value="83.5561497326203" calcext:value-type="float">
            <text:p>83.5561497326203</text:p>
          </table:table-cell>
          <table:table-cell table:formula="of:=1/(([.$A188]+1)*[.E$1]*[.$A$1])" office:value-type="float" office:value="20.8890374331551" calcext:value-type="float">
            <text:p>20.8890374331551</text:p>
          </table:table-cell>
          <table:table-cell table:formula="of:=1/(([.$A188]+1)*[.F$1]*[.$A$1])" office:value-type="float" office:value="5.22225935828877" calcext:value-type="float">
            <text:p>5.22225935828877</text:p>
          </table:table-cell>
          <table:table-cell/>
          <table:table-cell table:formula="of:=1/[.B188]" office:value-type="float" office:value="0.000187" calcext:value-type="float">
            <text:p>0.000187</text:p>
          </table:table-cell>
          <table:table-cell table:formula="of:=1/[.C188]" office:value-type="float" office:value="0.001496" calcext:value-type="float">
            <text:p>0.001496</text:p>
          </table:table-cell>
          <table:table-cell table:formula="of:=1/[.D188]" office:value-type="float" office:value="0.011968" calcext:value-type="float">
            <text:p>0.011968</text:p>
          </table:table-cell>
          <table:table-cell table:formula="of:=1/[.E188]" office:value-type="float" office:value="0.047872" calcext:value-type="float">
            <text:p>0.047872</text:p>
          </table:table-cell>
          <table:table-cell table:formula="of:=1/[.F188]" office:value-type="float" office:value="0.191488" calcext:value-type="float">
            <text:p>0.1914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/(([.$A189]+1)*[.B$1]*[.$A$1])" office:value-type="float" office:value="5319.14893617021" calcext:value-type="float">
            <text:p>5319.14893617021</text:p>
          </table:table-cell>
          <table:table-cell table:formula="of:=1/(([.$A189]+1)*[.C$1]*[.$A$1])" office:value-type="float" office:value="664.893617021277" calcext:value-type="float">
            <text:p>664.893617021277</text:p>
          </table:table-cell>
          <table:table-cell table:formula="of:=1/(([.$A189]+1)*[.D$1]*[.$A$1])" office:value-type="float" office:value="83.1117021276596" calcext:value-type="float">
            <text:p>83.1117021276596</text:p>
          </table:table-cell>
          <table:table-cell table:formula="of:=1/(([.$A189]+1)*[.E$1]*[.$A$1])" office:value-type="float" office:value="20.7779255319149" calcext:value-type="float">
            <text:p>20.7779255319149</text:p>
          </table:table-cell>
          <table:table-cell table:formula="of:=1/(([.$A189]+1)*[.F$1]*[.$A$1])" office:value-type="float" office:value="5.19448138297872" calcext:value-type="float">
            <text:p>5.19448138297872</text:p>
          </table:table-cell>
          <table:table-cell/>
          <table:table-cell table:formula="of:=1/[.B189]" office:value-type="float" office:value="0.000188" calcext:value-type="float">
            <text:p>0.000188</text:p>
          </table:table-cell>
          <table:table-cell table:formula="of:=1/[.C189]" office:value-type="float" office:value="0.001504" calcext:value-type="float">
            <text:p>0.001504</text:p>
          </table:table-cell>
          <table:table-cell table:formula="of:=1/[.D189]" office:value-type="float" office:value="0.012032" calcext:value-type="float">
            <text:p>0.012032</text:p>
          </table:table-cell>
          <table:table-cell table:formula="of:=1/[.E189]" office:value-type="float" office:value="0.048128" calcext:value-type="float">
            <text:p>0.048128</text:p>
          </table:table-cell>
          <table:table-cell table:formula="of:=1/[.F189]" office:value-type="float" office:value="0.192512" calcext:value-type="float">
            <text:p>0.1925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/(([.$A190]+1)*[.B$1]*[.$A$1])" office:value-type="float" office:value="5291.00529100529" calcext:value-type="float">
            <text:p>5291.00529100529</text:p>
          </table:table-cell>
          <table:table-cell table:formula="of:=1/(([.$A190]+1)*[.C$1]*[.$A$1])" office:value-type="float" office:value="661.375661375662" calcext:value-type="float">
            <text:p>661.375661375662</text:p>
          </table:table-cell>
          <table:table-cell table:formula="of:=1/(([.$A190]+1)*[.D$1]*[.$A$1])" office:value-type="float" office:value="82.6719576719577" calcext:value-type="float">
            <text:p>82.6719576719577</text:p>
          </table:table-cell>
          <table:table-cell table:formula="of:=1/(([.$A190]+1)*[.E$1]*[.$A$1])" office:value-type="float" office:value="20.6679894179894" calcext:value-type="float">
            <text:p>20.6679894179894</text:p>
          </table:table-cell>
          <table:table-cell table:formula="of:=1/(([.$A190]+1)*[.F$1]*[.$A$1])" office:value-type="float" office:value="5.16699735449736" calcext:value-type="float">
            <text:p>5.16699735449736</text:p>
          </table:table-cell>
          <table:table-cell/>
          <table:table-cell table:formula="of:=1/[.B190]" office:value-type="float" office:value="0.000189" calcext:value-type="float">
            <text:p>0.000189</text:p>
          </table:table-cell>
          <table:table-cell table:formula="of:=1/[.C190]" office:value-type="float" office:value="0.001512" calcext:value-type="float">
            <text:p>0.001512</text:p>
          </table:table-cell>
          <table:table-cell table:formula="of:=1/[.D190]" office:value-type="float" office:value="0.012096" calcext:value-type="float">
            <text:p>0.012096</text:p>
          </table:table-cell>
          <table:table-cell table:formula="of:=1/[.E190]" office:value-type="float" office:value="0.048384" calcext:value-type="float">
            <text:p>0.048384</text:p>
          </table:table-cell>
          <table:table-cell table:formula="of:=1/[.F190]" office:value-type="float" office:value="0.193536" calcext:value-type="float">
            <text:p>0.1935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/(([.$A191]+1)*[.B$1]*[.$A$1])" office:value-type="float" office:value="5263.15789473684" calcext:value-type="float">
            <text:p>5263.15789473684</text:p>
          </table:table-cell>
          <table:table-cell table:formula="of:=1/(([.$A191]+1)*[.C$1]*[.$A$1])" office:value-type="float" office:value="657.894736842105" calcext:value-type="float">
            <text:p>657.894736842105</text:p>
          </table:table-cell>
          <table:table-cell table:formula="of:=1/(([.$A191]+1)*[.D$1]*[.$A$1])" office:value-type="float" office:value="82.2368421052632" calcext:value-type="float">
            <text:p>82.2368421052632</text:p>
          </table:table-cell>
          <table:table-cell table:formula="of:=1/(([.$A191]+1)*[.E$1]*[.$A$1])" office:value-type="float" office:value="20.5592105263158" calcext:value-type="float">
            <text:p>20.5592105263158</text:p>
          </table:table-cell>
          <table:table-cell table:formula="of:=1/(([.$A191]+1)*[.F$1]*[.$A$1])" office:value-type="float" office:value="5.13980263157895" calcext:value-type="float">
            <text:p>5.13980263157895</text:p>
          </table:table-cell>
          <table:table-cell/>
          <table:table-cell table:formula="of:=1/[.B191]" office:value-type="float" office:value="0.00019" calcext:value-type="float">
            <text:p>0.00019</text:p>
          </table:table-cell>
          <table:table-cell table:formula="of:=1/[.C191]" office:value-type="float" office:value="0.00152" calcext:value-type="float">
            <text:p>0.00152</text:p>
          </table:table-cell>
          <table:table-cell table:formula="of:=1/[.D191]" office:value-type="float" office:value="0.01216" calcext:value-type="float">
            <text:p>0.01216</text:p>
          </table:table-cell>
          <table:table-cell table:formula="of:=1/[.E191]" office:value-type="float" office:value="0.04864" calcext:value-type="float">
            <text:p>0.04864</text:p>
          </table:table-cell>
          <table:table-cell table:formula="of:=1/[.F191]" office:value-type="float" office:value="0.19456" calcext:value-type="float">
            <text:p>0.194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/(([.$A192]+1)*[.B$1]*[.$A$1])" office:value-type="float" office:value="5235.60209424084" calcext:value-type="float">
            <text:p>5235.60209424084</text:p>
          </table:table-cell>
          <table:table-cell table:formula="of:=1/(([.$A192]+1)*[.C$1]*[.$A$1])" office:value-type="float" office:value="654.450261780105" calcext:value-type="float">
            <text:p>654.450261780105</text:p>
          </table:table-cell>
          <table:table-cell table:formula="of:=1/(([.$A192]+1)*[.D$1]*[.$A$1])" office:value-type="float" office:value="81.8062827225131" calcext:value-type="float">
            <text:p>81.8062827225131</text:p>
          </table:table-cell>
          <table:table-cell table:formula="of:=1/(([.$A192]+1)*[.E$1]*[.$A$1])" office:value-type="float" office:value="20.4515706806283" calcext:value-type="float">
            <text:p>20.4515706806283</text:p>
          </table:table-cell>
          <table:table-cell table:formula="of:=1/(([.$A192]+1)*[.F$1]*[.$A$1])" office:value-type="float" office:value="5.11289267015707" calcext:value-type="float">
            <text:p>5.11289267015707</text:p>
          </table:table-cell>
          <table:table-cell/>
          <table:table-cell table:formula="of:=1/[.B192]" office:value-type="float" office:value="0.000191" calcext:value-type="float">
            <text:p>0.000191</text:p>
          </table:table-cell>
          <table:table-cell table:formula="of:=1/[.C192]" office:value-type="float" office:value="0.001528" calcext:value-type="float">
            <text:p>0.001528</text:p>
          </table:table-cell>
          <table:table-cell table:formula="of:=1/[.D192]" office:value-type="float" office:value="0.012224" calcext:value-type="float">
            <text:p>0.012224</text:p>
          </table:table-cell>
          <table:table-cell table:formula="of:=1/[.E192]" office:value-type="float" office:value="0.048896" calcext:value-type="float">
            <text:p>0.048896</text:p>
          </table:table-cell>
          <table:table-cell table:formula="of:=1/[.F192]" office:value-type="float" office:value="0.195584" calcext:value-type="float">
            <text:p>0.1955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/(([.$A193]+1)*[.B$1]*[.$A$1])" office:value-type="float" office:value="5208.33333333333" calcext:value-type="float">
            <text:p>5208.33333333333</text:p>
          </table:table-cell>
          <table:table-cell table:formula="of:=1/(([.$A193]+1)*[.C$1]*[.$A$1])" office:value-type="float" office:value="651.041666666667" calcext:value-type="float">
            <text:p>651.041666666667</text:p>
          </table:table-cell>
          <table:table-cell table:formula="of:=1/(([.$A193]+1)*[.D$1]*[.$A$1])" office:value-type="float" office:value="81.3802083333333" calcext:value-type="float">
            <text:p>81.3802083333333</text:p>
          </table:table-cell>
          <table:table-cell table:formula="of:=1/(([.$A193]+1)*[.E$1]*[.$A$1])" office:value-type="float" office:value="20.3450520833333" calcext:value-type="float">
            <text:p>20.3450520833333</text:p>
          </table:table-cell>
          <table:table-cell table:formula="of:=1/(([.$A193]+1)*[.F$1]*[.$A$1])" office:value-type="float" office:value="5.08626302083333" calcext:value-type="float">
            <text:p>5.08626302083333</text:p>
          </table:table-cell>
          <table:table-cell/>
          <table:table-cell table:formula="of:=1/[.B193]" office:value-type="float" office:value="0.000192" calcext:value-type="float">
            <text:p>0.000192</text:p>
          </table:table-cell>
          <table:table-cell table:formula="of:=1/[.C193]" office:value-type="float" office:value="0.001536" calcext:value-type="float">
            <text:p>0.001536</text:p>
          </table:table-cell>
          <table:table-cell table:formula="of:=1/[.D193]" office:value-type="float" office:value="0.012288" calcext:value-type="float">
            <text:p>0.012288</text:p>
          </table:table-cell>
          <table:table-cell table:formula="of:=1/[.E193]" office:value-type="float" office:value="0.049152" calcext:value-type="float">
            <text:p>0.049152</text:p>
          </table:table-cell>
          <table:table-cell table:formula="of:=1/[.F193]" office:value-type="float" office:value="0.196608" calcext:value-type="float">
            <text:p>0.1966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/(([.$A194]+1)*[.B$1]*[.$A$1])" office:value-type="float" office:value="5181.34715025907" calcext:value-type="float">
            <text:p>5181.34715025907</text:p>
          </table:table-cell>
          <table:table-cell table:formula="of:=1/(([.$A194]+1)*[.C$1]*[.$A$1])" office:value-type="float" office:value="647.668393782383" calcext:value-type="float">
            <text:p>647.668393782383</text:p>
          </table:table-cell>
          <table:table-cell table:formula="of:=1/(([.$A194]+1)*[.D$1]*[.$A$1])" office:value-type="float" office:value="80.9585492227979" calcext:value-type="float">
            <text:p>80.9585492227979</text:p>
          </table:table-cell>
          <table:table-cell table:formula="of:=1/(([.$A194]+1)*[.E$1]*[.$A$1])" office:value-type="float" office:value="20.2396373056995" calcext:value-type="float">
            <text:p>20.2396373056995</text:p>
          </table:table-cell>
          <table:table-cell table:formula="of:=1/(([.$A194]+1)*[.F$1]*[.$A$1])" office:value-type="float" office:value="5.05990932642487" calcext:value-type="float">
            <text:p>5.05990932642487</text:p>
          </table:table-cell>
          <table:table-cell/>
          <table:table-cell table:formula="of:=1/[.B194]" office:value-type="float" office:value="0.000193" calcext:value-type="float">
            <text:p>0.000193</text:p>
          </table:table-cell>
          <table:table-cell table:formula="of:=1/[.C194]" office:value-type="float" office:value="0.001544" calcext:value-type="float">
            <text:p>0.001544</text:p>
          </table:table-cell>
          <table:table-cell table:formula="of:=1/[.D194]" office:value-type="float" office:value="0.012352" calcext:value-type="float">
            <text:p>0.012352</text:p>
          </table:table-cell>
          <table:table-cell table:formula="of:=1/[.E194]" office:value-type="float" office:value="0.049408" calcext:value-type="float">
            <text:p>0.049408</text:p>
          </table:table-cell>
          <table:table-cell table:formula="of:=1/[.F194]" office:value-type="float" office:value="0.197632" calcext:value-type="float">
            <text:p>0.1976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(([.$A195]+1)*[.B$1]*[.$A$1])" office:value-type="float" office:value="5154.63917525773" calcext:value-type="float">
            <text:p>5154.63917525773</text:p>
          </table:table-cell>
          <table:table-cell table:formula="of:=1/(([.$A195]+1)*[.C$1]*[.$A$1])" office:value-type="float" office:value="644.329896907217" calcext:value-type="float">
            <text:p>644.329896907217</text:p>
          </table:table-cell>
          <table:table-cell table:formula="of:=1/(([.$A195]+1)*[.D$1]*[.$A$1])" office:value-type="float" office:value="80.5412371134021" calcext:value-type="float">
            <text:p>80.5412371134021</text:p>
          </table:table-cell>
          <table:table-cell table:formula="of:=1/(([.$A195]+1)*[.E$1]*[.$A$1])" office:value-type="float" office:value="20.1353092783505" calcext:value-type="float">
            <text:p>20.1353092783505</text:p>
          </table:table-cell>
          <table:table-cell table:formula="of:=1/(([.$A195]+1)*[.F$1]*[.$A$1])" office:value-type="float" office:value="5.03382731958763" calcext:value-type="float">
            <text:p>5.03382731958763</text:p>
          </table:table-cell>
          <table:table-cell/>
          <table:table-cell table:formula="of:=1/[.B195]" office:value-type="float" office:value="0.000194" calcext:value-type="float">
            <text:p>0.000194</text:p>
          </table:table-cell>
          <table:table-cell table:formula="of:=1/[.C195]" office:value-type="float" office:value="0.001552" calcext:value-type="float">
            <text:p>0.001552</text:p>
          </table:table-cell>
          <table:table-cell table:formula="of:=1/[.D195]" office:value-type="float" office:value="0.012416" calcext:value-type="float">
            <text:p>0.012416</text:p>
          </table:table-cell>
          <table:table-cell table:formula="of:=1/[.E195]" office:value-type="float" office:value="0.049664" calcext:value-type="float">
            <text:p>0.049664</text:p>
          </table:table-cell>
          <table:table-cell table:formula="of:=1/[.F195]" office:value-type="float" office:value="0.198656" calcext:value-type="float">
            <text:p>0.1986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/(([.$A196]+1)*[.B$1]*[.$A$1])" office:value-type="float" office:value="5128.20512820513" calcext:value-type="float">
            <text:p>5128.20512820513</text:p>
          </table:table-cell>
          <table:table-cell table:formula="of:=1/(([.$A196]+1)*[.C$1]*[.$A$1])" office:value-type="float" office:value="641.025641025641" calcext:value-type="float">
            <text:p>641.025641025641</text:p>
          </table:table-cell>
          <table:table-cell table:formula="of:=1/(([.$A196]+1)*[.D$1]*[.$A$1])" office:value-type="float" office:value="80.1282051282051" calcext:value-type="float">
            <text:p>80.1282051282051</text:p>
          </table:table-cell>
          <table:table-cell table:formula="of:=1/(([.$A196]+1)*[.E$1]*[.$A$1])" office:value-type="float" office:value="20.0320512820513" calcext:value-type="float">
            <text:p>20.0320512820513</text:p>
          </table:table-cell>
          <table:table-cell table:formula="of:=1/(([.$A196]+1)*[.F$1]*[.$A$1])" office:value-type="float" office:value="5.00801282051282" calcext:value-type="float">
            <text:p>5.00801282051282</text:p>
          </table:table-cell>
          <table:table-cell/>
          <table:table-cell table:formula="of:=1/[.B196]" office:value-type="float" office:value="0.000195" calcext:value-type="float">
            <text:p>0.000195</text:p>
          </table:table-cell>
          <table:table-cell table:formula="of:=1/[.C196]" office:value-type="float" office:value="0.00156" calcext:value-type="float">
            <text:p>0.00156</text:p>
          </table:table-cell>
          <table:table-cell table:formula="of:=1/[.D196]" office:value-type="float" office:value="0.01248" calcext:value-type="float">
            <text:p>0.01248</text:p>
          </table:table-cell>
          <table:table-cell table:formula="of:=1/[.E196]" office:value-type="float" office:value="0.04992" calcext:value-type="float">
            <text:p>0.04992</text:p>
          </table:table-cell>
          <table:table-cell table:formula="of:=1/[.F196]" office:value-type="float" office:value="0.19968" calcext:value-type="float">
            <text:p>0.199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(([.$A197]+1)*[.B$1]*[.$A$1])" office:value-type="float" office:value="5102.04081632653" calcext:value-type="float">
            <text:p>5102.04081632653</text:p>
          </table:table-cell>
          <table:table-cell table:formula="of:=1/(([.$A197]+1)*[.C$1]*[.$A$1])" office:value-type="float" office:value="637.755102040816" calcext:value-type="float">
            <text:p>637.755102040816</text:p>
          </table:table-cell>
          <table:table-cell table:formula="of:=1/(([.$A197]+1)*[.D$1]*[.$A$1])" office:value-type="float" office:value="79.7193877551021" calcext:value-type="float">
            <text:p>79.7193877551021</text:p>
          </table:table-cell>
          <table:table-cell table:formula="of:=1/(([.$A197]+1)*[.E$1]*[.$A$1])" office:value-type="float" office:value="19.9298469387755" calcext:value-type="float">
            <text:p>19.9298469387755</text:p>
          </table:table-cell>
          <table:table-cell table:formula="of:=1/(([.$A197]+1)*[.F$1]*[.$A$1])" office:value-type="float" office:value="4.98246173469388" calcext:value-type="float">
            <text:p>4.98246173469388</text:p>
          </table:table-cell>
          <table:table-cell/>
          <table:table-cell table:formula="of:=1/[.B197]" office:value-type="float" office:value="0.000196" calcext:value-type="float">
            <text:p>0.000196</text:p>
          </table:table-cell>
          <table:table-cell table:formula="of:=1/[.C197]" office:value-type="float" office:value="0.001568" calcext:value-type="float">
            <text:p>0.001568</text:p>
          </table:table-cell>
          <table:table-cell table:formula="of:=1/[.D197]" office:value-type="float" office:value="0.012544" calcext:value-type="float">
            <text:p>0.012544</text:p>
          </table:table-cell>
          <table:table-cell table:formula="of:=1/[.E197]" office:value-type="float" office:value="0.050176" calcext:value-type="float">
            <text:p>0.050176</text:p>
          </table:table-cell>
          <table:table-cell table:formula="of:=1/[.F197]" office:value-type="float" office:value="0.200704" calcext:value-type="float">
            <text:p>0.2007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/(([.$A198]+1)*[.B$1]*[.$A$1])" office:value-type="float" office:value="5076.1421319797" calcext:value-type="float">
            <text:p>5076.1421319797</text:p>
          </table:table-cell>
          <table:table-cell table:formula="of:=1/(([.$A198]+1)*[.C$1]*[.$A$1])" office:value-type="float" office:value="634.517766497462" calcext:value-type="float">
            <text:p>634.517766497462</text:p>
          </table:table-cell>
          <table:table-cell table:formula="of:=1/(([.$A198]+1)*[.D$1]*[.$A$1])" office:value-type="float" office:value="79.3147208121827" calcext:value-type="float">
            <text:p>79.3147208121827</text:p>
          </table:table-cell>
          <table:table-cell table:formula="of:=1/(([.$A198]+1)*[.E$1]*[.$A$1])" office:value-type="float" office:value="19.8286802030457" calcext:value-type="float">
            <text:p>19.8286802030457</text:p>
          </table:table-cell>
          <table:table-cell table:formula="of:=1/(([.$A198]+1)*[.F$1]*[.$A$1])" office:value-type="float" office:value="4.95717005076142" calcext:value-type="float">
            <text:p>4.95717005076142</text:p>
          </table:table-cell>
          <table:table-cell/>
          <table:table-cell table:formula="of:=1/[.B198]" office:value-type="float" office:value="0.000197" calcext:value-type="float">
            <text:p>0.000197</text:p>
          </table:table-cell>
          <table:table-cell table:formula="of:=1/[.C198]" office:value-type="float" office:value="0.001576" calcext:value-type="float">
            <text:p>0.001576</text:p>
          </table:table-cell>
          <table:table-cell table:formula="of:=1/[.D198]" office:value-type="float" office:value="0.012608" calcext:value-type="float">
            <text:p>0.012608</text:p>
          </table:table-cell>
          <table:table-cell table:formula="of:=1/[.E198]" office:value-type="float" office:value="0.050432" calcext:value-type="float">
            <text:p>0.050432</text:p>
          </table:table-cell>
          <table:table-cell table:formula="of:=1/[.F198]" office:value-type="float" office:value="0.201728" calcext:value-type="float">
            <text:p>0.2017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/(([.$A199]+1)*[.B$1]*[.$A$1])" office:value-type="float" office:value="5050.50505050505" calcext:value-type="float">
            <text:p>5050.50505050505</text:p>
          </table:table-cell>
          <table:table-cell table:formula="of:=1/(([.$A199]+1)*[.C$1]*[.$A$1])" office:value-type="float" office:value="631.313131313131" calcext:value-type="float">
            <text:p>631.313131313131</text:p>
          </table:table-cell>
          <table:table-cell table:formula="of:=1/(([.$A199]+1)*[.D$1]*[.$A$1])" office:value-type="float" office:value="78.9141414141414" calcext:value-type="float">
            <text:p>78.9141414141414</text:p>
          </table:table-cell>
          <table:table-cell table:formula="of:=1/(([.$A199]+1)*[.E$1]*[.$A$1])" office:value-type="float" office:value="19.7285353535354" calcext:value-type="float">
            <text:p>19.7285353535354</text:p>
          </table:table-cell>
          <table:table-cell table:formula="of:=1/(([.$A199]+1)*[.F$1]*[.$A$1])" office:value-type="float" office:value="4.93213383838384" calcext:value-type="float">
            <text:p>4.93213383838384</text:p>
          </table:table-cell>
          <table:table-cell/>
          <table:table-cell table:formula="of:=1/[.B199]" office:value-type="float" office:value="0.000198" calcext:value-type="float">
            <text:p>0.000198</text:p>
          </table:table-cell>
          <table:table-cell table:formula="of:=1/[.C199]" office:value-type="float" office:value="0.001584" calcext:value-type="float">
            <text:p>0.001584</text:p>
          </table:table-cell>
          <table:table-cell table:formula="of:=1/[.D199]" office:value-type="float" office:value="0.012672" calcext:value-type="float">
            <text:p>0.012672</text:p>
          </table:table-cell>
          <table:table-cell table:formula="of:=1/[.E199]" office:value-type="float" office:value="0.050688" calcext:value-type="float">
            <text:p>0.050688</text:p>
          </table:table-cell>
          <table:table-cell table:formula="of:=1/[.F199]" office:value-type="float" office:value="0.202752" calcext:value-type="float">
            <text:p>0.2027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/(([.$A200]+1)*[.B$1]*[.$A$1])" office:value-type="float" office:value="5025.1256281407" calcext:value-type="float">
            <text:p>5025.1256281407</text:p>
          </table:table-cell>
          <table:table-cell table:formula="of:=1/(([.$A200]+1)*[.C$1]*[.$A$1])" office:value-type="float" office:value="628.140703517588" calcext:value-type="float">
            <text:p>628.140703517588</text:p>
          </table:table-cell>
          <table:table-cell table:formula="of:=1/(([.$A200]+1)*[.D$1]*[.$A$1])" office:value-type="float" office:value="78.5175879396985" calcext:value-type="float">
            <text:p>78.5175879396985</text:p>
          </table:table-cell>
          <table:table-cell table:formula="of:=1/(([.$A200]+1)*[.E$1]*[.$A$1])" office:value-type="float" office:value="19.6293969849246" calcext:value-type="float">
            <text:p>19.6293969849246</text:p>
          </table:table-cell>
          <table:table-cell table:formula="of:=1/(([.$A200]+1)*[.F$1]*[.$A$1])" office:value-type="float" office:value="4.90734924623116" calcext:value-type="float">
            <text:p>4.90734924623116</text:p>
          </table:table-cell>
          <table:table-cell/>
          <table:table-cell table:formula="of:=1/[.B200]" office:value-type="float" office:value="0.000199" calcext:value-type="float">
            <text:p>0.000199</text:p>
          </table:table-cell>
          <table:table-cell table:formula="of:=1/[.C200]" office:value-type="float" office:value="0.001592" calcext:value-type="float">
            <text:p>0.001592</text:p>
          </table:table-cell>
          <table:table-cell table:formula="of:=1/[.D200]" office:value-type="float" office:value="0.012736" calcext:value-type="float">
            <text:p>0.012736</text:p>
          </table:table-cell>
          <table:table-cell table:formula="of:=1/[.E200]" office:value-type="float" office:value="0.050944" calcext:value-type="float">
            <text:p>0.050944</text:p>
          </table:table-cell>
          <table:table-cell table:formula="of:=1/[.F200]" office:value-type="float" office:value="0.203776" calcext:value-type="float">
            <text:p>0.2037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(([.$A201]+1)*[.B$1]*[.$A$1])" office:value-type="float" office:value="5000" calcext:value-type="float">
            <text:p>5000</text:p>
          </table:table-cell>
          <table:table-cell table:formula="of:=1/(([.$A201]+1)*[.C$1]*[.$A$1])" office:value-type="float" office:value="625" calcext:value-type="float">
            <text:p>625</text:p>
          </table:table-cell>
          <table:table-cell table:formula="of:=1/(([.$A201]+1)*[.D$1]*[.$A$1])" office:value-type="float" office:value="78.125" calcext:value-type="float">
            <text:p>78.125</text:p>
          </table:table-cell>
          <table:table-cell table:formula="of:=1/(([.$A201]+1)*[.E$1]*[.$A$1])" office:value-type="float" office:value="19.53125" calcext:value-type="float">
            <text:p>19.53125</text:p>
          </table:table-cell>
          <table:table-cell table:formula="of:=1/(([.$A201]+1)*[.F$1]*[.$A$1])" office:value-type="float" office:value="4.8828125" calcext:value-type="float">
            <text:p>4.8828125</text:p>
          </table:table-cell>
          <table:table-cell/>
          <table:table-cell table:formula="of:=1/[.B201]" office:value-type="float" office:value="0.0002" calcext:value-type="float">
            <text:p>0.0002</text:p>
          </table:table-cell>
          <table:table-cell table:formula="of:=1/[.C201]" office:value-type="float" office:value="0.0016" calcext:value-type="float">
            <text:p>0.0016</text:p>
          </table:table-cell>
          <table:table-cell table:formula="of:=1/[.D201]" office:value-type="float" office:value="0.0128" calcext:value-type="float">
            <text:p>0.0128</text:p>
          </table:table-cell>
          <table:table-cell table:formula="of:=1/[.E201]" office:value-type="float" office:value="0.0512" calcext:value-type="float">
            <text:p>0.0512</text:p>
          </table:table-cell>
          <table:table-cell table:formula="of:=1/[.F201]"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(([.$A202]+1)*[.B$1]*[.$A$1])" office:value-type="float" office:value="4975.12437810945" calcext:value-type="float">
            <text:p>4975.12437810945</text:p>
          </table:table-cell>
          <table:table-cell table:formula="of:=1/(([.$A202]+1)*[.C$1]*[.$A$1])" office:value-type="float" office:value="621.890547263682" calcext:value-type="float">
            <text:p>621.890547263682</text:p>
          </table:table-cell>
          <table:table-cell table:formula="of:=1/(([.$A202]+1)*[.D$1]*[.$A$1])" office:value-type="float" office:value="77.7363184079602" calcext:value-type="float">
            <text:p>77.7363184079602</text:p>
          </table:table-cell>
          <table:table-cell table:formula="of:=1/(([.$A202]+1)*[.E$1]*[.$A$1])" office:value-type="float" office:value="19.4340796019901" calcext:value-type="float">
            <text:p>19.4340796019901</text:p>
          </table:table-cell>
          <table:table-cell table:formula="of:=1/(([.$A202]+1)*[.F$1]*[.$A$1])" office:value-type="float" office:value="4.85851990049751" calcext:value-type="float">
            <text:p>4.85851990049751</text:p>
          </table:table-cell>
          <table:table-cell/>
          <table:table-cell table:formula="of:=1/[.B202]" office:value-type="float" office:value="0.000201" calcext:value-type="float">
            <text:p>0.000201</text:p>
          </table:table-cell>
          <table:table-cell table:formula="of:=1/[.C202]" office:value-type="float" office:value="0.001608" calcext:value-type="float">
            <text:p>0.001608</text:p>
          </table:table-cell>
          <table:table-cell table:formula="of:=1/[.D202]" office:value-type="float" office:value="0.012864" calcext:value-type="float">
            <text:p>0.012864</text:p>
          </table:table-cell>
          <table:table-cell table:formula="of:=1/[.E202]" office:value-type="float" office:value="0.051456" calcext:value-type="float">
            <text:p>0.051456</text:p>
          </table:table-cell>
          <table:table-cell table:formula="of:=1/[.F202]" office:value-type="float" office:value="0.205824" calcext:value-type="float">
            <text:p>0.2058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/(([.$A203]+1)*[.B$1]*[.$A$1])" office:value-type="float" office:value="4950.49504950495" calcext:value-type="float">
            <text:p>4950.49504950495</text:p>
          </table:table-cell>
          <table:table-cell table:formula="of:=1/(([.$A203]+1)*[.C$1]*[.$A$1])" office:value-type="float" office:value="618.811881188119" calcext:value-type="float">
            <text:p>618.811881188119</text:p>
          </table:table-cell>
          <table:table-cell table:formula="of:=1/(([.$A203]+1)*[.D$1]*[.$A$1])" office:value-type="float" office:value="77.3514851485149" calcext:value-type="float">
            <text:p>77.3514851485149</text:p>
          </table:table-cell>
          <table:table-cell table:formula="of:=1/(([.$A203]+1)*[.E$1]*[.$A$1])" office:value-type="float" office:value="19.3378712871287" calcext:value-type="float">
            <text:p>19.3378712871287</text:p>
          </table:table-cell>
          <table:table-cell table:formula="of:=1/(([.$A203]+1)*[.F$1]*[.$A$1])" office:value-type="float" office:value="4.83446782178218" calcext:value-type="float">
            <text:p>4.83446782178218</text:p>
          </table:table-cell>
          <table:table-cell/>
          <table:table-cell table:formula="of:=1/[.B203]" office:value-type="float" office:value="0.000202" calcext:value-type="float">
            <text:p>0.000202</text:p>
          </table:table-cell>
          <table:table-cell table:formula="of:=1/[.C203]" office:value-type="float" office:value="0.001616" calcext:value-type="float">
            <text:p>0.001616</text:p>
          </table:table-cell>
          <table:table-cell table:formula="of:=1/[.D203]" office:value-type="float" office:value="0.012928" calcext:value-type="float">
            <text:p>0.012928</text:p>
          </table:table-cell>
          <table:table-cell table:formula="of:=1/[.E203]" office:value-type="float" office:value="0.051712" calcext:value-type="float">
            <text:p>0.051712</text:p>
          </table:table-cell>
          <table:table-cell table:formula="of:=1/[.F203]" office:value-type="float" office:value="0.206848" calcext:value-type="float">
            <text:p>0.2068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/(([.$A204]+1)*[.B$1]*[.$A$1])" office:value-type="float" office:value="4926.10837438424" calcext:value-type="float">
            <text:p>4926.10837438424</text:p>
          </table:table-cell>
          <table:table-cell table:formula="of:=1/(([.$A204]+1)*[.C$1]*[.$A$1])" office:value-type="float" office:value="615.76354679803" calcext:value-type="float">
            <text:p>615.76354679803</text:p>
          </table:table-cell>
          <table:table-cell table:formula="of:=1/(([.$A204]+1)*[.D$1]*[.$A$1])" office:value-type="float" office:value="76.9704433497537" calcext:value-type="float">
            <text:p>76.9704433497537</text:p>
          </table:table-cell>
          <table:table-cell table:formula="of:=1/(([.$A204]+1)*[.E$1]*[.$A$1])" office:value-type="float" office:value="19.2426108374384" calcext:value-type="float">
            <text:p>19.2426108374384</text:p>
          </table:table-cell>
          <table:table-cell table:formula="of:=1/(([.$A204]+1)*[.F$1]*[.$A$1])" office:value-type="float" office:value="4.81065270935961" calcext:value-type="float">
            <text:p>4.81065270935961</text:p>
          </table:table-cell>
          <table:table-cell/>
          <table:table-cell table:formula="of:=1/[.B204]" office:value-type="float" office:value="0.000203" calcext:value-type="float">
            <text:p>0.000203</text:p>
          </table:table-cell>
          <table:table-cell table:formula="of:=1/[.C204]" office:value-type="float" office:value="0.001624" calcext:value-type="float">
            <text:p>0.001624</text:p>
          </table:table-cell>
          <table:table-cell table:formula="of:=1/[.D204]" office:value-type="float" office:value="0.012992" calcext:value-type="float">
            <text:p>0.012992</text:p>
          </table:table-cell>
          <table:table-cell table:formula="of:=1/[.E204]" office:value-type="float" office:value="0.051968" calcext:value-type="float">
            <text:p>0.051968</text:p>
          </table:table-cell>
          <table:table-cell table:formula="of:=1/[.F204]" office:value-type="float" office:value="0.207872" calcext:value-type="float">
            <text:p>0.20787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/(([.$A205]+1)*[.B$1]*[.$A$1])" office:value-type="float" office:value="4901.96078431373" calcext:value-type="float">
            <text:p>4901.96078431373</text:p>
          </table:table-cell>
          <table:table-cell table:formula="of:=1/(([.$A205]+1)*[.C$1]*[.$A$1])" office:value-type="float" office:value="612.745098039216" calcext:value-type="float">
            <text:p>612.745098039216</text:p>
          </table:table-cell>
          <table:table-cell table:formula="of:=1/(([.$A205]+1)*[.D$1]*[.$A$1])" office:value-type="float" office:value="76.593137254902" calcext:value-type="float">
            <text:p>76.593137254902</text:p>
          </table:table-cell>
          <table:table-cell table:formula="of:=1/(([.$A205]+1)*[.E$1]*[.$A$1])" office:value-type="float" office:value="19.1482843137255" calcext:value-type="float">
            <text:p>19.1482843137255</text:p>
          </table:table-cell>
          <table:table-cell table:formula="of:=1/(([.$A205]+1)*[.F$1]*[.$A$1])" office:value-type="float" office:value="4.78707107843137" calcext:value-type="float">
            <text:p>4.78707107843137</text:p>
          </table:table-cell>
          <table:table-cell/>
          <table:table-cell table:formula="of:=1/[.B205]" office:value-type="float" office:value="0.000204" calcext:value-type="float">
            <text:p>0.000204</text:p>
          </table:table-cell>
          <table:table-cell table:formula="of:=1/[.C205]" office:value-type="float" office:value="0.001632" calcext:value-type="float">
            <text:p>0.001632</text:p>
          </table:table-cell>
          <table:table-cell table:formula="of:=1/[.D205]" office:value-type="float" office:value="0.013056" calcext:value-type="float">
            <text:p>0.013056</text:p>
          </table:table-cell>
          <table:table-cell table:formula="of:=1/[.E205]" office:value-type="float" office:value="0.052224" calcext:value-type="float">
            <text:p>0.052224</text:p>
          </table:table-cell>
          <table:table-cell table:formula="of:=1/[.F205]" office:value-type="float" office:value="0.208896" calcext:value-type="float">
            <text:p>0.2088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/(([.$A206]+1)*[.B$1]*[.$A$1])" office:value-type="float" office:value="4878.04878048781" calcext:value-type="float">
            <text:p>4878.04878048781</text:p>
          </table:table-cell>
          <table:table-cell table:formula="of:=1/(([.$A206]+1)*[.C$1]*[.$A$1])" office:value-type="float" office:value="609.756097560976" calcext:value-type="float">
            <text:p>609.756097560976</text:p>
          </table:table-cell>
          <table:table-cell table:formula="of:=1/(([.$A206]+1)*[.D$1]*[.$A$1])" office:value-type="float" office:value="76.219512195122" calcext:value-type="float">
            <text:p>76.219512195122</text:p>
          </table:table-cell>
          <table:table-cell table:formula="of:=1/(([.$A206]+1)*[.E$1]*[.$A$1])" office:value-type="float" office:value="19.0548780487805" calcext:value-type="float">
            <text:p>19.0548780487805</text:p>
          </table:table-cell>
          <table:table-cell table:formula="of:=1/(([.$A206]+1)*[.F$1]*[.$A$1])" office:value-type="float" office:value="4.76371951219512" calcext:value-type="float">
            <text:p>4.76371951219512</text:p>
          </table:table-cell>
          <table:table-cell/>
          <table:table-cell table:formula="of:=1/[.B206]" office:value-type="float" office:value="0.000205" calcext:value-type="float">
            <text:p>0.000205</text:p>
          </table:table-cell>
          <table:table-cell table:formula="of:=1/[.C206]" office:value-type="float" office:value="0.00164" calcext:value-type="float">
            <text:p>0.00164</text:p>
          </table:table-cell>
          <table:table-cell table:formula="of:=1/[.D206]" office:value-type="float" office:value="0.01312" calcext:value-type="float">
            <text:p>0.01312</text:p>
          </table:table-cell>
          <table:table-cell table:formula="of:=1/[.E206]" office:value-type="float" office:value="0.05248" calcext:value-type="float">
            <text:p>0.05248</text:p>
          </table:table-cell>
          <table:table-cell table:formula="of:=1/[.F206]" office:value-type="float" office:value="0.20992" calcext:value-type="float">
            <text:p>0.209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/(([.$A207]+1)*[.B$1]*[.$A$1])" office:value-type="float" office:value="4854.36893203883" calcext:value-type="float">
            <text:p>4854.36893203883</text:p>
          </table:table-cell>
          <table:table-cell table:formula="of:=1/(([.$A207]+1)*[.C$1]*[.$A$1])" office:value-type="float" office:value="606.796116504854" calcext:value-type="float">
            <text:p>606.796116504854</text:p>
          </table:table-cell>
          <table:table-cell table:formula="of:=1/(([.$A207]+1)*[.D$1]*[.$A$1])" office:value-type="float" office:value="75.8495145631068" calcext:value-type="float">
            <text:p>75.8495145631068</text:p>
          </table:table-cell>
          <table:table-cell table:formula="of:=1/(([.$A207]+1)*[.E$1]*[.$A$1])" office:value-type="float" office:value="18.9623786407767" calcext:value-type="float">
            <text:p>18.9623786407767</text:p>
          </table:table-cell>
          <table:table-cell table:formula="of:=1/(([.$A207]+1)*[.F$1]*[.$A$1])" office:value-type="float" office:value="4.74059466019417" calcext:value-type="float">
            <text:p>4.74059466019417</text:p>
          </table:table-cell>
          <table:table-cell/>
          <table:table-cell table:formula="of:=1/[.B207]" office:value-type="float" office:value="0.000206" calcext:value-type="float">
            <text:p>0.000206</text:p>
          </table:table-cell>
          <table:table-cell table:formula="of:=1/[.C207]" office:value-type="float" office:value="0.001648" calcext:value-type="float">
            <text:p>0.001648</text:p>
          </table:table-cell>
          <table:table-cell table:formula="of:=1/[.D207]" office:value-type="float" office:value="0.013184" calcext:value-type="float">
            <text:p>0.013184</text:p>
          </table:table-cell>
          <table:table-cell table:formula="of:=1/[.E207]" office:value-type="float" office:value="0.052736" calcext:value-type="float">
            <text:p>0.052736</text:p>
          </table:table-cell>
          <table:table-cell table:formula="of:=1/[.F207]" office:value-type="float" office:value="0.210944" calcext:value-type="float">
            <text:p>0.2109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/(([.$A208]+1)*[.B$1]*[.$A$1])" office:value-type="float" office:value="4830.91787439614" calcext:value-type="float">
            <text:p>4830.91787439614</text:p>
          </table:table-cell>
          <table:table-cell table:formula="of:=1/(([.$A208]+1)*[.C$1]*[.$A$1])" office:value-type="float" office:value="603.864734299517" calcext:value-type="float">
            <text:p>603.864734299517</text:p>
          </table:table-cell>
          <table:table-cell table:formula="of:=1/(([.$A208]+1)*[.D$1]*[.$A$1])" office:value-type="float" office:value="75.4830917874396" calcext:value-type="float">
            <text:p>75.4830917874396</text:p>
          </table:table-cell>
          <table:table-cell table:formula="of:=1/(([.$A208]+1)*[.E$1]*[.$A$1])" office:value-type="float" office:value="18.8707729468599" calcext:value-type="float">
            <text:p>18.8707729468599</text:p>
          </table:table-cell>
          <table:table-cell table:formula="of:=1/(([.$A208]+1)*[.F$1]*[.$A$1])" office:value-type="float" office:value="4.71769323671498" calcext:value-type="float">
            <text:p>4.71769323671498</text:p>
          </table:table-cell>
          <table:table-cell/>
          <table:table-cell table:formula="of:=1/[.B208]" office:value-type="float" office:value="0.000207" calcext:value-type="float">
            <text:p>0.000207</text:p>
          </table:table-cell>
          <table:table-cell table:formula="of:=1/[.C208]" office:value-type="float" office:value="0.001656" calcext:value-type="float">
            <text:p>0.001656</text:p>
          </table:table-cell>
          <table:table-cell table:formula="of:=1/[.D208]" office:value-type="float" office:value="0.013248" calcext:value-type="float">
            <text:p>0.013248</text:p>
          </table:table-cell>
          <table:table-cell table:formula="of:=1/[.E208]" office:value-type="float" office:value="0.052992" calcext:value-type="float">
            <text:p>0.052992</text:p>
          </table:table-cell>
          <table:table-cell table:formula="of:=1/[.F208]" office:value-type="float" office:value="0.211968" calcext:value-type="float">
            <text:p>0.2119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/(([.$A209]+1)*[.B$1]*[.$A$1])" office:value-type="float" office:value="4807.69230769231" calcext:value-type="float">
            <text:p>4807.69230769231</text:p>
          </table:table-cell>
          <table:table-cell table:formula="of:=1/(([.$A209]+1)*[.C$1]*[.$A$1])" office:value-type="float" office:value="600.961538461538" calcext:value-type="float">
            <text:p>600.961538461538</text:p>
          </table:table-cell>
          <table:table-cell table:formula="of:=1/(([.$A209]+1)*[.D$1]*[.$A$1])" office:value-type="float" office:value="75.1201923076923" calcext:value-type="float">
            <text:p>75.1201923076923</text:p>
          </table:table-cell>
          <table:table-cell table:formula="of:=1/(([.$A209]+1)*[.E$1]*[.$A$1])" office:value-type="float" office:value="18.7800480769231" calcext:value-type="float">
            <text:p>18.7800480769231</text:p>
          </table:table-cell>
          <table:table-cell table:formula="of:=1/(([.$A209]+1)*[.F$1]*[.$A$1])" office:value-type="float" office:value="4.69501201923077" calcext:value-type="float">
            <text:p>4.69501201923077</text:p>
          </table:table-cell>
          <table:table-cell/>
          <table:table-cell table:formula="of:=1/[.B209]" office:value-type="float" office:value="0.000208" calcext:value-type="float">
            <text:p>0.000208</text:p>
          </table:table-cell>
          <table:table-cell table:formula="of:=1/[.C209]" office:value-type="float" office:value="0.001664" calcext:value-type="float">
            <text:p>0.001664</text:p>
          </table:table-cell>
          <table:table-cell table:formula="of:=1/[.D209]" office:value-type="float" office:value="0.013312" calcext:value-type="float">
            <text:p>0.013312</text:p>
          </table:table-cell>
          <table:table-cell table:formula="of:=1/[.E209]" office:value-type="float" office:value="0.053248" calcext:value-type="float">
            <text:p>0.053248</text:p>
          </table:table-cell>
          <table:table-cell table:formula="of:=1/[.F209]" office:value-type="float" office:value="0.212992" calcext:value-type="float">
            <text:p>0.2129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/(([.$A210]+1)*[.B$1]*[.$A$1])" office:value-type="float" office:value="4784.68899521531" calcext:value-type="float">
            <text:p>4784.68899521531</text:p>
          </table:table-cell>
          <table:table-cell table:formula="of:=1/(([.$A210]+1)*[.C$1]*[.$A$1])" office:value-type="float" office:value="598.086124401914" calcext:value-type="float">
            <text:p>598.086124401914</text:p>
          </table:table-cell>
          <table:table-cell table:formula="of:=1/(([.$A210]+1)*[.D$1]*[.$A$1])" office:value-type="float" office:value="74.7607655502392" calcext:value-type="float">
            <text:p>74.7607655502392</text:p>
          </table:table-cell>
          <table:table-cell table:formula="of:=1/(([.$A210]+1)*[.E$1]*[.$A$1])" office:value-type="float" office:value="18.6901913875598" calcext:value-type="float">
            <text:p>18.6901913875598</text:p>
          </table:table-cell>
          <table:table-cell table:formula="of:=1/(([.$A210]+1)*[.F$1]*[.$A$1])" office:value-type="float" office:value="4.67254784688995" calcext:value-type="float">
            <text:p>4.67254784688995</text:p>
          </table:table-cell>
          <table:table-cell/>
          <table:table-cell table:formula="of:=1/[.B210]" office:value-type="float" office:value="0.000209" calcext:value-type="float">
            <text:p>0.000209</text:p>
          </table:table-cell>
          <table:table-cell table:formula="of:=1/[.C210]" office:value-type="float" office:value="0.001672" calcext:value-type="float">
            <text:p>0.001672</text:p>
          </table:table-cell>
          <table:table-cell table:formula="of:=1/[.D210]" office:value-type="float" office:value="0.013376" calcext:value-type="float">
            <text:p>0.013376</text:p>
          </table:table-cell>
          <table:table-cell table:formula="of:=1/[.E210]" office:value-type="float" office:value="0.053504" calcext:value-type="float">
            <text:p>0.053504</text:p>
          </table:table-cell>
          <table:table-cell table:formula="of:=1/[.F210]" office:value-type="float" office:value="0.214016" calcext:value-type="float">
            <text:p>0.214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/(([.$A211]+1)*[.B$1]*[.$A$1])" office:value-type="float" office:value="4761.90476190476" calcext:value-type="float">
            <text:p>4761.90476190476</text:p>
          </table:table-cell>
          <table:table-cell table:formula="of:=1/(([.$A211]+1)*[.C$1]*[.$A$1])" office:value-type="float" office:value="595.238095238095" calcext:value-type="float">
            <text:p>595.238095238095</text:p>
          </table:table-cell>
          <table:table-cell table:formula="of:=1/(([.$A211]+1)*[.D$1]*[.$A$1])" office:value-type="float" office:value="74.4047619047619" calcext:value-type="float">
            <text:p>74.4047619047619</text:p>
          </table:table-cell>
          <table:table-cell table:formula="of:=1/(([.$A211]+1)*[.E$1]*[.$A$1])" office:value-type="float" office:value="18.6011904761905" calcext:value-type="float">
            <text:p>18.6011904761905</text:p>
          </table:table-cell>
          <table:table-cell table:formula="of:=1/(([.$A211]+1)*[.F$1]*[.$A$1])" office:value-type="float" office:value="4.65029761904762" calcext:value-type="float">
            <text:p>4.65029761904762</text:p>
          </table:table-cell>
          <table:table-cell/>
          <table:table-cell table:formula="of:=1/[.B211]" office:value-type="float" office:value="0.00021" calcext:value-type="float">
            <text:p>0.00021</text:p>
          </table:table-cell>
          <table:table-cell table:formula="of:=1/[.C211]" office:value-type="float" office:value="0.00168" calcext:value-type="float">
            <text:p>0.00168</text:p>
          </table:table-cell>
          <table:table-cell table:formula="of:=1/[.D211]" office:value-type="float" office:value="0.01344" calcext:value-type="float">
            <text:p>0.01344</text:p>
          </table:table-cell>
          <table:table-cell table:formula="of:=1/[.E211]" office:value-type="float" office:value="0.05376" calcext:value-type="float">
            <text:p>0.05376</text:p>
          </table:table-cell>
          <table:table-cell table:formula="of:=1/[.F211]" office:value-type="float" office:value="0.21504" calcext:value-type="float">
            <text:p>0.215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/(([.$A212]+1)*[.B$1]*[.$A$1])" office:value-type="float" office:value="4739.336492891" calcext:value-type="float">
            <text:p>4739.336492891</text:p>
          </table:table-cell>
          <table:table-cell table:formula="of:=1/(([.$A212]+1)*[.C$1]*[.$A$1])" office:value-type="float" office:value="592.417061611375" calcext:value-type="float">
            <text:p>592.417061611375</text:p>
          </table:table-cell>
          <table:table-cell table:formula="of:=1/(([.$A212]+1)*[.D$1]*[.$A$1])" office:value-type="float" office:value="74.0521327014218" calcext:value-type="float">
            <text:p>74.0521327014218</text:p>
          </table:table-cell>
          <table:table-cell table:formula="of:=1/(([.$A212]+1)*[.E$1]*[.$A$1])" office:value-type="float" office:value="18.5130331753555" calcext:value-type="float">
            <text:p>18.5130331753555</text:p>
          </table:table-cell>
          <table:table-cell table:formula="of:=1/(([.$A212]+1)*[.F$1]*[.$A$1])" office:value-type="float" office:value="4.62825829383886" calcext:value-type="float">
            <text:p>4.62825829383886</text:p>
          </table:table-cell>
          <table:table-cell/>
          <table:table-cell table:formula="of:=1/[.B212]" office:value-type="float" office:value="0.000211" calcext:value-type="float">
            <text:p>0.000211</text:p>
          </table:table-cell>
          <table:table-cell table:formula="of:=1/[.C212]" office:value-type="float" office:value="0.001688" calcext:value-type="float">
            <text:p>0.001688</text:p>
          </table:table-cell>
          <table:table-cell table:formula="of:=1/[.D212]" office:value-type="float" office:value="0.013504" calcext:value-type="float">
            <text:p>0.013504</text:p>
          </table:table-cell>
          <table:table-cell table:formula="of:=1/[.E212]" office:value-type="float" office:value="0.054016" calcext:value-type="float">
            <text:p>0.054016</text:p>
          </table:table-cell>
          <table:table-cell table:formula="of:=1/[.F212]" office:value-type="float" office:value="0.216064" calcext:value-type="float">
            <text:p>0.2160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/(([.$A213]+1)*[.B$1]*[.$A$1])" office:value-type="float" office:value="4716.98113207547" calcext:value-type="float">
            <text:p>4716.98113207547</text:p>
          </table:table-cell>
          <table:table-cell table:formula="of:=1/(([.$A213]+1)*[.C$1]*[.$A$1])" office:value-type="float" office:value="589.622641509434" calcext:value-type="float">
            <text:p>589.622641509434</text:p>
          </table:table-cell>
          <table:table-cell table:formula="of:=1/(([.$A213]+1)*[.D$1]*[.$A$1])" office:value-type="float" office:value="73.7028301886793" calcext:value-type="float">
            <text:p>73.7028301886793</text:p>
          </table:table-cell>
          <table:table-cell table:formula="of:=1/(([.$A213]+1)*[.E$1]*[.$A$1])" office:value-type="float" office:value="18.4257075471698" calcext:value-type="float">
            <text:p>18.4257075471698</text:p>
          </table:table-cell>
          <table:table-cell table:formula="of:=1/(([.$A213]+1)*[.F$1]*[.$A$1])" office:value-type="float" office:value="4.60642688679245" calcext:value-type="float">
            <text:p>4.60642688679245</text:p>
          </table:table-cell>
          <table:table-cell/>
          <table:table-cell table:formula="of:=1/[.B213]" office:value-type="float" office:value="0.000212" calcext:value-type="float">
            <text:p>0.000212</text:p>
          </table:table-cell>
          <table:table-cell table:formula="of:=1/[.C213]" office:value-type="float" office:value="0.001696" calcext:value-type="float">
            <text:p>0.001696</text:p>
          </table:table-cell>
          <table:table-cell table:formula="of:=1/[.D213]" office:value-type="float" office:value="0.013568" calcext:value-type="float">
            <text:p>0.013568</text:p>
          </table:table-cell>
          <table:table-cell table:formula="of:=1/[.E213]" office:value-type="float" office:value="0.054272" calcext:value-type="float">
            <text:p>0.054272</text:p>
          </table:table-cell>
          <table:table-cell table:formula="of:=1/[.F213]" office:value-type="float" office:value="0.217088" calcext:value-type="float">
            <text:p>0.2170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/(([.$A214]+1)*[.B$1]*[.$A$1])" office:value-type="float" office:value="4694.83568075117" calcext:value-type="float">
            <text:p>4694.83568075117</text:p>
          </table:table-cell>
          <table:table-cell table:formula="of:=1/(([.$A214]+1)*[.C$1]*[.$A$1])" office:value-type="float" office:value="586.854460093897" calcext:value-type="float">
            <text:p>586.854460093897</text:p>
          </table:table-cell>
          <table:table-cell table:formula="of:=1/(([.$A214]+1)*[.D$1]*[.$A$1])" office:value-type="float" office:value="73.3568075117371" calcext:value-type="float">
            <text:p>73.3568075117371</text:p>
          </table:table-cell>
          <table:table-cell table:formula="of:=1/(([.$A214]+1)*[.E$1]*[.$A$1])" office:value-type="float" office:value="18.3392018779343" calcext:value-type="float">
            <text:p>18.3392018779343</text:p>
          </table:table-cell>
          <table:table-cell table:formula="of:=1/(([.$A214]+1)*[.F$1]*[.$A$1])" office:value-type="float" office:value="4.58480046948357" calcext:value-type="float">
            <text:p>4.58480046948357</text:p>
          </table:table-cell>
          <table:table-cell/>
          <table:table-cell table:formula="of:=1/[.B214]" office:value-type="float" office:value="0.000213" calcext:value-type="float">
            <text:p>0.000213</text:p>
          </table:table-cell>
          <table:table-cell table:formula="of:=1/[.C214]" office:value-type="float" office:value="0.001704" calcext:value-type="float">
            <text:p>0.001704</text:p>
          </table:table-cell>
          <table:table-cell table:formula="of:=1/[.D214]" office:value-type="float" office:value="0.013632" calcext:value-type="float">
            <text:p>0.013632</text:p>
          </table:table-cell>
          <table:table-cell table:formula="of:=1/[.E214]" office:value-type="float" office:value="0.054528" calcext:value-type="float">
            <text:p>0.054528</text:p>
          </table:table-cell>
          <table:table-cell table:formula="of:=1/[.F214]" office:value-type="float" office:value="0.218112" calcext:value-type="float">
            <text:p>0.2181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/(([.$A215]+1)*[.B$1]*[.$A$1])" office:value-type="float" office:value="4672.89719626168" calcext:value-type="float">
            <text:p>4672.89719626168</text:p>
          </table:table-cell>
          <table:table-cell table:formula="of:=1/(([.$A215]+1)*[.C$1]*[.$A$1])" office:value-type="float" office:value="584.11214953271" calcext:value-type="float">
            <text:p>584.11214953271</text:p>
          </table:table-cell>
          <table:table-cell table:formula="of:=1/(([.$A215]+1)*[.D$1]*[.$A$1])" office:value-type="float" office:value="73.0140186915888" calcext:value-type="float">
            <text:p>73.0140186915888</text:p>
          </table:table-cell>
          <table:table-cell table:formula="of:=1/(([.$A215]+1)*[.E$1]*[.$A$1])" office:value-type="float" office:value="18.2535046728972" calcext:value-type="float">
            <text:p>18.2535046728972</text:p>
          </table:table-cell>
          <table:table-cell table:formula="of:=1/(([.$A215]+1)*[.F$1]*[.$A$1])" office:value-type="float" office:value="4.5633761682243" calcext:value-type="float">
            <text:p>4.5633761682243</text:p>
          </table:table-cell>
          <table:table-cell/>
          <table:table-cell table:formula="of:=1/[.B215]" office:value-type="float" office:value="0.000214" calcext:value-type="float">
            <text:p>0.000214</text:p>
          </table:table-cell>
          <table:table-cell table:formula="of:=1/[.C215]" office:value-type="float" office:value="0.001712" calcext:value-type="float">
            <text:p>0.001712</text:p>
          </table:table-cell>
          <table:table-cell table:formula="of:=1/[.D215]" office:value-type="float" office:value="0.013696" calcext:value-type="float">
            <text:p>0.013696</text:p>
          </table:table-cell>
          <table:table-cell table:formula="of:=1/[.E215]" office:value-type="float" office:value="0.054784" calcext:value-type="float">
            <text:p>0.054784</text:p>
          </table:table-cell>
          <table:table-cell table:formula="of:=1/[.F215]" office:value-type="float" office:value="0.219136" calcext:value-type="float">
            <text:p>0.2191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/(([.$A216]+1)*[.B$1]*[.$A$1])" office:value-type="float" office:value="4651.16279069768" calcext:value-type="float">
            <text:p>4651.16279069768</text:p>
          </table:table-cell>
          <table:table-cell table:formula="of:=1/(([.$A216]+1)*[.C$1]*[.$A$1])" office:value-type="float" office:value="581.395348837209" calcext:value-type="float">
            <text:p>581.395348837209</text:p>
          </table:table-cell>
          <table:table-cell table:formula="of:=1/(([.$A216]+1)*[.D$1]*[.$A$1])" office:value-type="float" office:value="72.6744186046512" calcext:value-type="float">
            <text:p>72.6744186046512</text:p>
          </table:table-cell>
          <table:table-cell table:formula="of:=1/(([.$A216]+1)*[.E$1]*[.$A$1])" office:value-type="float" office:value="18.1686046511628" calcext:value-type="float">
            <text:p>18.1686046511628</text:p>
          </table:table-cell>
          <table:table-cell table:formula="of:=1/(([.$A216]+1)*[.F$1]*[.$A$1])" office:value-type="float" office:value="4.5421511627907" calcext:value-type="float">
            <text:p>4.5421511627907</text:p>
          </table:table-cell>
          <table:table-cell/>
          <table:table-cell table:formula="of:=1/[.B216]" office:value-type="float" office:value="0.000215" calcext:value-type="float">
            <text:p>0.000215</text:p>
          </table:table-cell>
          <table:table-cell table:formula="of:=1/[.C216]" office:value-type="float" office:value="0.00172" calcext:value-type="float">
            <text:p>0.00172</text:p>
          </table:table-cell>
          <table:table-cell table:formula="of:=1/[.D216]" office:value-type="float" office:value="0.01376" calcext:value-type="float">
            <text:p>0.01376</text:p>
          </table:table-cell>
          <table:table-cell table:formula="of:=1/[.E216]" office:value-type="float" office:value="0.05504" calcext:value-type="float">
            <text:p>0.05504</text:p>
          </table:table-cell>
          <table:table-cell table:formula="of:=1/[.F216]" office:value-type="float" office:value="0.22016" calcext:value-type="float">
            <text:p>0.220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/(([.$A217]+1)*[.B$1]*[.$A$1])" office:value-type="float" office:value="4629.62962962963" calcext:value-type="float">
            <text:p>4629.62962962963</text:p>
          </table:table-cell>
          <table:table-cell table:formula="of:=1/(([.$A217]+1)*[.C$1]*[.$A$1])" office:value-type="float" office:value="578.703703703704" calcext:value-type="float">
            <text:p>578.703703703704</text:p>
          </table:table-cell>
          <table:table-cell table:formula="of:=1/(([.$A217]+1)*[.D$1]*[.$A$1])" office:value-type="float" office:value="72.337962962963" calcext:value-type="float">
            <text:p>72.337962962963</text:p>
          </table:table-cell>
          <table:table-cell table:formula="of:=1/(([.$A217]+1)*[.E$1]*[.$A$1])" office:value-type="float" office:value="18.0844907407407" calcext:value-type="float">
            <text:p>18.0844907407407</text:p>
          </table:table-cell>
          <table:table-cell table:formula="of:=1/(([.$A217]+1)*[.F$1]*[.$A$1])" office:value-type="float" office:value="4.52112268518519" calcext:value-type="float">
            <text:p>4.52112268518519</text:p>
          </table:table-cell>
          <table:table-cell/>
          <table:table-cell table:formula="of:=1/[.B217]" office:value-type="float" office:value="0.000216" calcext:value-type="float">
            <text:p>0.000216</text:p>
          </table:table-cell>
          <table:table-cell table:formula="of:=1/[.C217]" office:value-type="float" office:value="0.001728" calcext:value-type="float">
            <text:p>0.001728</text:p>
          </table:table-cell>
          <table:table-cell table:formula="of:=1/[.D217]" office:value-type="float" office:value="0.013824" calcext:value-type="float">
            <text:p>0.013824</text:p>
          </table:table-cell>
          <table:table-cell table:formula="of:=1/[.E217]" office:value-type="float" office:value="0.055296" calcext:value-type="float">
            <text:p>0.055296</text:p>
          </table:table-cell>
          <table:table-cell table:formula="of:=1/[.F217]" office:value-type="float" office:value="0.221184" calcext:value-type="float">
            <text:p>0.2211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/(([.$A218]+1)*[.B$1]*[.$A$1])" office:value-type="float" office:value="4608.29493087558" calcext:value-type="float">
            <text:p>4608.29493087558</text:p>
          </table:table-cell>
          <table:table-cell table:formula="of:=1/(([.$A218]+1)*[.C$1]*[.$A$1])" office:value-type="float" office:value="576.036866359447" calcext:value-type="float">
            <text:p>576.036866359447</text:p>
          </table:table-cell>
          <table:table-cell table:formula="of:=1/(([.$A218]+1)*[.D$1]*[.$A$1])" office:value-type="float" office:value="72.0046082949309" calcext:value-type="float">
            <text:p>72.0046082949309</text:p>
          </table:table-cell>
          <table:table-cell table:formula="of:=1/(([.$A218]+1)*[.E$1]*[.$A$1])" office:value-type="float" office:value="18.0011520737327" calcext:value-type="float">
            <text:p>18.0011520737327</text:p>
          </table:table-cell>
          <table:table-cell table:formula="of:=1/(([.$A218]+1)*[.F$1]*[.$A$1])" office:value-type="float" office:value="4.50028801843318" calcext:value-type="float">
            <text:p>4.50028801843318</text:p>
          </table:table-cell>
          <table:table-cell/>
          <table:table-cell table:formula="of:=1/[.B218]" office:value-type="float" office:value="0.000217" calcext:value-type="float">
            <text:p>0.000217</text:p>
          </table:table-cell>
          <table:table-cell table:formula="of:=1/[.C218]" office:value-type="float" office:value="0.001736" calcext:value-type="float">
            <text:p>0.001736</text:p>
          </table:table-cell>
          <table:table-cell table:formula="of:=1/[.D218]" office:value-type="float" office:value="0.013888" calcext:value-type="float">
            <text:p>0.013888</text:p>
          </table:table-cell>
          <table:table-cell table:formula="of:=1/[.E218]" office:value-type="float" office:value="0.055552" calcext:value-type="float">
            <text:p>0.055552</text:p>
          </table:table-cell>
          <table:table-cell table:formula="of:=1/[.F218]" office:value-type="float" office:value="0.222208" calcext:value-type="float">
            <text:p>0.2222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/(([.$A219]+1)*[.B$1]*[.$A$1])" office:value-type="float" office:value="4587.15596330275" calcext:value-type="float">
            <text:p>4587.15596330275</text:p>
          </table:table-cell>
          <table:table-cell table:formula="of:=1/(([.$A219]+1)*[.C$1]*[.$A$1])" office:value-type="float" office:value="573.394495412844" calcext:value-type="float">
            <text:p>573.394495412844</text:p>
          </table:table-cell>
          <table:table-cell table:formula="of:=1/(([.$A219]+1)*[.D$1]*[.$A$1])" office:value-type="float" office:value="71.6743119266055" calcext:value-type="float">
            <text:p>71.6743119266055</text:p>
          </table:table-cell>
          <table:table-cell table:formula="of:=1/(([.$A219]+1)*[.E$1]*[.$A$1])" office:value-type="float" office:value="17.9185779816514" calcext:value-type="float">
            <text:p>17.9185779816514</text:p>
          </table:table-cell>
          <table:table-cell table:formula="of:=1/(([.$A219]+1)*[.F$1]*[.$A$1])" office:value-type="float" office:value="4.47964449541284" calcext:value-type="float">
            <text:p>4.47964449541284</text:p>
          </table:table-cell>
          <table:table-cell/>
          <table:table-cell table:formula="of:=1/[.B219]" office:value-type="float" office:value="0.000218" calcext:value-type="float">
            <text:p>0.000218</text:p>
          </table:table-cell>
          <table:table-cell table:formula="of:=1/[.C219]" office:value-type="float" office:value="0.001744" calcext:value-type="float">
            <text:p>0.001744</text:p>
          </table:table-cell>
          <table:table-cell table:formula="of:=1/[.D219]" office:value-type="float" office:value="0.013952" calcext:value-type="float">
            <text:p>0.013952</text:p>
          </table:table-cell>
          <table:table-cell table:formula="of:=1/[.E219]" office:value-type="float" office:value="0.055808" calcext:value-type="float">
            <text:p>0.055808</text:p>
          </table:table-cell>
          <table:table-cell table:formula="of:=1/[.F219]" office:value-type="float" office:value="0.223232" calcext:value-type="float">
            <text:p>0.2232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/(([.$A220]+1)*[.B$1]*[.$A$1])" office:value-type="float" office:value="4566.2100456621" calcext:value-type="float">
            <text:p>4566.2100456621</text:p>
          </table:table-cell>
          <table:table-cell table:formula="of:=1/(([.$A220]+1)*[.C$1]*[.$A$1])" office:value-type="float" office:value="570.776255707763" calcext:value-type="float">
            <text:p>570.776255707763</text:p>
          </table:table-cell>
          <table:table-cell table:formula="of:=1/(([.$A220]+1)*[.D$1]*[.$A$1])" office:value-type="float" office:value="71.3470319634703" calcext:value-type="float">
            <text:p>71.3470319634703</text:p>
          </table:table-cell>
          <table:table-cell table:formula="of:=1/(([.$A220]+1)*[.E$1]*[.$A$1])" office:value-type="float" office:value="17.8367579908676" calcext:value-type="float">
            <text:p>17.8367579908676</text:p>
          </table:table-cell>
          <table:table-cell table:formula="of:=1/(([.$A220]+1)*[.F$1]*[.$A$1])" office:value-type="float" office:value="4.4591894977169" calcext:value-type="float">
            <text:p>4.4591894977169</text:p>
          </table:table-cell>
          <table:table-cell/>
          <table:table-cell table:formula="of:=1/[.B220]" office:value-type="float" office:value="0.000219" calcext:value-type="float">
            <text:p>0.000219</text:p>
          </table:table-cell>
          <table:table-cell table:formula="of:=1/[.C220]" office:value-type="float" office:value="0.001752" calcext:value-type="float">
            <text:p>0.001752</text:p>
          </table:table-cell>
          <table:table-cell table:formula="of:=1/[.D220]" office:value-type="float" office:value="0.014016" calcext:value-type="float">
            <text:p>0.014016</text:p>
          </table:table-cell>
          <table:table-cell table:formula="of:=1/[.E220]" office:value-type="float" office:value="0.056064" calcext:value-type="float">
            <text:p>0.056064</text:p>
          </table:table-cell>
          <table:table-cell table:formula="of:=1/[.F220]" office:value-type="float" office:value="0.224256" calcext:value-type="float">
            <text:p>0.2242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/(([.$A221]+1)*[.B$1]*[.$A$1])" office:value-type="float" office:value="4545.45454545455" calcext:value-type="float">
            <text:p>4545.45454545455</text:p>
          </table:table-cell>
          <table:table-cell table:formula="of:=1/(([.$A221]+1)*[.C$1]*[.$A$1])" office:value-type="float" office:value="568.181818181818" calcext:value-type="float">
            <text:p>568.181818181818</text:p>
          </table:table-cell>
          <table:table-cell table:formula="of:=1/(([.$A221]+1)*[.D$1]*[.$A$1])" office:value-type="float" office:value="71.0227272727273" calcext:value-type="float">
            <text:p>71.0227272727273</text:p>
          </table:table-cell>
          <table:table-cell table:formula="of:=1/(([.$A221]+1)*[.E$1]*[.$A$1])" office:value-type="float" office:value="17.7556818181818" calcext:value-type="float">
            <text:p>17.7556818181818</text:p>
          </table:table-cell>
          <table:table-cell table:formula="of:=1/(([.$A221]+1)*[.F$1]*[.$A$1])" office:value-type="float" office:value="4.43892045454546" calcext:value-type="float">
            <text:p>4.43892045454546</text:p>
          </table:table-cell>
          <table:table-cell/>
          <table:table-cell table:formula="of:=1/[.B221]" office:value-type="float" office:value="0.00022" calcext:value-type="float">
            <text:p>0.00022</text:p>
          </table:table-cell>
          <table:table-cell table:formula="of:=1/[.C221]" office:value-type="float" office:value="0.00176" calcext:value-type="float">
            <text:p>0.00176</text:p>
          </table:table-cell>
          <table:table-cell table:formula="of:=1/[.D221]" office:value-type="float" office:value="0.01408" calcext:value-type="float">
            <text:p>0.01408</text:p>
          </table:table-cell>
          <table:table-cell table:formula="of:=1/[.E221]" office:value-type="float" office:value="0.05632" calcext:value-type="float">
            <text:p>0.05632</text:p>
          </table:table-cell>
          <table:table-cell table:formula="of:=1/[.F221]" office:value-type="float" office:value="0.22528" calcext:value-type="float">
            <text:p>0.225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/(([.$A222]+1)*[.B$1]*[.$A$1])" office:value-type="float" office:value="4524.88687782806" calcext:value-type="float">
            <text:p>4524.88687782806</text:p>
          </table:table-cell>
          <table:table-cell table:formula="of:=1/(([.$A222]+1)*[.C$1]*[.$A$1])" office:value-type="float" office:value="565.610859728507" calcext:value-type="float">
            <text:p>565.610859728507</text:p>
          </table:table-cell>
          <table:table-cell table:formula="of:=1/(([.$A222]+1)*[.D$1]*[.$A$1])" office:value-type="float" office:value="70.7013574660634" calcext:value-type="float">
            <text:p>70.7013574660634</text:p>
          </table:table-cell>
          <table:table-cell table:formula="of:=1/(([.$A222]+1)*[.E$1]*[.$A$1])" office:value-type="float" office:value="17.6753393665158" calcext:value-type="float">
            <text:p>17.6753393665158</text:p>
          </table:table-cell>
          <table:table-cell table:formula="of:=1/(([.$A222]+1)*[.F$1]*[.$A$1])" office:value-type="float" office:value="4.41883484162896" calcext:value-type="float">
            <text:p>4.41883484162896</text:p>
          </table:table-cell>
          <table:table-cell/>
          <table:table-cell table:formula="of:=1/[.B222]" office:value-type="float" office:value="0.000221" calcext:value-type="float">
            <text:p>0.000221</text:p>
          </table:table-cell>
          <table:table-cell table:formula="of:=1/[.C222]" office:value-type="float" office:value="0.001768" calcext:value-type="float">
            <text:p>0.001768</text:p>
          </table:table-cell>
          <table:table-cell table:formula="of:=1/[.D222]" office:value-type="float" office:value="0.014144" calcext:value-type="float">
            <text:p>0.014144</text:p>
          </table:table-cell>
          <table:table-cell table:formula="of:=1/[.E222]" office:value-type="float" office:value="0.056576" calcext:value-type="float">
            <text:p>0.056576</text:p>
          </table:table-cell>
          <table:table-cell table:formula="of:=1/[.F222]" office:value-type="float" office:value="0.226304" calcext:value-type="float">
            <text:p>0.2263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/(([.$A223]+1)*[.B$1]*[.$A$1])" office:value-type="float" office:value="4504.50450450451" calcext:value-type="float">
            <text:p>4504.50450450451</text:p>
          </table:table-cell>
          <table:table-cell table:formula="of:=1/(([.$A223]+1)*[.C$1]*[.$A$1])" office:value-type="float" office:value="563.063063063063" calcext:value-type="float">
            <text:p>563.063063063063</text:p>
          </table:table-cell>
          <table:table-cell table:formula="of:=1/(([.$A223]+1)*[.D$1]*[.$A$1])" office:value-type="float" office:value="70.3828828828829" calcext:value-type="float">
            <text:p>70.3828828828829</text:p>
          </table:table-cell>
          <table:table-cell table:formula="of:=1/(([.$A223]+1)*[.E$1]*[.$A$1])" office:value-type="float" office:value="17.5957207207207" calcext:value-type="float">
            <text:p>17.5957207207207</text:p>
          </table:table-cell>
          <table:table-cell table:formula="of:=1/(([.$A223]+1)*[.F$1]*[.$A$1])" office:value-type="float" office:value="4.39893018018018" calcext:value-type="float">
            <text:p>4.39893018018018</text:p>
          </table:table-cell>
          <table:table-cell/>
          <table:table-cell table:formula="of:=1/[.B223]" office:value-type="float" office:value="0.000222" calcext:value-type="float">
            <text:p>0.000222</text:p>
          </table:table-cell>
          <table:table-cell table:formula="of:=1/[.C223]" office:value-type="float" office:value="0.001776" calcext:value-type="float">
            <text:p>0.001776</text:p>
          </table:table-cell>
          <table:table-cell table:formula="of:=1/[.D223]" office:value-type="float" office:value="0.014208" calcext:value-type="float">
            <text:p>0.014208</text:p>
          </table:table-cell>
          <table:table-cell table:formula="of:=1/[.E223]" office:value-type="float" office:value="0.056832" calcext:value-type="float">
            <text:p>0.056832</text:p>
          </table:table-cell>
          <table:table-cell table:formula="of:=1/[.F223]" office:value-type="float" office:value="0.227328" calcext:value-type="float">
            <text:p>0.2273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/(([.$A224]+1)*[.B$1]*[.$A$1])" office:value-type="float" office:value="4484.30493273543" calcext:value-type="float">
            <text:p>4484.30493273543</text:p>
          </table:table-cell>
          <table:table-cell table:formula="of:=1/(([.$A224]+1)*[.C$1]*[.$A$1])" office:value-type="float" office:value="560.538116591928" calcext:value-type="float">
            <text:p>560.538116591928</text:p>
          </table:table-cell>
          <table:table-cell table:formula="of:=1/(([.$A224]+1)*[.D$1]*[.$A$1])" office:value-type="float" office:value="70.067264573991" calcext:value-type="float">
            <text:p>70.067264573991</text:p>
          </table:table-cell>
          <table:table-cell table:formula="of:=1/(([.$A224]+1)*[.E$1]*[.$A$1])" office:value-type="float" office:value="17.5168161434978" calcext:value-type="float">
            <text:p>17.5168161434978</text:p>
          </table:table-cell>
          <table:table-cell table:formula="of:=1/(([.$A224]+1)*[.F$1]*[.$A$1])" office:value-type="float" office:value="4.37920403587444" calcext:value-type="float">
            <text:p>4.37920403587444</text:p>
          </table:table-cell>
          <table:table-cell/>
          <table:table-cell table:formula="of:=1/[.B224]" office:value-type="float" office:value="0.000223" calcext:value-type="float">
            <text:p>0.000223</text:p>
          </table:table-cell>
          <table:table-cell table:formula="of:=1/[.C224]" office:value-type="float" office:value="0.001784" calcext:value-type="float">
            <text:p>0.001784</text:p>
          </table:table-cell>
          <table:table-cell table:formula="of:=1/[.D224]" office:value-type="float" office:value="0.014272" calcext:value-type="float">
            <text:p>0.014272</text:p>
          </table:table-cell>
          <table:table-cell table:formula="of:=1/[.E224]" office:value-type="float" office:value="0.057088" calcext:value-type="float">
            <text:p>0.057088</text:p>
          </table:table-cell>
          <table:table-cell table:formula="of:=1/[.F224]" office:value-type="float" office:value="0.228352" calcext:value-type="float">
            <text:p>0.2283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(([.$A225]+1)*[.B$1]*[.$A$1])" office:value-type="float" office:value="4464.28571428571" calcext:value-type="float">
            <text:p>4464.28571428571</text:p>
          </table:table-cell>
          <table:table-cell table:formula="of:=1/(([.$A225]+1)*[.C$1]*[.$A$1])" office:value-type="float" office:value="558.035714285714" calcext:value-type="float">
            <text:p>558.035714285714</text:p>
          </table:table-cell>
          <table:table-cell table:formula="of:=1/(([.$A225]+1)*[.D$1]*[.$A$1])" office:value-type="float" office:value="69.7544642857143" calcext:value-type="float">
            <text:p>69.7544642857143</text:p>
          </table:table-cell>
          <table:table-cell table:formula="of:=1/(([.$A225]+1)*[.E$1]*[.$A$1])" office:value-type="float" office:value="17.4386160714286" calcext:value-type="float">
            <text:p>17.4386160714286</text:p>
          </table:table-cell>
          <table:table-cell table:formula="of:=1/(([.$A225]+1)*[.F$1]*[.$A$1])" office:value-type="float" office:value="4.35965401785714" calcext:value-type="float">
            <text:p>4.35965401785714</text:p>
          </table:table-cell>
          <table:table-cell/>
          <table:table-cell table:formula="of:=1/[.B225]" office:value-type="float" office:value="0.000224" calcext:value-type="float">
            <text:p>0.000224</text:p>
          </table:table-cell>
          <table:table-cell table:formula="of:=1/[.C225]" office:value-type="float" office:value="0.001792" calcext:value-type="float">
            <text:p>0.001792</text:p>
          </table:table-cell>
          <table:table-cell table:formula="of:=1/[.D225]" office:value-type="float" office:value="0.014336" calcext:value-type="float">
            <text:p>0.014336</text:p>
          </table:table-cell>
          <table:table-cell table:formula="of:=1/[.E225]" office:value-type="float" office:value="0.057344" calcext:value-type="float">
            <text:p>0.057344</text:p>
          </table:table-cell>
          <table:table-cell table:formula="of:=1/[.F225]" office:value-type="float" office:value="0.229376" calcext:value-type="float">
            <text:p>0.2293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/(([.$A226]+1)*[.B$1]*[.$A$1])" office:value-type="float" office:value="4444.44444444444" calcext:value-type="float">
            <text:p>4444.44444444444</text:p>
          </table:table-cell>
          <table:table-cell table:formula="of:=1/(([.$A226]+1)*[.C$1]*[.$A$1])" office:value-type="float" office:value="555.555555555556" calcext:value-type="float">
            <text:p>555.555555555556</text:p>
          </table:table-cell>
          <table:table-cell table:formula="of:=1/(([.$A226]+1)*[.D$1]*[.$A$1])" office:value-type="float" office:value="69.4444444444444" calcext:value-type="float">
            <text:p>69.4444444444444</text:p>
          </table:table-cell>
          <table:table-cell table:formula="of:=1/(([.$A226]+1)*[.E$1]*[.$A$1])" office:value-type="float" office:value="17.3611111111111" calcext:value-type="float">
            <text:p>17.3611111111111</text:p>
          </table:table-cell>
          <table:table-cell table:formula="of:=1/(([.$A226]+1)*[.F$1]*[.$A$1])" office:value-type="float" office:value="4.34027777777778" calcext:value-type="float">
            <text:p>4.34027777777778</text:p>
          </table:table-cell>
          <table:table-cell/>
          <table:table-cell table:formula="of:=1/[.B226]" office:value-type="float" office:value="0.000225" calcext:value-type="float">
            <text:p>0.000225</text:p>
          </table:table-cell>
          <table:table-cell table:formula="of:=1/[.C226]" office:value-type="float" office:value="0.0018" calcext:value-type="float">
            <text:p>0.0018</text:p>
          </table:table-cell>
          <table:table-cell table:formula="of:=1/[.D226]" office:value-type="float" office:value="0.0144" calcext:value-type="float">
            <text:p>0.0144</text:p>
          </table:table-cell>
          <table:table-cell table:formula="of:=1/[.E226]" office:value-type="float" office:value="0.0576" calcext:value-type="float">
            <text:p>0.0576</text:p>
          </table:table-cell>
          <table:table-cell table:formula="of:=1/[.F226]" office:value-type="float" office:value="0.2304" calcext:value-type="float">
            <text:p>0.23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/(([.$A227]+1)*[.B$1]*[.$A$1])" office:value-type="float" office:value="4424.77876106195" calcext:value-type="float">
            <text:p>4424.77876106195</text:p>
          </table:table-cell>
          <table:table-cell table:formula="of:=1/(([.$A227]+1)*[.C$1]*[.$A$1])" office:value-type="float" office:value="553.097345132743" calcext:value-type="float">
            <text:p>553.097345132743</text:p>
          </table:table-cell>
          <table:table-cell table:formula="of:=1/(([.$A227]+1)*[.D$1]*[.$A$1])" office:value-type="float" office:value="69.1371681415929" calcext:value-type="float">
            <text:p>69.1371681415929</text:p>
          </table:table-cell>
          <table:table-cell table:formula="of:=1/(([.$A227]+1)*[.E$1]*[.$A$1])" office:value-type="float" office:value="17.2842920353982" calcext:value-type="float">
            <text:p>17.2842920353982</text:p>
          </table:table-cell>
          <table:table-cell table:formula="of:=1/(([.$A227]+1)*[.F$1]*[.$A$1])" office:value-type="float" office:value="4.32107300884956" calcext:value-type="float">
            <text:p>4.32107300884956</text:p>
          </table:table-cell>
          <table:table-cell/>
          <table:table-cell table:formula="of:=1/[.B227]" office:value-type="float" office:value="0.000226" calcext:value-type="float">
            <text:p>0.000226</text:p>
          </table:table-cell>
          <table:table-cell table:formula="of:=1/[.C227]" office:value-type="float" office:value="0.001808" calcext:value-type="float">
            <text:p>0.001808</text:p>
          </table:table-cell>
          <table:table-cell table:formula="of:=1/[.D227]" office:value-type="float" office:value="0.014464" calcext:value-type="float">
            <text:p>0.014464</text:p>
          </table:table-cell>
          <table:table-cell table:formula="of:=1/[.E227]" office:value-type="float" office:value="0.057856" calcext:value-type="float">
            <text:p>0.057856</text:p>
          </table:table-cell>
          <table:table-cell table:formula="of:=1/[.F227]" office:value-type="float" office:value="0.231424" calcext:value-type="float">
            <text:p>0.2314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/(([.$A228]+1)*[.B$1]*[.$A$1])" office:value-type="float" office:value="4405.28634361234" calcext:value-type="float">
            <text:p>4405.28634361234</text:p>
          </table:table-cell>
          <table:table-cell table:formula="of:=1/(([.$A228]+1)*[.C$1]*[.$A$1])" office:value-type="float" office:value="550.660792951542" calcext:value-type="float">
            <text:p>550.660792951542</text:p>
          </table:table-cell>
          <table:table-cell table:formula="of:=1/(([.$A228]+1)*[.D$1]*[.$A$1])" office:value-type="float" office:value="68.8325991189427" calcext:value-type="float">
            <text:p>68.8325991189427</text:p>
          </table:table-cell>
          <table:table-cell table:formula="of:=1/(([.$A228]+1)*[.E$1]*[.$A$1])" office:value-type="float" office:value="17.2081497797357" calcext:value-type="float">
            <text:p>17.2081497797357</text:p>
          </table:table-cell>
          <table:table-cell table:formula="of:=1/(([.$A228]+1)*[.F$1]*[.$A$1])" office:value-type="float" office:value="4.30203744493392" calcext:value-type="float">
            <text:p>4.30203744493392</text:p>
          </table:table-cell>
          <table:table-cell/>
          <table:table-cell table:formula="of:=1/[.B228]" office:value-type="float" office:value="0.000227" calcext:value-type="float">
            <text:p>0.000227</text:p>
          </table:table-cell>
          <table:table-cell table:formula="of:=1/[.C228]" office:value-type="float" office:value="0.001816" calcext:value-type="float">
            <text:p>0.001816</text:p>
          </table:table-cell>
          <table:table-cell table:formula="of:=1/[.D228]" office:value-type="float" office:value="0.014528" calcext:value-type="float">
            <text:p>0.014528</text:p>
          </table:table-cell>
          <table:table-cell table:formula="of:=1/[.E228]" office:value-type="float" office:value="0.058112" calcext:value-type="float">
            <text:p>0.058112</text:p>
          </table:table-cell>
          <table:table-cell table:formula="of:=1/[.F228]" office:value-type="float" office:value="0.232448" calcext:value-type="float">
            <text:p>0.2324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/(([.$A229]+1)*[.B$1]*[.$A$1])" office:value-type="float" office:value="4385.9649122807" calcext:value-type="float">
            <text:p>4385.9649122807</text:p>
          </table:table-cell>
          <table:table-cell table:formula="of:=1/(([.$A229]+1)*[.C$1]*[.$A$1])" office:value-type="float" office:value="548.245614035088" calcext:value-type="float">
            <text:p>548.245614035088</text:p>
          </table:table-cell>
          <table:table-cell table:formula="of:=1/(([.$A229]+1)*[.D$1]*[.$A$1])" office:value-type="float" office:value="68.530701754386" calcext:value-type="float">
            <text:p>68.530701754386</text:p>
          </table:table-cell>
          <table:table-cell table:formula="of:=1/(([.$A229]+1)*[.E$1]*[.$A$1])" office:value-type="float" office:value="17.1326754385965" calcext:value-type="float">
            <text:p>17.1326754385965</text:p>
          </table:table-cell>
          <table:table-cell table:formula="of:=1/(([.$A229]+1)*[.F$1]*[.$A$1])" office:value-type="float" office:value="4.28316885964912" calcext:value-type="float">
            <text:p>4.28316885964912</text:p>
          </table:table-cell>
          <table:table-cell/>
          <table:table-cell table:formula="of:=1/[.B229]" office:value-type="float" office:value="0.000228" calcext:value-type="float">
            <text:p>0.000228</text:p>
          </table:table-cell>
          <table:table-cell table:formula="of:=1/[.C229]" office:value-type="float" office:value="0.001824" calcext:value-type="float">
            <text:p>0.001824</text:p>
          </table:table-cell>
          <table:table-cell table:formula="of:=1/[.D229]" office:value-type="float" office:value="0.014592" calcext:value-type="float">
            <text:p>0.014592</text:p>
          </table:table-cell>
          <table:table-cell table:formula="of:=1/[.E229]" office:value-type="float" office:value="0.058368" calcext:value-type="float">
            <text:p>0.058368</text:p>
          </table:table-cell>
          <table:table-cell table:formula="of:=1/[.F229]" office:value-type="float" office:value="0.233472" calcext:value-type="float">
            <text:p>0.2334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/(([.$A230]+1)*[.B$1]*[.$A$1])" office:value-type="float" office:value="4366.81222707424" calcext:value-type="float">
            <text:p>4366.81222707424</text:p>
          </table:table-cell>
          <table:table-cell table:formula="of:=1/(([.$A230]+1)*[.C$1]*[.$A$1])" office:value-type="float" office:value="545.85152838428" calcext:value-type="float">
            <text:p>545.85152838428</text:p>
          </table:table-cell>
          <table:table-cell table:formula="of:=1/(([.$A230]+1)*[.D$1]*[.$A$1])" office:value-type="float" office:value="68.2314410480349" calcext:value-type="float">
            <text:p>68.2314410480349</text:p>
          </table:table-cell>
          <table:table-cell table:formula="of:=1/(([.$A230]+1)*[.E$1]*[.$A$1])" office:value-type="float" office:value="17.0578602620087" calcext:value-type="float">
            <text:p>17.0578602620087</text:p>
          </table:table-cell>
          <table:table-cell table:formula="of:=1/(([.$A230]+1)*[.F$1]*[.$A$1])" office:value-type="float" office:value="4.26446506550218" calcext:value-type="float">
            <text:p>4.26446506550218</text:p>
          </table:table-cell>
          <table:table-cell/>
          <table:table-cell table:formula="of:=1/[.B230]" office:value-type="float" office:value="0.000229" calcext:value-type="float">
            <text:p>0.000229</text:p>
          </table:table-cell>
          <table:table-cell table:formula="of:=1/[.C230]" office:value-type="float" office:value="0.001832" calcext:value-type="float">
            <text:p>0.001832</text:p>
          </table:table-cell>
          <table:table-cell table:formula="of:=1/[.D230]" office:value-type="float" office:value="0.014656" calcext:value-type="float">
            <text:p>0.014656</text:p>
          </table:table-cell>
          <table:table-cell table:formula="of:=1/[.E230]" office:value-type="float" office:value="0.058624" calcext:value-type="float">
            <text:p>0.058624</text:p>
          </table:table-cell>
          <table:table-cell table:formula="of:=1/[.F230]" office:value-type="float" office:value="0.234496" calcext:value-type="float">
            <text:p>0.2344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/(([.$A231]+1)*[.B$1]*[.$A$1])" office:value-type="float" office:value="4347.82608695652" calcext:value-type="float">
            <text:p>4347.82608695652</text:p>
          </table:table-cell>
          <table:table-cell table:formula="of:=1/(([.$A231]+1)*[.C$1]*[.$A$1])" office:value-type="float" office:value="543.478260869565" calcext:value-type="float">
            <text:p>543.478260869565</text:p>
          </table:table-cell>
          <table:table-cell table:formula="of:=1/(([.$A231]+1)*[.D$1]*[.$A$1])" office:value-type="float" office:value="67.9347826086957" calcext:value-type="float">
            <text:p>67.9347826086957</text:p>
          </table:table-cell>
          <table:table-cell table:formula="of:=1/(([.$A231]+1)*[.E$1]*[.$A$1])" office:value-type="float" office:value="16.9836956521739" calcext:value-type="float">
            <text:p>16.9836956521739</text:p>
          </table:table-cell>
          <table:table-cell table:formula="of:=1/(([.$A231]+1)*[.F$1]*[.$A$1])" office:value-type="float" office:value="4.24592391304348" calcext:value-type="float">
            <text:p>4.24592391304348</text:p>
          </table:table-cell>
          <table:table-cell/>
          <table:table-cell table:formula="of:=1/[.B231]" office:value-type="float" office:value="0.00023" calcext:value-type="float">
            <text:p>0.00023</text:p>
          </table:table-cell>
          <table:table-cell table:formula="of:=1/[.C231]" office:value-type="float" office:value="0.00184" calcext:value-type="float">
            <text:p>0.00184</text:p>
          </table:table-cell>
          <table:table-cell table:formula="of:=1/[.D231]" office:value-type="float" office:value="0.01472" calcext:value-type="float">
            <text:p>0.01472</text:p>
          </table:table-cell>
          <table:table-cell table:formula="of:=1/[.E231]" office:value-type="float" office:value="0.05888" calcext:value-type="float">
            <text:p>0.05888</text:p>
          </table:table-cell>
          <table:table-cell table:formula="of:=1/[.F231]" office:value-type="float" office:value="0.23552" calcext:value-type="float">
            <text:p>0.235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/(([.$A232]+1)*[.B$1]*[.$A$1])" office:value-type="float" office:value="4329.00432900433" calcext:value-type="float">
            <text:p>4329.00432900433</text:p>
          </table:table-cell>
          <table:table-cell table:formula="of:=1/(([.$A232]+1)*[.C$1]*[.$A$1])" office:value-type="float" office:value="541.125541125541" calcext:value-type="float">
            <text:p>541.125541125541</text:p>
          </table:table-cell>
          <table:table-cell table:formula="of:=1/(([.$A232]+1)*[.D$1]*[.$A$1])" office:value-type="float" office:value="67.6406926406927" calcext:value-type="float">
            <text:p>67.6406926406927</text:p>
          </table:table-cell>
          <table:table-cell table:formula="of:=1/(([.$A232]+1)*[.E$1]*[.$A$1])" office:value-type="float" office:value="16.9101731601732" calcext:value-type="float">
            <text:p>16.9101731601732</text:p>
          </table:table-cell>
          <table:table-cell table:formula="of:=1/(([.$A232]+1)*[.F$1]*[.$A$1])" office:value-type="float" office:value="4.22754329004329" calcext:value-type="float">
            <text:p>4.22754329004329</text:p>
          </table:table-cell>
          <table:table-cell/>
          <table:table-cell table:formula="of:=1/[.B232]" office:value-type="float" office:value="0.000231" calcext:value-type="float">
            <text:p>0.000231</text:p>
          </table:table-cell>
          <table:table-cell table:formula="of:=1/[.C232]" office:value-type="float" office:value="0.001848" calcext:value-type="float">
            <text:p>0.001848</text:p>
          </table:table-cell>
          <table:table-cell table:formula="of:=1/[.D232]" office:value-type="float" office:value="0.014784" calcext:value-type="float">
            <text:p>0.014784</text:p>
          </table:table-cell>
          <table:table-cell table:formula="of:=1/[.E232]" office:value-type="float" office:value="0.059136" calcext:value-type="float">
            <text:p>0.059136</text:p>
          </table:table-cell>
          <table:table-cell table:formula="of:=1/[.F232]" office:value-type="float" office:value="0.236544" calcext:value-type="float">
            <text:p>0.2365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/(([.$A233]+1)*[.B$1]*[.$A$1])" office:value-type="float" office:value="4310.34482758621" calcext:value-type="float">
            <text:p>4310.34482758621</text:p>
          </table:table-cell>
          <table:table-cell table:formula="of:=1/(([.$A233]+1)*[.C$1]*[.$A$1])" office:value-type="float" office:value="538.793103448276" calcext:value-type="float">
            <text:p>538.793103448276</text:p>
          </table:table-cell>
          <table:table-cell table:formula="of:=1/(([.$A233]+1)*[.D$1]*[.$A$1])" office:value-type="float" office:value="67.3491379310345" calcext:value-type="float">
            <text:p>67.3491379310345</text:p>
          </table:table-cell>
          <table:table-cell table:formula="of:=1/(([.$A233]+1)*[.E$1]*[.$A$1])" office:value-type="float" office:value="16.8372844827586" calcext:value-type="float">
            <text:p>16.8372844827586</text:p>
          </table:table-cell>
          <table:table-cell table:formula="of:=1/(([.$A233]+1)*[.F$1]*[.$A$1])" office:value-type="float" office:value="4.20932112068966" calcext:value-type="float">
            <text:p>4.20932112068966</text:p>
          </table:table-cell>
          <table:table-cell/>
          <table:table-cell table:formula="of:=1/[.B233]" office:value-type="float" office:value="0.000232" calcext:value-type="float">
            <text:p>0.000232</text:p>
          </table:table-cell>
          <table:table-cell table:formula="of:=1/[.C233]" office:value-type="float" office:value="0.001856" calcext:value-type="float">
            <text:p>0.001856</text:p>
          </table:table-cell>
          <table:table-cell table:formula="of:=1/[.D233]" office:value-type="float" office:value="0.014848" calcext:value-type="float">
            <text:p>0.014848</text:p>
          </table:table-cell>
          <table:table-cell table:formula="of:=1/[.E233]" office:value-type="float" office:value="0.059392" calcext:value-type="float">
            <text:p>0.059392</text:p>
          </table:table-cell>
          <table:table-cell table:formula="of:=1/[.F233]" office:value-type="float" office:value="0.237568" calcext:value-type="float">
            <text:p>0.2375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1/(([.$A234]+1)*[.B$1]*[.$A$1])" office:value-type="float" office:value="4291.84549356223" calcext:value-type="float">
            <text:p>4291.84549356223</text:p>
          </table:table-cell>
          <table:table-cell table:formula="of:=1/(([.$A234]+1)*[.C$1]*[.$A$1])" office:value-type="float" office:value="536.480686695279" calcext:value-type="float">
            <text:p>536.480686695279</text:p>
          </table:table-cell>
          <table:table-cell table:formula="of:=1/(([.$A234]+1)*[.D$1]*[.$A$1])" office:value-type="float" office:value="67.0600858369099" calcext:value-type="float">
            <text:p>67.0600858369099</text:p>
          </table:table-cell>
          <table:table-cell table:formula="of:=1/(([.$A234]+1)*[.E$1]*[.$A$1])" office:value-type="float" office:value="16.7650214592275" calcext:value-type="float">
            <text:p>16.7650214592275</text:p>
          </table:table-cell>
          <table:table-cell table:formula="of:=1/(([.$A234]+1)*[.F$1]*[.$A$1])" office:value-type="float" office:value="4.19125536480687" calcext:value-type="float">
            <text:p>4.19125536480687</text:p>
          </table:table-cell>
          <table:table-cell/>
          <table:table-cell table:formula="of:=1/[.B234]" office:value-type="float" office:value="0.000233" calcext:value-type="float">
            <text:p>0.000233</text:p>
          </table:table-cell>
          <table:table-cell table:formula="of:=1/[.C234]" office:value-type="float" office:value="0.001864" calcext:value-type="float">
            <text:p>0.001864</text:p>
          </table:table-cell>
          <table:table-cell table:formula="of:=1/[.D234]" office:value-type="float" office:value="0.014912" calcext:value-type="float">
            <text:p>0.014912</text:p>
          </table:table-cell>
          <table:table-cell table:formula="of:=1/[.E234]" office:value-type="float" office:value="0.059648" calcext:value-type="float">
            <text:p>0.059648</text:p>
          </table:table-cell>
          <table:table-cell table:formula="of:=1/[.F234]" office:value-type="float" office:value="0.238592" calcext:value-type="float">
            <text:p>0.23859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/(([.$A235]+1)*[.B$1]*[.$A$1])" office:value-type="float" office:value="4273.50427350427" calcext:value-type="float">
            <text:p>4273.50427350427</text:p>
          </table:table-cell>
          <table:table-cell table:formula="of:=1/(([.$A235]+1)*[.C$1]*[.$A$1])" office:value-type="float" office:value="534.188034188034" calcext:value-type="float">
            <text:p>534.188034188034</text:p>
          </table:table-cell>
          <table:table-cell table:formula="of:=1/(([.$A235]+1)*[.D$1]*[.$A$1])" office:value-type="float" office:value="66.7735042735043" calcext:value-type="float">
            <text:p>66.7735042735043</text:p>
          </table:table-cell>
          <table:table-cell table:formula="of:=1/(([.$A235]+1)*[.E$1]*[.$A$1])" office:value-type="float" office:value="16.6933760683761" calcext:value-type="float">
            <text:p>16.6933760683761</text:p>
          </table:table-cell>
          <table:table-cell table:formula="of:=1/(([.$A235]+1)*[.F$1]*[.$A$1])" office:value-type="float" office:value="4.17334401709402" calcext:value-type="float">
            <text:p>4.17334401709402</text:p>
          </table:table-cell>
          <table:table-cell/>
          <table:table-cell table:formula="of:=1/[.B235]" office:value-type="float" office:value="0.000234" calcext:value-type="float">
            <text:p>0.000234</text:p>
          </table:table-cell>
          <table:table-cell table:formula="of:=1/[.C235]" office:value-type="float" office:value="0.001872" calcext:value-type="float">
            <text:p>0.001872</text:p>
          </table:table-cell>
          <table:table-cell table:formula="of:=1/[.D235]" office:value-type="float" office:value="0.014976" calcext:value-type="float">
            <text:p>0.014976</text:p>
          </table:table-cell>
          <table:table-cell table:formula="of:=1/[.E235]" office:value-type="float" office:value="0.059904" calcext:value-type="float">
            <text:p>0.059904</text:p>
          </table:table-cell>
          <table:table-cell table:formula="of:=1/[.F235]" office:value-type="float" office:value="0.239616" calcext:value-type="float">
            <text:p>0.2396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(([.$A236]+1)*[.B$1]*[.$A$1])" office:value-type="float" office:value="4255.31914893617" calcext:value-type="float">
            <text:p>4255.31914893617</text:p>
          </table:table-cell>
          <table:table-cell table:formula="of:=1/(([.$A236]+1)*[.C$1]*[.$A$1])" office:value-type="float" office:value="531.914893617021" calcext:value-type="float">
            <text:p>531.914893617021</text:p>
          </table:table-cell>
          <table:table-cell table:formula="of:=1/(([.$A236]+1)*[.D$1]*[.$A$1])" office:value-type="float" office:value="66.4893617021277" calcext:value-type="float">
            <text:p>66.4893617021277</text:p>
          </table:table-cell>
          <table:table-cell table:formula="of:=1/(([.$A236]+1)*[.E$1]*[.$A$1])" office:value-type="float" office:value="16.6223404255319" calcext:value-type="float">
            <text:p>16.6223404255319</text:p>
          </table:table-cell>
          <table:table-cell table:formula="of:=1/(([.$A236]+1)*[.F$1]*[.$A$1])" office:value-type="float" office:value="4.15558510638298" calcext:value-type="float">
            <text:p>4.15558510638298</text:p>
          </table:table-cell>
          <table:table-cell/>
          <table:table-cell table:formula="of:=1/[.B236]" office:value-type="float" office:value="0.000235" calcext:value-type="float">
            <text:p>0.000235</text:p>
          </table:table-cell>
          <table:table-cell table:formula="of:=1/[.C236]" office:value-type="float" office:value="0.00188" calcext:value-type="float">
            <text:p>0.00188</text:p>
          </table:table-cell>
          <table:table-cell table:formula="of:=1/[.D236]" office:value-type="float" office:value="0.01504" calcext:value-type="float">
            <text:p>0.01504</text:p>
          </table:table-cell>
          <table:table-cell table:formula="of:=1/[.E236]" office:value-type="float" office:value="0.06016" calcext:value-type="float">
            <text:p>0.06016</text:p>
          </table:table-cell>
          <table:table-cell table:formula="of:=1/[.F236]" office:value-type="float" office:value="0.24064" calcext:value-type="float">
            <text:p>0.240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/(([.$A237]+1)*[.B$1]*[.$A$1])" office:value-type="float" office:value="4237.28813559322" calcext:value-type="float">
            <text:p>4237.28813559322</text:p>
          </table:table-cell>
          <table:table-cell table:formula="of:=1/(([.$A237]+1)*[.C$1]*[.$A$1])" office:value-type="float" office:value="529.661016949153" calcext:value-type="float">
            <text:p>529.661016949153</text:p>
          </table:table-cell>
          <table:table-cell table:formula="of:=1/(([.$A237]+1)*[.D$1]*[.$A$1])" office:value-type="float" office:value="66.2076271186441" calcext:value-type="float">
            <text:p>66.2076271186441</text:p>
          </table:table-cell>
          <table:table-cell table:formula="of:=1/(([.$A237]+1)*[.E$1]*[.$A$1])" office:value-type="float" office:value="16.551906779661" calcext:value-type="float">
            <text:p>16.551906779661</text:p>
          </table:table-cell>
          <table:table-cell table:formula="of:=1/(([.$A237]+1)*[.F$1]*[.$A$1])" office:value-type="float" office:value="4.13797669491525" calcext:value-type="float">
            <text:p>4.13797669491525</text:p>
          </table:table-cell>
          <table:table-cell/>
          <table:table-cell table:formula="of:=1/[.B237]" office:value-type="float" office:value="0.000236" calcext:value-type="float">
            <text:p>0.000236</text:p>
          </table:table-cell>
          <table:table-cell table:formula="of:=1/[.C237]" office:value-type="float" office:value="0.001888" calcext:value-type="float">
            <text:p>0.001888</text:p>
          </table:table-cell>
          <table:table-cell table:formula="of:=1/[.D237]" office:value-type="float" office:value="0.015104" calcext:value-type="float">
            <text:p>0.015104</text:p>
          </table:table-cell>
          <table:table-cell table:formula="of:=1/[.E237]" office:value-type="float" office:value="0.060416" calcext:value-type="float">
            <text:p>0.060416</text:p>
          </table:table-cell>
          <table:table-cell table:formula="of:=1/[.F237]" office:value-type="float" office:value="0.241664" calcext:value-type="float">
            <text:p>0.2416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/(([.$A238]+1)*[.B$1]*[.$A$1])" office:value-type="float" office:value="4219.40928270042" calcext:value-type="float">
            <text:p>4219.40928270042</text:p>
          </table:table-cell>
          <table:table-cell table:formula="of:=1/(([.$A238]+1)*[.C$1]*[.$A$1])" office:value-type="float" office:value="527.426160337553" calcext:value-type="float">
            <text:p>527.426160337553</text:p>
          </table:table-cell>
          <table:table-cell table:formula="of:=1/(([.$A238]+1)*[.D$1]*[.$A$1])" office:value-type="float" office:value="65.9282700421941" calcext:value-type="float">
            <text:p>65.9282700421941</text:p>
          </table:table-cell>
          <table:table-cell table:formula="of:=1/(([.$A238]+1)*[.E$1]*[.$A$1])" office:value-type="float" office:value="16.4820675105485" calcext:value-type="float">
            <text:p>16.4820675105485</text:p>
          </table:table-cell>
          <table:table-cell table:formula="of:=1/(([.$A238]+1)*[.F$1]*[.$A$1])" office:value-type="float" office:value="4.12051687763713" calcext:value-type="float">
            <text:p>4.12051687763713</text:p>
          </table:table-cell>
          <table:table-cell/>
          <table:table-cell table:formula="of:=1/[.B238]" office:value-type="float" office:value="0.000237" calcext:value-type="float">
            <text:p>0.000237</text:p>
          </table:table-cell>
          <table:table-cell table:formula="of:=1/[.C238]" office:value-type="float" office:value="0.001896" calcext:value-type="float">
            <text:p>0.001896</text:p>
          </table:table-cell>
          <table:table-cell table:formula="of:=1/[.D238]" office:value-type="float" office:value="0.015168" calcext:value-type="float">
            <text:p>0.015168</text:p>
          </table:table-cell>
          <table:table-cell table:formula="of:=1/[.E238]" office:value-type="float" office:value="0.060672" calcext:value-type="float">
            <text:p>0.060672</text:p>
          </table:table-cell>
          <table:table-cell table:formula="of:=1/[.F238]" office:value-type="float" office:value="0.242688" calcext:value-type="float">
            <text:p>0.2426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1/(([.$A239]+1)*[.B$1]*[.$A$1])" office:value-type="float" office:value="4201.68067226891" calcext:value-type="float">
            <text:p>4201.68067226891</text:p>
          </table:table-cell>
          <table:table-cell table:formula="of:=1/(([.$A239]+1)*[.C$1]*[.$A$1])" office:value-type="float" office:value="525.210084033614" calcext:value-type="float">
            <text:p>525.210084033614</text:p>
          </table:table-cell>
          <table:table-cell table:formula="of:=1/(([.$A239]+1)*[.D$1]*[.$A$1])" office:value-type="float" office:value="65.6512605042017" calcext:value-type="float">
            <text:p>65.6512605042017</text:p>
          </table:table-cell>
          <table:table-cell table:formula="of:=1/(([.$A239]+1)*[.E$1]*[.$A$1])" office:value-type="float" office:value="16.4128151260504" calcext:value-type="float">
            <text:p>16.4128151260504</text:p>
          </table:table-cell>
          <table:table-cell table:formula="of:=1/(([.$A239]+1)*[.F$1]*[.$A$1])" office:value-type="float" office:value="4.10320378151261" calcext:value-type="float">
            <text:p>4.10320378151261</text:p>
          </table:table-cell>
          <table:table-cell/>
          <table:table-cell table:formula="of:=1/[.B239]" office:value-type="float" office:value="0.000238" calcext:value-type="float">
            <text:p>0.000238</text:p>
          </table:table-cell>
          <table:table-cell table:formula="of:=1/[.C239]" office:value-type="float" office:value="0.001904" calcext:value-type="float">
            <text:p>0.001904</text:p>
          </table:table-cell>
          <table:table-cell table:formula="of:=1/[.D239]" office:value-type="float" office:value="0.015232" calcext:value-type="float">
            <text:p>0.015232</text:p>
          </table:table-cell>
          <table:table-cell table:formula="of:=1/[.E239]" office:value-type="float" office:value="0.060928" calcext:value-type="float">
            <text:p>0.060928</text:p>
          </table:table-cell>
          <table:table-cell table:formula="of:=1/[.F239]" office:value-type="float" office:value="0.243712" calcext:value-type="float">
            <text:p>0.2437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/(([.$A240]+1)*[.B$1]*[.$A$1])" office:value-type="float" office:value="4184.10041841004" calcext:value-type="float">
            <text:p>4184.10041841004</text:p>
          </table:table-cell>
          <table:table-cell table:formula="of:=1/(([.$A240]+1)*[.C$1]*[.$A$1])" office:value-type="float" office:value="523.012552301255" calcext:value-type="float">
            <text:p>523.012552301255</text:p>
          </table:table-cell>
          <table:table-cell table:formula="of:=1/(([.$A240]+1)*[.D$1]*[.$A$1])" office:value-type="float" office:value="65.3765690376569" calcext:value-type="float">
            <text:p>65.3765690376569</text:p>
          </table:table-cell>
          <table:table-cell table:formula="of:=1/(([.$A240]+1)*[.E$1]*[.$A$1])" office:value-type="float" office:value="16.3441422594142" calcext:value-type="float">
            <text:p>16.3441422594142</text:p>
          </table:table-cell>
          <table:table-cell table:formula="of:=1/(([.$A240]+1)*[.F$1]*[.$A$1])" office:value-type="float" office:value="4.08603556485356" calcext:value-type="float">
            <text:p>4.08603556485356</text:p>
          </table:table-cell>
          <table:table-cell/>
          <table:table-cell table:formula="of:=1/[.B240]" office:value-type="float" office:value="0.000239" calcext:value-type="float">
            <text:p>0.000239</text:p>
          </table:table-cell>
          <table:table-cell table:formula="of:=1/[.C240]" office:value-type="float" office:value="0.001912" calcext:value-type="float">
            <text:p>0.001912</text:p>
          </table:table-cell>
          <table:table-cell table:formula="of:=1/[.D240]" office:value-type="float" office:value="0.015296" calcext:value-type="float">
            <text:p>0.015296</text:p>
          </table:table-cell>
          <table:table-cell table:formula="of:=1/[.E240]" office:value-type="float" office:value="0.061184" calcext:value-type="float">
            <text:p>0.061184</text:p>
          </table:table-cell>
          <table:table-cell table:formula="of:=1/[.F240]" office:value-type="float" office:value="0.244736" calcext:value-type="float">
            <text:p>0.2447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1/(([.$A241]+1)*[.B$1]*[.$A$1])" office:value-type="float" office:value="4166.66666666667" calcext:value-type="float">
            <text:p>4166.66666666667</text:p>
          </table:table-cell>
          <table:table-cell table:formula="of:=1/(([.$A241]+1)*[.C$1]*[.$A$1])" office:value-type="float" office:value="520.833333333333" calcext:value-type="float">
            <text:p>520.833333333333</text:p>
          </table:table-cell>
          <table:table-cell table:formula="of:=1/(([.$A241]+1)*[.D$1]*[.$A$1])" office:value-type="float" office:value="65.1041666666667" calcext:value-type="float">
            <text:p>65.1041666666667</text:p>
          </table:table-cell>
          <table:table-cell table:formula="of:=1/(([.$A241]+1)*[.E$1]*[.$A$1])" office:value-type="float" office:value="16.2760416666667" calcext:value-type="float">
            <text:p>16.2760416666667</text:p>
          </table:table-cell>
          <table:table-cell table:formula="of:=1/(([.$A241]+1)*[.F$1]*[.$A$1])" office:value-type="float" office:value="4.06901041666667" calcext:value-type="float">
            <text:p>4.06901041666667</text:p>
          </table:table-cell>
          <table:table-cell/>
          <table:table-cell table:formula="of:=1/[.B241]" office:value-type="float" office:value="0.00024" calcext:value-type="float">
            <text:p>0.00024</text:p>
          </table:table-cell>
          <table:table-cell table:formula="of:=1/[.C241]" office:value-type="float" office:value="0.00192" calcext:value-type="float">
            <text:p>0.00192</text:p>
          </table:table-cell>
          <table:table-cell table:formula="of:=1/[.D241]" office:value-type="float" office:value="0.01536" calcext:value-type="float">
            <text:p>0.01536</text:p>
          </table:table-cell>
          <table:table-cell table:formula="of:=1/[.E241]" office:value-type="float" office:value="0.06144" calcext:value-type="float">
            <text:p>0.06144</text:p>
          </table:table-cell>
          <table:table-cell table:formula="of:=1/[.F241]"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/(([.$A242]+1)*[.B$1]*[.$A$1])" office:value-type="float" office:value="4149.377593361" calcext:value-type="float">
            <text:p>4149.377593361</text:p>
          </table:table-cell>
          <table:table-cell table:formula="of:=1/(([.$A242]+1)*[.C$1]*[.$A$1])" office:value-type="float" office:value="518.672199170125" calcext:value-type="float">
            <text:p>518.672199170125</text:p>
          </table:table-cell>
          <table:table-cell table:formula="of:=1/(([.$A242]+1)*[.D$1]*[.$A$1])" office:value-type="float" office:value="64.8340248962656" calcext:value-type="float">
            <text:p>64.8340248962656</text:p>
          </table:table-cell>
          <table:table-cell table:formula="of:=1/(([.$A242]+1)*[.E$1]*[.$A$1])" office:value-type="float" office:value="16.2085062240664" calcext:value-type="float">
            <text:p>16.2085062240664</text:p>
          </table:table-cell>
          <table:table-cell table:formula="of:=1/(([.$A242]+1)*[.F$1]*[.$A$1])" office:value-type="float" office:value="4.0521265560166" calcext:value-type="float">
            <text:p>4.0521265560166</text:p>
          </table:table-cell>
          <table:table-cell/>
          <table:table-cell table:formula="of:=1/[.B242]" office:value-type="float" office:value="0.000241" calcext:value-type="float">
            <text:p>0.000241</text:p>
          </table:table-cell>
          <table:table-cell table:formula="of:=1/[.C242]" office:value-type="float" office:value="0.001928" calcext:value-type="float">
            <text:p>0.001928</text:p>
          </table:table-cell>
          <table:table-cell table:formula="of:=1/[.D242]" office:value-type="float" office:value="0.015424" calcext:value-type="float">
            <text:p>0.015424</text:p>
          </table:table-cell>
          <table:table-cell table:formula="of:=1/[.E242]" office:value-type="float" office:value="0.061696" calcext:value-type="float">
            <text:p>0.061696</text:p>
          </table:table-cell>
          <table:table-cell table:formula="of:=1/[.F242]" office:value-type="float" office:value="0.246784" calcext:value-type="float">
            <text:p>0.2467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1/(([.$A243]+1)*[.B$1]*[.$A$1])" office:value-type="float" office:value="4132.23140495868" calcext:value-type="float">
            <text:p>4132.23140495868</text:p>
          </table:table-cell>
          <table:table-cell table:formula="of:=1/(([.$A243]+1)*[.C$1]*[.$A$1])" office:value-type="float" office:value="516.528925619835" calcext:value-type="float">
            <text:p>516.528925619835</text:p>
          </table:table-cell>
          <table:table-cell table:formula="of:=1/(([.$A243]+1)*[.D$1]*[.$A$1])" office:value-type="float" office:value="64.5661157024793" calcext:value-type="float">
            <text:p>64.5661157024793</text:p>
          </table:table-cell>
          <table:table-cell table:formula="of:=1/(([.$A243]+1)*[.E$1]*[.$A$1])" office:value-type="float" office:value="16.1415289256198" calcext:value-type="float">
            <text:p>16.1415289256198</text:p>
          </table:table-cell>
          <table:table-cell table:formula="of:=1/(([.$A243]+1)*[.F$1]*[.$A$1])" office:value-type="float" office:value="4.03538223140496" calcext:value-type="float">
            <text:p>4.03538223140496</text:p>
          </table:table-cell>
          <table:table-cell/>
          <table:table-cell table:formula="of:=1/[.B243]" office:value-type="float" office:value="0.000242" calcext:value-type="float">
            <text:p>0.000242</text:p>
          </table:table-cell>
          <table:table-cell table:formula="of:=1/[.C243]" office:value-type="float" office:value="0.001936" calcext:value-type="float">
            <text:p>0.001936</text:p>
          </table:table-cell>
          <table:table-cell table:formula="of:=1/[.D243]" office:value-type="float" office:value="0.015488" calcext:value-type="float">
            <text:p>0.015488</text:p>
          </table:table-cell>
          <table:table-cell table:formula="of:=1/[.E243]" office:value-type="float" office:value="0.061952" calcext:value-type="float">
            <text:p>0.061952</text:p>
          </table:table-cell>
          <table:table-cell table:formula="of:=1/[.F243]" office:value-type="float" office:value="0.247808" calcext:value-type="float">
            <text:p>0.247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1/(([.$A244]+1)*[.B$1]*[.$A$1])" office:value-type="float" office:value="4115.22633744856" calcext:value-type="float">
            <text:p>4115.22633744856</text:p>
          </table:table-cell>
          <table:table-cell table:formula="of:=1/(([.$A244]+1)*[.C$1]*[.$A$1])" office:value-type="float" office:value="514.40329218107" calcext:value-type="float">
            <text:p>514.40329218107</text:p>
          </table:table-cell>
          <table:table-cell table:formula="of:=1/(([.$A244]+1)*[.D$1]*[.$A$1])" office:value-type="float" office:value="64.3004115226338" calcext:value-type="float">
            <text:p>64.3004115226338</text:p>
          </table:table-cell>
          <table:table-cell table:formula="of:=1/(([.$A244]+1)*[.E$1]*[.$A$1])" office:value-type="float" office:value="16.0751028806584" calcext:value-type="float">
            <text:p>16.0751028806584</text:p>
          </table:table-cell>
          <table:table-cell table:formula="of:=1/(([.$A244]+1)*[.F$1]*[.$A$1])" office:value-type="float" office:value="4.01877572016461" calcext:value-type="float">
            <text:p>4.01877572016461</text:p>
          </table:table-cell>
          <table:table-cell/>
          <table:table-cell table:formula="of:=1/[.B244]" office:value-type="float" office:value="0.000243" calcext:value-type="float">
            <text:p>0.000243</text:p>
          </table:table-cell>
          <table:table-cell table:formula="of:=1/[.C244]" office:value-type="float" office:value="0.001944" calcext:value-type="float">
            <text:p>0.001944</text:p>
          </table:table-cell>
          <table:table-cell table:formula="of:=1/[.D244]" office:value-type="float" office:value="0.015552" calcext:value-type="float">
            <text:p>0.015552</text:p>
          </table:table-cell>
          <table:table-cell table:formula="of:=1/[.E244]" office:value-type="float" office:value="0.062208" calcext:value-type="float">
            <text:p>0.062208</text:p>
          </table:table-cell>
          <table:table-cell table:formula="of:=1/[.F244]" office:value-type="float" office:value="0.248832" calcext:value-type="float">
            <text:p>0.2488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1/(([.$A245]+1)*[.B$1]*[.$A$1])" office:value-type="float" office:value="4098.36065573771" calcext:value-type="float">
            <text:p>4098.36065573771</text:p>
          </table:table-cell>
          <table:table-cell table:formula="of:=1/(([.$A245]+1)*[.C$1]*[.$A$1])" office:value-type="float" office:value="512.295081967213" calcext:value-type="float">
            <text:p>512.295081967213</text:p>
          </table:table-cell>
          <table:table-cell table:formula="of:=1/(([.$A245]+1)*[.D$1]*[.$A$1])" office:value-type="float" office:value="64.0368852459016" calcext:value-type="float">
            <text:p>64.0368852459016</text:p>
          </table:table-cell>
          <table:table-cell table:formula="of:=1/(([.$A245]+1)*[.E$1]*[.$A$1])" office:value-type="float" office:value="16.0092213114754" calcext:value-type="float">
            <text:p>16.0092213114754</text:p>
          </table:table-cell>
          <table:table-cell table:formula="of:=1/(([.$A245]+1)*[.F$1]*[.$A$1])" office:value-type="float" office:value="4.00230532786885" calcext:value-type="float">
            <text:p>4.00230532786885</text:p>
          </table:table-cell>
          <table:table-cell/>
          <table:table-cell table:formula="of:=1/[.B245]" office:value-type="float" office:value="0.000244" calcext:value-type="float">
            <text:p>0.000244</text:p>
          </table:table-cell>
          <table:table-cell table:formula="of:=1/[.C245]" office:value-type="float" office:value="0.001952" calcext:value-type="float">
            <text:p>0.001952</text:p>
          </table:table-cell>
          <table:table-cell table:formula="of:=1/[.D245]" office:value-type="float" office:value="0.015616" calcext:value-type="float">
            <text:p>0.015616</text:p>
          </table:table-cell>
          <table:table-cell table:formula="of:=1/[.E245]" office:value-type="float" office:value="0.062464" calcext:value-type="float">
            <text:p>0.062464</text:p>
          </table:table-cell>
          <table:table-cell table:formula="of:=1/[.F245]" office:value-type="float" office:value="0.249856" calcext:value-type="float">
            <text:p>0.2498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1/(([.$A246]+1)*[.B$1]*[.$A$1])" office:value-type="float" office:value="4081.63265306122" calcext:value-type="float">
            <text:p>4081.63265306122</text:p>
          </table:table-cell>
          <table:table-cell table:formula="of:=1/(([.$A246]+1)*[.C$1]*[.$A$1])" office:value-type="float" office:value="510.204081632653" calcext:value-type="float">
            <text:p>510.204081632653</text:p>
          </table:table-cell>
          <table:table-cell table:formula="of:=1/(([.$A246]+1)*[.D$1]*[.$A$1])" office:value-type="float" office:value="63.7755102040816" calcext:value-type="float">
            <text:p>63.7755102040816</text:p>
          </table:table-cell>
          <table:table-cell table:formula="of:=1/(([.$A246]+1)*[.E$1]*[.$A$1])" office:value-type="float" office:value="15.9438775510204" calcext:value-type="float">
            <text:p>15.9438775510204</text:p>
          </table:table-cell>
          <table:table-cell table:formula="of:=1/(([.$A246]+1)*[.F$1]*[.$A$1])" office:value-type="float" office:value="3.9859693877551" calcext:value-type="float">
            <text:p>3.9859693877551</text:p>
          </table:table-cell>
          <table:table-cell/>
          <table:table-cell table:formula="of:=1/[.B246]" office:value-type="float" office:value="0.000245" calcext:value-type="float">
            <text:p>0.000245</text:p>
          </table:table-cell>
          <table:table-cell table:formula="of:=1/[.C246]" office:value-type="float" office:value="0.00196" calcext:value-type="float">
            <text:p>0.00196</text:p>
          </table:table-cell>
          <table:table-cell table:formula="of:=1/[.D246]" office:value-type="float" office:value="0.01568" calcext:value-type="float">
            <text:p>0.01568</text:p>
          </table:table-cell>
          <table:table-cell table:formula="of:=1/[.E246]" office:value-type="float" office:value="0.06272" calcext:value-type="float">
            <text:p>0.06272</text:p>
          </table:table-cell>
          <table:table-cell table:style-name="ce8" table:formula="of:=1/[.F246]" office:value-type="float" office:value="0.25088" calcext:value-type="float">
            <text:p>0.250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1/(([.$A247]+1)*[.B$1]*[.$A$1])" office:value-type="float" office:value="4065.0406504065" calcext:value-type="float">
            <text:p>4065.0406504065</text:p>
          </table:table-cell>
          <table:table-cell table:formula="of:=1/(([.$A247]+1)*[.C$1]*[.$A$1])" office:value-type="float" office:value="508.130081300813" calcext:value-type="float">
            <text:p>508.130081300813</text:p>
          </table:table-cell>
          <table:table-cell table:formula="of:=1/(([.$A247]+1)*[.D$1]*[.$A$1])" office:value-type="float" office:value="63.5162601626016" calcext:value-type="float">
            <text:p>63.5162601626016</text:p>
          </table:table-cell>
          <table:table-cell table:formula="of:=1/(([.$A247]+1)*[.E$1]*[.$A$1])" office:value-type="float" office:value="15.8790650406504" calcext:value-type="float">
            <text:p>15.8790650406504</text:p>
          </table:table-cell>
          <table:table-cell table:formula="of:=1/(([.$A247]+1)*[.F$1]*[.$A$1])" office:value-type="float" office:value="3.9697662601626" calcext:value-type="float">
            <text:p>3.9697662601626</text:p>
          </table:table-cell>
          <table:table-cell/>
          <table:table-cell table:formula="of:=1/[.B247]" office:value-type="float" office:value="0.000246" calcext:value-type="float">
            <text:p>0.000246</text:p>
          </table:table-cell>
          <table:table-cell table:formula="of:=1/[.C247]" office:value-type="float" office:value="0.001968" calcext:value-type="float">
            <text:p>0.001968</text:p>
          </table:table-cell>
          <table:table-cell table:formula="of:=1/[.D247]" office:value-type="float" office:value="0.015744" calcext:value-type="float">
            <text:p>0.015744</text:p>
          </table:table-cell>
          <table:table-cell table:formula="of:=1/[.E247]" office:value-type="float" office:value="0.062976" calcext:value-type="float">
            <text:p>0.062976</text:p>
          </table:table-cell>
          <table:table-cell table:formula="of:=1/[.F247]" office:value-type="float" office:value="0.251904" calcext:value-type="float">
            <text:p>0.2519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1/(([.$A248]+1)*[.B$1]*[.$A$1])" office:value-type="float" office:value="4048.58299595142" calcext:value-type="float">
            <text:p>4048.58299595142</text:p>
          </table:table-cell>
          <table:table-cell table:formula="of:=1/(([.$A248]+1)*[.C$1]*[.$A$1])" office:value-type="float" office:value="506.072874493927" calcext:value-type="float">
            <text:p>506.072874493927</text:p>
          </table:table-cell>
          <table:table-cell table:formula="of:=1/(([.$A248]+1)*[.D$1]*[.$A$1])" office:value-type="float" office:value="63.2591093117409" calcext:value-type="float">
            <text:p>63.2591093117409</text:p>
          </table:table-cell>
          <table:table-cell table:formula="of:=1/(([.$A248]+1)*[.E$1]*[.$A$1])" office:value-type="float" office:value="15.8147773279352" calcext:value-type="float">
            <text:p>15.8147773279352</text:p>
          </table:table-cell>
          <table:table-cell table:formula="of:=1/(([.$A248]+1)*[.F$1]*[.$A$1])" office:value-type="float" office:value="3.95369433198381" calcext:value-type="float">
            <text:p>3.95369433198381</text:p>
          </table:table-cell>
          <table:table-cell/>
          <table:table-cell table:formula="of:=1/[.B248]" office:value-type="float" office:value="0.000247" calcext:value-type="float">
            <text:p>0.000247</text:p>
          </table:table-cell>
          <table:table-cell table:formula="of:=1/[.C248]" office:value-type="float" office:value="0.001976" calcext:value-type="float">
            <text:p>0.001976</text:p>
          </table:table-cell>
          <table:table-cell table:formula="of:=1/[.D248]" office:value-type="float" office:value="0.015808" calcext:value-type="float">
            <text:p>0.015808</text:p>
          </table:table-cell>
          <table:table-cell table:formula="of:=1/[.E248]" office:value-type="float" office:value="0.063232" calcext:value-type="float">
            <text:p>0.063232</text:p>
          </table:table-cell>
          <table:table-cell table:formula="of:=1/[.F248]" office:value-type="float" office:value="0.252928" calcext:value-type="float">
            <text:p>0.2529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1/(([.$A249]+1)*[.B$1]*[.$A$1])" office:value-type="float" office:value="4032.25806451613" calcext:value-type="float">
            <text:p>4032.25806451613</text:p>
          </table:table-cell>
          <table:table-cell table:formula="of:=1/(([.$A249]+1)*[.C$1]*[.$A$1])" office:value-type="float" office:value="504.032258064516" calcext:value-type="float">
            <text:p>504.032258064516</text:p>
          </table:table-cell>
          <table:table-cell table:formula="of:=1/(([.$A249]+1)*[.D$1]*[.$A$1])" office:value-type="float" office:value="63.0040322580645" calcext:value-type="float">
            <text:p>63.0040322580645</text:p>
          </table:table-cell>
          <table:table-cell table:formula="of:=1/(([.$A249]+1)*[.E$1]*[.$A$1])" office:value-type="float" office:value="15.7510080645161" calcext:value-type="float">
            <text:p>15.7510080645161</text:p>
          </table:table-cell>
          <table:table-cell table:formula="of:=1/(([.$A249]+1)*[.F$1]*[.$A$1])" office:value-type="float" office:value="3.93775201612903" calcext:value-type="float">
            <text:p>3.93775201612903</text:p>
          </table:table-cell>
          <table:table-cell/>
          <table:table-cell table:formula="of:=1/[.B249]" office:value-type="float" office:value="0.000248" calcext:value-type="float">
            <text:p>0.000248</text:p>
          </table:table-cell>
          <table:table-cell table:formula="of:=1/[.C249]" office:value-type="float" office:value="0.001984" calcext:value-type="float">
            <text:p>0.001984</text:p>
          </table:table-cell>
          <table:table-cell table:formula="of:=1/[.D249]" office:value-type="float" office:value="0.015872" calcext:value-type="float">
            <text:p>0.015872</text:p>
          </table:table-cell>
          <table:table-cell table:formula="of:=1/[.E249]" office:value-type="float" office:value="0.063488" calcext:value-type="float">
            <text:p>0.063488</text:p>
          </table:table-cell>
          <table:table-cell table:formula="of:=1/[.F249]" office:value-type="float" office:value="0.253952" calcext:value-type="float">
            <text:p>0.2539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1/(([.$A250]+1)*[.B$1]*[.$A$1])" office:value-type="float" office:value="4016.06425702811" calcext:value-type="float">
            <text:p>4016.06425702811</text:p>
          </table:table-cell>
          <table:table-cell table:formula="of:=1/(([.$A250]+1)*[.C$1]*[.$A$1])" office:value-type="float" office:value="502.008032128514" calcext:value-type="float">
            <text:p>502.008032128514</text:p>
          </table:table-cell>
          <table:table-cell table:formula="of:=1/(([.$A250]+1)*[.D$1]*[.$A$1])" office:value-type="float" office:value="62.7510040160643" calcext:value-type="float">
            <text:p>62.7510040160643</text:p>
          </table:table-cell>
          <table:table-cell table:formula="of:=1/(([.$A250]+1)*[.E$1]*[.$A$1])" office:value-type="float" office:value="15.6877510040161" calcext:value-type="float">
            <text:p>15.6877510040161</text:p>
          </table:table-cell>
          <table:table-cell table:formula="of:=1/(([.$A250]+1)*[.F$1]*[.$A$1])" office:value-type="float" office:value="3.92193775100402" calcext:value-type="float">
            <text:p>3.92193775100402</text:p>
          </table:table-cell>
          <table:table-cell/>
          <table:table-cell table:formula="of:=1/[.B250]" office:value-type="float" office:value="0.000249" calcext:value-type="float">
            <text:p>0.000249</text:p>
          </table:table-cell>
          <table:table-cell table:formula="of:=1/[.C250]" office:value-type="float" office:value="0.001992" calcext:value-type="float">
            <text:p>0.001992</text:p>
          </table:table-cell>
          <table:table-cell table:formula="of:=1/[.D250]" office:value-type="float" office:value="0.015936" calcext:value-type="float">
            <text:p>0.015936</text:p>
          </table:table-cell>
          <table:table-cell table:formula="of:=1/[.E250]" office:value-type="float" office:value="0.063744" calcext:value-type="float">
            <text:p>0.063744</text:p>
          </table:table-cell>
          <table:table-cell table:formula="of:=1/[.F250]" office:value-type="float" office:value="0.254976" calcext:value-type="float">
            <text:p>0.2549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1/(([.$A251]+1)*[.B$1]*[.$A$1])" office:value-type="float" office:value="4000" calcext:value-type="float">
            <text:p>4000</text:p>
          </table:table-cell>
          <table:table-cell table:formula="of:=1/(([.$A251]+1)*[.C$1]*[.$A$1])" office:value-type="float" office:value="500" calcext:value-type="float">
            <text:p>500</text:p>
          </table:table-cell>
          <table:table-cell table:formula="of:=1/(([.$A251]+1)*[.D$1]*[.$A$1])" office:value-type="float" office:value="62.5" calcext:value-type="float">
            <text:p>62.5</text:p>
          </table:table-cell>
          <table:table-cell table:formula="of:=1/(([.$A251]+1)*[.E$1]*[.$A$1])" office:value-type="float" office:value="15.625" calcext:value-type="float">
            <text:p>15.625</text:p>
          </table:table-cell>
          <table:table-cell table:formula="of:=1/(([.$A251]+1)*[.F$1]*[.$A$1])" office:value-type="float" office:value="3.90625" calcext:value-type="float">
            <text:p>3.90625</text:p>
          </table:table-cell>
          <table:table-cell/>
          <table:table-cell table:formula="of:=1/[.B251]" office:value-type="float" office:value="0.00025" calcext:value-type="float">
            <text:p>0.00025</text:p>
          </table:table-cell>
          <table:table-cell table:formula="of:=1/[.C251]" office:value-type="float" office:value="0.002" calcext:value-type="float">
            <text:p>0.002</text:p>
          </table:table-cell>
          <table:table-cell table:formula="of:=1/[.D251]" office:value-type="float" office:value="0.016" calcext:value-type="float">
            <text:p>0.016</text:p>
          </table:table-cell>
          <table:table-cell table:formula="of:=1/[.E251]" office:value-type="float" office:value="0.064" calcext:value-type="float">
            <text:p>0.064</text:p>
          </table:table-cell>
          <table:table-cell table:formula="of:=1/[.F251]"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(([.$A252]+1)*[.B$1]*[.$A$1])" office:value-type="float" office:value="3984.06374501992" calcext:value-type="float">
            <text:p>3984.06374501992</text:p>
          </table:table-cell>
          <table:table-cell table:formula="of:=1/(([.$A252]+1)*[.C$1]*[.$A$1])" office:value-type="float" office:value="498.00796812749" calcext:value-type="float">
            <text:p>498.00796812749</text:p>
          </table:table-cell>
          <table:table-cell table:formula="of:=1/(([.$A252]+1)*[.D$1]*[.$A$1])" office:value-type="float" office:value="62.2509960159363" calcext:value-type="float">
            <text:p>62.2509960159363</text:p>
          </table:table-cell>
          <table:table-cell table:formula="of:=1/(([.$A252]+1)*[.E$1]*[.$A$1])" office:value-type="float" office:value="15.5627490039841" calcext:value-type="float">
            <text:p>15.5627490039841</text:p>
          </table:table-cell>
          <table:table-cell table:formula="of:=1/(([.$A252]+1)*[.F$1]*[.$A$1])" office:value-type="float" office:value="3.89068725099602" calcext:value-type="float">
            <text:p>3.89068725099602</text:p>
          </table:table-cell>
          <table:table-cell/>
          <table:table-cell table:formula="of:=1/[.B252]" office:value-type="float" office:value="0.000251" calcext:value-type="float">
            <text:p>0.000251</text:p>
          </table:table-cell>
          <table:table-cell table:formula="of:=1/[.C252]" office:value-type="float" office:value="0.002008" calcext:value-type="float">
            <text:p>0.002008</text:p>
          </table:table-cell>
          <table:table-cell table:formula="of:=1/[.D252]" office:value-type="float" office:value="0.016064" calcext:value-type="float">
            <text:p>0.016064</text:p>
          </table:table-cell>
          <table:table-cell table:formula="of:=1/[.E252]" office:value-type="float" office:value="0.064256" calcext:value-type="float">
            <text:p>0.064256</text:p>
          </table:table-cell>
          <table:table-cell table:formula="of:=1/[.F252]" office:value-type="float" office:value="0.257024" calcext:value-type="float">
            <text:p>0.2570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1/(([.$A253]+1)*[.B$1]*[.$A$1])" office:value-type="float" office:value="3968.25396825397" calcext:value-type="float">
            <text:p>3968.25396825397</text:p>
          </table:table-cell>
          <table:table-cell table:formula="of:=1/(([.$A253]+1)*[.C$1]*[.$A$1])" office:value-type="float" office:value="496.031746031746" calcext:value-type="float">
            <text:p>496.031746031746</text:p>
          </table:table-cell>
          <table:table-cell table:formula="of:=1/(([.$A253]+1)*[.D$1]*[.$A$1])" office:value-type="float" office:value="62.0039682539683" calcext:value-type="float">
            <text:p>62.0039682539683</text:p>
          </table:table-cell>
          <table:table-cell table:formula="of:=1/(([.$A253]+1)*[.E$1]*[.$A$1])" office:value-type="float" office:value="15.5009920634921" calcext:value-type="float">
            <text:p>15.5009920634921</text:p>
          </table:table-cell>
          <table:table-cell table:formula="of:=1/(([.$A253]+1)*[.F$1]*[.$A$1])" office:value-type="float" office:value="3.87524801587302" calcext:value-type="float">
            <text:p>3.87524801587302</text:p>
          </table:table-cell>
          <table:table-cell/>
          <table:table-cell table:formula="of:=1/[.B253]" office:value-type="float" office:value="0.000252" calcext:value-type="float">
            <text:p>0.000252</text:p>
          </table:table-cell>
          <table:table-cell table:formula="of:=1/[.C253]" office:value-type="float" office:value="0.002016" calcext:value-type="float">
            <text:p>0.002016</text:p>
          </table:table-cell>
          <table:table-cell table:formula="of:=1/[.D253]" office:value-type="float" office:value="0.016128" calcext:value-type="float">
            <text:p>0.016128</text:p>
          </table:table-cell>
          <table:table-cell table:formula="of:=1/[.E253]" office:value-type="float" office:value="0.064512" calcext:value-type="float">
            <text:p>0.064512</text:p>
          </table:table-cell>
          <table:table-cell table:formula="of:=1/[.F253]" office:value-type="float" office:value="0.258048" calcext:value-type="float">
            <text:p>0.2580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1/(([.$A254]+1)*[.B$1]*[.$A$1])" office:value-type="float" office:value="3952.56916996047" calcext:value-type="float">
            <text:p>3952.56916996047</text:p>
          </table:table-cell>
          <table:table-cell table:formula="of:=1/(([.$A254]+1)*[.C$1]*[.$A$1])" office:value-type="float" office:value="494.071146245059" calcext:value-type="float">
            <text:p>494.071146245059</text:p>
          </table:table-cell>
          <table:table-cell table:formula="of:=1/(([.$A254]+1)*[.D$1]*[.$A$1])" office:value-type="float" office:value="61.7588932806324" calcext:value-type="float">
            <text:p>61.7588932806324</text:p>
          </table:table-cell>
          <table:table-cell table:formula="of:=1/(([.$A254]+1)*[.E$1]*[.$A$1])" office:value-type="float" office:value="15.4397233201581" calcext:value-type="float">
            <text:p>15.4397233201581</text:p>
          </table:table-cell>
          <table:table-cell table:formula="of:=1/(([.$A254]+1)*[.F$1]*[.$A$1])" office:value-type="float" office:value="3.85993083003953" calcext:value-type="float">
            <text:p>3.85993083003953</text:p>
          </table:table-cell>
          <table:table-cell/>
          <table:table-cell table:formula="of:=1/[.B254]" office:value-type="float" office:value="0.000253" calcext:value-type="float">
            <text:p>0.000253</text:p>
          </table:table-cell>
          <table:table-cell table:formula="of:=1/[.C254]" office:value-type="float" office:value="0.002024" calcext:value-type="float">
            <text:p>0.002024</text:p>
          </table:table-cell>
          <table:table-cell table:formula="of:=1/[.D254]" office:value-type="float" office:value="0.016192" calcext:value-type="float">
            <text:p>0.016192</text:p>
          </table:table-cell>
          <table:table-cell table:formula="of:=1/[.E254]" office:value-type="float" office:value="0.064768" calcext:value-type="float">
            <text:p>0.064768</text:p>
          </table:table-cell>
          <table:table-cell table:formula="of:=1/[.F254]" office:value-type="float" office:value="0.259072" calcext:value-type="float">
            <text:p>0.2590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1/(([.$A255]+1)*[.B$1]*[.$A$1])" office:value-type="float" office:value="3937.00787401575" calcext:value-type="float">
            <text:p>3937.00787401575</text:p>
          </table:table-cell>
          <table:table-cell table:formula="of:=1/(([.$A255]+1)*[.C$1]*[.$A$1])" office:value-type="float" office:value="492.125984251969" calcext:value-type="float">
            <text:p>492.125984251969</text:p>
          </table:table-cell>
          <table:table-cell table:formula="of:=1/(([.$A255]+1)*[.D$1]*[.$A$1])" office:value-type="float" office:value="61.5157480314961" calcext:value-type="float">
            <text:p>61.5157480314961</text:p>
          </table:table-cell>
          <table:table-cell table:formula="of:=1/(([.$A255]+1)*[.E$1]*[.$A$1])" office:value-type="float" office:value="15.378937007874" calcext:value-type="float">
            <text:p>15.378937007874</text:p>
          </table:table-cell>
          <table:table-cell table:formula="of:=1/(([.$A255]+1)*[.F$1]*[.$A$1])" office:value-type="float" office:value="3.8447342519685" calcext:value-type="float">
            <text:p>3.8447342519685</text:p>
          </table:table-cell>
          <table:table-cell/>
          <table:table-cell table:formula="of:=1/[.B255]" office:value-type="float" office:value="0.000254" calcext:value-type="float">
            <text:p>0.000254</text:p>
          </table:table-cell>
          <table:table-cell table:formula="of:=1/[.C255]" office:value-type="float" office:value="0.002032" calcext:value-type="float">
            <text:p>0.002032</text:p>
          </table:table-cell>
          <table:table-cell table:formula="of:=1/[.D255]" office:value-type="float" office:value="0.016256" calcext:value-type="float">
            <text:p>0.016256</text:p>
          </table:table-cell>
          <table:table-cell table:formula="of:=1/[.E255]" office:value-type="float" office:value="0.065024" calcext:value-type="float">
            <text:p>0.065024</text:p>
          </table:table-cell>
          <table:table-cell table:formula="of:=1/[.F255]" office:value-type="float" office:value="0.260096" calcext:value-type="float">
            <text:p>0.2600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1/(([.$A256]+1)*[.B$1]*[.$A$1])" office:value-type="float" office:value="3921.56862745098" calcext:value-type="float">
            <text:p>3921.56862745098</text:p>
          </table:table-cell>
          <table:table-cell table:formula="of:=1/(([.$A256]+1)*[.C$1]*[.$A$1])" office:value-type="float" office:value="490.196078431373" calcext:value-type="float">
            <text:p>490.196078431373</text:p>
          </table:table-cell>
          <table:table-cell table:formula="of:=1/(([.$A256]+1)*[.D$1]*[.$A$1])" office:value-type="float" office:value="61.2745098039216" calcext:value-type="float">
            <text:p>61.2745098039216</text:p>
          </table:table-cell>
          <table:table-cell table:formula="of:=1/(([.$A256]+1)*[.E$1]*[.$A$1])" office:value-type="float" office:value="15.3186274509804" calcext:value-type="float">
            <text:p>15.3186274509804</text:p>
          </table:table-cell>
          <table:table-cell table:formula="of:=1/(([.$A256]+1)*[.F$1]*[.$A$1])" office:value-type="float" office:value="3.8296568627451" calcext:value-type="float">
            <text:p>3.8296568627451</text:p>
          </table:table-cell>
          <table:table-cell/>
          <table:table-cell table:formula="of:=1/[.B256]" office:value-type="float" office:value="0.000255" calcext:value-type="float">
            <text:p>0.000255</text:p>
          </table:table-cell>
          <table:table-cell table:formula="of:=1/[.C256]" office:value-type="float" office:value="0.00204" calcext:value-type="float">
            <text:p>0.00204</text:p>
          </table:table-cell>
          <table:table-cell table:formula="of:=1/[.D256]" office:value-type="float" office:value="0.01632" calcext:value-type="float">
            <text:p>0.01632</text:p>
          </table:table-cell>
          <table:table-cell table:formula="of:=1/[.E256]" office:value-type="float" office:value="0.06528" calcext:value-type="float">
            <text:p>0.06528</text:p>
          </table:table-cell>
          <table:table-cell table:formula="of:=1/[.F256]" office:value-type="float" office:value="0.26112" calcext:value-type="float">
            <text:p>0.261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(([.$A257]+1)*[.B$1]*[.$A$1])" office:value-type="float" office:value="3906.25" calcext:value-type="float">
            <text:p>3906.25</text:p>
          </table:table-cell>
          <table:table-cell table:formula="of:=1/(([.$A257]+1)*[.C$1]*[.$A$1])" office:value-type="float" office:value="488.28125" calcext:value-type="float">
            <text:p>488.28125</text:p>
          </table:table-cell>
          <table:table-cell table:formula="of:=1/(([.$A257]+1)*[.D$1]*[.$A$1])" office:value-type="float" office:value="61.03515625" calcext:value-type="float">
            <text:p>61.03515625</text:p>
          </table:table-cell>
          <table:table-cell table:formula="of:=1/(([.$A257]+1)*[.E$1]*[.$A$1])" office:value-type="float" office:value="15.2587890625" calcext:value-type="float">
            <text:p>15.2587890625</text:p>
          </table:table-cell>
          <table:table-cell table:formula="of:=1/(([.$A257]+1)*[.F$1]*[.$A$1])" office:value-type="float" office:value="3.814697265625" calcext:value-type="float">
            <text:p>3.814697265625</text:p>
          </table:table-cell>
          <table:table-cell/>
          <table:table-cell table:formula="of:=1/[.B257]" office:value-type="float" office:value="0.000256" calcext:value-type="float">
            <text:p>0.000256</text:p>
          </table:table-cell>
          <table:table-cell table:formula="of:=1/[.C257]" office:value-type="float" office:value="0.002048" calcext:value-type="float">
            <text:p>0.002048</text:p>
          </table:table-cell>
          <table:table-cell table:formula="of:=1/[.D257]" office:value-type="float" office:value="0.016384" calcext:value-type="float">
            <text:p>0.016384</text:p>
          </table:table-cell>
          <table:table-cell table:formula="of:=1/[.E257]" office:value-type="float" office:value="0.065536" calcext:value-type="float">
            <text:p>0.065536</text:p>
          </table:table-cell>
          <table:table-cell table:formula="of:=1/[.F257]" office:value-type="float" office:value="0.262144" calcext:value-type="float">
            <text:p>0.262144</text:p>
          </table:table-cell>
        </table:table-row>
      </table:table>
      <table:table table:name="Hoja2" table:style-name="ta1">
        <office:forms form:automatic-focus="false" form:apply-design-mode="false"/>
        <table:table-column table:style-name="co1" table:number-columns-repeated="61" table:default-cell-style-name="Default"/>
        <table:table-row table:style-name="ro1">
          <table:table-cell/>
          <table:table-cell table:style-name="ce10" table:formula="of:=COLUMN() - 1" office:value-type="float" office:value="1" calcext:value-type="float">
            <text:p>1</text:p>
          </table:table-cell>
          <table:table-cell table:style-name="ce10" table:formula="of:=COLUMN() - 1" office:value-type="float" office:value="2" calcext:value-type="float">
            <text:p>2</text:p>
          </table:table-cell>
          <table:table-cell table:style-name="ce10" table:formula="of:=COLUMN() - 1" office:value-type="float" office:value="3" calcext:value-type="float">
            <text:p>3</text:p>
          </table:table-cell>
          <table:table-cell table:style-name="ce10" table:formula="of:=COLUMN() - 1" office:value-type="float" office:value="4" calcext:value-type="float">
            <text:p>4</text:p>
          </table:table-cell>
          <table:table-cell table:style-name="ce10" table:formula="of:=COLUMN() - 1" office:value-type="float" office:value="5" calcext:value-type="float">
            <text:p>5</text:p>
          </table:table-cell>
          <table:table-cell table:style-name="ce10" table:formula="of:=COLUMN() - 1" office:value-type="float" office:value="6" calcext:value-type="float">
            <text:p>6</text:p>
          </table:table-cell>
          <table:table-cell table:style-name="ce10" table:formula="of:=COLUMN() - 1" office:value-type="float" office:value="7" calcext:value-type="float">
            <text:p>7</text:p>
          </table:table-cell>
          <table:table-cell table:style-name="ce10" table:formula="of:=COLUMN() - 1" office:value-type="float" office:value="8" calcext:value-type="float">
            <text:p>8</text:p>
          </table:table-cell>
          <table:table-cell table:style-name="ce10" table:formula="of:=COLUMN() - 1" office:value-type="float" office:value="9" calcext:value-type="float">
            <text:p>9</text:p>
          </table:table-cell>
          <table:table-cell table:style-name="ce10" table:formula="of:=COLUMN() - 1" office:value-type="float" office:value="10" calcext:value-type="float">
            <text:p>10</text:p>
          </table:table-cell>
          <table:table-cell table:style-name="ce10" table:formula="of:=COLUMN() - 1" office:value-type="float" office:value="11" calcext:value-type="float">
            <text:p>11</text:p>
          </table:table-cell>
          <table:table-cell table:style-name="ce10" table:formula="of:=COLUMN() - 1" office:value-type="float" office:value="12" calcext:value-type="float">
            <text:p>12</text:p>
          </table:table-cell>
          <table:table-cell table:style-name="ce10" table:formula="of:=COLUMN() - 1" office:value-type="float" office:value="13" calcext:value-type="float">
            <text:p>13</text:p>
          </table:table-cell>
          <table:table-cell table:style-name="ce10" table:formula="of:=COLUMN() - 1" office:value-type="float" office:value="14" calcext:value-type="float">
            <text:p>14</text:p>
          </table:table-cell>
          <table:table-cell table:style-name="ce10" table:formula="of:=COLUMN() - 1" office:value-type="float" office:value="15" calcext:value-type="float">
            <text:p>15</text:p>
          </table:table-cell>
          <table:table-cell table:style-name="ce10" table:formula="of:=COLUMN() - 1" office:value-type="float" office:value="16" calcext:value-type="float">
            <text:p>16</text:p>
          </table:table-cell>
          <table:table-cell table:style-name="ce10" table:formula="of:=COLUMN() - 1" office:value-type="float" office:value="17" calcext:value-type="float">
            <text:p>17</text:p>
          </table:table-cell>
          <table:table-cell table:style-name="ce10" table:formula="of:=COLUMN() - 1" office:value-type="float" office:value="18" calcext:value-type="float">
            <text:p>18</text:p>
          </table:table-cell>
          <table:table-cell table:style-name="ce10" table:formula="of:=COLUMN() - 1" office:value-type="float" office:value="19" calcext:value-type="float">
            <text:p>19</text:p>
          </table:table-cell>
          <table:table-cell table:style-name="ce10" table:formula="of:=COLUMN() - 1" office:value-type="float" office:value="20" calcext:value-type="float">
            <text:p>20</text:p>
          </table:table-cell>
          <table:table-cell table:style-name="ce10" table:formula="of:=COLUMN() - 1" office:value-type="float" office:value="21" calcext:value-type="float">
            <text:p>21</text:p>
          </table:table-cell>
          <table:table-cell table:style-name="ce10" table:formula="of:=COLUMN() - 1" office:value-type="float" office:value="22" calcext:value-type="float">
            <text:p>22</text:p>
          </table:table-cell>
          <table:table-cell table:style-name="ce10" table:formula="of:=COLUMN() - 1" office:value-type="float" office:value="23" calcext:value-type="float">
            <text:p>23</text:p>
          </table:table-cell>
          <table:table-cell table:style-name="ce10" table:formula="of:=COLUMN() - 1" office:value-type="float" office:value="24" calcext:value-type="float">
            <text:p>24</text:p>
          </table:table-cell>
          <table:table-cell table:style-name="ce10" table:formula="of:=COLUMN() - 1" office:value-type="float" office:value="25" calcext:value-type="float">
            <text:p>25</text:p>
          </table:table-cell>
          <table:table-cell table:style-name="ce10" table:formula="of:=COLUMN() - 1" office:value-type="float" office:value="26" calcext:value-type="float">
            <text:p>26</text:p>
          </table:table-cell>
          <table:table-cell table:style-name="ce10" table:formula="of:=COLUMN() - 1" office:value-type="float" office:value="27" calcext:value-type="float">
            <text:p>27</text:p>
          </table:table-cell>
          <table:table-cell table:style-name="ce10" table:formula="of:=COLUMN() - 1" office:value-type="float" office:value="28" calcext:value-type="float">
            <text:p>28</text:p>
          </table:table-cell>
          <table:table-cell table:style-name="ce10" table:formula="of:=COLUMN() - 1" office:value-type="float" office:value="29" calcext:value-type="float">
            <text:p>29</text:p>
          </table:table-cell>
          <table:table-cell table:style-name="ce10" table:formula="of:=COLUMN() - 1" office:value-type="float" office:value="30" calcext:value-type="float">
            <text:p>30</text:p>
          </table:table-cell>
          <table:table-cell table:style-name="ce10" table:formula="of:=COLUMN() - 1" office:value-type="float" office:value="31" calcext:value-type="float">
            <text:p>31</text:p>
          </table:table-cell>
          <table:table-cell table:style-name="ce10" table:formula="of:=COLUMN() - 1" office:value-type="float" office:value="32" calcext:value-type="float">
            <text:p>32</text:p>
          </table:table-cell>
          <table:table-cell table:style-name="ce10" table:formula="of:=COLUMN() - 1" office:value-type="float" office:value="33" calcext:value-type="float">
            <text:p>33</text:p>
          </table:table-cell>
          <table:table-cell table:style-name="ce10" table:formula="of:=COLUMN() - 1" office:value-type="float" office:value="34" calcext:value-type="float">
            <text:p>34</text:p>
          </table:table-cell>
          <table:table-cell table:style-name="ce10" table:formula="of:=COLUMN() - 1" office:value-type="float" office:value="35" calcext:value-type="float">
            <text:p>35</text:p>
          </table:table-cell>
          <table:table-cell table:style-name="ce10" table:formula="of:=COLUMN() - 1" office:value-type="float" office:value="36" calcext:value-type="float">
            <text:p>36</text:p>
          </table:table-cell>
          <table:table-cell table:style-name="ce10" table:formula="of:=COLUMN() - 1" office:value-type="float" office:value="37" calcext:value-type="float">
            <text:p>37</text:p>
          </table:table-cell>
          <table:table-cell table:style-name="ce10" table:formula="of:=COLUMN() - 1" office:value-type="float" office:value="38" calcext:value-type="float">
            <text:p>38</text:p>
          </table:table-cell>
          <table:table-cell table:style-name="ce10" table:formula="of:=COLUMN() - 1" office:value-type="float" office:value="39" calcext:value-type="float">
            <text:p>39</text:p>
          </table:table-cell>
          <table:table-cell table:style-name="ce10" table:formula="of:=COLUMN() - 1" office:value-type="float" office:value="40" calcext:value-type="float">
            <text:p>40</text:p>
          </table:table-cell>
          <table:table-cell table:style-name="ce10" table:formula="of:=COLUMN() - 1" office:value-type="float" office:value="41" calcext:value-type="float">
            <text:p>41</text:p>
          </table:table-cell>
          <table:table-cell table:style-name="ce10" table:formula="of:=COLUMN() - 1" office:value-type="float" office:value="42" calcext:value-type="float">
            <text:p>42</text:p>
          </table:table-cell>
          <table:table-cell table:style-name="ce10" table:formula="of:=COLUMN() - 1" office:value-type="float" office:value="43" calcext:value-type="float">
            <text:p>43</text:p>
          </table:table-cell>
          <table:table-cell table:style-name="ce10" table:formula="of:=COLUMN() - 1" office:value-type="float" office:value="44" calcext:value-type="float">
            <text:p>44</text:p>
          </table:table-cell>
          <table:table-cell table:style-name="ce10" table:formula="of:=COLUMN() - 1" office:value-type="float" office:value="45" calcext:value-type="float">
            <text:p>45</text:p>
          </table:table-cell>
          <table:table-cell table:style-name="ce10" table:formula="of:=COLUMN() - 1" office:value-type="float" office:value="46" calcext:value-type="float">
            <text:p>46</text:p>
          </table:table-cell>
          <table:table-cell table:style-name="ce10" table:formula="of:=COLUMN() - 1" office:value-type="float" office:value="47" calcext:value-type="float">
            <text:p>47</text:p>
          </table:table-cell>
          <table:table-cell table:style-name="ce10" table:formula="of:=COLUMN() - 1" office:value-type="float" office:value="48" calcext:value-type="float">
            <text:p>48</text:p>
          </table:table-cell>
          <table:table-cell table:style-name="ce10" table:formula="of:=COLUMN() - 1" office:value-type="float" office:value="49" calcext:value-type="float">
            <text:p>49</text:p>
          </table:table-cell>
          <table:table-cell table:style-name="ce10" table:formula="of:=COLUMN() - 1" office:value-type="float" office:value="50" calcext:value-type="float">
            <text:p>50</text:p>
          </table:table-cell>
          <table:table-cell table:style-name="ce10" table:formula="of:=COLUMN() - 1" office:value-type="float" office:value="51" calcext:value-type="float">
            <text:p>51</text:p>
          </table:table-cell>
          <table:table-cell table:style-name="ce10" table:formula="of:=COLUMN() - 1" office:value-type="float" office:value="52" calcext:value-type="float">
            <text:p>52</text:p>
          </table:table-cell>
          <table:table-cell table:style-name="ce10" table:formula="of:=COLUMN() - 1" office:value-type="float" office:value="53" calcext:value-type="float">
            <text:p>53</text:p>
          </table:table-cell>
          <table:table-cell table:style-name="ce10" table:formula="of:=COLUMN() - 1" office:value-type="float" office:value="54" calcext:value-type="float">
            <text:p>54</text:p>
          </table:table-cell>
          <table:table-cell table:style-name="ce10" table:formula="of:=COLUMN() - 1" office:value-type="float" office:value="55" calcext:value-type="float">
            <text:p>55</text:p>
          </table:table-cell>
          <table:table-cell table:style-name="ce10" table:formula="of:=COLUMN() - 1" office:value-type="float" office:value="56" calcext:value-type="float">
            <text:p>56</text:p>
          </table:table-cell>
          <table:table-cell table:style-name="ce10" table:formula="of:=COLUMN() - 1" office:value-type="float" office:value="57" calcext:value-type="float">
            <text:p>57</text:p>
          </table:table-cell>
          <table:table-cell table:style-name="ce10" table:formula="of:=COLUMN() - 1" office:value-type="float" office:value="58" calcext:value-type="float">
            <text:p>58</text:p>
          </table:table-cell>
          <table:table-cell table:style-name="ce10" table:formula="of:=COLUMN() - 1" office:value-type="float" office:value="59" calcext:value-type="float">
            <text:p>59</text:p>
          </table:table-cell>
          <table:table-cell table:style-name="ce10" table:formula="of:=COLUMN() - 1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2" office:value-type="float" office:value="2" calcext:value-type="float" table:number-columns-spanned="12" table:number-rows-spanned="1">
            <text:p>2</text:p>
          </table:table-cell>
          <table:covered-table-cell table:number-columns-repeated="11"/>
          <table:table-cell table:style-name="ce3" office:value-type="float" office:value="3" calcext:value-type="float" table:number-columns-spanned="12" table:number-rows-spanned="1">
            <text:p>3</text:p>
          </table:table-cell>
          <table:covered-table-cell table:number-columns-repeated="11"/>
          <table:table-cell table:style-name="ce4" office:value-type="float" office:value="4" calcext:value-type="float" table:number-columns-spanned="12" table:number-rows-spanned="1">
            <text:p>4</text:p>
          </table:table-cell>
          <table:covered-table-cell table:number-columns-repeated="11"/>
          <table:table-cell table:style-name="ce5" office:value-type="float" office:value="5" calcext:value-type="float" table:number-columns-spanned="12" table:number-rows-spanned="1">
            <text:p>5</text:p>
          </table:table-cell>
          <table:covered-table-cell table:number-columns-repeated="11"/>
          <table:table-cell table:style-name="ce6" office:value-type="float" office:value="6" calcext:value-type="float" table:number-columns-spanned="12" table:number-rows-spanned="1">
            <text:p>6</text:p>
          </table:table-cell>
          <table:covered-table-cell table:number-columns-repeated="11"/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CR0</text:p>
          </table:table-cell>
          <table:table-cell table:style-name="ce12"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table:number-columns-repeated="23" office:value-type="float" office:value="64" calcext:value-type="float">
            <text:p>6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65.404" calcext:value-type="float">
            <text:p>65.404</text:p>
          </table:table-cell>
          <table:table-cell office:value-type="float" office:value="69.2957" calcext:value-type="float">
            <text:p>69.2957</text:p>
          </table:table-cell>
          <table:table-cell office:value-type="float" office:value="73.4162" calcext:value-type="float">
            <text:p>73.4162</text:p>
          </table:table-cell>
          <table:table-cell office:value-type="float" office:value="77.7817" calcext:value-type="float">
            <text:p>77.7817</text:p>
          </table:table-cell>
          <table:table-cell office:value-type="float" office:value="82.4069" calcext:value-type="float">
            <text:p>82.4069</text:p>
          </table:table-cell>
          <table:table-cell office:value-type="float" office:value="87.3071" calcext:value-type="float">
            <text:p>87.3071</text:p>
          </table:table-cell>
          <table:table-cell office:value-type="float" office:value="92.4986" calcext:value-type="float">
            <text:p>92.4986</text:p>
          </table:table-cell>
          <table:table-cell office:value-type="float" office:value="97.9989" calcext:value-type="float">
            <text:p>97.9989</text:p>
          </table:table-cell>
          <table:table-cell office:value-type="float" office:value="103.826" calcext:value-type="float">
            <text:p>103.826</text:p>
          </table:table-cell>
          <table:table-cell office:value-type="float" office:value="110" calcext:value-type="float">
            <text:p>110</text:p>
          </table:table-cell>
          <table:table-cell office:value-type="float" office:value="116.541" calcext:value-type="float">
            <text:p>116.541</text:p>
          </table:table-cell>
          <table:table-cell office:value-type="float" office:value="123.471" calcext:value-type="float">
            <text:p>123.471</text:p>
          </table:table-cell>
          <table:table-cell table:formula="of:=[.B$6]*2" office:value-type="float" office:value="130.808" calcext:value-type="float">
            <text:p>130.808</text:p>
          </table:table-cell>
          <table:table-cell table:formula="of:=[.C$6]*2" office:value-type="float" office:value="138.5914" calcext:value-type="float">
            <text:p>138.5914</text:p>
          </table:table-cell>
          <table:table-cell table:formula="of:=[.D$6]*2" office:value-type="float" office:value="146.8324" calcext:value-type="float">
            <text:p>146.8324</text:p>
          </table:table-cell>
          <table:table-cell table:formula="of:=[.E$6]*2" office:value-type="float" office:value="155.5634" calcext:value-type="float">
            <text:p>155.5634</text:p>
          </table:table-cell>
          <table:table-cell table:formula="of:=[.F$6]*2" office:value-type="float" office:value="164.8138" calcext:value-type="float">
            <text:p>164.8138</text:p>
          </table:table-cell>
          <table:table-cell table:formula="of:=[.G$6]*2" office:value-type="float" office:value="174.6142" calcext:value-type="float">
            <text:p>174.6142</text:p>
          </table:table-cell>
          <table:table-cell table:formula="of:=[.H$6]*2" office:value-type="float" office:value="184.9972" calcext:value-type="float">
            <text:p>184.9972</text:p>
          </table:table-cell>
          <table:table-cell table:formula="of:=[.I$6]*2" office:value-type="float" office:value="195.9978" calcext:value-type="float">
            <text:p>195.9978</text:p>
          </table:table-cell>
          <table:table-cell table:formula="of:=[.J$6]*2" office:value-type="float" office:value="207.652" calcext:value-type="float">
            <text:p>207.652</text:p>
          </table:table-cell>
          <table:table-cell table:formula="of:=[.K$6]*2" office:value-type="float" office:value="220" calcext:value-type="float">
            <text:p>220</text:p>
          </table:table-cell>
          <table:table-cell table:formula="of:=[.L$6]*2" office:value-type="float" office:value="233.082" calcext:value-type="float">
            <text:p>233.082</text:p>
          </table:table-cell>
          <table:table-cell table:formula="of:=[.M$6]*2" office:value-type="float" office:value="246.942" calcext:value-type="float">
            <text:p>246.942</text:p>
          </table:table-cell>
          <table:table-cell table:formula="of:=[.N$6]*2" office:value-type="float" office:value="261.616" calcext:value-type="float">
            <text:p>261.616</text:p>
          </table:table-cell>
          <table:table-cell table:formula="of:=[.O$6]*2" office:value-type="float" office:value="277.1828" calcext:value-type="float">
            <text:p>277.1828</text:p>
          </table:table-cell>
          <table:table-cell table:formula="of:=[.P$6]*2" office:value-type="float" office:value="293.6648" calcext:value-type="float">
            <text:p>293.6648</text:p>
          </table:table-cell>
          <table:table-cell table:formula="of:=[.Q$6]*2" office:value-type="float" office:value="311.1268" calcext:value-type="float">
            <text:p>311.1268</text:p>
          </table:table-cell>
          <table:table-cell table:formula="of:=[.R$6]*2" office:value-type="float" office:value="329.6276" calcext:value-type="float">
            <text:p>329.6276</text:p>
          </table:table-cell>
          <table:table-cell table:formula="of:=[.S$6]*2" office:value-type="float" office:value="349.2284" calcext:value-type="float">
            <text:p>349.2284</text:p>
          </table:table-cell>
          <table:table-cell table:formula="of:=[.T$6]*2" office:value-type="float" office:value="369.9944" calcext:value-type="float">
            <text:p>369.9944</text:p>
          </table:table-cell>
          <table:table-cell table:formula="of:=[.U$6]*2" office:value-type="float" office:value="391.9956" calcext:value-type="float">
            <text:p>391.9956</text:p>
          </table:table-cell>
          <table:table-cell table:formula="of:=[.V$6]*2" office:value-type="float" office:value="415.304" calcext:value-type="float">
            <text:p>415.304</text:p>
          </table:table-cell>
          <table:table-cell table:formula="of:=[.W$6]*2" office:value-type="float" office:value="440" calcext:value-type="float">
            <text:p>440</text:p>
          </table:table-cell>
          <table:table-cell table:formula="of:=[.X$6]*2" office:value-type="float" office:value="466.164" calcext:value-type="float">
            <text:p>466.164</text:p>
          </table:table-cell>
          <table:table-cell table:formula="of:=[.Y$6]*2" office:value-type="float" office:value="493.884" calcext:value-type="float">
            <text:p>493.884</text:p>
          </table:table-cell>
          <table:table-cell table:formula="of:=[.Z$6]*2" office:value-type="float" office:value="523.232" calcext:value-type="float">
            <text:p>523.232</text:p>
          </table:table-cell>
          <table:table-cell table:formula="of:=[.AA$6]*2" office:value-type="float" office:value="554.3656" calcext:value-type="float">
            <text:p>554.3656</text:p>
          </table:table-cell>
          <table:table-cell table:formula="of:=[.AB$6]*2" office:value-type="float" office:value="587.3296" calcext:value-type="float">
            <text:p>587.3296</text:p>
          </table:table-cell>
          <table:table-cell table:formula="of:=[.AC$6]*2" office:value-type="float" office:value="622.2536" calcext:value-type="float">
            <text:p>622.2536</text:p>
          </table:table-cell>
          <table:table-cell table:formula="of:=[.AD$6]*2" office:value-type="float" office:value="659.2552" calcext:value-type="float">
            <text:p>659.2552</text:p>
          </table:table-cell>
          <table:table-cell table:formula="of:=[.AE$6]*2" office:value-type="float" office:value="698.4568" calcext:value-type="float">
            <text:p>698.4568</text:p>
          </table:table-cell>
          <table:table-cell table:formula="of:=[.AF$6]*2" office:value-type="float" office:value="739.9888" calcext:value-type="float">
            <text:p>739.9888</text:p>
          </table:table-cell>
          <table:table-cell table:formula="of:=[.AG$6]*2" office:value-type="float" office:value="783.9912" calcext:value-type="float">
            <text:p>783.9912</text:p>
          </table:table-cell>
          <table:table-cell table:formula="of:=[.AH$6]*2" office:value-type="float" office:value="830.608" calcext:value-type="float">
            <text:p>830.608</text:p>
          </table:table-cell>
          <table:table-cell table:formula="of:=[.AI$6]*2" office:value-type="float" office:value="880" calcext:value-type="float">
            <text:p>880</text:p>
          </table:table-cell>
          <table:table-cell table:formula="of:=[.AJ$6]*2" office:value-type="float" office:value="932.328" calcext:value-type="float">
            <text:p>932.328</text:p>
          </table:table-cell>
          <table:table-cell table:formula="of:=[.AK$6]*2" office:value-type="float" office:value="987.768" calcext:value-type="float">
            <text:p>987.768</text:p>
          </table:table-cell>
          <table:table-cell table:formula="of:=[.AL$6]*2" office:value-type="float" office:value="1046.464" calcext:value-type="float">
            <text:p>1046.464</text:p>
          </table:table-cell>
          <table:table-cell table:formula="of:=[.AM$6]*2" office:value-type="float" office:value="1108.7312" calcext:value-type="float">
            <text:p>1108.7312</text:p>
          </table:table-cell>
          <table:table-cell table:formula="of:=[.AN$6]*2" office:value-type="float" office:value="1174.6592" calcext:value-type="float">
            <text:p>1174.6592</text:p>
          </table:table-cell>
          <table:table-cell table:formula="of:=[.AO$6]*2" office:value-type="float" office:value="1244.5072" calcext:value-type="float">
            <text:p>1244.5072</text:p>
          </table:table-cell>
          <table:table-cell table:formula="of:=[.AP$6]*2" office:value-type="float" office:value="1318.5104" calcext:value-type="float">
            <text:p>1318.5104</text:p>
          </table:table-cell>
          <table:table-cell table:formula="of:=[.AQ$6]*2" office:value-type="float" office:value="1396.9136" calcext:value-type="float">
            <text:p>1396.9136</text:p>
          </table:table-cell>
          <table:table-cell table:formula="of:=[.AR$6]*2" office:value-type="float" office:value="1479.9776" calcext:value-type="float">
            <text:p>1479.9776</text:p>
          </table:table-cell>
          <table:table-cell table:formula="of:=[.AS$6]*2" office:value-type="float" office:value="1567.9824" calcext:value-type="float">
            <text:p>1567.9824</text:p>
          </table:table-cell>
          <table:table-cell table:formula="of:=[.AT$6]*2" office:value-type="float" office:value="1661.216" calcext:value-type="float">
            <text:p>1661.216</text:p>
          </table:table-cell>
          <table:table-cell table:formula="of:=[.AU$6]*2" office:value-type="float" office:value="1760" calcext:value-type="float">
            <text:p>1760</text:p>
          </table:table-cell>
          <table:table-cell table:formula="of:=[.AV$6]*2" office:value-type="float" office:value="1864.656" calcext:value-type="float">
            <text:p>1864.656</text:p>
          </table:table-cell>
          <table:table-cell table:formula="of:=[.AW$6]*2" office:value-type="float" office:value="1975.536" calcext:value-type="float">
            <text:p>1975.536</text:p>
          </table:table-cell>
        </table:table-row>
        <table:table-row table:style-name="ro1">
          <table:table-cell office:value-type="string" calcext:value-type="string">
            <text:p>Real Freq</text:p>
          </table:table-cell>
          <table:table-cell table:formula="of:=1/(([.B$4]+1)*[.B$5]*[.$A$3])" office:value-type="float" office:value="65.6512605042017" calcext:value-type="float">
            <text:p>65.6512605042017</text:p>
          </table:table-cell>
          <table:table-cell table:formula="of:=1/(([.C$4]+1)*[.C$5]*[.$A$3])" office:value-type="float" office:value="69.1371681415929" calcext:value-type="float">
            <text:p>69.1371681415929</text:p>
          </table:table-cell>
          <table:table-cell table:formula="of:=1/(([.D$4]+1)*[.D$5]*[.$A$3])" office:value-type="float" office:value="73.7028301886793" calcext:value-type="float">
            <text:p>73.7028301886793</text:p>
          </table:table-cell>
          <table:table-cell table:formula="of:=1/(([.E$4]+1)*[.E$5]*[.$A$3])" office:value-type="float" office:value="77.3514851485149" calcext:value-type="float">
            <text:p>77.3514851485149</text:p>
          </table:table-cell>
          <table:table-cell table:formula="of:=1/(([.F$4]+1)*[.F$5]*[.$A$3])" office:value-type="float" office:value="82.2368421052632" calcext:value-type="float">
            <text:p>82.2368421052632</text:p>
          </table:table-cell>
          <table:table-cell table:formula="of:=1/(([.G$4]+1)*[.G$5]*[.$A$3])" office:value-type="float" office:value="86.8055555555556" calcext:value-type="float">
            <text:p>86.8055555555556</text:p>
          </table:table-cell>
          <table:table-cell table:formula="of:=1/(([.H$4]+1)*[.H$5]*[.$A$3])" office:value-type="float" office:value="91.9117647058824" calcext:value-type="float">
            <text:p>91.9117647058824</text:p>
          </table:table-cell>
          <table:table-cell table:formula="of:=1/(([.I$4]+1)*[.I$5]*[.$A$3])" office:value-type="float" office:value="97.65625" calcext:value-type="float">
            <text:p>97.65625</text:p>
          </table:table-cell>
          <table:table-cell table:formula="of:=1/(([.J$4]+1)*[.J$5]*[.$A$3])" office:value-type="float" office:value="104.166666666667" calcext:value-type="float">
            <text:p>104.166666666667</text:p>
          </table:table-cell>
          <table:table-cell table:formula="of:=1/(([.K$4]+1)*[.K$5]*[.$A$3])" office:value-type="float" office:value="110.035211267606" calcext:value-type="float">
            <text:p>110.035211267606</text:p>
          </table:table-cell>
          <table:table-cell table:formula="of:=1/(([.L$4]+1)*[.L$5]*[.$A$3])" office:value-type="float" office:value="116.60447761194" calcext:value-type="float">
            <text:p>116.60447761194</text:p>
          </table:table-cell>
          <table:table-cell table:formula="of:=1/(([.M$4]+1)*[.M$5]*[.$A$3])" office:value-type="float" office:value="122.0703125" calcext:value-type="float">
            <text:p>122.0703125</text:p>
          </table:table-cell>
          <table:table-cell table:formula="of:=1/(([.N$4]+1)*[.N$5]*[.$A$3])" office:value-type="float" office:value="130.208333333333" calcext:value-type="float">
            <text:p>130.208333333333</text:p>
          </table:table-cell>
          <table:table-cell table:formula="of:=1/(([.O$4]+1)*[.O$5]*[.$A$3])" office:value-type="float" office:value="139.508928571429" calcext:value-type="float">
            <text:p>139.508928571429</text:p>
          </table:table-cell>
          <table:table-cell table:formula="of:=1/(([.P$4]+1)*[.P$5]*[.$A$3])" office:value-type="float" office:value="147.405660377359" calcext:value-type="float">
            <text:p>147.405660377359</text:p>
          </table:table-cell>
          <table:table-cell table:formula="of:=1/(([.Q$4]+1)*[.Q$5]*[.$A$3])" office:value-type="float" office:value="153.186274509804" calcext:value-type="float">
            <text:p>153.186274509804</text:p>
          </table:table-cell>
          <table:table-cell table:formula="of:=1/(([.R$4]+1)*[.R$5]*[.$A$3])" office:value-type="float" office:value="166.223404255319" calcext:value-type="float">
            <text:p>166.223404255319</text:p>
          </table:table-cell>
          <table:table-cell table:formula="of:=1/(([.S$4]+1)*[.S$5]*[.$A$3])" office:value-type="float" office:value="173.611111111111" calcext:value-type="float">
            <text:p>173.611111111111</text:p>
          </table:table-cell>
          <table:table-cell table:formula="of:=1/(([.T$4]+1)*[.T$5]*[.$A$3])" office:value-type="float" office:value="186.011904761905" calcext:value-type="float">
            <text:p>186.011904761905</text:p>
          </table:table-cell>
          <table:table-cell table:formula="of:=1/(([.U$4]+1)*[.U$5]*[.$A$3])" office:value-type="float" office:value="195.3125" calcext:value-type="float">
            <text:p>195.3125</text:p>
          </table:table-cell>
          <table:table-cell table:formula="of:=1/(([.V$4]+1)*[.V$5]*[.$A$3])" office:value-type="float" office:value="205.592105263158" calcext:value-type="float">
            <text:p>205.592105263158</text:p>
          </table:table-cell>
          <table:table-cell table:formula="of:=1/(([.W$4]+1)*[.W$5]*[.$A$3])" office:value-type="float" office:value="217.013888888889" calcext:value-type="float">
            <text:p>217.013888888889</text:p>
          </table:table-cell>
          <table:table-cell table:formula="of:=1/(([.X$4]+1)*[.X$5]*[.$A$3])" office:value-type="float" office:value="236.742424242424" calcext:value-type="float">
            <text:p>236.742424242424</text:p>
          </table:table-cell>
          <table:table-cell table:formula="of:=1/(([.Y$4]+1)*[.Y$5]*[.$A$3])" office:value-type="float" office:value="247.03557312253" calcext:value-type="float">
            <text:p>247.03557312253</text:p>
          </table:table-cell>
          <table:table-cell table:formula="of:=1/(([.Z$4]+1)*[.Z$5]*[.$A$3])" office:value-type="float" office:value="261.506276150628" calcext:value-type="float">
            <text:p>261.506276150628</text:p>
          </table:table-cell>
          <table:table-cell table:formula="of:=1/(([.AA$4]+1)*[.AA$5]*[.$A$3])" office:value-type="float" office:value="277.777777777778" calcext:value-type="float">
            <text:p>277.777777777778</text:p>
          </table:table-cell>
          <table:table-cell table:formula="of:=1/(([.AB$4]+1)*[.AB$5]*[.$A$3])" office:value-type="float" office:value="293.427230046948" calcext:value-type="float">
            <text:p>293.427230046948</text:p>
          </table:table-cell>
          <table:table-cell table:formula="of:=1/(([.AC$4]+1)*[.AC$5]*[.$A$3])" office:value-type="float" office:value="310.945273631841" calcext:value-type="float">
            <text:p>310.945273631841</text:p>
          </table:table-cell>
          <table:table-cell table:formula="of:=1/(([.AD$4]+1)*[.AD$5]*[.$A$3])" office:value-type="float" office:value="328.947368421053" calcext:value-type="float">
            <text:p>328.947368421053</text:p>
          </table:table-cell>
          <table:table-cell table:formula="of:=1/(([.AE$4]+1)*[.AE$5]*[.$A$3])" office:value-type="float" office:value="349.162011173184" calcext:value-type="float">
            <text:p>349.162011173184</text:p>
          </table:table-cell>
          <table:table-cell table:formula="of:=1/(([.AF$4]+1)*[.AF$5]*[.$A$3])" office:value-type="float" office:value="369.822485207101" calcext:value-type="float">
            <text:p>369.822485207101</text:p>
          </table:table-cell>
          <table:table-cell table:formula="of:=1/(([.AG$4]+1)*[.AG$5]*[.$A$3])" office:value-type="float" office:value="393.081761006289" calcext:value-type="float">
            <text:p>393.081761006289</text:p>
          </table:table-cell>
          <table:table-cell table:formula="of:=1/(([.AH$4]+1)*[.AH$5]*[.$A$3])" office:value-type="float" office:value="416.666666666667" calcext:value-type="float">
            <text:p>416.666666666667</text:p>
          </table:table-cell>
          <table:table-cell table:formula="of:=1/(([.AI$4]+1)*[.AI$5]*[.$A$3])" office:value-type="float" office:value="440.140845070423" calcext:value-type="float">
            <text:p>440.140845070423</text:p>
          </table:table-cell>
          <table:table-cell table:formula="of:=1/(([.AJ$4]+1)*[.AJ$5]*[.$A$3])" office:value-type="float" office:value="466.417910447761" calcext:value-type="float">
            <text:p>466.417910447761</text:p>
          </table:table-cell>
          <table:table-cell table:formula="of:=1/(([.AK$4]+1)*[.AK$5]*[.$A$3])" office:value-type="float" office:value="492.125984251969" calcext:value-type="float">
            <text:p>492.125984251969</text:p>
          </table:table-cell>
          <table:table-cell table:formula="of:=1/(([.AL$4]+1)*[.AL$5]*[.$A$3])" office:value-type="float" office:value="525.210084033614" calcext:value-type="float">
            <text:p>525.210084033614</text:p>
          </table:table-cell>
          <table:table-cell table:formula="of:=1/(([.AM$4]+1)*[.AM$5]*[.$A$3])" office:value-type="float" office:value="553.097345132743" calcext:value-type="float">
            <text:p>553.097345132743</text:p>
          </table:table-cell>
          <table:table-cell table:formula="of:=1/(([.AN$4]+1)*[.AN$5]*[.$A$3])" office:value-type="float" office:value="589.622641509434" calcext:value-type="float">
            <text:p>589.622641509434</text:p>
          </table:table-cell>
          <table:table-cell table:formula="of:=1/(([.AO$4]+1)*[.AO$5]*[.$A$3])" office:value-type="float" office:value="625" calcext:value-type="float">
            <text:p>625</text:p>
          </table:table-cell>
          <table:table-cell table:formula="of:=1/(([.AP$4]+1)*[.AP$5]*[.$A$3])" office:value-type="float" office:value="657.894736842105" calcext:value-type="float">
            <text:p>657.894736842105</text:p>
          </table:table-cell>
          <table:table-cell table:formula="of:=1/(([.AQ$4]+1)*[.AQ$5]*[.$A$3])" office:value-type="float" office:value="694.444444444444" calcext:value-type="float">
            <text:p>694.444444444444</text:p>
          </table:table-cell>
          <table:table-cell table:formula="of:=1/(([.AR$4]+1)*[.AR$5]*[.$A$3])" office:value-type="float" office:value="735.294117647059" calcext:value-type="float">
            <text:p>735.294117647059</text:p>
          </table:table-cell>
          <table:table-cell table:formula="of:=1/(([.AS$4]+1)*[.AS$5]*[.$A$3])" office:value-type="float" office:value="781.25" calcext:value-type="float">
            <text:p>781.25</text:p>
          </table:table-cell>
          <table:table-cell table:formula="of:=1/(([.AT$4]+1)*[.AT$5]*[.$A$3])" office:value-type="float" office:value="833.333333333333" calcext:value-type="float">
            <text:p>833.333333333333</text:p>
          </table:table-cell>
          <table:table-cell table:formula="of:=1/(([.AU$4]+1)*[.AU$5]*[.$A$3])" office:value-type="float" office:value="880.281690140845" calcext:value-type="float">
            <text:p>880.281690140845</text:p>
          </table:table-cell>
          <table:table-cell table:formula="of:=1/(([.AV$4]+1)*[.AV$5]*[.$A$3])" office:value-type="float" office:value="932.835820895522" calcext:value-type="float">
            <text:p>932.835820895522</text:p>
          </table:table-cell>
          <table:table-cell table:formula="of:=1/(([.AW$4]+1)*[.AW$5]*[.$A$3])" office:value-type="float" office:value="992.063492063492" calcext:value-type="float">
            <text:p>992.063492063492</text:p>
          </table:table-cell>
          <table:table-cell table:formula="of:=1/(([.AX$4]+1)*[.AX$5]*[.$A$3])" office:value-type="float" office:value="1041.66666666667" calcext:value-type="float">
            <text:p>1041.66666666667</text:p>
          </table:table-cell>
          <table:table-cell table:formula="of:=1/(([.AY$4]+1)*[.AY$5]*[.$A$3])" office:value-type="float" office:value="1116.07142857143" calcext:value-type="float">
            <text:p>1116.07142857143</text:p>
          </table:table-cell>
          <table:table-cell table:formula="of:=1/(([.AZ$4]+1)*[.AZ$5]*[.$A$3])" office:value-type="float" office:value="1179.24528301887" calcext:value-type="float">
            <text:p>1179.24528301887</text:p>
          </table:table-cell>
          <table:table-cell table:formula="of:=1/(([.BA$4]+1)*[.BA$5]*[.$A$3])" office:value-type="float" office:value="1250" calcext:value-type="float">
            <text:p>1250</text:p>
          </table:table-cell>
          <table:table-cell table:formula="of:=1/(([.BB$4]+1)*[.BB$5]*[.$A$3])" office:value-type="float" office:value="1329.78723404255" calcext:value-type="float">
            <text:p>1329.78723404255</text:p>
          </table:table-cell>
          <table:table-cell table:formula="of:=1/(([.BC$4]+1)*[.BC$5]*[.$A$3])" office:value-type="float" office:value="1388.88888888889" calcext:value-type="float">
            <text:p>1388.88888888889</text:p>
          </table:table-cell>
          <table:table-cell table:formula="of:=1/(([.BD$4]+1)*[.BD$5]*[.$A$3])" office:value-type="float" office:value="1488.09523809524" calcext:value-type="float">
            <text:p>1488.09523809524</text:p>
          </table:table-cell>
          <table:table-cell table:formula="of:=1/(([.BE$4]+1)*[.BE$5]*[.$A$3])" office:value-type="float" office:value="1562.5" calcext:value-type="float">
            <text:p>1562.5</text:p>
          </table:table-cell>
          <table:table-cell table:formula="of:=1/(([.BF$4]+1)*[.BF$5]*[.$A$3])" office:value-type="float" office:value="1644.73684210526" calcext:value-type="float">
            <text:p>1644.73684210526</text:p>
          </table:table-cell>
          <table:table-cell table:formula="of:=1/(([.BG$4]+1)*[.BG$5]*[.$A$3])" office:value-type="float" office:value="1736.11111111111" calcext:value-type="float">
            <text:p>1736.11111111111</text:p>
          </table:table-cell>
          <table:table-cell table:formula="of:=1/(([.BH$4]+1)*[.BH$5]*[.$A$3])" office:value-type="float" office:value="1893.93939393939" calcext:value-type="float">
            <text:p>1893.93939393939</text:p>
          </table:table-cell>
          <table:table-cell table:formula="of:=1/(([.BI$4]+1)*[.BI$5]*[.$A$3])" office:value-type="float" office:value="1953.125" calcext:value-type="float">
            <text:p>1953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3:38:34.620000000</meta:creation-date>
    <dc:date>2023-05-28T18:00:57.469000000</dc:date>
    <meta:editing-duration>PT8H17M58S</meta:editing-duration>
    <meta:editing-cycles>9</meta:editing-cycles>
    <meta:generator>LibreOffice/7.3.6.2$Windows_X86_64 LibreOffice_project/c28ca90fd6e1a19e189fc16c05f8f8924961e12e</meta:generator>
    <meta:document-statistic meta:table-count="2" meta:cell-count="3197" meta:object-count="0"/>
  </office:meta>
</office:document-meta>
</file>